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nik symulacji" table:style-name="ta1">
        <table:shapes>
          <draw:frame draw:z-index="0" draw:style-name="gr1" draw:text-style-name="P1" svg:width="15.998cm" svg:height="9.005cm" svg:x="11.655cm" svg:y="2.364cm">
            <draw:object draw:notify-on-update-of-ranges="'wynik symulacji'.A2:'wynik symulacji'.A1002 'wynik symulacji'.B2:'wynik symulacji'.B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8cm" svg:height="9.004cm" svg:x="11.71cm" svg:y="12.033cm">
            <draw:object draw:notify-on-update-of-ranges="'wynik symulacji'.A2:'wynik symulacji'.A1002 'wynik symulacji'.C2:'wynik symulacji'.C10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imulation Time</text:p>
          </table:table-cell>
          <table:table-cell office:value-type="string" calcext:value-type="string">
            <text:p>Yaw Rate</text:p>
          </table:table-cell>
          <table:table-cell office:value-type="string" calcext:value-type="string">
            <text:p>Yaw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0000000789474" calcext:value-type="float">
            <text:p>0,00000000789474</text:p>
          </table:table-cell>
          <table:table-cell office:value-type="float" office:value="0.0000000000789474" calcext:value-type="float">
            <text:p>7,89474E-11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0.0000000236842" calcext:value-type="float">
            <text:p>0,0000000236842</text:p>
          </table:table-cell>
          <table:table-cell office:value-type="float" office:value="0.000000000315789" calcext:value-type="float">
            <text:p>3,15789E-10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0.0000000473684" calcext:value-type="float">
            <text:p>0,0000000473684</text:p>
          </table:table-cell>
          <table:table-cell office:value-type="float" office:value="0.000000000789474" calcext:value-type="float">
            <text:p>7,89474E-10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0.0000000789474" calcext:value-type="float">
            <text:p>0,0000000789474</text:p>
          </table:table-cell>
          <table:table-cell office:value-type="float" office:value="0.00000000157895" calcext:value-type="float">
            <text:p>0,00000000157895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000000118421" calcext:value-type="float">
            <text:p>0,000000118421</text:p>
          </table:table-cell>
          <table:table-cell office:value-type="float" office:value="0.00000000276316" calcext:value-type="float">
            <text:p>0,00000000276316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0.000000165789" calcext:value-type="float">
            <text:p>0,000000165789</text:p>
          </table:table-cell>
          <table:table-cell office:value-type="float" office:value="0.00000000442105" calcext:value-type="float">
            <text:p>0,00000000442105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000000221053" calcext:value-type="float">
            <text:p>0,000000221053</text:p>
          </table:table-cell>
          <table:table-cell office:value-type="float" office:value="0.00000000663158" calcext:value-type="float">
            <text:p>0,00000000663158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0.000000284211" calcext:value-type="float">
            <text:p>0,000000284211</text:p>
          </table:table-cell>
          <table:table-cell office:value-type="float" office:value="0.00000000947368" calcext:value-type="float">
            <text:p>0,00000000947368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0.000000355263" calcext:value-type="float">
            <text:p>0,000000355263</text:p>
          </table:table-cell>
          <table:table-cell office:value-type="float" office:value="0.0000000130263" calcext:value-type="float">
            <text:p>0,000000013026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00000434211" calcext:value-type="float">
            <text:p>0,000000434211</text:p>
          </table:table-cell>
          <table:table-cell office:value-type="float" office:value="0.0000000173684" calcext:value-type="float">
            <text:p>0,0000000173684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0.000000521053" calcext:value-type="float">
            <text:p>0,000000521053</text:p>
          </table:table-cell>
          <table:table-cell office:value-type="float" office:value="0.0000000225789" calcext:value-type="float">
            <text:p>0,0000000225789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0.000000615789" calcext:value-type="float">
            <text:p>0,000000615789</text:p>
          </table:table-cell>
          <table:table-cell office:value-type="float" office:value="0.0000000287368" calcext:value-type="float">
            <text:p>0,0000000287368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000000718421" calcext:value-type="float">
            <text:p>0,000000718421</text:p>
          </table:table-cell>
          <table:table-cell office:value-type="float" office:value="0.0000000359211" calcext:value-type="float">
            <text:p>0,0000000359211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0.000000828947" calcext:value-type="float">
            <text:p>0,000000828947</text:p>
          </table:table-cell>
          <table:table-cell office:value-type="float" office:value="0.0000000442105" calcext:value-type="float">
            <text:p>0,0000000442105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00000947368" calcext:value-type="float">
            <text:p>0,000000947368</text:p>
          </table:table-cell>
          <table:table-cell office:value-type="float" office:value="0.0000000536842" calcext:value-type="float">
            <text:p>0,0000000536842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.00000107368" calcext:value-type="float">
            <text:p>0,00000107368</text:p>
          </table:table-cell>
          <table:table-cell office:value-type="float" office:value="0.0000000644211" calcext:value-type="float">
            <text:p>0,0000000644211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0.00000120789" calcext:value-type="float">
            <text:p>0,00000120789</text:p>
          </table:table-cell>
          <table:table-cell office:value-type="float" office:value="0.0000000765" calcext:value-type="float">
            <text:p>0,0000000765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0.00000135" calcext:value-type="float">
            <text:p>0,00000135</text:p>
          </table:table-cell>
          <table:table-cell office:value-type="float" office:value="0.00000009" calcext:value-type="float">
            <text:p>0,00000009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0.0000015" calcext:value-type="float">
            <text:p>0,0000015</text:p>
          </table:table-cell>
          <table:table-cell office:value-type="float" office:value="0.000000105" calcext:value-type="float">
            <text:p>0,00000010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0000165789" calcext:value-type="float">
            <text:p>0,00000165789</text:p>
          </table:table-cell>
          <table:table-cell office:value-type="float" office:value="0.000000121579" calcext:value-type="float">
            <text:p>0,000000121579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.00000182368" calcext:value-type="float">
            <text:p>0,00000182368</text:p>
          </table:table-cell>
          <table:table-cell office:value-type="float" office:value="0.000000139816" calcext:value-type="float">
            <text:p>0,000000139816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00000199737" calcext:value-type="float">
            <text:p>0,00000199737</text:p>
          </table:table-cell>
          <table:table-cell office:value-type="float" office:value="0.000000159789" calcext:value-type="float">
            <text:p>0,000000159789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0.00000217895" calcext:value-type="float">
            <text:p>0,00000217895</text:p>
          </table:table-cell>
          <table:table-cell office:value-type="float" office:value="0.000000181579" calcext:value-type="float">
            <text:p>0,000000181579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0.00000236842" calcext:value-type="float">
            <text:p>0,00000236842</text:p>
          </table:table-cell>
          <table:table-cell office:value-type="float" office:value="0.000000205263" calcext:value-type="float">
            <text:p>0,000000205263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0000256579" calcext:value-type="float">
            <text:p>0,00000256579</text:p>
          </table:table-cell>
          <table:table-cell office:value-type="float" office:value="0.000000230921" calcext:value-type="float">
            <text:p>0,000000230921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0.00000277105" calcext:value-type="float">
            <text:p>0,00000277105</text:p>
          </table:table-cell>
          <table:table-cell office:value-type="float" office:value="0.000000258632" calcext:value-type="float">
            <text:p>0,000000258632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0.00000298421" calcext:value-type="float">
            <text:p>0,00000298421</text:p>
          </table:table-cell>
          <table:table-cell office:value-type="float" office:value="0.000000288474" calcext:value-type="float">
            <text:p>0,000000288474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0.00000320526" calcext:value-type="float">
            <text:p>0,00000320526</text:p>
          </table:table-cell>
          <table:table-cell office:value-type="float" office:value="0.000000320526" calcext:value-type="float">
            <text:p>0,000000320526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0.00000343421" calcext:value-type="float">
            <text:p>0,00000343421</text:p>
          </table:table-cell>
          <table:table-cell office:value-type="float" office:value="0.000000354868" calcext:value-type="float">
            <text:p>0,00000035486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0000367105" calcext:value-type="float">
            <text:p>0,00000367105</text:p>
          </table:table-cell>
          <table:table-cell office:value-type="float" office:value="0.000000391579" calcext:value-type="float">
            <text:p>0,000000391579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0.00000391579" calcext:value-type="float">
            <text:p>0,00000391579</text:p>
          </table:table-cell>
          <table:table-cell office:value-type="float" office:value="0.000000430737" calcext:value-type="float">
            <text:p>0,000000430737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0.00000416842" calcext:value-type="float">
            <text:p>0,00000416842</text:p>
          </table:table-cell>
          <table:table-cell office:value-type="float" office:value="0.000000472421" calcext:value-type="float">
            <text:p>0,000000472421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0.00000442895" calcext:value-type="float">
            <text:p>0,00000442895</text:p>
          </table:table-cell>
          <table:table-cell office:value-type="float" office:value="0.000000516711" calcext:value-type="float">
            <text:p>0,000000516711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0.00000469737" calcext:value-type="float">
            <text:p>0,00000469737</text:p>
          </table:table-cell>
          <table:table-cell office:value-type="float" office:value="0.000000563684" calcext:value-type="float">
            <text:p>0,000000563684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00000497368" calcext:value-type="float">
            <text:p>0,00000497368</text:p>
          </table:table-cell>
          <table:table-cell office:value-type="float" office:value="0.000000613421" calcext:value-type="float">
            <text:p>0,000000613421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0.00000525789" calcext:value-type="float">
            <text:p>0,00000525789</text:p>
          </table:table-cell>
          <table:table-cell office:value-type="float" office:value="0.000000666" calcext:value-type="float">
            <text:p>0,000000666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0.00000555" calcext:value-type="float">
            <text:p>0,00000555</text:p>
          </table:table-cell>
          <table:table-cell office:value-type="float" office:value="0.0000007215" calcext:value-type="float">
            <text:p>0,0000007215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0.00000585" calcext:value-type="float">
            <text:p>0,00000585</text:p>
          </table:table-cell>
          <table:table-cell office:value-type="float" office:value="0.00000078" calcext:value-type="float">
            <text:p>0,00000078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0.00000615789" calcext:value-type="float">
            <text:p>0,00000615789</text:p>
          </table:table-cell>
          <table:table-cell office:value-type="float" office:value="0.000000841579" calcext:value-type="float">
            <text:p>0,000000841579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0000647368" calcext:value-type="float">
            <text:p>0,00000647368</text:p>
          </table:table-cell>
          <table:table-cell office:value-type="float" office:value="0.000000906316" calcext:value-type="float">
            <text:p>0,000000906316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0.00000679737" calcext:value-type="float">
            <text:p>0,00000679737</text:p>
          </table:table-cell>
          <table:table-cell office:value-type="float" office:value="0.000000974289" calcext:value-type="float">
            <text:p>0,000000974289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0.00000712895" calcext:value-type="float">
            <text:p>0,00000712895</text:p>
          </table:table-cell>
          <table:table-cell office:value-type="float" office:value="0.00000104558" calcext:value-type="float">
            <text:p>0,00000104558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0.00000746842" calcext:value-type="float">
            <text:p>0,00000746842</text:p>
          </table:table-cell>
          <table:table-cell office:value-type="float" office:value="0.00000112026" calcext:value-type="float">
            <text:p>0,00000112026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0.00000781579" calcext:value-type="float">
            <text:p>0,00000781579</text:p>
          </table:table-cell>
          <table:table-cell office:value-type="float" office:value="0.00000119842" calcext:value-type="float">
            <text:p>0,0000011984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0000817105" calcext:value-type="float">
            <text:p>0,00000817105</text:p>
          </table:table-cell>
          <table:table-cell office:value-type="float" office:value="0.00000128013" calcext:value-type="float">
            <text:p>0,00000128013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0.00000853421" calcext:value-type="float">
            <text:p>0,00000853421</text:p>
          </table:table-cell>
          <table:table-cell office:value-type="float" office:value="0.00000136547" calcext:value-type="float">
            <text:p>0,00000136547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 office:value-type="float" office:value="0.00000890526" calcext:value-type="float">
            <text:p>0,00000890526</text:p>
          </table:table-cell>
          <table:table-cell office:value-type="float" office:value="0.00000145453" calcext:value-type="float">
            <text:p>0,00000145453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0.00000928421" calcext:value-type="float">
            <text:p>0,00000928421</text:p>
          </table:table-cell>
          <table:table-cell office:value-type="float" office:value="0.00000154737" calcext:value-type="float">
            <text:p>0,00000154737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0.00000967105" calcext:value-type="float">
            <text:p>0,00000967105</text:p>
          </table:table-cell>
          <table:table-cell office:value-type="float" office:value="0.00000164408" calcext:value-type="float">
            <text:p>0,0000016440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000100658" calcext:value-type="float">
            <text:p>0,0000100658</text:p>
          </table:table-cell>
          <table:table-cell office:value-type="float" office:value="0.00000174474" calcext:value-type="float">
            <text:p>0,00000174474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0.0000104684" calcext:value-type="float">
            <text:p>0,0000104684</text:p>
          </table:table-cell>
          <table:table-cell office:value-type="float" office:value="0.00000184942" calcext:value-type="float">
            <text:p>0,00000184942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0.0000108789" calcext:value-type="float">
            <text:p>0,0000108789</text:p>
          </table:table-cell>
          <table:table-cell office:value-type="float" office:value="0.00000195821" calcext:value-type="float">
            <text:p>0,00000195821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0.0000112974" calcext:value-type="float">
            <text:p>0,0000112974</text:p>
          </table:table-cell>
          <table:table-cell office:value-type="float" office:value="0.00000207118" calcext:value-type="float">
            <text:p>0,00000207118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0.0000117237" calcext:value-type="float">
            <text:p>0,0000117237</text:p>
          </table:table-cell>
          <table:table-cell office:value-type="float" office:value="0.00000218842" calcext:value-type="float">
            <text:p>0,00000218842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00121579" calcext:value-type="float">
            <text:p>0,0000121579</text:p>
          </table:table-cell>
          <table:table-cell office:value-type="float" office:value="0.00000231" calcext:value-type="float">
            <text:p>0,00000231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0.0000126" calcext:value-type="float">
            <text:p>0,0000126</text:p>
          </table:table-cell>
          <table:table-cell office:value-type="float" office:value="0.000002436" calcext:value-type="float">
            <text:p>0,000002436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0.00001305" calcext:value-type="float">
            <text:p>0,00001305</text:p>
          </table:table-cell>
          <table:table-cell office:value-type="float" office:value="0.0000025665" calcext:value-type="float">
            <text:p>0,0000025665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0.0000135079" calcext:value-type="float">
            <text:p>0,0000135079</text:p>
          </table:table-cell>
          <table:table-cell office:value-type="float" office:value="0.00000270158" calcext:value-type="float">
            <text:p>0,00000270158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0.0000139737" calcext:value-type="float">
            <text:p>0,0000139737</text:p>
          </table:table-cell>
          <table:table-cell office:value-type="float" office:value="0.00000284132" calcext:value-type="float">
            <text:p>0,0000028413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000144474" calcext:value-type="float">
            <text:p>0,0000144474</text:p>
          </table:table-cell>
          <table:table-cell office:value-type="float" office:value="0.00000298579" calcext:value-type="float">
            <text:p>0,00000298579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0.0000149289" calcext:value-type="float">
            <text:p>0,0000149289</text:p>
          </table:table-cell>
          <table:table-cell office:value-type="float" office:value="0.00000313508" calcext:value-type="float">
            <text:p>0,00000313508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0.0000154184" calcext:value-type="float">
            <text:p>0,0000154184</text:p>
          </table:table-cell>
          <table:table-cell office:value-type="float" office:value="0.00000328926" calcext:value-type="float">
            <text:p>0,00000328926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0.0000159158" calcext:value-type="float">
            <text:p>0,0000159158</text:p>
          </table:table-cell>
          <table:table-cell office:value-type="float" office:value="0.00000344842" calcext:value-type="float">
            <text:p>0,00000344842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0.0000164211" calcext:value-type="float">
            <text:p>0,0000164211</text:p>
          </table:table-cell>
          <table:table-cell office:value-type="float" office:value="0.00000361263" calcext:value-type="float">
            <text:p>0,00000361263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000169342" calcext:value-type="float">
            <text:p>0,0000169342</text:p>
          </table:table-cell>
          <table:table-cell office:value-type="float" office:value="0.00000378197" calcext:value-type="float">
            <text:p>0,00000378197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0.0000174553" calcext:value-type="float">
            <text:p>0,0000174553</text:p>
          </table:table-cell>
          <table:table-cell office:value-type="float" office:value="0.00000395653" calcext:value-type="float">
            <text:p>0,00000395653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0.0000179842" calcext:value-type="float">
            <text:p>0,0000179842</text:p>
          </table:table-cell>
          <table:table-cell office:value-type="float" office:value="0.00000413637" calcext:value-type="float">
            <text:p>0,00000413637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0.0000185211" calcext:value-type="float">
            <text:p>0,0000185211</text:p>
          </table:table-cell>
          <table:table-cell office:value-type="float" office:value="0.00000432158" calcext:value-type="float">
            <text:p>0,00000432158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0.0000190658" calcext:value-type="float">
            <text:p>0,0000190658</text:p>
          </table:table-cell>
          <table:table-cell office:value-type="float" office:value="0.00000451224" calcext:value-type="float">
            <text:p>0,00000451224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000196184" calcext:value-type="float">
            <text:p>0,0000196184</text:p>
          </table:table-cell>
          <table:table-cell office:value-type="float" office:value="0.00000470842" calcext:value-type="float">
            <text:p>0,00000470842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0.0000201789" calcext:value-type="float">
            <text:p>0,0000201789</text:p>
          </table:table-cell>
          <table:table-cell office:value-type="float" office:value="0.00000491021" calcext:value-type="float">
            <text:p>0,00000491021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0.0000207474" calcext:value-type="float">
            <text:p>0,0000207474</text:p>
          </table:table-cell>
          <table:table-cell office:value-type="float" office:value="0.00000511768" calcext:value-type="float">
            <text:p>0,00000511768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office:value-type="float" office:value="0.0000213237" calcext:value-type="float">
            <text:p>0,0000213237</text:p>
          </table:table-cell>
          <table:table-cell office:value-type="float" office:value="0.00000533092" calcext:value-type="float">
            <text:p>0,00000533092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0.0000219079" calcext:value-type="float">
            <text:p>0,0000219079</text:p>
          </table:table-cell>
          <table:table-cell office:value-type="float" office:value="0.00000555" calcext:value-type="float">
            <text:p>0,0000055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000225" calcext:value-type="float">
            <text:p>0,0000225</text:p>
          </table:table-cell>
          <table:table-cell office:value-type="float" office:value="0.000005775" calcext:value-type="float">
            <text:p>0,000005775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0.0000231" calcext:value-type="float">
            <text:p>0,0000231</text:p>
          </table:table-cell>
          <table:table-cell office:value-type="float" office:value="0.000006006" calcext:value-type="float">
            <text:p>0,000006006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0.0000237079" calcext:value-type="float">
            <text:p>0,0000237079</text:p>
          </table:table-cell>
          <table:table-cell office:value-type="float" office:value="0.00000624308" calcext:value-type="float">
            <text:p>0,00000624308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0.0000243237" calcext:value-type="float">
            <text:p>0,0000243237</text:p>
          </table:table-cell>
          <table:table-cell office:value-type="float" office:value="0.00000648632" calcext:value-type="float">
            <text:p>0,00000648632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0.0000249474" calcext:value-type="float">
            <text:p>0,0000249474</text:p>
          </table:table-cell>
          <table:table-cell office:value-type="float" office:value="0.00000673579" calcext:value-type="float">
            <text:p>0,0000067357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000255789" calcext:value-type="float">
            <text:p>0,0000255789</text:p>
          </table:table-cell>
          <table:table-cell office:value-type="float" office:value="0.00000699158" calcext:value-type="float">
            <text:p>0,00000699158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0.0000262184" calcext:value-type="float">
            <text:p>0,0000262184</text:p>
          </table:table-cell>
          <table:table-cell office:value-type="float" office:value="0.00000725376" calcext:value-type="float">
            <text:p>0,00000725376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0.0000268658" calcext:value-type="float">
            <text:p>0,0000268658</text:p>
          </table:table-cell>
          <table:table-cell office:value-type="float" office:value="0.00000752242" calcext:value-type="float">
            <text:p>0,00000752242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0.0000275211" calcext:value-type="float">
            <text:p>0,0000275211</text:p>
          </table:table-cell>
          <table:table-cell office:value-type="float" office:value="0.00000779763" calcext:value-type="float">
            <text:p>0,00000779763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0.0000281842" calcext:value-type="float">
            <text:p>0,0000281842</text:p>
          </table:table-cell>
          <table:table-cell office:value-type="float" office:value="0.00000807947" calcext:value-type="float">
            <text:p>0,00000807947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000288553" calcext:value-type="float">
            <text:p>0,0000288553</text:p>
          </table:table-cell>
          <table:table-cell office:value-type="float" office:value="0.00000836803" calcext:value-type="float">
            <text:p>0,00000836803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0.0000295342" calcext:value-type="float">
            <text:p>0,0000295342</text:p>
          </table:table-cell>
          <table:table-cell office:value-type="float" office:value="0.00000866337" calcext:value-type="float">
            <text:p>0,00000866337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0.0000302211" calcext:value-type="float">
            <text:p>0,0000302211</text:p>
          </table:table-cell>
          <table:table-cell office:value-type="float" office:value="0.00000896558" calcext:value-type="float">
            <text:p>0,00000896558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0.0000309158" calcext:value-type="float">
            <text:p>0,0000309158</text:p>
          </table:table-cell>
          <table:table-cell office:value-type="float" office:value="0.00000927474" calcext:value-type="float">
            <text:p>0,00000927474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office:value-type="float" office:value="0.0000316184" calcext:value-type="float">
            <text:p>0,0000316184</text:p>
          </table:table-cell>
          <table:table-cell office:value-type="float" office:value="0.00000959092" calcext:value-type="float">
            <text:p>0,00000959092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0000323289" calcext:value-type="float">
            <text:p>0,0000323289</text:p>
          </table:table-cell>
          <table:table-cell office:value-type="float" office:value="0.00000991421" calcext:value-type="float">
            <text:p>0,00000991421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0.0000330474" calcext:value-type="float">
            <text:p>0,0000330474</text:p>
          </table:table-cell>
          <table:table-cell office:value-type="float" office:value="0.0000102447" calcext:value-type="float">
            <text:p>0,0000102447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0.0000337737" calcext:value-type="float">
            <text:p>0,0000337737</text:p>
          </table:table-cell>
          <table:table-cell office:value-type="float" office:value="0.0000105824" calcext:value-type="float">
            <text:p>0,0000105824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0.0000345079" calcext:value-type="float">
            <text:p>0,0000345079</text:p>
          </table:table-cell>
          <table:table-cell office:value-type="float" office:value="0.0000109275" calcext:value-type="float">
            <text:p>0,0000109275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0.00003525" calcext:value-type="float">
            <text:p>0,00003525</text:p>
          </table:table-cell>
          <table:table-cell office:value-type="float" office:value="0.00001128" calcext:value-type="float">
            <text:p>0,00001128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01164" calcext:value-type="float">
            <text:p>0,00001164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0.0000367579" calcext:value-type="float">
            <text:p>0,0000367579</text:p>
          </table:table-cell>
          <table:table-cell office:value-type="float" office:value="0.0000120076" calcext:value-type="float">
            <text:p>0,0000120076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0.0000375237" calcext:value-type="float">
            <text:p>0,0000375237</text:p>
          </table:table-cell>
          <table:table-cell office:value-type="float" office:value="0.0000123828" calcext:value-type="float">
            <text:p>0,0000123828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0.0000382974" calcext:value-type="float">
            <text:p>0,0000382974</text:p>
          </table:table-cell>
          <table:table-cell office:value-type="float" office:value="0.0000127658" calcext:value-type="float">
            <text:p>0,0000127658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0.0000390789" calcext:value-type="float">
            <text:p>0,0000390789</text:p>
          </table:table-cell>
          <table:table-cell office:value-type="float" office:value="0.0000131566" calcext:value-type="float">
            <text:p>0,0000131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398684" calcext:value-type="float">
            <text:p>0,0000398684</text:p>
          </table:table-cell>
          <table:table-cell office:value-type="float" office:value="0.0000135553" calcext:value-type="float">
            <text:p>0,0000135553</text:p>
          </table:table-cell>
        </table:table-row>
        <table:table-row table:style-name="ro1">
          <table:table-cell office:value-type="float" office:value="1.01" calcext:value-type="float">
            <text:p>1,01</text:p>
          </table:table-cell>
          <table:table-cell office:value-type="float" office:value="0.0000406658" calcext:value-type="float">
            <text:p>0,0000406658</text:p>
          </table:table-cell>
          <table:table-cell office:value-type="float" office:value="0.0000139619" calcext:value-type="float">
            <text:p>0,0000139619</text:p>
          </table:table-cell>
        </table:table-row>
        <table:table-row table:style-name="ro1">
          <table:table-cell office:value-type="float" office:value="1.02" calcext:value-type="float">
            <text:p>1,02</text:p>
          </table:table-cell>
          <table:table-cell office:value-type="float" office:value="0.0000414711" calcext:value-type="float">
            <text:p>0,0000414711</text:p>
          </table:table-cell>
          <table:table-cell office:value-type="float" office:value="0.0000143766" calcext:value-type="float">
            <text:p>0,0000143766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office:value-type="float" office:value="0.0000422842" calcext:value-type="float">
            <text:p>0,0000422842</text:p>
          </table:table-cell>
          <table:table-cell office:value-type="float" office:value="0.0000147995" calcext:value-type="float">
            <text:p>0,0000147995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0.0000431053" calcext:value-type="float">
            <text:p>0,0000431053</text:p>
          </table:table-cell>
          <table:table-cell office:value-type="float" office:value="0.0000152305" calcext:value-type="float">
            <text:p>0,0000152305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0000439342" calcext:value-type="float">
            <text:p>0,0000439342</text:p>
          </table:table-cell>
          <table:table-cell office:value-type="float" office:value="0.0000156699" calcext:value-type="float">
            <text:p>0,0000156699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0.0000447711" calcext:value-type="float">
            <text:p>0,0000447711</text:p>
          </table:table-cell>
          <table:table-cell office:value-type="float" office:value="0.0000161176" calcext:value-type="float">
            <text:p>0,0000161176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0.0000456158" calcext:value-type="float">
            <text:p>0,0000456158</text:p>
          </table:table-cell>
          <table:table-cell office:value-type="float" office:value="0.0000165737" calcext:value-type="float">
            <text:p>0,0000165737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0.0000464684" calcext:value-type="float">
            <text:p>0,0000464684</text:p>
          </table:table-cell>
          <table:table-cell office:value-type="float" office:value="0.0000170384" calcext:value-type="float">
            <text:p>0,0000170384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0.0000473289" calcext:value-type="float">
            <text:p>0,0000473289</text:p>
          </table:table-cell>
          <table:table-cell office:value-type="float" office:value="0.0000175117" calcext:value-type="float">
            <text:p>0,0000175117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0000481974" calcext:value-type="float">
            <text:p>0,0000481974</text:p>
          </table:table-cell>
          <table:table-cell office:value-type="float" office:value="0.0000179937" calcext:value-type="float">
            <text:p>0,0000179937</text:p>
          </table:table-cell>
        </table:table-row>
        <table:table-row table:style-name="ro1">
          <table:table-cell office:value-type="float" office:value="1.11" calcext:value-type="float">
            <text:p>1,11</text:p>
          </table:table-cell>
          <table:table-cell office:value-type="float" office:value="0.0000490737" calcext:value-type="float">
            <text:p>0,0000490737</text:p>
          </table:table-cell>
          <table:table-cell office:value-type="float" office:value="0.0000184844" calcext:value-type="float">
            <text:p>0,0000184844</text:p>
          </table:table-cell>
        </table:table-row>
        <table:table-row table:style-name="ro1">
          <table:table-cell office:value-type="float" office:value="1.12" calcext:value-type="float">
            <text:p>1,12</text:p>
          </table:table-cell>
          <table:table-cell office:value-type="float" office:value="0.0000499579" calcext:value-type="float">
            <text:p>0,0000499579</text:p>
          </table:table-cell>
          <table:table-cell office:value-type="float" office:value="0.000018984" calcext:value-type="float">
            <text:p>0,000018984</text:p>
          </table:table-cell>
        </table:table-row>
        <table:table-row table:style-name="ro1">
          <table:table-cell office:value-type="float" office:value="1.13" calcext:value-type="float">
            <text:p>1,13</text:p>
          </table:table-cell>
          <table:table-cell office:value-type="float" office:value="0.00005085" calcext:value-type="float">
            <text:p>0,00005085</text:p>
          </table:table-cell>
          <table:table-cell office:value-type="float" office:value="0.0000194925" calcext:value-type="float">
            <text:p>0,0000194925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0.00005175" calcext:value-type="float">
            <text:p>0,00005175</text:p>
          </table:table-cell>
          <table:table-cell office:value-type="float" office:value="0.00002001" calcext:value-type="float">
            <text:p>0,00002001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0000526579" calcext:value-type="float">
            <text:p>0,0000526579</text:p>
          </table:table-cell>
          <table:table-cell office:value-type="float" office:value="0.0000205366" calcext:value-type="float">
            <text:p>0,0000205366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0.0000535737" calcext:value-type="float">
            <text:p>0,0000535737</text:p>
          </table:table-cell>
          <table:table-cell office:value-type="float" office:value="0.0000210723" calcext:value-type="float">
            <text:p>0,0000210723</text:p>
          </table:table-cell>
        </table:table-row>
        <table:table-row table:style-name="ro1">
          <table:table-cell office:value-type="float" office:value="1.17" calcext:value-type="float">
            <text:p>1,17</text:p>
          </table:table-cell>
          <table:table-cell office:value-type="float" office:value="0.0000544974" calcext:value-type="float">
            <text:p>0,0000544974</text:p>
          </table:table-cell>
          <table:table-cell office:value-type="float" office:value="0.0000216173" calcext:value-type="float">
            <text:p>0,0000216173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0.0000554289" calcext:value-type="float">
            <text:p>0,0000554289</text:p>
          </table:table-cell>
          <table:table-cell office:value-type="float" office:value="0.0000221716" calcext:value-type="float">
            <text:p>0,0000221716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office:value-type="float" office:value="0.0000563684" calcext:value-type="float">
            <text:p>0,0000563684</text:p>
          </table:table-cell>
          <table:table-cell office:value-type="float" office:value="0.0000227353" calcext:value-type="float">
            <text:p>0,0000227353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0000573158" calcext:value-type="float">
            <text:p>0,0000573158</text:p>
          </table:table-cell>
          <table:table-cell office:value-type="float" office:value="0.0000233084" calcext:value-type="float">
            <text:p>0,0000233084</text:p>
          </table:table-cell>
        </table:table-row>
        <table:table-row table:style-name="ro1">
          <table:table-cell office:value-type="float" office:value="1.21" calcext:value-type="float">
            <text:p>1,21</text:p>
          </table:table-cell>
          <table:table-cell office:value-type="float" office:value="0.0000582711" calcext:value-type="float">
            <text:p>0,0000582711</text:p>
          </table:table-cell>
          <table:table-cell office:value-type="float" office:value="0.0000238911" calcext:value-type="float">
            <text:p>0,0000238911</text:p>
          </table:table-cell>
        </table:table-row>
        <table:table-row table:style-name="ro1">
          <table:table-cell office:value-type="float" office:value="1.22" calcext:value-type="float">
            <text:p>1,22</text:p>
          </table:table-cell>
          <table:table-cell office:value-type="float" office:value="0.0000592342" calcext:value-type="float">
            <text:p>0,0000592342</text:p>
          </table:table-cell>
          <table:table-cell office:value-type="float" office:value="0.0000244835" calcext:value-type="float">
            <text:p>0,0000244835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  <table:table-cell office:value-type="float" office:value="0.0000602053" calcext:value-type="float">
            <text:p>0,0000602053</text:p>
          </table:table-cell>
          <table:table-cell office:value-type="float" office:value="0.0000250855" calcext:value-type="float">
            <text:p>0,0000250855</text:p>
          </table:table-cell>
        </table:table-row>
        <table:table-row table:style-name="ro1">
          <table:table-cell office:value-type="float" office:value="1.24" calcext:value-type="float">
            <text:p>1,24</text:p>
          </table:table-cell>
          <table:table-cell office:value-type="float" office:value="0.0000611842" calcext:value-type="float">
            <text:p>0,0000611842</text:p>
          </table:table-cell>
          <table:table-cell office:value-type="float" office:value="0.0000256974" calcext:value-type="float">
            <text:p>0,0000256974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0000621711" calcext:value-type="float">
            <text:p>0,0000621711</text:p>
          </table:table-cell>
          <table:table-cell office:value-type="float" office:value="0.0000263191" calcext:value-type="float">
            <text:p>0,0000263191</text:p>
          </table:table-cell>
        </table:table-row>
        <table:table-row table:style-name="ro1">
          <table:table-cell office:value-type="float" office:value="1.26" calcext:value-type="float">
            <text:p>1,26</text:p>
          </table:table-cell>
          <table:table-cell office:value-type="float" office:value="0.0000631658" calcext:value-type="float">
            <text:p>0,0000631658</text:p>
          </table:table-cell>
          <table:table-cell office:value-type="float" office:value="0.0000269507" calcext:value-type="float">
            <text:p>0,0000269507</text:p>
          </table:table-cell>
        </table:table-row>
        <table:table-row table:style-name="ro1">
          <table:table-cell office:value-type="float" office:value="1.27" calcext:value-type="float">
            <text:p>1,27</text:p>
          </table:table-cell>
          <table:table-cell office:value-type="float" office:value="0.0000641684" calcext:value-type="float">
            <text:p>0,0000641684</text:p>
          </table:table-cell>
          <table:table-cell office:value-type="float" office:value="0.0000275924" calcext:value-type="float">
            <text:p>0,0000275924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  <table:table-cell office:value-type="float" office:value="0.0000651789" calcext:value-type="float">
            <text:p>0,0000651789</text:p>
          </table:table-cell>
          <table:table-cell office:value-type="float" office:value="0.0000282442" calcext:value-type="float">
            <text:p>0,0000282442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0.0000661974" calcext:value-type="float">
            <text:p>0,0000661974</text:p>
          </table:table-cell>
          <table:table-cell office:value-type="float" office:value="0.0000289062" calcext:value-type="float">
            <text:p>0,0000289062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0000672237" calcext:value-type="float">
            <text:p>0,0000672237</text:p>
          </table:table-cell>
          <table:table-cell office:value-type="float" office:value="0.0000295784" calcext:value-type="float">
            <text:p>0,0000295784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  <table:table-cell office:value-type="float" office:value="0.0000682579" calcext:value-type="float">
            <text:p>0,0000682579</text:p>
          </table:table-cell>
          <table:table-cell office:value-type="float" office:value="0.000030261" calcext:value-type="float">
            <text:p>0,000030261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0.0000693" calcext:value-type="float">
            <text:p>0,0000693</text:p>
          </table:table-cell>
          <table:table-cell office:value-type="float" office:value="0.000030954" calcext:value-type="float">
            <text:p>0,000030954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0.00007035" calcext:value-type="float">
            <text:p>0,00007035</text:p>
          </table:table-cell>
          <table:table-cell office:value-type="float" office:value="0.0000316575" calcext:value-type="float">
            <text:p>0,0000316575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  <table:table-cell office:value-type="float" office:value="0.0000714079" calcext:value-type="float">
            <text:p>0,0000714079</text:p>
          </table:table-cell>
          <table:table-cell office:value-type="float" office:value="0.0000323716" calcext:value-type="float">
            <text:p>0,0000323716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0000724737" calcext:value-type="float">
            <text:p>0,0000724737</text:p>
          </table:table-cell>
          <table:table-cell office:value-type="float" office:value="0.0000330963" calcext:value-type="float">
            <text:p>0,0000330963</text:p>
          </table:table-cell>
        </table:table-row>
        <table:table-row table:style-name="ro1">
          <table:table-cell office:value-type="float" office:value="1.36" calcext:value-type="float">
            <text:p>1,36</text:p>
          </table:table-cell>
          <table:table-cell office:value-type="float" office:value="0.0000735474" calcext:value-type="float">
            <text:p>0,0000735474</text:p>
          </table:table-cell>
          <table:table-cell office:value-type="float" office:value="0.0000338318" calcext:value-type="float">
            <text:p>0,0000338318</text:p>
          </table:table-cell>
        </table:table-row>
        <table:table-row table:style-name="ro1">
          <table:table-cell office:value-type="float" office:value="1.37" calcext:value-type="float">
            <text:p>1,37</text:p>
          </table:table-cell>
          <table:table-cell office:value-type="float" office:value="0.0000746289" calcext:value-type="float">
            <text:p>0,0000746289</text:p>
          </table:table-cell>
          <table:table-cell office:value-type="float" office:value="0.0000345781" calcext:value-type="float">
            <text:p>0,0000345781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office:value-type="float" office:value="0.0000757184" calcext:value-type="float">
            <text:p>0,0000757184</text:p>
          </table:table-cell>
          <table:table-cell office:value-type="float" office:value="0.0000353353" calcext:value-type="float">
            <text:p>0,0000353353</text:p>
          </table:table-cell>
        </table:table-row>
        <table:table-row table:style-name="ro1">
          <table:table-cell office:value-type="float" office:value="1.39" calcext:value-type="float">
            <text:p>1,39</text:p>
          </table:table-cell>
          <table:table-cell office:value-type="float" office:value="0.0000768158" calcext:value-type="float">
            <text:p>0,0000768158</text:p>
          </table:table-cell>
          <table:table-cell office:value-type="float" office:value="0.0000361034" calcext:value-type="float">
            <text:p>0,0000361034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0000779211" calcext:value-type="float">
            <text:p>0,0000779211</text:p>
          </table:table-cell>
          <table:table-cell office:value-type="float" office:value="0.0000368826" calcext:value-type="float">
            <text:p>0,0000368826</text:p>
          </table:table-cell>
        </table:table-row>
        <table:table-row table:style-name="ro1">
          <table:table-cell office:value-type="float" office:value="1.41" calcext:value-type="float">
            <text:p>1,41</text:p>
          </table:table-cell>
          <table:table-cell office:value-type="float" office:value="0.0000790342" calcext:value-type="float">
            <text:p>0,0000790342</text:p>
          </table:table-cell>
          <table:table-cell office:value-type="float" office:value="0.000037673" calcext:value-type="float">
            <text:p>0,000037673</text:p>
          </table:table-cell>
        </table:table-row>
        <table:table-row table:style-name="ro1">
          <table:table-cell office:value-type="float" office:value="1.42" calcext:value-type="float">
            <text:p>1,42</text:p>
          </table:table-cell>
          <table:table-cell office:value-type="float" office:value="0.0000801553" calcext:value-type="float">
            <text:p>0,0000801553</text:p>
          </table:table-cell>
          <table:table-cell office:value-type="float" office:value="0.0000384745" calcext:value-type="float">
            <text:p>0,0000384745</text:p>
          </table:table-cell>
        </table:table-row>
        <table:table-row table:style-name="ro1">
          <table:table-cell office:value-type="float" office:value="1.43" calcext:value-type="float">
            <text:p>1,43</text:p>
          </table:table-cell>
          <table:table-cell office:value-type="float" office:value="0.0000812842" calcext:value-type="float">
            <text:p>0,0000812842</text:p>
          </table:table-cell>
          <table:table-cell office:value-type="float" office:value="0.0000392874" calcext:value-type="float">
            <text:p>0,0000392874</text:p>
          </table:table-cell>
        </table:table-row>
        <table:table-row table:style-name="ro1">
          <table:table-cell office:value-type="float" office:value="1.44" calcext:value-type="float">
            <text:p>1,44</text:p>
          </table:table-cell>
          <table:table-cell office:value-type="float" office:value="0.0000824211" calcext:value-type="float">
            <text:p>0,0000824211</text:p>
          </table:table-cell>
          <table:table-cell office:value-type="float" office:value="0.0000401116" calcext:value-type="float">
            <text:p>0,0000401116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0000835658" calcext:value-type="float">
            <text:p>0,0000835658</text:p>
          </table:table-cell>
          <table:table-cell office:value-type="float" office:value="0.0000409472" calcext:value-type="float">
            <text:p>0,0000409472</text:p>
          </table:table-cell>
        </table:table-row>
        <table:table-row table:style-name="ro1">
          <table:table-cell office:value-type="float" office:value="1.46" calcext:value-type="float">
            <text:p>1,46</text:p>
          </table:table-cell>
          <table:table-cell office:value-type="float" office:value="0.0000847184" calcext:value-type="float">
            <text:p>0,0000847184</text:p>
          </table:table-cell>
          <table:table-cell office:value-type="float" office:value="0.0000417944" calcext:value-type="float">
            <text:p>0,0000417944</text:p>
          </table:table-cell>
        </table:table-row>
        <table:table-row table:style-name="ro1">
          <table:table-cell office:value-type="float" office:value="1.47" calcext:value-type="float">
            <text:p>1,47</text:p>
          </table:table-cell>
          <table:table-cell office:value-type="float" office:value="0.0000858789" calcext:value-type="float">
            <text:p>0,0000858789</text:p>
          </table:table-cell>
          <table:table-cell office:value-type="float" office:value="0.0000426532" calcext:value-type="float">
            <text:p>0,0000426532</text:p>
          </table:table-cell>
        </table:table-row>
        <table:table-row table:style-name="ro1">
          <table:table-cell office:value-type="float" office:value="1.48" calcext:value-type="float">
            <text:p>1,48</text:p>
          </table:table-cell>
          <table:table-cell office:value-type="float" office:value="0.0000870474" calcext:value-type="float">
            <text:p>0,0000870474</text:p>
          </table:table-cell>
          <table:table-cell office:value-type="float" office:value="0.0000435237" calcext:value-type="float">
            <text:p>0,0000435237</text:p>
          </table:table-cell>
        </table:table-row>
        <table:table-row table:style-name="ro1">
          <table:table-cell office:value-type="float" office:value="1.49" calcext:value-type="float">
            <text:p>1,49</text:p>
          </table:table-cell>
          <table:table-cell office:value-type="float" office:value="0.0000882237" calcext:value-type="float">
            <text:p>0,0000882237</text:p>
          </table:table-cell>
          <table:table-cell office:value-type="float" office:value="0.0000444059" calcext:value-type="float">
            <text:p>0,0000444059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000894079" calcext:value-type="float">
            <text:p>0,0000894079</text:p>
          </table:table-cell>
          <table:table-cell office:value-type="float" office:value="0.0000453" calcext:value-type="float">
            <text:p>0,0000453</text:p>
          </table:table-cell>
        </table:table-row>
        <table:table-row table:style-name="ro1">
          <table:table-cell office:value-type="float" office:value="1.51" calcext:value-type="float">
            <text:p>1,51</text:p>
          </table:table-cell>
          <table:table-cell office:value-type="float" office:value="0.0000906" calcext:value-type="float">
            <text:p>0,0000906</text:p>
          </table:table-cell>
          <table:table-cell office:value-type="float" office:value="0.000046206" calcext:value-type="float">
            <text:p>0,000046206</text:p>
          </table:table-cell>
        </table:table-row>
        <table:table-row table:style-name="ro1">
          <table:table-cell office:value-type="float" office:value="1.52" calcext:value-type="float">
            <text:p>1,52</text:p>
          </table:table-cell>
          <table:table-cell office:value-type="float" office:value="0.0000918" calcext:value-type="float">
            <text:p>0,0000918</text:p>
          </table:table-cell>
          <table:table-cell office:value-type="float" office:value="0.000047124" calcext:value-type="float">
            <text:p>0,000047124</text:p>
          </table:table-cell>
        </table:table-row>
        <table:table-row table:style-name="ro1">
          <table:table-cell office:value-type="float" office:value="1.53" calcext:value-type="float">
            <text:p>1,53</text:p>
          </table:table-cell>
          <table:table-cell office:value-type="float" office:value="0.0000930079" calcext:value-type="float">
            <text:p>0,0000930079</text:p>
          </table:table-cell>
          <table:table-cell office:value-type="float" office:value="0.0000480541" calcext:value-type="float">
            <text:p>0,0000480541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0.0000942237" calcext:value-type="float">
            <text:p>0,0000942237</text:p>
          </table:table-cell>
          <table:table-cell office:value-type="float" office:value="0.0000489963" calcext:value-type="float">
            <text:p>0,0000489963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0000954474" calcext:value-type="float">
            <text:p>0,0000954474</text:p>
          </table:table-cell>
          <table:table-cell office:value-type="float" office:value="0.0000499508" calcext:value-type="float">
            <text:p>0,0000499508</text:p>
          </table:table-cell>
        </table:table-row>
        <table:table-row table:style-name="ro1">
          <table:table-cell office:value-type="float" office:value="1.56" calcext:value-type="float">
            <text:p>1,56</text:p>
          </table:table-cell>
          <table:table-cell office:value-type="float" office:value="0.0000966789" calcext:value-type="float">
            <text:p>0,0000966789</text:p>
          </table:table-cell>
          <table:table-cell office:value-type="float" office:value="0.0000509176" calcext:value-type="float">
            <text:p>0,0000509176</text:p>
          </table:table-cell>
        </table:table-row>
        <table:table-row table:style-name="ro1">
          <table:table-cell office:value-type="float" office:value="1.57" calcext:value-type="float">
            <text:p>1,57</text:p>
          </table:table-cell>
          <table:table-cell office:value-type="float" office:value="0.0000979184" calcext:value-type="float">
            <text:p>0,0000979184</text:p>
          </table:table-cell>
          <table:table-cell office:value-type="float" office:value="0.0000518968" calcext:value-type="float">
            <text:p>0,0000518968</text:p>
          </table:table-cell>
        </table:table-row>
        <table:table-row table:style-name="ro1">
          <table:table-cell office:value-type="float" office:value="1.58" calcext:value-type="float">
            <text:p>1,58</text:p>
          </table:table-cell>
          <table:table-cell office:value-type="float" office:value="0.0000991658" calcext:value-type="float">
            <text:p>0,0000991658</text:p>
          </table:table-cell>
          <table:table-cell office:value-type="float" office:value="0.0000528884" calcext:value-type="float">
            <text:p>0,0000528884</text:p>
          </table:table-cell>
        </table:table-row>
        <table:table-row table:style-name="ro1">
          <table:table-cell office:value-type="float" office:value="1.59" calcext:value-type="float">
            <text:p>1,59</text:p>
          </table:table-cell>
          <table:table-cell office:value-type="float" office:value="0.000100421" calcext:value-type="float">
            <text:p>0,000100421</text:p>
          </table:table-cell>
          <table:table-cell office:value-type="float" office:value="0.0000538926" calcext:value-type="float">
            <text:p>0,0000538926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000101684" calcext:value-type="float">
            <text:p>0,000101684</text:p>
          </table:table-cell>
          <table:table-cell office:value-type="float" office:value="0.0000549095" calcext:value-type="float">
            <text:p>0,0000549095</text:p>
          </table:table-cell>
        </table:table-row>
        <table:table-row table:style-name="ro1">
          <table:table-cell office:value-type="float" office:value="1.61" calcext:value-type="float">
            <text:p>1,61</text:p>
          </table:table-cell>
          <table:table-cell office:value-type="float" office:value="0.000102955" calcext:value-type="float">
            <text:p>0,000102955</text:p>
          </table:table-cell>
          <table:table-cell office:value-type="float" office:value="0.000055939" calcext:value-type="float">
            <text:p>0,000055939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office:value-type="float" office:value="0.000104234" calcext:value-type="float">
            <text:p>0,000104234</text:p>
          </table:table-cell>
          <table:table-cell office:value-type="float" office:value="0.0000569814" calcext:value-type="float">
            <text:p>0,0000569814</text:p>
          </table:table-cell>
        </table:table-row>
        <table:table-row table:style-name="ro1">
          <table:table-cell office:value-type="float" office:value="1.63" calcext:value-type="float">
            <text:p>1,63</text:p>
          </table:table-cell>
          <table:table-cell office:value-type="float" office:value="0.000105521" calcext:value-type="float">
            <text:p>0,000105521</text:p>
          </table:table-cell>
          <table:table-cell office:value-type="float" office:value="0.0000580366" calcext:value-type="float">
            <text:p>0,0000580366</text:p>
          </table:table-cell>
        </table:table-row>
        <table:table-row table:style-name="ro1">
          <table:table-cell office:value-type="float" office:value="1.64" calcext:value-type="float">
            <text:p>1,64</text:p>
          </table:table-cell>
          <table:table-cell office:value-type="float" office:value="0.000106816" calcext:value-type="float">
            <text:p>0,000106816</text:p>
          </table:table-cell>
          <table:table-cell office:value-type="float" office:value="0.0000591047" calcext:value-type="float">
            <text:p>0,0000591047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.000108118" calcext:value-type="float">
            <text:p>0,000108118</text:p>
          </table:table-cell>
          <table:table-cell office:value-type="float" office:value="0.0000601859" calcext:value-type="float">
            <text:p>0,0000601859</text:p>
          </table:table-cell>
        </table:table-row>
        <table:table-row table:style-name="ro1">
          <table:table-cell office:value-type="float" office:value="1.66" calcext:value-type="float">
            <text:p>1,66</text:p>
          </table:table-cell>
          <table:table-cell office:value-type="float" office:value="0.000109429" calcext:value-type="float">
            <text:p>0,000109429</text:p>
          </table:table-cell>
          <table:table-cell office:value-type="float" office:value="0.0000612802" calcext:value-type="float">
            <text:p>0,0000612802</text:p>
          </table:table-cell>
        </table:table-row>
        <table:table-row table:style-name="ro1">
          <table:table-cell office:value-type="float" office:value="1.67" calcext:value-type="float">
            <text:p>1,67</text:p>
          </table:table-cell>
          <table:table-cell office:value-type="float" office:value="0.000110747" calcext:value-type="float">
            <text:p>0,000110747</text:p>
          </table:table-cell>
          <table:table-cell office:value-type="float" office:value="0.0000623877" calcext:value-type="float">
            <text:p>0,0000623877</text:p>
          </table:table-cell>
        </table:table-row>
        <table:table-row table:style-name="ro1">
          <table:table-cell office:value-type="float" office:value="1.68" calcext:value-type="float">
            <text:p>1,68</text:p>
          </table:table-cell>
          <table:table-cell office:value-type="float" office:value="0.000112074" calcext:value-type="float">
            <text:p>0,000112074</text:p>
          </table:table-cell>
          <table:table-cell office:value-type="float" office:value="0.0000635084" calcext:value-type="float">
            <text:p>0,0000635084</text:p>
          </table:table-cell>
        </table:table-row>
        <table:table-row table:style-name="ro1">
          <table:table-cell office:value-type="float" office:value="1.69" calcext:value-type="float">
            <text:p>1,69</text:p>
          </table:table-cell>
          <table:table-cell office:value-type="float" office:value="0.000113408" calcext:value-type="float">
            <text:p>0,000113408</text:p>
          </table:table-cell>
          <table:table-cell office:value-type="float" office:value="0.0000646425" calcext:value-type="float">
            <text:p>0,0000646425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00011475" calcext:value-type="float">
            <text:p>0,00011475</text:p>
          </table:table-cell>
          <table:table-cell office:value-type="float" office:value="0.00006579" calcext:value-type="float">
            <text:p>0,00006579</text:p>
          </table:table-cell>
        </table:table-row>
        <table:table-row table:style-name="ro1">
          <table:table-cell office:value-type="float" office:value="1.71" calcext:value-type="float">
            <text:p>1,71</text:p>
          </table:table-cell>
          <table:table-cell office:value-type="float" office:value="0.0001161" calcext:value-type="float">
            <text:p>0,0001161</text:p>
          </table:table-cell>
          <table:table-cell office:value-type="float" office:value="0.000066951" calcext:value-type="float">
            <text:p>0,000066951</text:p>
          </table:table-cell>
        </table:table-row>
        <table:table-row table:style-name="ro1">
          <table:table-cell office:value-type="float" office:value="1.72" calcext:value-type="float">
            <text:p>1,72</text:p>
          </table:table-cell>
          <table:table-cell office:value-type="float" office:value="0.000117458" calcext:value-type="float">
            <text:p>0,000117458</text:p>
          </table:table-cell>
          <table:table-cell office:value-type="float" office:value="0.0000681256" calcext:value-type="float">
            <text:p>0,0000681256</text:p>
          </table:table-cell>
        </table:table-row>
        <table:table-row table:style-name="ro1">
          <table:table-cell office:value-type="float" office:value="1.73" calcext:value-type="float">
            <text:p>1,73</text:p>
          </table:table-cell>
          <table:table-cell office:value-type="float" office:value="0.000118824" calcext:value-type="float">
            <text:p>0,000118824</text:p>
          </table:table-cell>
          <table:table-cell office:value-type="float" office:value="0.0000693138" calcext:value-type="float">
            <text:p>0,0000693138</text:p>
          </table:table-cell>
        </table:table-row>
        <table:table-row table:style-name="ro1">
          <table:table-cell office:value-type="float" office:value="1.74" calcext:value-type="float">
            <text:p>1,74</text:p>
          </table:table-cell>
          <table:table-cell office:value-type="float" office:value="0.000120197" calcext:value-type="float">
            <text:p>0,000120197</text:p>
          </table:table-cell>
          <table:table-cell office:value-type="float" office:value="0.0000705158" calcext:value-type="float">
            <text:p>0,0000705158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000121579" calcext:value-type="float">
            <text:p>0,000121579</text:p>
          </table:table-cell>
          <table:table-cell office:value-type="float" office:value="0.0000717316" calcext:value-type="float">
            <text:p>0,0000717316</text:p>
          </table:table-cell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0.000122968" calcext:value-type="float">
            <text:p>0,000122968</text:p>
          </table:table-cell>
          <table:table-cell office:value-type="float" office:value="0.0000729613" calcext:value-type="float">
            <text:p>0,0000729613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0.000124366" calcext:value-type="float">
            <text:p>0,000124366</text:p>
          </table:table-cell>
          <table:table-cell office:value-type="float" office:value="0.0000742049" calcext:value-type="float">
            <text:p>0,0000742049</text:p>
          </table:table-cell>
        </table:table-row>
        <table:table-row table:style-name="ro1">
          <table:table-cell office:value-type="float" office:value="1.78" calcext:value-type="float">
            <text:p>1,78</text:p>
          </table:table-cell>
          <table:table-cell office:value-type="float" office:value="0.000125771" calcext:value-type="float">
            <text:p>0,000125771</text:p>
          </table:table-cell>
          <table:table-cell office:value-type="float" office:value="0.0000754626" calcext:value-type="float">
            <text:p>0,0000754626</text:p>
          </table:table-cell>
        </table:table-row>
        <table:table-row table:style-name="ro1">
          <table:table-cell office:value-type="float" office:value="1.79" calcext:value-type="float">
            <text:p>1,79</text:p>
          </table:table-cell>
          <table:table-cell office:value-type="float" office:value="0.000127184" calcext:value-type="float">
            <text:p>0,000127184</text:p>
          </table:table-cell>
          <table:table-cell office:value-type="float" office:value="0.0000767345" calcext:value-type="float">
            <text:p>0,0000767345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000128605" calcext:value-type="float">
            <text:p>0,000128605</text:p>
          </table:table-cell>
          <table:table-cell office:value-type="float" office:value="0.0000780205" calcext:value-type="float">
            <text:p>0,0000780205</text:p>
          </table:table-cell>
        </table:table-row>
        <table:table-row table:style-name="ro1">
          <table:table-cell office:value-type="float" office:value="1.81" calcext:value-type="float">
            <text:p>1,81</text:p>
          </table:table-cell>
          <table:table-cell office:value-type="float" office:value="0.000130034" calcext:value-type="float">
            <text:p>0,000130034</text:p>
          </table:table-cell>
          <table:table-cell office:value-type="float" office:value="0.0000793209" calcext:value-type="float">
            <text:p>0,0000793209</text:p>
          </table:table-cell>
        </table:table-row>
        <table:table-row table:style-name="ro1">
          <table:table-cell office:value-type="float" office:value="1.82" calcext:value-type="float">
            <text:p>1,82</text:p>
          </table:table-cell>
          <table:table-cell office:value-type="float" office:value="0.000131471" calcext:value-type="float">
            <text:p>0,000131471</text:p>
          </table:table-cell>
          <table:table-cell office:value-type="float" office:value="0.0000806356" calcext:value-type="float">
            <text:p>0,0000806356</text:p>
          </table:table-cell>
        </table:table-row>
        <table:table-row table:style-name="ro1">
          <table:table-cell office:value-type="float" office:value="1.83" calcext:value-type="float">
            <text:p>1,83</text:p>
          </table:table-cell>
          <table:table-cell office:value-type="float" office:value="0.000132916" calcext:value-type="float">
            <text:p>0,000132916</text:p>
          </table:table-cell>
          <table:table-cell office:value-type="float" office:value="0.0000819647" calcext:value-type="float">
            <text:p>0,0000819647</text:p>
          </table:table-cell>
        </table:table-row>
        <table:table-row table:style-name="ro1">
          <table:table-cell office:value-type="float" office:value="1.84" calcext:value-type="float">
            <text:p>1,84</text:p>
          </table:table-cell>
          <table:table-cell office:value-type="float" office:value="0.000134368" calcext:value-type="float">
            <text:p>0,000134368</text:p>
          </table:table-cell>
          <table:table-cell office:value-type="float" office:value="0.0000833084" calcext:value-type="float">
            <text:p>0,0000833084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000135829" calcext:value-type="float">
            <text:p>0,000135829</text:p>
          </table:table-cell>
          <table:table-cell office:value-type="float" office:value="0.0000846667" calcext:value-type="float">
            <text:p>0,0000846667</text:p>
          </table:table-cell>
        </table:table-row>
        <table:table-row table:style-name="ro1">
          <table:table-cell office:value-type="float" office:value="1.86" calcext:value-type="float">
            <text:p>1,86</text:p>
          </table:table-cell>
          <table:table-cell office:value-type="float" office:value="0.000137297" calcext:value-type="float">
            <text:p>0,000137297</text:p>
          </table:table-cell>
          <table:table-cell office:value-type="float" office:value="0.0000860397" calcext:value-type="float">
            <text:p>0,0000860397</text:p>
          </table:table-cell>
        </table:table-row>
        <table:table-row table:style-name="ro1">
          <table:table-cell office:value-type="float" office:value="1.87" calcext:value-type="float">
            <text:p>1,87</text:p>
          </table:table-cell>
          <table:table-cell office:value-type="float" office:value="0.000138774" calcext:value-type="float">
            <text:p>0,000138774</text:p>
          </table:table-cell>
          <table:table-cell office:value-type="float" office:value="0.0000874274" calcext:value-type="float">
            <text:p>0,0000874274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  <table:table-cell office:value-type="float" office:value="0.000140258" calcext:value-type="float">
            <text:p>0,000140258</text:p>
          </table:table-cell>
          <table:table-cell office:value-type="float" office:value="0.00008883" calcext:value-type="float">
            <text:p>0,00008883</text:p>
          </table:table-cell>
        </table:table-row>
        <table:table-row table:style-name="ro1">
          <table:table-cell office:value-type="float" office:value="1.89" calcext:value-type="float">
            <text:p>1,89</text:p>
          </table:table-cell>
          <table:table-cell office:value-type="float" office:value="0.00014175" calcext:value-type="float">
            <text:p>0,00014175</text:p>
          </table:table-cell>
          <table:table-cell office:value-type="float" office:value="0.0000902475" calcext:value-type="float">
            <text:p>0,0000902475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00014325" calcext:value-type="float">
            <text:p>0,00014325</text:p>
          </table:table-cell>
          <table:table-cell office:value-type="float" office:value="0.00009168" calcext:value-type="float">
            <text:p>0,00009168</text:p>
          </table:table-cell>
        </table:table-row>
        <table:table-row table:style-name="ro1">
          <table:table-cell office:value-type="float" office:value="1.91" calcext:value-type="float">
            <text:p>1,91</text:p>
          </table:table-cell>
          <table:table-cell office:value-type="float" office:value="0.000144758" calcext:value-type="float">
            <text:p>0,000144758</text:p>
          </table:table-cell>
          <table:table-cell office:value-type="float" office:value="0.0000931276" calcext:value-type="float">
            <text:p>0,0000931276</text:p>
          </table:table-cell>
        </table:table-row>
        <table:table-row table:style-name="ro1">
          <table:table-cell office:value-type="float" office:value="1.92" calcext:value-type="float">
            <text:p>1,92</text:p>
          </table:table-cell>
          <table:table-cell office:value-type="float" office:value="0.000146274" calcext:value-type="float">
            <text:p>0,000146274</text:p>
          </table:table-cell>
          <table:table-cell office:value-type="float" office:value="0.0000945903" calcext:value-type="float">
            <text:p>0,0000945903</text:p>
          </table:table-cell>
        </table:table-row>
        <table:table-row table:style-name="ro1">
          <table:table-cell office:value-type="float" office:value="1.93" calcext:value-type="float">
            <text:p>1,93</text:p>
          </table:table-cell>
          <table:table-cell office:value-type="float" office:value="0.000147797" calcext:value-type="float">
            <text:p>0,000147797</text:p>
          </table:table-cell>
          <table:table-cell office:value-type="float" office:value="0.0000960683" calcext:value-type="float">
            <text:p>0,0000960683</text:p>
          </table:table-cell>
        </table:table-row>
        <table:table-row table:style-name="ro1">
          <table:table-cell office:value-type="float" office:value="1.94" calcext:value-type="float">
            <text:p>1,94</text:p>
          </table:table-cell>
          <table:table-cell office:value-type="float" office:value="0.000149329" calcext:value-type="float">
            <text:p>0,000149329</text:p>
          </table:table-cell>
          <table:table-cell office:value-type="float" office:value="0.0000975616" calcext:value-type="float">
            <text:p>0,0000975616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000150868" calcext:value-type="float">
            <text:p>0,000150868</text:p>
          </table:table-cell>
          <table:table-cell office:value-type="float" office:value="0.0000990703" calcext:value-type="float">
            <text:p>0,0000990703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float" office:value="0.000152416" calcext:value-type="float">
            <text:p>0,000152416</text:p>
          </table:table-cell>
          <table:table-cell office:value-type="float" office:value="0.000100594" calcext:value-type="float">
            <text:p>0,000100594</text:p>
          </table:table-cell>
        </table:table-row>
        <table:table-row table:style-name="ro1">
          <table:table-cell office:value-type="float" office:value="1.97" calcext:value-type="float">
            <text:p>1,97</text:p>
          </table:table-cell>
          <table:table-cell office:value-type="float" office:value="0.000153971" calcext:value-type="float">
            <text:p>0,000153971</text:p>
          </table:table-cell>
          <table:table-cell office:value-type="float" office:value="0.000102134" calcext:value-type="float">
            <text:p>0,000102134</text:p>
          </table:table-cell>
        </table:table-row>
        <table:table-row table:style-name="ro1">
          <table:table-cell office:value-type="float" office:value="1.98" calcext:value-type="float">
            <text:p>1,98</text:p>
          </table:table-cell>
          <table:table-cell office:value-type="float" office:value="0.000155534" calcext:value-type="float">
            <text:p>0,000155534</text:p>
          </table:table-cell>
          <table:table-cell office:value-type="float" office:value="0.000103689" calcext:value-type="float">
            <text:p>0,000103689</text:p>
          </table:table-cell>
        </table:table-row>
        <table:table-row table:style-name="ro1">
          <table:table-cell office:value-type="float" office:value="1.99" calcext:value-type="float">
            <text:p>1,99</text:p>
          </table:table-cell>
          <table:table-cell office:value-type="float" office:value="0.000157105" calcext:value-type="float">
            <text:p>0,000157105</text:p>
          </table:table-cell>
          <table:table-cell office:value-type="float" office:value="0.000105261" calcext:value-type="float">
            <text:p>0,000105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58684" calcext:value-type="float">
            <text:p>0,000158684</text:p>
          </table:table-cell>
          <table:table-cell office:value-type="float" office:value="0.000106847" calcext:value-type="float">
            <text:p>0,000106847</text:p>
          </table:table-cell>
        </table:table-row>
        <table:table-row table:style-name="ro1">
          <table:table-cell office:value-type="float" office:value="2.01" calcext:value-type="float">
            <text:p>2,01</text:p>
          </table:table-cell>
          <table:table-cell office:value-type="float" office:value="0.000160271" calcext:value-type="float">
            <text:p>0,000160271</text:p>
          </table:table-cell>
          <table:table-cell office:value-type="float" office:value="0.00010845" calcext:value-type="float">
            <text:p>0,00010845</text:p>
          </table:table-cell>
        </table:table-row>
        <table:table-row table:style-name="ro1">
          <table:table-cell office:value-type="float" office:value="2.02" calcext:value-type="float">
            <text:p>2,02</text:p>
          </table:table-cell>
          <table:table-cell office:value-type="float" office:value="0.000161866" calcext:value-type="float">
            <text:p>0,000161866</text:p>
          </table:table-cell>
          <table:table-cell office:value-type="float" office:value="0.000110069" calcext:value-type="float">
            <text:p>0,000110069</text:p>
          </table:table-cell>
        </table:table-row>
        <table:table-row table:style-name="ro1">
          <table:table-cell office:value-type="float" office:value="2.03" calcext:value-type="float">
            <text:p>2,03</text:p>
          </table:table-cell>
          <table:table-cell office:value-type="float" office:value="0.000163468" calcext:value-type="float">
            <text:p>0,000163468</text:p>
          </table:table-cell>
          <table:table-cell office:value-type="float" office:value="0.000111703" calcext:value-type="float">
            <text:p>0,000111703</text:p>
          </table:table-cell>
        </table:table-row>
        <table:table-row table:style-name="ro1">
          <table:table-cell office:value-type="float" office:value="2.04" calcext:value-type="float">
            <text:p>2,04</text:p>
          </table:table-cell>
          <table:table-cell office:value-type="float" office:value="0.000165079" calcext:value-type="float">
            <text:p>0,000165079</text:p>
          </table:table-cell>
          <table:table-cell office:value-type="float" office:value="0.000113354" calcext:value-type="float">
            <text:p>0,000113354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000166697" calcext:value-type="float">
            <text:p>0,000166697</text:p>
          </table:table-cell>
          <table:table-cell office:value-type="float" office:value="0.000115021" calcext:value-type="float">
            <text:p>0,000115021</text:p>
          </table:table-cell>
        </table:table-row>
        <table:table-row table:style-name="ro1">
          <table:table-cell office:value-type="float" office:value="2.06" calcext:value-type="float">
            <text:p>2,06</text:p>
          </table:table-cell>
          <table:table-cell office:value-type="float" office:value="0.000168324" calcext:value-type="float">
            <text:p>0,000168324</text:p>
          </table:table-cell>
          <table:table-cell office:value-type="float" office:value="0.000116704" calcext:value-type="float">
            <text:p>0,000116704</text:p>
          </table:table-cell>
        </table:table-row>
        <table:table-row table:style-name="ro1">
          <table:table-cell office:value-type="float" office:value="2.07" calcext:value-type="float">
            <text:p>2,07</text:p>
          </table:table-cell>
          <table:table-cell office:value-type="float" office:value="0.000169958" calcext:value-type="float">
            <text:p>0,000169958</text:p>
          </table:table-cell>
          <table:table-cell office:value-type="float" office:value="0.000118404" calcext:value-type="float">
            <text:p>0,000118404</text:p>
          </table:table-cell>
        </table:table-row>
        <table:table-row table:style-name="ro1">
          <table:table-cell office:value-type="float" office:value="2.08" calcext:value-type="float">
            <text:p>2,08</text:p>
          </table:table-cell>
          <table:table-cell office:value-type="float" office:value="0.0001716" calcext:value-type="float">
            <text:p>0,0001716</text:p>
          </table:table-cell>
          <table:table-cell office:value-type="float" office:value="0.00012012" calcext:value-type="float">
            <text:p>0,00012012</text:p>
          </table:table-cell>
        </table:table-row>
        <table:table-row table:style-name="ro1">
          <table:table-cell office:value-type="float" office:value="2.09" calcext:value-type="float">
            <text:p>2,09</text:p>
          </table:table-cell>
          <table:table-cell office:value-type="float" office:value="0.00017325" calcext:value-type="float">
            <text:p>0,00017325</text:p>
          </table:table-cell>
          <table:table-cell office:value-type="float" office:value="0.000121853" calcext:value-type="float">
            <text:p>0,000121853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000174908" calcext:value-type="float">
            <text:p>0,000174908</text:p>
          </table:table-cell>
          <table:table-cell office:value-type="float" office:value="0.000123602" calcext:value-type="float">
            <text:p>0,000123602</text:p>
          </table:table-cell>
        </table:table-row>
        <table:table-row table:style-name="ro1">
          <table:table-cell office:value-type="float" office:value="2.11" calcext:value-type="float">
            <text:p>2,11</text:p>
          </table:table-cell>
          <table:table-cell office:value-type="float" office:value="0.000176574" calcext:value-type="float">
            <text:p>0,000176574</text:p>
          </table:table-cell>
          <table:table-cell office:value-type="float" office:value="0.000125367" calcext:value-type="float">
            <text:p>0,000125367</text:p>
          </table:table-cell>
        </table:table-row>
        <table:table-row table:style-name="ro1">
          <table:table-cell office:value-type="float" office:value="2.12" calcext:value-type="float">
            <text:p>2,12</text:p>
          </table:table-cell>
          <table:table-cell office:value-type="float" office:value="0.000178247" calcext:value-type="float">
            <text:p>0,000178247</text:p>
          </table:table-cell>
          <table:table-cell office:value-type="float" office:value="0.00012715" calcext:value-type="float">
            <text:p>0,00012715</text:p>
          </table:table-cell>
        </table:table-row>
        <table:table-row table:style-name="ro1">
          <table:table-cell office:value-type="float" office:value="2.13" calcext:value-type="float">
            <text:p>2,13</text:p>
          </table:table-cell>
          <table:table-cell office:value-type="float" office:value="0.000179929" calcext:value-type="float">
            <text:p>0,000179929</text:p>
          </table:table-cell>
          <table:table-cell office:value-type="float" office:value="0.000128949" calcext:value-type="float">
            <text:p>0,000128949</text:p>
          </table:table-cell>
        </table:table-row>
        <table:table-row table:style-name="ro1">
          <table:table-cell office:value-type="float" office:value="2.14" calcext:value-type="float">
            <text:p>2,14</text:p>
          </table:table-cell>
          <table:table-cell office:value-type="float" office:value="0.000181618" calcext:value-type="float">
            <text:p>0,000181618</text:p>
          </table:table-cell>
          <table:table-cell office:value-type="float" office:value="0.000130765" calcext:value-type="float">
            <text:p>0,000130765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000183316" calcext:value-type="float">
            <text:p>0,000183316</text:p>
          </table:table-cell>
          <table:table-cell office:value-type="float" office:value="0.000132598" calcext:value-type="float">
            <text:p>0,000132598</text:p>
          </table:table-cell>
        </table:table-row>
        <table:table-row table:style-name="ro1">
          <table:table-cell office:value-type="float" office:value="2.16" calcext:value-type="float">
            <text:p>2,16</text:p>
          </table:table-cell>
          <table:table-cell office:value-type="float" office:value="0.000185021" calcext:value-type="float">
            <text:p>0,000185021</text:p>
          </table:table-cell>
          <table:table-cell office:value-type="float" office:value="0.000134449" calcext:value-type="float">
            <text:p>0,000134449</text:p>
          </table:table-cell>
        </table:table-row>
        <table:table-row table:style-name="ro1">
          <table:table-cell office:value-type="float" office:value="2.17" calcext:value-type="float">
            <text:p>2,17</text:p>
          </table:table-cell>
          <table:table-cell office:value-type="float" office:value="0.000186734" calcext:value-type="float">
            <text:p>0,000186734</text:p>
          </table:table-cell>
          <table:table-cell office:value-type="float" office:value="0.000136316" calcext:value-type="float">
            <text:p>0,000136316</text:p>
          </table:table-cell>
        </table:table-row>
        <table:table-row table:style-name="ro1">
          <table:table-cell office:value-type="float" office:value="2.18" calcext:value-type="float">
            <text:p>2,18</text:p>
          </table:table-cell>
          <table:table-cell office:value-type="float" office:value="0.000188455" calcext:value-type="float">
            <text:p>0,000188455</text:p>
          </table:table-cell>
          <table:table-cell office:value-type="float" office:value="0.000138201" calcext:value-type="float">
            <text:p>0,000138201</text:p>
          </table:table-cell>
        </table:table-row>
        <table:table-row table:style-name="ro1">
          <table:table-cell office:value-type="float" office:value="2.19" calcext:value-type="float">
            <text:p>2,19</text:p>
          </table:table-cell>
          <table:table-cell office:value-type="float" office:value="0.000190184" calcext:value-type="float">
            <text:p>0,000190184</text:p>
          </table:table-cell>
          <table:table-cell office:value-type="float" office:value="0.000140102" calcext:value-type="float">
            <text:p>0,000140102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000191921" calcext:value-type="float">
            <text:p>0,000191921</text:p>
          </table:table-cell>
          <table:table-cell office:value-type="float" office:value="0.000142022" calcext:value-type="float">
            <text:p>0,000142022</text:p>
          </table:table-cell>
        </table:table-row>
        <table:table-row table:style-name="ro1">
          <table:table-cell office:value-type="float" office:value="2.21" calcext:value-type="float">
            <text:p>2,21</text:p>
          </table:table-cell>
          <table:table-cell office:value-type="float" office:value="0.000193666" calcext:value-type="float">
            <text:p>0,000193666</text:p>
          </table:table-cell>
          <table:table-cell office:value-type="float" office:value="0.000143958" calcext:value-type="float">
            <text:p>0,000143958</text:p>
          </table:table-cell>
        </table:table-row>
        <table:table-row table:style-name="ro1">
          <table:table-cell office:value-type="float" office:value="2.22" calcext:value-type="float">
            <text:p>2,22</text:p>
          </table:table-cell>
          <table:table-cell office:value-type="float" office:value="0.000195418" calcext:value-type="float">
            <text:p>0,000195418</text:p>
          </table:table-cell>
          <table:table-cell office:value-type="float" office:value="0.000145912" calcext:value-type="float">
            <text:p>0,000145912</text:p>
          </table:table-cell>
        </table:table-row>
        <table:table-row table:style-name="ro1">
          <table:table-cell office:value-type="float" office:value="2.23" calcext:value-type="float">
            <text:p>2,23</text:p>
          </table:table-cell>
          <table:table-cell office:value-type="float" office:value="0.000197179" calcext:value-type="float">
            <text:p>0,000197179</text:p>
          </table:table-cell>
          <table:table-cell office:value-type="float" office:value="0.000147884" calcext:value-type="float">
            <text:p>0,000147884</text:p>
          </table:table-cell>
        </table:table-row>
        <table:table-row table:style-name="ro1">
          <table:table-cell office:value-type="float" office:value="2.24" calcext:value-type="float">
            <text:p>2,24</text:p>
          </table:table-cell>
          <table:table-cell office:value-type="float" office:value="0.000198947" calcext:value-type="float">
            <text:p>0,000198947</text:p>
          </table:table-cell>
          <table:table-cell office:value-type="float" office:value="0.000149874" calcext:value-type="float">
            <text:p>0,000149874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000200724" calcext:value-type="float">
            <text:p>0,000200724</text:p>
          </table:table-cell>
          <table:table-cell office:value-type="float" office:value="0.000151881" calcext:value-type="float">
            <text:p>0,000151881</text:p>
          </table:table-cell>
        </table:table-row>
        <table:table-row table:style-name="ro1">
          <table:table-cell office:value-type="float" office:value="2.26" calcext:value-type="float">
            <text:p>2,26</text:p>
          </table:table-cell>
          <table:table-cell office:value-type="float" office:value="0.000202508" calcext:value-type="float">
            <text:p>0,000202508</text:p>
          </table:table-cell>
          <table:table-cell office:value-type="float" office:value="0.000153906" calcext:value-type="float">
            <text:p>0,000153906</text:p>
          </table:table-cell>
        </table:table-row>
        <table:table-row table:style-name="ro1">
          <table:table-cell office:value-type="float" office:value="2.27" calcext:value-type="float">
            <text:p>2,27</text:p>
          </table:table-cell>
          <table:table-cell office:value-type="float" office:value="0.0002043" calcext:value-type="float">
            <text:p>0,0002043</text:p>
          </table:table-cell>
          <table:table-cell office:value-type="float" office:value="0.000155949" calcext:value-type="float">
            <text:p>0,000155949</text:p>
          </table:table-cell>
        </table:table-row>
        <table:table-row table:style-name="ro1">
          <table:table-cell office:value-type="float" office:value="2.28" calcext:value-type="float">
            <text:p>2,28</text:p>
          </table:table-cell>
          <table:table-cell office:value-type="float" office:value="0.0002061" calcext:value-type="float">
            <text:p>0,0002061</text:p>
          </table:table-cell>
          <table:table-cell office:value-type="float" office:value="0.00015801" calcext:value-type="float">
            <text:p>0,00015801</text:p>
          </table:table-cell>
        </table:table-row>
        <table:table-row table:style-name="ro1">
          <table:table-cell office:value-type="float" office:value="2.29" calcext:value-type="float">
            <text:p>2,29</text:p>
          </table:table-cell>
          <table:table-cell office:value-type="float" office:value="0.000207908" calcext:value-type="float">
            <text:p>0,000207908</text:p>
          </table:table-cell>
          <table:table-cell office:value-type="float" office:value="0.000160089" calcext:value-type="float">
            <text:p>0,000160089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000209724" calcext:value-type="float">
            <text:p>0,000209724</text:p>
          </table:table-cell>
          <table:table-cell office:value-type="float" office:value="0.000162186" calcext:value-type="float">
            <text:p>0,000162186</text:p>
          </table:table-cell>
        </table:table-row>
        <table:table-row table:style-name="ro1">
          <table:table-cell office:value-type="float" office:value="2.31" calcext:value-type="float">
            <text:p>2,31</text:p>
          </table:table-cell>
          <table:table-cell office:value-type="float" office:value="0.000211547" calcext:value-type="float">
            <text:p>0,000211547</text:p>
          </table:table-cell>
          <table:table-cell office:value-type="float" office:value="0.000164302" calcext:value-type="float">
            <text:p>0,000164302</text:p>
          </table:table-cell>
        </table:table-row>
        <table:table-row table:style-name="ro1">
          <table:table-cell office:value-type="float" office:value="2.32" calcext:value-type="float">
            <text:p>2,32</text:p>
          </table:table-cell>
          <table:table-cell office:value-type="float" office:value="0.000213379" calcext:value-type="float">
            <text:p>0,000213379</text:p>
          </table:table-cell>
          <table:table-cell office:value-type="float" office:value="0.000166436" calcext:value-type="float">
            <text:p>0,000166436</text:p>
          </table:table-cell>
        </table:table-row>
        <table:table-row table:style-name="ro1">
          <table:table-cell office:value-type="float" office:value="2.33" calcext:value-type="float">
            <text:p>2,33</text:p>
          </table:table-cell>
          <table:table-cell office:value-type="float" office:value="0.000215218" calcext:value-type="float">
            <text:p>0,000215218</text:p>
          </table:table-cell>
          <table:table-cell office:value-type="float" office:value="0.000168588" calcext:value-type="float">
            <text:p>0,000168588</text:p>
          </table:table-cell>
        </table:table-row>
        <table:table-row table:style-name="ro1">
          <table:table-cell office:value-type="float" office:value="2.34" calcext:value-type="float">
            <text:p>2,34</text:p>
          </table:table-cell>
          <table:table-cell office:value-type="float" office:value="0.000217066" calcext:value-type="float">
            <text:p>0,000217066</text:p>
          </table:table-cell>
          <table:table-cell office:value-type="float" office:value="0.000170758" calcext:value-type="float">
            <text:p>0,000170758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0.000218921" calcext:value-type="float">
            <text:p>0,000218921</text:p>
          </table:table-cell>
          <table:table-cell office:value-type="float" office:value="0.000172948" calcext:value-type="float">
            <text:p>0,000172948</text:p>
          </table:table-cell>
        </table:table-row>
        <table:table-row table:style-name="ro1">
          <table:table-cell office:value-type="float" office:value="2.36" calcext:value-type="float">
            <text:p>2,36</text:p>
          </table:table-cell>
          <table:table-cell office:value-type="float" office:value="0.000220784" calcext:value-type="float">
            <text:p>0,000220784</text:p>
          </table:table-cell>
          <table:table-cell office:value-type="float" office:value="0.000175155" calcext:value-type="float">
            <text:p>0,000175155</text:p>
          </table:table-cell>
        </table:table-row>
        <table:table-row table:style-name="ro1">
          <table:table-cell office:value-type="float" office:value="2.37" calcext:value-type="float">
            <text:p>2,37</text:p>
          </table:table-cell>
          <table:table-cell office:value-type="float" office:value="0.000222655" calcext:value-type="float">
            <text:p>0,000222655</text:p>
          </table:table-cell>
          <table:table-cell office:value-type="float" office:value="0.000177382" calcext:value-type="float">
            <text:p>0,000177382</text:p>
          </table:table-cell>
        </table:table-row>
        <table:table-row table:style-name="ro1">
          <table:table-cell office:value-type="float" office:value="2.38" calcext:value-type="float">
            <text:p>2,38</text:p>
          </table:table-cell>
          <table:table-cell office:value-type="float" office:value="0.000224534" calcext:value-type="float">
            <text:p>0,000224534</text:p>
          </table:table-cell>
          <table:table-cell office:value-type="float" office:value="0.000179627" calcext:value-type="float">
            <text:p>0,000179627</text:p>
          </table:table-cell>
        </table:table-row>
        <table:table-row table:style-name="ro1">
          <table:table-cell office:value-type="float" office:value="2.39" calcext:value-type="float">
            <text:p>2,39</text:p>
          </table:table-cell>
          <table:table-cell office:value-type="float" office:value="0.000226421" calcext:value-type="float">
            <text:p>0,000226421</text:p>
          </table:table-cell>
          <table:table-cell office:value-type="float" office:value="0.000181892" calcext:value-type="float">
            <text:p>0,000181892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000228316" calcext:value-type="float">
            <text:p>0,000228316</text:p>
          </table:table-cell>
          <table:table-cell office:value-type="float" office:value="0.000184175" calcext:value-type="float">
            <text:p>0,000184175</text:p>
          </table:table-cell>
        </table:table-row>
        <table:table-row table:style-name="ro1">
          <table:table-cell office:value-type="float" office:value="2.41" calcext:value-type="float">
            <text:p>2,41</text:p>
          </table:table-cell>
          <table:table-cell office:value-type="float" office:value="0.000230218" calcext:value-type="float">
            <text:p>0,000230218</text:p>
          </table:table-cell>
          <table:table-cell office:value-type="float" office:value="0.000186477" calcext:value-type="float">
            <text:p>0,000186477</text:p>
          </table:table-cell>
        </table:table-row>
        <table:table-row table:style-name="ro1">
          <table:table-cell office:value-type="float" office:value="2.42" calcext:value-type="float">
            <text:p>2,42</text:p>
          </table:table-cell>
          <table:table-cell office:value-type="float" office:value="0.000232129" calcext:value-type="float">
            <text:p>0,000232129</text:p>
          </table:table-cell>
          <table:table-cell office:value-type="float" office:value="0.000188798" calcext:value-type="float">
            <text:p>0,000188798</text:p>
          </table:table-cell>
        </table:table-row>
        <table:table-row table:style-name="ro1">
          <table:table-cell office:value-type="float" office:value="2.43" calcext:value-type="float">
            <text:p>2,43</text:p>
          </table:table-cell>
          <table:table-cell office:value-type="float" office:value="0.000234047" calcext:value-type="float">
            <text:p>0,000234047</text:p>
          </table:table-cell>
          <table:table-cell office:value-type="float" office:value="0.000191139" calcext:value-type="float">
            <text:p>0,000191139</text:p>
          </table:table-cell>
        </table:table-row>
        <table:table-row table:style-name="ro1">
          <table:table-cell office:value-type="float" office:value="2.44" calcext:value-type="float">
            <text:p>2,44</text:p>
          </table:table-cell>
          <table:table-cell office:value-type="float" office:value="0.000235974" calcext:value-type="float">
            <text:p>0,000235974</text:p>
          </table:table-cell>
          <table:table-cell office:value-type="float" office:value="0.000193498" calcext:value-type="float">
            <text:p>0,000193498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0.000237908" calcext:value-type="float">
            <text:p>0,000237908</text:p>
          </table:table-cell>
          <table:table-cell office:value-type="float" office:value="0.000195878" calcext:value-type="float">
            <text:p>0,000195878</text:p>
          </table:table-cell>
        </table:table-row>
        <table:table-row table:style-name="ro1">
          <table:table-cell office:value-type="float" office:value="2.46" calcext:value-type="float">
            <text:p>2,46</text:p>
          </table:table-cell>
          <table:table-cell office:value-type="float" office:value="0.00023985" calcext:value-type="float">
            <text:p>0,00023985</text:p>
          </table:table-cell>
          <table:table-cell office:value-type="float" office:value="0.000198276" calcext:value-type="float">
            <text:p>0,000198276</text:p>
          </table:table-cell>
        </table:table-row>
        <table:table-row table:style-name="ro1">
          <table:table-cell office:value-type="float" office:value="2.47" calcext:value-type="float">
            <text:p>2,47</text:p>
          </table:table-cell>
          <table:table-cell office:value-type="float" office:value="0.0002418" calcext:value-type="float">
            <text:p>0,0002418</text:p>
          </table:table-cell>
          <table:table-cell office:value-type="float" office:value="0.000200694" calcext:value-type="float">
            <text:p>0,000200694</text:p>
          </table:table-cell>
        </table:table-row>
        <table:table-row table:style-name="ro1">
          <table:table-cell office:value-type="float" office:value="2.48" calcext:value-type="float">
            <text:p>2,48</text:p>
          </table:table-cell>
          <table:table-cell office:value-type="float" office:value="0.000243758" calcext:value-type="float">
            <text:p>0,000243758</text:p>
          </table:table-cell>
          <table:table-cell office:value-type="float" office:value="0.000203132" calcext:value-type="float">
            <text:p>0,000203132</text:p>
          </table:table-cell>
        </table:table-row>
        <table:table-row table:style-name="ro1">
          <table:table-cell office:value-type="float" office:value="2.49" calcext:value-type="float">
            <text:p>2,49</text:p>
          </table:table-cell>
          <table:table-cell office:value-type="float" office:value="0.000245724" calcext:value-type="float">
            <text:p>0,000245724</text:p>
          </table:table-cell>
          <table:table-cell office:value-type="float" office:value="0.000205589" calcext:value-type="float">
            <text:p>0,000205589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00247697" calcext:value-type="float">
            <text:p>0,000247697</text:p>
          </table:table-cell>
          <table:table-cell office:value-type="float" office:value="0.000208066" calcext:value-type="float">
            <text:p>0,000208066</text:p>
          </table:table-cell>
        </table:table-row>
        <table:table-row table:style-name="ro1">
          <table:table-cell office:value-type="float" office:value="2.51" calcext:value-type="float">
            <text:p>2,51</text:p>
          </table:table-cell>
          <table:table-cell office:value-type="float" office:value="0.000249679" calcext:value-type="float">
            <text:p>0,000249679</text:p>
          </table:table-cell>
          <table:table-cell office:value-type="float" office:value="0.000210563" calcext:value-type="float">
            <text:p>0,000210563</text:p>
          </table:table-cell>
        </table:table-row>
        <table:table-row table:style-name="ro1">
          <table:table-cell office:value-type="float" office:value="2.52" calcext:value-type="float">
            <text:p>2,52</text:p>
          </table:table-cell>
          <table:table-cell office:value-type="float" office:value="0.000251668" calcext:value-type="float">
            <text:p>0,000251668</text:p>
          </table:table-cell>
          <table:table-cell office:value-type="float" office:value="0.000213079" calcext:value-type="float">
            <text:p>0,000213079</text:p>
          </table:table-cell>
        </table:table-row>
        <table:table-row table:style-name="ro1">
          <table:table-cell office:value-type="float" office:value="2.53" calcext:value-type="float">
            <text:p>2,53</text:p>
          </table:table-cell>
          <table:table-cell office:value-type="float" office:value="0.000253666" calcext:value-type="float">
            <text:p>0,000253666</text:p>
          </table:table-cell>
          <table:table-cell office:value-type="float" office:value="0.000215616" calcext:value-type="float">
            <text:p>0,000215616</text:p>
          </table:table-cell>
        </table:table-row>
        <table:table-row table:style-name="ro1">
          <table:table-cell office:value-type="float" office:value="2.54" calcext:value-type="float">
            <text:p>2,54</text:p>
          </table:table-cell>
          <table:table-cell office:value-type="float" office:value="0.000255671" calcext:value-type="float">
            <text:p>0,000255671</text:p>
          </table:table-cell>
          <table:table-cell office:value-type="float" office:value="0.000218173" calcext:value-type="float">
            <text:p>0,000218173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0.000257684" calcext:value-type="float">
            <text:p>0,000257684</text:p>
          </table:table-cell>
          <table:table-cell office:value-type="float" office:value="0.000220749" calcext:value-type="float">
            <text:p>0,000220749</text:p>
          </table:table-cell>
        </table:table-row>
        <table:table-row table:style-name="ro1">
          <table:table-cell office:value-type="float" office:value="2.56" calcext:value-type="float">
            <text:p>2,56</text:p>
          </table:table-cell>
          <table:table-cell office:value-type="float" office:value="0.000259705" calcext:value-type="float">
            <text:p>0,000259705</text:p>
          </table:table-cell>
          <table:table-cell office:value-type="float" office:value="0.000223347" calcext:value-type="float">
            <text:p>0,000223347</text:p>
          </table:table-cell>
        </table:table-row>
        <table:table-row table:style-name="ro1">
          <table:table-cell office:value-type="float" office:value="2.57" calcext:value-type="float">
            <text:p>2,57</text:p>
          </table:table-cell>
          <table:table-cell office:value-type="float" office:value="0.000261734" calcext:value-type="float">
            <text:p>0,000261734</text:p>
          </table:table-cell>
          <table:table-cell office:value-type="float" office:value="0.000225964" calcext:value-type="float">
            <text:p>0,000225964</text:p>
          </table:table-cell>
        </table:table-row>
        <table:table-row table:style-name="ro1">
          <table:table-cell office:value-type="float" office:value="2.58" calcext:value-type="float">
            <text:p>2,58</text:p>
          </table:table-cell>
          <table:table-cell office:value-type="float" office:value="0.000263771" calcext:value-type="float">
            <text:p>0,000263771</text:p>
          </table:table-cell>
          <table:table-cell office:value-type="float" office:value="0.000228602" calcext:value-type="float">
            <text:p>0,000228602</text:p>
          </table:table-cell>
        </table:table-row>
        <table:table-row table:style-name="ro1">
          <table:table-cell office:value-type="float" office:value="2.59" calcext:value-type="float">
            <text:p>2,59</text:p>
          </table:table-cell>
          <table:table-cell office:value-type="float" office:value="0.000265816" calcext:value-type="float">
            <text:p>0,000265816</text:p>
          </table:table-cell>
          <table:table-cell office:value-type="float" office:value="0.00023126" calcext:value-type="float">
            <text:p>0,00023126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000267868" calcext:value-type="float">
            <text:p>0,000267868</text:p>
          </table:table-cell>
          <table:table-cell office:value-type="float" office:value="0.000233938" calcext:value-type="float">
            <text:p>0,000233938</text:p>
          </table:table-cell>
        </table:table-row>
        <table:table-row table:style-name="ro1">
          <table:table-cell office:value-type="float" office:value="2.61" calcext:value-type="float">
            <text:p>2,61</text:p>
          </table:table-cell>
          <table:table-cell office:value-type="float" office:value="0.000269929" calcext:value-type="float">
            <text:p>0,000269929</text:p>
          </table:table-cell>
          <table:table-cell office:value-type="float" office:value="0.000236638" calcext:value-type="float">
            <text:p>0,000236638</text:p>
          </table:table-cell>
        </table:table-row>
        <table:table-row table:style-name="ro1">
          <table:table-cell office:value-type="float" office:value="2.62" calcext:value-type="float">
            <text:p>2,62</text:p>
          </table:table-cell>
          <table:table-cell office:value-type="float" office:value="0.000271997" calcext:value-type="float">
            <text:p>0,000271997</text:p>
          </table:table-cell>
          <table:table-cell office:value-type="float" office:value="0.000239358" calcext:value-type="float">
            <text:p>0,000239358</text:p>
          </table:table-cell>
        </table:table-row>
        <table:table-row table:style-name="ro1">
          <table:table-cell office:value-type="float" office:value="2.63" calcext:value-type="float">
            <text:p>2,63</text:p>
          </table:table-cell>
          <table:table-cell office:value-type="float" office:value="0.000274074" calcext:value-type="float">
            <text:p>0,000274074</text:p>
          </table:table-cell>
          <table:table-cell office:value-type="float" office:value="0.000242098" calcext:value-type="float">
            <text:p>0,000242098</text:p>
          </table:table-cell>
        </table:table-row>
        <table:table-row table:style-name="ro1">
          <table:table-cell office:value-type="float" office:value="2.64" calcext:value-type="float">
            <text:p>2,64</text:p>
          </table:table-cell>
          <table:table-cell office:value-type="float" office:value="0.000276158" calcext:value-type="float">
            <text:p>0,000276158</text:p>
          </table:table-cell>
          <table:table-cell office:value-type="float" office:value="0.00024486" calcext:value-type="float">
            <text:p>0,00024486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0.00027825" calcext:value-type="float">
            <text:p>0,00027825</text:p>
          </table:table-cell>
          <table:table-cell office:value-type="float" office:value="0.000247642" calcext:value-type="float">
            <text:p>0,000247642</text:p>
          </table:table-cell>
        </table:table-row>
        <table:table-row table:style-name="ro1">
          <table:table-cell office:value-type="float" office:value="2.66" calcext:value-type="float">
            <text:p>2,66</text:p>
          </table:table-cell>
          <table:table-cell office:value-type="float" office:value="0.00028035" calcext:value-type="float">
            <text:p>0,00028035</text:p>
          </table:table-cell>
          <table:table-cell office:value-type="float" office:value="0.000250446" calcext:value-type="float">
            <text:p>0,000250446</text:p>
          </table:table-cell>
        </table:table-row>
        <table:table-row table:style-name="ro1">
          <table:table-cell office:value-type="float" office:value="2.67" calcext:value-type="float">
            <text:p>2,67</text:p>
          </table:table-cell>
          <table:table-cell office:value-type="float" office:value="0.000282458" calcext:value-type="float">
            <text:p>0,000282458</text:p>
          </table:table-cell>
          <table:table-cell office:value-type="float" office:value="0.000253271" calcext:value-type="float">
            <text:p>0,000253271</text:p>
          </table:table-cell>
        </table:table-row>
        <table:table-row table:style-name="ro1">
          <table:table-cell office:value-type="float" office:value="2.68" calcext:value-type="float">
            <text:p>2,68</text:p>
          </table:table-cell>
          <table:table-cell office:value-type="float" office:value="0.000284574" calcext:value-type="float">
            <text:p>0,000284574</text:p>
          </table:table-cell>
          <table:table-cell office:value-type="float" office:value="0.000256116" calcext:value-type="float">
            <text:p>0,000256116</text:p>
          </table:table-cell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0.000286697" calcext:value-type="float">
            <text:p>0,000286697</text:p>
          </table:table-cell>
          <table:table-cell office:value-type="float" office:value="0.000258983" calcext:value-type="float">
            <text:p>0,000258983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.000288829" calcext:value-type="float">
            <text:p>0,000288829</text:p>
          </table:table-cell>
          <table:table-cell office:value-type="float" office:value="0.000261872" calcext:value-type="float">
            <text:p>0,000261872</text:p>
          </table:table-cell>
        </table:table-row>
        <table:table-row table:style-name="ro1">
          <table:table-cell office:value-type="float" office:value="2.71" calcext:value-type="float">
            <text:p>2,71</text:p>
          </table:table-cell>
          <table:table-cell office:value-type="float" office:value="0.000290968" calcext:value-type="float">
            <text:p>0,000290968</text:p>
          </table:table-cell>
          <table:table-cell office:value-type="float" office:value="0.000264781" calcext:value-type="float">
            <text:p>0,000264781</text:p>
          </table:table-cell>
        </table:table-row>
        <table:table-row table:style-name="ro1">
          <table:table-cell office:value-type="float" office:value="2.72" calcext:value-type="float">
            <text:p>2,72</text:p>
          </table:table-cell>
          <table:table-cell office:value-type="float" office:value="0.000293116" calcext:value-type="float">
            <text:p>0,000293116</text:p>
          </table:table-cell>
          <table:table-cell office:value-type="float" office:value="0.000267712" calcext:value-type="float">
            <text:p>0,000267712</text:p>
          </table:table-cell>
        </table:table-row>
        <table:table-row table:style-name="ro1">
          <table:table-cell office:value-type="float" office:value="2.73" calcext:value-type="float">
            <text:p>2,73</text:p>
          </table:table-cell>
          <table:table-cell office:value-type="float" office:value="0.000295271" calcext:value-type="float">
            <text:p>0,000295271</text:p>
          </table:table-cell>
          <table:table-cell office:value-type="float" office:value="0.000270665" calcext:value-type="float">
            <text:p>0,000270665</text:p>
          </table:table-cell>
        </table:table-row>
        <table:table-row table:style-name="ro1">
          <table:table-cell office:value-type="float" office:value="2.74" calcext:value-type="float">
            <text:p>2,74</text:p>
          </table:table-cell>
          <table:table-cell office:value-type="float" office:value="0.000297434" calcext:value-type="float">
            <text:p>0,000297434</text:p>
          </table:table-cell>
          <table:table-cell office:value-type="float" office:value="0.000273639" calcext:value-type="float">
            <text:p>0,000273639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0.000299605" calcext:value-type="float">
            <text:p>0,000299605</text:p>
          </table:table-cell>
          <table:table-cell office:value-type="float" office:value="0.000276636" calcext:value-type="float">
            <text:p>0,000276636</text:p>
          </table:table-cell>
        </table:table-row>
        <table:table-row table:style-name="ro1">
          <table:table-cell office:value-type="float" office:value="2.76" calcext:value-type="float">
            <text:p>2,76</text:p>
          </table:table-cell>
          <table:table-cell office:value-type="float" office:value="0.000301784" calcext:value-type="float">
            <text:p>0,000301784</text:p>
          </table:table-cell>
          <table:table-cell office:value-type="float" office:value="0.000279653" calcext:value-type="float">
            <text:p>0,000279653</text:p>
          </table:table-cell>
        </table:table-row>
        <table:table-row table:style-name="ro1">
          <table:table-cell office:value-type="float" office:value="2.77" calcext:value-type="float">
            <text:p>2,77</text:p>
          </table:table-cell>
          <table:table-cell office:value-type="float" office:value="0.000303971" calcext:value-type="float">
            <text:p>0,000303971</text:p>
          </table:table-cell>
          <table:table-cell office:value-type="float" office:value="0.000282693" calcext:value-type="float">
            <text:p>0,000282693</text:p>
          </table:table-cell>
        </table:table-row>
        <table:table-row table:style-name="ro1">
          <table:table-cell office:value-type="float" office:value="2.78" calcext:value-type="float">
            <text:p>2,78</text:p>
          </table:table-cell>
          <table:table-cell office:value-type="float" office:value="0.000306166" calcext:value-type="float">
            <text:p>0,000306166</text:p>
          </table:table-cell>
          <table:table-cell office:value-type="float" office:value="0.000285755" calcext:value-type="float">
            <text:p>0,000285755</text:p>
          </table:table-cell>
        </table:table-row>
        <table:table-row table:style-name="ro1">
          <table:table-cell office:value-type="float" office:value="2.79" calcext:value-type="float">
            <text:p>2,79</text:p>
          </table:table-cell>
          <table:table-cell office:value-type="float" office:value="0.000308368" calcext:value-type="float">
            <text:p>0,000308368</text:p>
          </table:table-cell>
          <table:table-cell office:value-type="float" office:value="0.000288838" calcext:value-type="float">
            <text:p>0,000288838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.000310579" calcext:value-type="float">
            <text:p>0,000310579</text:p>
          </table:table-cell>
          <table:table-cell office:value-type="float" office:value="0.000291944" calcext:value-type="float">
            <text:p>0,000291944</text:p>
          </table:table-cell>
        </table:table-row>
        <table:table-row table:style-name="ro1">
          <table:table-cell office:value-type="float" office:value="2.81" calcext:value-type="float">
            <text:p>2,81</text:p>
          </table:table-cell>
          <table:table-cell office:value-type="float" office:value="0.000312797" calcext:value-type="float">
            <text:p>0,000312797</text:p>
          </table:table-cell>
          <table:table-cell office:value-type="float" office:value="0.000295072" calcext:value-type="float">
            <text:p>0,000295072</text:p>
          </table:table-cell>
        </table:table-row>
        <table:table-row table:style-name="ro1">
          <table:table-cell office:value-type="float" office:value="2.82" calcext:value-type="float">
            <text:p>2,82</text:p>
          </table:table-cell>
          <table:table-cell office:value-type="float" office:value="0.000315024" calcext:value-type="float">
            <text:p>0,000315024</text:p>
          </table:table-cell>
          <table:table-cell office:value-type="float" office:value="0.000298222" calcext:value-type="float">
            <text:p>0,000298222</text:p>
          </table:table-cell>
        </table:table-row>
        <table:table-row table:style-name="ro1">
          <table:table-cell office:value-type="float" office:value="2.83" calcext:value-type="float">
            <text:p>2,83</text:p>
          </table:table-cell>
          <table:table-cell office:value-type="float" office:value="0.000317258" calcext:value-type="float">
            <text:p>0,000317258</text:p>
          </table:table-cell>
          <table:table-cell office:value-type="float" office:value="0.000301395" calcext:value-type="float">
            <text:p>0,000301395</text:p>
          </table:table-cell>
        </table:table-row>
        <table:table-row table:style-name="ro1">
          <table:table-cell office:value-type="float" office:value="2.84" calcext:value-type="float">
            <text:p>2,84</text:p>
          </table:table-cell>
          <table:table-cell office:value-type="float" office:value="0.0003195" calcext:value-type="float">
            <text:p>0,0003195</text:p>
          </table:table-cell>
          <table:table-cell office:value-type="float" office:value="0.00030459" calcext:value-type="float">
            <text:p>0,00030459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0.00032175" calcext:value-type="float">
            <text:p>0,00032175</text:p>
          </table:table-cell>
          <table:table-cell office:value-type="float" office:value="0.000307807" calcext:value-type="float">
            <text:p>0,000307807</text:p>
          </table:table-cell>
        </table:table-row>
        <table:table-row table:style-name="ro1">
          <table:table-cell office:value-type="float" office:value="2.86" calcext:value-type="float">
            <text:p>2,86</text:p>
          </table:table-cell>
          <table:table-cell office:value-type="float" office:value="0.000324008" calcext:value-type="float">
            <text:p>0,000324008</text:p>
          </table:table-cell>
          <table:table-cell office:value-type="float" office:value="0.000311048" calcext:value-type="float">
            <text:p>0,000311048</text:p>
          </table:table-cell>
        </table:table-row>
        <table:table-row table:style-name="ro1">
          <table:table-cell office:value-type="float" office:value="2.87" calcext:value-type="float">
            <text:p>2,87</text:p>
          </table:table-cell>
          <table:table-cell office:value-type="float" office:value="0.000326274" calcext:value-type="float">
            <text:p>0,000326274</text:p>
          </table:table-cell>
          <table:table-cell office:value-type="float" office:value="0.00031431" calcext:value-type="float">
            <text:p>0,00031431</text:p>
          </table:table-cell>
        </table:table-row>
        <table:table-row table:style-name="ro1">
          <table:table-cell office:value-type="float" office:value="2.88" calcext:value-type="float">
            <text:p>2,88</text:p>
          </table:table-cell>
          <table:table-cell office:value-type="float" office:value="0.000328547" calcext:value-type="float">
            <text:p>0,000328547</text:p>
          </table:table-cell>
          <table:table-cell office:value-type="float" office:value="0.000317596" calcext:value-type="float">
            <text:p>0,000317596</text:p>
          </table:table-cell>
        </table:table-row>
        <table:table-row table:style-name="ro1">
          <table:table-cell office:value-type="float" office:value="2.89" calcext:value-type="float">
            <text:p>2,89</text:p>
          </table:table-cell>
          <table:table-cell office:value-type="float" office:value="0.000330829" calcext:value-type="float">
            <text:p>0,000330829</text:p>
          </table:table-cell>
          <table:table-cell office:value-type="float" office:value="0.000320904" calcext:value-type="float">
            <text:p>0,000320904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0.000333118" calcext:value-type="float">
            <text:p>0,000333118</text:p>
          </table:table-cell>
          <table:table-cell office:value-type="float" office:value="0.000324235" calcext:value-type="float">
            <text:p>0,000324235</text:p>
          </table:table-cell>
        </table:table-row>
        <table:table-row table:style-name="ro1">
          <table:table-cell office:value-type="float" office:value="2.91" calcext:value-type="float">
            <text:p>2,91</text:p>
          </table:table-cell>
          <table:table-cell office:value-type="float" office:value="0.000335416" calcext:value-type="float">
            <text:p>0,000335416</text:p>
          </table:table-cell>
          <table:table-cell office:value-type="float" office:value="0.000327589" calcext:value-type="float">
            <text:p>0,000327589</text:p>
          </table:table-cell>
        </table:table-row>
        <table:table-row table:style-name="ro1">
          <table:table-cell office:value-type="float" office:value="2.92" calcext:value-type="float">
            <text:p>2,92</text:p>
          </table:table-cell>
          <table:table-cell office:value-type="float" office:value="0.000337721" calcext:value-type="float">
            <text:p>0,000337721</text:p>
          </table:table-cell>
          <table:table-cell office:value-type="float" office:value="0.000330967" calcext:value-type="float">
            <text:p>0,000330967</text:p>
          </table:table-cell>
        </table:table-row>
        <table:table-row table:style-name="ro1">
          <table:table-cell office:value-type="float" office:value="2.93" calcext:value-type="float">
            <text:p>2,93</text:p>
          </table:table-cell>
          <table:table-cell office:value-type="float" office:value="0.000340034" calcext:value-type="float">
            <text:p>0,000340034</text:p>
          </table:table-cell>
          <table:table-cell office:value-type="float" office:value="0.000334367" calcext:value-type="float">
            <text:p>0,000334367</text:p>
          </table:table-cell>
        </table:table-row>
        <table:table-row table:style-name="ro1">
          <table:table-cell office:value-type="float" office:value="2.94" calcext:value-type="float">
            <text:p>2,94</text:p>
          </table:table-cell>
          <table:table-cell office:value-type="float" office:value="0.000342355" calcext:value-type="float">
            <text:p>0,000342355</text:p>
          </table:table-cell>
          <table:table-cell office:value-type="float" office:value="0.000337791" calcext:value-type="float">
            <text:p>0,000337791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0.000344684" calcext:value-type="float">
            <text:p>0,000344684</text:p>
          </table:table-cell>
          <table:table-cell office:value-type="float" office:value="0.000341237" calcext:value-type="float">
            <text:p>0,000341237</text:p>
          </table:table-cell>
        </table:table-row>
        <table:table-row table:style-name="ro1">
          <table:table-cell office:value-type="float" office:value="2.96" calcext:value-type="float">
            <text:p>2,96</text:p>
          </table:table-cell>
          <table:table-cell office:value-type="float" office:value="0.000347021" calcext:value-type="float">
            <text:p>0,000347021</text:p>
          </table:table-cell>
          <table:table-cell office:value-type="float" office:value="0.000344708" calcext:value-type="float">
            <text:p>0,000344708</text:p>
          </table:table-cell>
        </table:table-row>
        <table:table-row table:style-name="ro1">
          <table:table-cell office:value-type="float" office:value="2.97" calcext:value-type="float">
            <text:p>2,97</text:p>
          </table:table-cell>
          <table:table-cell office:value-type="float" office:value="0.000349366" calcext:value-type="float">
            <text:p>0,000349366</text:p>
          </table:table-cell>
          <table:table-cell office:value-type="float" office:value="0.000348201" calcext:value-type="float">
            <text:p>0,000348201</text:p>
          </table:table-cell>
        </table:table-row>
        <table:table-row table:style-name="ro1">
          <table:table-cell office:value-type="float" office:value="2.98" calcext:value-type="float">
            <text:p>2,98</text:p>
          </table:table-cell>
          <table:table-cell table:number-columns-repeated="2" office:value-type="float" office:value="0.000351718" calcext:value-type="float">
            <text:p>0,000351718</text:p>
          </table:table-cell>
        </table:table-row>
        <table:table-row table:style-name="ro1">
          <table:table-cell office:value-type="float" office:value="2.99" calcext:value-type="float">
            <text:p>2,99</text:p>
          </table:table-cell>
          <table:table-cell office:value-type="float" office:value="0.000354079" calcext:value-type="float">
            <text:p>0,000354079</text:p>
          </table:table-cell>
          <table:table-cell office:value-type="float" office:value="0.000355259" calcext:value-type="float">
            <text:p>0,0003552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356447" calcext:value-type="float">
            <text:p>0,000356447</text:p>
          </table:table-cell>
          <table:table-cell office:value-type="float" office:value="0.000358824" calcext:value-type="float">
            <text:p>0,000358824</text:p>
          </table:table-cell>
        </table:table-row>
        <table:table-row table:style-name="ro1">
          <table:table-cell office:value-type="float" office:value="3.01" calcext:value-type="float">
            <text:p>3,01</text:p>
          </table:table-cell>
          <table:table-cell office:value-type="float" office:value="0.000358824" calcext:value-type="float">
            <text:p>0,000358824</text:p>
          </table:table-cell>
          <table:table-cell office:value-type="float" office:value="0.000362412" calcext:value-type="float">
            <text:p>0,000362412</text:p>
          </table:table-cell>
        </table:table-row>
        <table:table-row table:style-name="ro1">
          <table:table-cell office:value-type="float" office:value="3.02" calcext:value-type="float">
            <text:p>3,02</text:p>
          </table:table-cell>
          <table:table-cell office:value-type="float" office:value="0.000361208" calcext:value-type="float">
            <text:p>0,000361208</text:p>
          </table:table-cell>
          <table:table-cell office:value-type="float" office:value="0.000366024" calcext:value-type="float">
            <text:p>0,000366024</text:p>
          </table:table-cell>
        </table:table-row>
        <table:table-row table:style-name="ro1">
          <table:table-cell office:value-type="float" office:value="3.03" calcext:value-type="float">
            <text:p>3,03</text:p>
          </table:table-cell>
          <table:table-cell office:value-type="float" office:value="0.0003636" calcext:value-type="float">
            <text:p>0,0003636</text:p>
          </table:table-cell>
          <table:table-cell office:value-type="float" office:value="0.00036966" calcext:value-type="float">
            <text:p>0,00036966</text:p>
          </table:table-cell>
        </table:table-row>
        <table:table-row table:style-name="ro1">
          <table:table-cell office:value-type="float" office:value="3.04" calcext:value-type="float">
            <text:p>3,04</text:p>
          </table:table-cell>
          <table:table-cell office:value-type="float" office:value="0.000366" calcext:value-type="float">
            <text:p>0,000366</text:p>
          </table:table-cell>
          <table:table-cell office:value-type="float" office:value="0.00037332" calcext:value-type="float">
            <text:p>0,00037332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0.000368408" calcext:value-type="float">
            <text:p>0,000368408</text:p>
          </table:table-cell>
          <table:table-cell office:value-type="float" office:value="0.000377004" calcext:value-type="float">
            <text:p>0,000377004</text:p>
          </table:table-cell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0.000370824" calcext:value-type="float">
            <text:p>0,000370824</text:p>
          </table:table-cell>
          <table:table-cell office:value-type="float" office:value="0.000380712" calcext:value-type="float">
            <text:p>0,000380712</text:p>
          </table:table-cell>
        </table:table-row>
        <table:table-row table:style-name="ro1">
          <table:table-cell office:value-type="float" office:value="3.07" calcext:value-type="float">
            <text:p>3,07</text:p>
          </table:table-cell>
          <table:table-cell office:value-type="float" office:value="0.000373247" calcext:value-type="float">
            <text:p>0,000373247</text:p>
          </table:table-cell>
          <table:table-cell office:value-type="float" office:value="0.000384445" calcext:value-type="float">
            <text:p>0,000384445</text:p>
          </table:table-cell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0.000375679" calcext:value-type="float">
            <text:p>0,000375679</text:p>
          </table:table-cell>
          <table:table-cell office:value-type="float" office:value="0.000388202" calcext:value-type="float">
            <text:p>0,000388202</text:p>
          </table:table-cell>
        </table:table-row>
        <table:table-row table:style-name="ro1">
          <table:table-cell office:value-type="float" office:value="3.09" calcext:value-type="float">
            <text:p>3,09</text:p>
          </table:table-cell>
          <table:table-cell office:value-type="float" office:value="0.000378118" calcext:value-type="float">
            <text:p>0,000378118</text:p>
          </table:table-cell>
          <table:table-cell office:value-type="float" office:value="0.000391983" calcext:value-type="float">
            <text:p>0,000391983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0.000380566" calcext:value-type="float">
            <text:p>0,000380566</text:p>
          </table:table-cell>
          <table:table-cell office:value-type="float" office:value="0.000395788" calcext:value-type="float">
            <text:p>0,000395788</text:p>
          </table:table-cell>
        </table:table-row>
        <table:table-row table:style-name="ro1">
          <table:table-cell office:value-type="float" office:value="3.11" calcext:value-type="float">
            <text:p>3,11</text:p>
          </table:table-cell>
          <table:table-cell office:value-type="float" office:value="0.000383021" calcext:value-type="float">
            <text:p>0,000383021</text:p>
          </table:table-cell>
          <table:table-cell office:value-type="float" office:value="0.000399619" calcext:value-type="float">
            <text:p>0,000399619</text:p>
          </table:table-cell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0.000385484" calcext:value-type="float">
            <text:p>0,000385484</text:p>
          </table:table-cell>
          <table:table-cell office:value-type="float" office:value="0.000403473" calcext:value-type="float">
            <text:p>0,000403473</text:p>
          </table:table-cell>
        </table:table-row>
        <table:table-row table:style-name="ro1">
          <table:table-cell office:value-type="float" office:value="3.13" calcext:value-type="float">
            <text:p>3,13</text:p>
          </table:table-cell>
          <table:table-cell office:value-type="float" office:value="0.000387955" calcext:value-type="float">
            <text:p>0,000387955</text:p>
          </table:table-cell>
          <table:table-cell office:value-type="float" office:value="0.000407353" calcext:value-type="float">
            <text:p>0,000407353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office:value-type="float" office:value="0.000390434" calcext:value-type="float">
            <text:p>0,000390434</text:p>
          </table:table-cell>
          <table:table-cell office:value-type="float" office:value="0.000411257" calcext:value-type="float">
            <text:p>0,000411257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0.000392921" calcext:value-type="float">
            <text:p>0,000392921</text:p>
          </table:table-cell>
          <table:table-cell office:value-type="float" office:value="0.000415187" calcext:value-type="float">
            <text:p>0,000415187</text:p>
          </table:table-cell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0.000395416" calcext:value-type="float">
            <text:p>0,000395416</text:p>
          </table:table-cell>
          <table:table-cell office:value-type="float" office:value="0.000419141" calcext:value-type="float">
            <text:p>0,000419141</text:p>
          </table:table-cell>
        </table:table-row>
        <table:table-row table:style-name="ro1">
          <table:table-cell office:value-type="float" office:value="3.17" calcext:value-type="float">
            <text:p>3,17</text:p>
          </table:table-cell>
          <table:table-cell office:value-type="float" office:value="0.000397918" calcext:value-type="float">
            <text:p>0,000397918</text:p>
          </table:table-cell>
          <table:table-cell office:value-type="float" office:value="0.00042312" calcext:value-type="float">
            <text:p>0,00042312</text:p>
          </table:table-cell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0.000400429" calcext:value-type="float">
            <text:p>0,000400429</text:p>
          </table:table-cell>
          <table:table-cell office:value-type="float" office:value="0.000427124" calcext:value-type="float">
            <text:p>0,000427124</text:p>
          </table:table-cell>
        </table:table-row>
        <table:table-row table:style-name="ro1">
          <table:table-cell office:value-type="float" office:value="3.19" calcext:value-type="float">
            <text:p>3,19</text:p>
          </table:table-cell>
          <table:table-cell office:value-type="float" office:value="0.000402947" calcext:value-type="float">
            <text:p>0,000402947</text:p>
          </table:table-cell>
          <table:table-cell office:value-type="float" office:value="0.000431154" calcext:value-type="float">
            <text:p>0,000431154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000405474" calcext:value-type="float">
            <text:p>0,000405474</text:p>
          </table:table-cell>
          <table:table-cell office:value-type="float" office:value="0.000435208" calcext:value-type="float">
            <text:p>0,000435208</text:p>
          </table:table-cell>
        </table:table-row>
        <table:table-row table:style-name="ro1">
          <table:table-cell office:value-type="float" office:value="3.21" calcext:value-type="float">
            <text:p>3,21</text:p>
          </table:table-cell>
          <table:table-cell office:value-type="float" office:value="0.000408008" calcext:value-type="float">
            <text:p>0,000408008</text:p>
          </table:table-cell>
          <table:table-cell office:value-type="float" office:value="0.000439288" calcext:value-type="float">
            <text:p>0,000439288</text:p>
          </table:table-cell>
        </table:table-row>
        <table:table-row table:style-name="ro1">
          <table:table-cell office:value-type="float" office:value="3.22" calcext:value-type="float">
            <text:p>3,22</text:p>
          </table:table-cell>
          <table:table-cell office:value-type="float" office:value="0.00041055" calcext:value-type="float">
            <text:p>0,00041055</text:p>
          </table:table-cell>
          <table:table-cell office:value-type="float" office:value="0.000443394" calcext:value-type="float">
            <text:p>0,000443394</text:p>
          </table:table-cell>
        </table:table-row>
        <table:table-row table:style-name="ro1">
          <table:table-cell office:value-type="float" office:value="3.23" calcext:value-type="float">
            <text:p>3,23</text:p>
          </table:table-cell>
          <table:table-cell office:value-type="float" office:value="0.0004131" calcext:value-type="float">
            <text:p>0,0004131</text:p>
          </table:table-cell>
          <table:table-cell office:value-type="float" office:value="0.000447525" calcext:value-type="float">
            <text:p>0,000447525</text:p>
          </table:table-cell>
        </table:table-row>
        <table:table-row table:style-name="ro1">
          <table:table-cell office:value-type="float" office:value="3.24" calcext:value-type="float">
            <text:p>3,24</text:p>
          </table:table-cell>
          <table:table-cell office:value-type="float" office:value="0.000415658" calcext:value-type="float">
            <text:p>0,000415658</text:p>
          </table:table-cell>
          <table:table-cell office:value-type="float" office:value="0.000451682" calcext:value-type="float">
            <text:p>0,000451682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0.000418224" calcext:value-type="float">
            <text:p>0,000418224</text:p>
          </table:table-cell>
          <table:table-cell office:value-type="float" office:value="0.000455864" calcext:value-type="float">
            <text:p>0,000455864</text:p>
          </table:table-cell>
        </table:table-row>
        <table:table-row table:style-name="ro1">
          <table:table-cell office:value-type="float" office:value="3.26" calcext:value-type="float">
            <text:p>3,26</text:p>
          </table:table-cell>
          <table:table-cell office:value-type="float" office:value="0.000420797" calcext:value-type="float">
            <text:p>0,000420797</text:p>
          </table:table-cell>
          <table:table-cell office:value-type="float" office:value="0.000460072" calcext:value-type="float">
            <text:p>0,000460072</text:p>
          </table:table-cell>
        </table:table-row>
        <table:table-row table:style-name="ro1">
          <table:table-cell office:value-type="float" office:value="3.27" calcext:value-type="float">
            <text:p>3,27</text:p>
          </table:table-cell>
          <table:table-cell office:value-type="float" office:value="0.000423379" calcext:value-type="float">
            <text:p>0,000423379</text:p>
          </table:table-cell>
          <table:table-cell office:value-type="float" office:value="0.000464306" calcext:value-type="float">
            <text:p>0,000464306</text:p>
          </table:table-cell>
        </table:table-row>
        <table:table-row table:style-name="ro1">
          <table:table-cell office:value-type="float" office:value="3.28" calcext:value-type="float">
            <text:p>3,28</text:p>
          </table:table-cell>
          <table:table-cell office:value-type="float" office:value="0.000425968" calcext:value-type="float">
            <text:p>0,000425968</text:p>
          </table:table-cell>
          <table:table-cell office:value-type="float" office:value="0.000468565" calcext:value-type="float">
            <text:p>0,000468565</text:p>
          </table:table-cell>
        </table:table-row>
        <table:table-row table:style-name="ro1">
          <table:table-cell office:value-type="float" office:value="3.29" calcext:value-type="float">
            <text:p>3,29</text:p>
          </table:table-cell>
          <table:table-cell office:value-type="float" office:value="0.000428566" calcext:value-type="float">
            <text:p>0,000428566</text:p>
          </table:table-cell>
          <table:table-cell office:value-type="float" office:value="0.000472851" calcext:value-type="float">
            <text:p>0,000472851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0.000431171" calcext:value-type="float">
            <text:p>0,000431171</text:p>
          </table:table-cell>
          <table:table-cell office:value-type="float" office:value="0.000477163" calcext:value-type="float">
            <text:p>0,000477163</text:p>
          </table:table-cell>
        </table:table-row>
        <table:table-row table:style-name="ro1">
          <table:table-cell office:value-type="float" office:value="3.31" calcext:value-type="float">
            <text:p>3,31</text:p>
          </table:table-cell>
          <table:table-cell office:value-type="float" office:value="0.000433784" calcext:value-type="float">
            <text:p>0,000433784</text:p>
          </table:table-cell>
          <table:table-cell office:value-type="float" office:value="0.0004815" calcext:value-type="float">
            <text:p>0,0004815</text:p>
          </table:table-cell>
        </table:table-row>
        <table:table-row table:style-name="ro1">
          <table:table-cell office:value-type="float" office:value="3.32" calcext:value-type="float">
            <text:p>3,32</text:p>
          </table:table-cell>
          <table:table-cell office:value-type="float" office:value="0.000436405" calcext:value-type="float">
            <text:p>0,000436405</text:p>
          </table:table-cell>
          <table:table-cell office:value-type="float" office:value="0.000485865" calcext:value-type="float">
            <text:p>0,000485865</text:p>
          </table:table-cell>
        </table:table-row>
        <table:table-row table:style-name="ro1">
          <table:table-cell office:value-type="float" office:value="3.33" calcext:value-type="float">
            <text:p>3,33</text:p>
          </table:table-cell>
          <table:table-cell office:value-type="float" office:value="0.000439034" calcext:value-type="float">
            <text:p>0,000439034</text:p>
          </table:table-cell>
          <table:table-cell office:value-type="float" office:value="0.000490255" calcext:value-type="float">
            <text:p>0,000490255</text:p>
          </table:table-cell>
        </table:table-row>
        <table:table-row table:style-name="ro1">
          <table:table-cell office:value-type="float" office:value="3.34" calcext:value-type="float">
            <text:p>3,34</text:p>
          </table:table-cell>
          <table:table-cell office:value-type="float" office:value="0.000441671" calcext:value-type="float">
            <text:p>0,000441671</text:p>
          </table:table-cell>
          <table:table-cell office:value-type="float" office:value="0.000494672" calcext:value-type="float">
            <text:p>0,000494672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0.000444316" calcext:value-type="float">
            <text:p>0,000444316</text:p>
          </table:table-cell>
          <table:table-cell office:value-type="float" office:value="0.000499115" calcext:value-type="float">
            <text:p>0,000499115</text:p>
          </table:table-cell>
        </table:table-row>
        <table:table-row table:style-name="ro1">
          <table:table-cell office:value-type="float" office:value="3.36" calcext:value-type="float">
            <text:p>3,36</text:p>
          </table:table-cell>
          <table:table-cell office:value-type="float" office:value="0.000446968" calcext:value-type="float">
            <text:p>0,000446968</text:p>
          </table:table-cell>
          <table:table-cell office:value-type="float" office:value="0.000503584" calcext:value-type="float">
            <text:p>0,000503584</text:p>
          </table:table-cell>
        </table:table-row>
        <table:table-row table:style-name="ro1">
          <table:table-cell office:value-type="float" office:value="3.37" calcext:value-type="float">
            <text:p>3,37</text:p>
          </table:table-cell>
          <table:table-cell office:value-type="float" office:value="0.000449629" calcext:value-type="float">
            <text:p>0,000449629</text:p>
          </table:table-cell>
          <table:table-cell office:value-type="float" office:value="0.000508081" calcext:value-type="float">
            <text:p>0,000508081</text:p>
          </table:table-cell>
        </table:table-row>
        <table:table-row table:style-name="ro1">
          <table:table-cell office:value-type="float" office:value="3.38" calcext:value-type="float">
            <text:p>3,38</text:p>
          </table:table-cell>
          <table:table-cell office:value-type="float" office:value="0.000452297" calcext:value-type="float">
            <text:p>0,000452297</text:p>
          </table:table-cell>
          <table:table-cell office:value-type="float" office:value="0.000512604" calcext:value-type="float">
            <text:p>0,000512604</text:p>
          </table:table-cell>
        </table:table-row>
        <table:table-row table:style-name="ro1">
          <table:table-cell office:value-type="float" office:value="3.39" calcext:value-type="float">
            <text:p>3,39</text:p>
          </table:table-cell>
          <table:table-cell office:value-type="float" office:value="0.000454974" calcext:value-type="float">
            <text:p>0,000454974</text:p>
          </table:table-cell>
          <table:table-cell office:value-type="float" office:value="0.000517153" calcext:value-type="float">
            <text:p>0,000517153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0.000457658" calcext:value-type="float">
            <text:p>0,000457658</text:p>
          </table:table-cell>
          <table:table-cell office:value-type="float" office:value="0.00052173" calcext:value-type="float">
            <text:p>0,00052173</text:p>
          </table:table-cell>
        </table:table-row>
        <table:table-row table:style-name="ro1">
          <table:table-cell office:value-type="float" office:value="3.41" calcext:value-type="float">
            <text:p>3,41</text:p>
          </table:table-cell>
          <table:table-cell office:value-type="float" office:value="0.00046035" calcext:value-type="float">
            <text:p>0,00046035</text:p>
          </table:table-cell>
          <table:table-cell office:value-type="float" office:value="0.000526333" calcext:value-type="float">
            <text:p>0,000526333</text:p>
          </table:table-cell>
        </table:table-row>
        <table:table-row table:style-name="ro1">
          <table:table-cell office:value-type="float" office:value="3.42" calcext:value-type="float">
            <text:p>3,42</text:p>
          </table:table-cell>
          <table:table-cell office:value-type="float" office:value="0.00046305" calcext:value-type="float">
            <text:p>0,00046305</text:p>
          </table:table-cell>
          <table:table-cell office:value-type="float" office:value="0.000530964" calcext:value-type="float">
            <text:p>0,000530964</text:p>
          </table:table-cell>
        </table:table-row>
        <table:table-row table:style-name="ro1">
          <table:table-cell office:value-type="float" office:value="3.43" calcext:value-type="float">
            <text:p>3,43</text:p>
          </table:table-cell>
          <table:table-cell office:value-type="float" office:value="0.000465758" calcext:value-type="float">
            <text:p>0,000465758</text:p>
          </table:table-cell>
          <table:table-cell office:value-type="float" office:value="0.000535622" calcext:value-type="float">
            <text:p>0,000535622</text:p>
          </table:table-cell>
        </table:table-row>
        <table:table-row table:style-name="ro1">
          <table:table-cell office:value-type="float" office:value="3.44" calcext:value-type="float">
            <text:p>3,44</text:p>
          </table:table-cell>
          <table:table-cell office:value-type="float" office:value="0.000468474" calcext:value-type="float">
            <text:p>0,000468474</text:p>
          </table:table-cell>
          <table:table-cell office:value-type="float" office:value="0.000540306" calcext:value-type="float">
            <text:p>0,000540306</text:p>
          </table:table-cell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0.000471197" calcext:value-type="float">
            <text:p>0,000471197</text:p>
          </table:table-cell>
          <table:table-cell office:value-type="float" office:value="0.000545018" calcext:value-type="float">
            <text:p>0,000545018</text:p>
          </table:table-cell>
        </table:table-row>
        <table:table-row table:style-name="ro1">
          <table:table-cell office:value-type="float" office:value="3.46" calcext:value-type="float">
            <text:p>3,46</text:p>
          </table:table-cell>
          <table:table-cell office:value-type="float" office:value="0.000473929" calcext:value-type="float">
            <text:p>0,000473929</text:p>
          </table:table-cell>
          <table:table-cell office:value-type="float" office:value="0.000549758" calcext:value-type="float">
            <text:p>0,000549758</text:p>
          </table:table-cell>
        </table:table-row>
        <table:table-row table:style-name="ro1">
          <table:table-cell office:value-type="float" office:value="3.47" calcext:value-type="float">
            <text:p>3,47</text:p>
          </table:table-cell>
          <table:table-cell office:value-type="float" office:value="0.000476668" calcext:value-type="float">
            <text:p>0,000476668</text:p>
          </table:table-cell>
          <table:table-cell office:value-type="float" office:value="0.000554524" calcext:value-type="float">
            <text:p>0,000554524</text:p>
          </table:table-cell>
        </table:table-row>
        <table:table-row table:style-name="ro1">
          <table:table-cell office:value-type="float" office:value="3.48" calcext:value-type="float">
            <text:p>3,48</text:p>
          </table:table-cell>
          <table:table-cell office:value-type="float" office:value="0.000479416" calcext:value-type="float">
            <text:p>0,000479416</text:p>
          </table:table-cell>
          <table:table-cell office:value-type="float" office:value="0.000559318" calcext:value-type="float">
            <text:p>0,000559318</text:p>
          </table:table-cell>
        </table:table-row>
        <table:table-row table:style-name="ro1">
          <table:table-cell office:value-type="float" office:value="3.49" calcext:value-type="float">
            <text:p>3,49</text:p>
          </table:table-cell>
          <table:table-cell office:value-type="float" office:value="0.000482171" calcext:value-type="float">
            <text:p>0,000482171</text:p>
          </table:table-cell>
          <table:table-cell office:value-type="float" office:value="0.00056414" calcext:value-type="float">
            <text:p>0,00056414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.000484934" calcext:value-type="float">
            <text:p>0,000484934</text:p>
          </table:table-cell>
          <table:table-cell office:value-type="float" office:value="0.000568989" calcext:value-type="float">
            <text:p>0,000568989</text:p>
          </table:table-cell>
        </table:table-row>
        <table:table-row table:style-name="ro1">
          <table:table-cell office:value-type="float" office:value="3.51" calcext:value-type="float">
            <text:p>3,51</text:p>
          </table:table-cell>
          <table:table-cell office:value-type="float" office:value="0.000487705" calcext:value-type="float">
            <text:p>0,000487705</text:p>
          </table:table-cell>
          <table:table-cell office:value-type="float" office:value="0.000573867" calcext:value-type="float">
            <text:p>0,000573867</text:p>
          </table:table-cell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0.000490484" calcext:value-type="float">
            <text:p>0,000490484</text:p>
          </table:table-cell>
          <table:table-cell office:value-type="float" office:value="0.000578771" calcext:value-type="float">
            <text:p>0,000578771</text:p>
          </table:table-cell>
        </table:table-row>
        <table:table-row table:style-name="ro1">
          <table:table-cell office:value-type="float" office:value="3.53" calcext:value-type="float">
            <text:p>3,53</text:p>
          </table:table-cell>
          <table:table-cell office:value-type="float" office:value="0.000493271" calcext:value-type="float">
            <text:p>0,000493271</text:p>
          </table:table-cell>
          <table:table-cell office:value-type="float" office:value="0.000583704" calcext:value-type="float">
            <text:p>0,000583704</text:p>
          </table:table-cell>
        </table:table-row>
        <table:table-row table:style-name="ro1">
          <table:table-cell office:value-type="float" office:value="3.54" calcext:value-type="float">
            <text:p>3,54</text:p>
          </table:table-cell>
          <table:table-cell office:value-type="float" office:value="0.000496066" calcext:value-type="float">
            <text:p>0,000496066</text:p>
          </table:table-cell>
          <table:table-cell office:value-type="float" office:value="0.000588665" calcext:value-type="float">
            <text:p>0,000588665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0.000498868" calcext:value-type="float">
            <text:p>0,000498868</text:p>
          </table:table-cell>
          <table:table-cell office:value-type="float" office:value="0.000593653" calcext:value-type="float">
            <text:p>0,000593653</text:p>
          </table:table-cell>
        </table:table-row>
        <table:table-row table:style-name="ro1">
          <table:table-cell office:value-type="float" office:value="3.56" calcext:value-type="float">
            <text:p>3,56</text:p>
          </table:table-cell>
          <table:table-cell office:value-type="float" office:value="0.000501679" calcext:value-type="float">
            <text:p>0,000501679</text:p>
          </table:table-cell>
          <table:table-cell office:value-type="float" office:value="0.00059867" calcext:value-type="float">
            <text:p>0,00059867</text:p>
          </table:table-cell>
        </table:table-row>
        <table:table-row table:style-name="ro1">
          <table:table-cell office:value-type="float" office:value="3.57" calcext:value-type="float">
            <text:p>3,57</text:p>
          </table:table-cell>
          <table:table-cell office:value-type="float" office:value="0.000504497" calcext:value-type="float">
            <text:p>0,000504497</text:p>
          </table:table-cell>
          <table:table-cell office:value-type="float" office:value="0.000603715" calcext:value-type="float">
            <text:p>0,000603715</text:p>
          </table:table-cell>
        </table:table-row>
        <table:table-row table:style-name="ro1">
          <table:table-cell office:value-type="float" office:value="3.58" calcext:value-type="float">
            <text:p>3,58</text:p>
          </table:table-cell>
          <table:table-cell office:value-type="float" office:value="0.000507324" calcext:value-type="float">
            <text:p>0,000507324</text:p>
          </table:table-cell>
          <table:table-cell office:value-type="float" office:value="0.000608788" calcext:value-type="float">
            <text:p>0,000608788</text:p>
          </table:table-cell>
        </table:table-row>
        <table:table-row table:style-name="ro1">
          <table:table-cell office:value-type="float" office:value="3.59" calcext:value-type="float">
            <text:p>3,59</text:p>
          </table:table-cell>
          <table:table-cell office:value-type="float" office:value="0.000510158" calcext:value-type="float">
            <text:p>0,000510158</text:p>
          </table:table-cell>
          <table:table-cell office:value-type="float" office:value="0.00061389" calcext:value-type="float">
            <text:p>0,00061389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.000513" calcext:value-type="float">
            <text:p>0,000513</text:p>
          </table:table-cell>
          <table:table-cell office:value-type="float" office:value="0.00061902" calcext:value-type="float">
            <text:p>0,00061902</text:p>
          </table:table-cell>
        </table:table-row>
        <table:table-row table:style-name="ro1">
          <table:table-cell office:value-type="float" office:value="3.61" calcext:value-type="float">
            <text:p>3,61</text:p>
          </table:table-cell>
          <table:table-cell office:value-type="float" office:value="0.00051585" calcext:value-type="float">
            <text:p>0,00051585</text:p>
          </table:table-cell>
          <table:table-cell office:value-type="float" office:value="0.000624178" calcext:value-type="float">
            <text:p>0,000624178</text:p>
          </table:table-cell>
        </table:table-row>
        <table:table-row table:style-name="ro1">
          <table:table-cell office:value-type="float" office:value="3.62" calcext:value-type="float">
            <text:p>3,62</text:p>
          </table:table-cell>
          <table:table-cell office:value-type="float" office:value="0.000518708" calcext:value-type="float">
            <text:p>0,000518708</text:p>
          </table:table-cell>
          <table:table-cell office:value-type="float" office:value="0.000629366" calcext:value-type="float">
            <text:p>0,000629366</text:p>
          </table:table-cell>
        </table:table-row>
        <table:table-row table:style-name="ro1">
          <table:table-cell office:value-type="float" office:value="3.63" calcext:value-type="float">
            <text:p>3,63</text:p>
          </table:table-cell>
          <table:table-cell office:value-type="float" office:value="0.000521574" calcext:value-type="float">
            <text:p>0,000521574</text:p>
          </table:table-cell>
          <table:table-cell office:value-type="float" office:value="0.000634581" calcext:value-type="float">
            <text:p>0,000634581</text:p>
          </table:table-cell>
        </table:table-row>
        <table:table-row table:style-name="ro1">
          <table:table-cell office:value-type="float" office:value="3.64" calcext:value-type="float">
            <text:p>3,64</text:p>
          </table:table-cell>
          <table:table-cell office:value-type="float" office:value="0.000524447" calcext:value-type="float">
            <text:p>0,000524447</text:p>
          </table:table-cell>
          <table:table-cell office:value-type="float" office:value="0.000639826" calcext:value-type="float">
            <text:p>0,000639826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0.000527329" calcext:value-type="float">
            <text:p>0,000527329</text:p>
          </table:table-cell>
          <table:table-cell office:value-type="float" office:value="0.000645099" calcext:value-type="float">
            <text:p>0,000645099</text:p>
          </table:table-cell>
        </table:table-row>
        <table:table-row table:style-name="ro1">
          <table:table-cell office:value-type="float" office:value="3.66" calcext:value-type="float">
            <text:p>3,66</text:p>
          </table:table-cell>
          <table:table-cell office:value-type="float" office:value="0.000530218" calcext:value-type="float">
            <text:p>0,000530218</text:p>
          </table:table-cell>
          <table:table-cell office:value-type="float" office:value="0.000650401" calcext:value-type="float">
            <text:p>0,000650401</text:p>
          </table:table-cell>
        </table:table-row>
        <table:table-row table:style-name="ro1">
          <table:table-cell office:value-type="float" office:value="3.67" calcext:value-type="float">
            <text:p>3,67</text:p>
          </table:table-cell>
          <table:table-cell office:value-type="float" office:value="0.000533116" calcext:value-type="float">
            <text:p>0,000533116</text:p>
          </table:table-cell>
          <table:table-cell office:value-type="float" office:value="0.000655732" calcext:value-type="float">
            <text:p>0,000655732</text:p>
          </table:table-cell>
        </table:table-row>
        <table:table-row table:style-name="ro1">
          <table:table-cell office:value-type="float" office:value="3.68" calcext:value-type="float">
            <text:p>3,68</text:p>
          </table:table-cell>
          <table:table-cell office:value-type="float" office:value="0.000536021" calcext:value-type="float">
            <text:p>0,000536021</text:p>
          </table:table-cell>
          <table:table-cell office:value-type="float" office:value="0.000661093" calcext:value-type="float">
            <text:p>0,000661093</text:p>
          </table:table-cell>
        </table:table-row>
        <table:table-row table:style-name="ro1">
          <table:table-cell office:value-type="float" office:value="3.69" calcext:value-type="float">
            <text:p>3,69</text:p>
          </table:table-cell>
          <table:table-cell office:value-type="float" office:value="0.000538934" calcext:value-type="float">
            <text:p>0,000538934</text:p>
          </table:table-cell>
          <table:table-cell office:value-type="float" office:value="0.000666482" calcext:value-type="float">
            <text:p>0,000666482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0.000541855" calcext:value-type="float">
            <text:p>0,000541855</text:p>
          </table:table-cell>
          <table:table-cell office:value-type="float" office:value="0.000671901" calcext:value-type="float">
            <text:p>0,000671901</text:p>
          </table:table-cell>
        </table:table-row>
        <table:table-row table:style-name="ro1">
          <table:table-cell office:value-type="float" office:value="3.71" calcext:value-type="float">
            <text:p>3,71</text:p>
          </table:table-cell>
          <table:table-cell office:value-type="float" office:value="0.000544784" calcext:value-type="float">
            <text:p>0,000544784</text:p>
          </table:table-cell>
          <table:table-cell office:value-type="float" office:value="0.000677348" calcext:value-type="float">
            <text:p>0,000677348</text:p>
          </table:table-cell>
        </table:table-row>
        <table:table-row table:style-name="ro1">
          <table:table-cell office:value-type="float" office:value="3.72" calcext:value-type="float">
            <text:p>3,72</text:p>
          </table:table-cell>
          <table:table-cell office:value-type="float" office:value="0.000547721" calcext:value-type="float">
            <text:p>0,000547721</text:p>
          </table:table-cell>
          <table:table-cell office:value-type="float" office:value="0.000682826" calcext:value-type="float">
            <text:p>0,000682826</text:p>
          </table:table-cell>
        </table:table-row>
        <table:table-row table:style-name="ro1">
          <table:table-cell office:value-type="float" office:value="3.73" calcext:value-type="float">
            <text:p>3,73</text:p>
          </table:table-cell>
          <table:table-cell office:value-type="float" office:value="0.000550666" calcext:value-type="float">
            <text:p>0,000550666</text:p>
          </table:table-cell>
          <table:table-cell office:value-type="float" office:value="0.000688332" calcext:value-type="float">
            <text:p>0,000688332</text:p>
          </table:table-cell>
        </table:table-row>
        <table:table-row table:style-name="ro1">
          <table:table-cell office:value-type="float" office:value="3.74" calcext:value-type="float">
            <text:p>3,74</text:p>
          </table:table-cell>
          <table:table-cell office:value-type="float" office:value="0.000553618" calcext:value-type="float">
            <text:p>0,000553618</text:p>
          </table:table-cell>
          <table:table-cell office:value-type="float" office:value="0.000693868" calcext:value-type="float">
            <text:p>0,000693868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0.000556579" calcext:value-type="float">
            <text:p>0,000556579</text:p>
          </table:table-cell>
          <table:table-cell office:value-type="float" office:value="0.000699434" calcext:value-type="float">
            <text:p>0,000699434</text:p>
          </table:table-cell>
        </table:table-row>
        <table:table-row table:style-name="ro1">
          <table:table-cell office:value-type="float" office:value="3.76" calcext:value-type="float">
            <text:p>3,76</text:p>
          </table:table-cell>
          <table:table-cell office:value-type="float" office:value="0.000559547" calcext:value-type="float">
            <text:p>0,000559547</text:p>
          </table:table-cell>
          <table:table-cell office:value-type="float" office:value="0.00070503" calcext:value-type="float">
            <text:p>0,00070503</text:p>
          </table:table-cell>
        </table:table-row>
        <table:table-row table:style-name="ro1">
          <table:table-cell office:value-type="float" office:value="3.77" calcext:value-type="float">
            <text:p>3,77</text:p>
          </table:table-cell>
          <table:table-cell office:value-type="float" office:value="0.000562524" calcext:value-type="float">
            <text:p>0,000562524</text:p>
          </table:table-cell>
          <table:table-cell office:value-type="float" office:value="0.000710655" calcext:value-type="float">
            <text:p>0,000710655</text:p>
          </table:table-cell>
        </table:table-row>
        <table:table-row table:style-name="ro1">
          <table:table-cell office:value-type="float" office:value="3.78" calcext:value-type="float">
            <text:p>3,78</text:p>
          </table:table-cell>
          <table:table-cell office:value-type="float" office:value="0.000565508" calcext:value-type="float">
            <text:p>0,000565508</text:p>
          </table:table-cell>
          <table:table-cell office:value-type="float" office:value="0.00071631" calcext:value-type="float">
            <text:p>0,00071631</text:p>
          </table:table-cell>
        </table:table-row>
        <table:table-row table:style-name="ro1">
          <table:table-cell office:value-type="float" office:value="3.79" calcext:value-type="float">
            <text:p>3,79</text:p>
          </table:table-cell>
          <table:table-cell office:value-type="float" office:value="0.0005685" calcext:value-type="float">
            <text:p>0,0005685</text:p>
          </table:table-cell>
          <table:table-cell office:value-type="float" office:value="0.000721995" calcext:value-type="float">
            <text:p>0,000721995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0.0005715" calcext:value-type="float">
            <text:p>0,0005715</text:p>
          </table:table-cell>
          <table:table-cell office:value-type="float" office:value="0.00072771" calcext:value-type="float">
            <text:p>0,00072771</text:p>
          </table:table-cell>
        </table:table-row>
        <table:table-row table:style-name="ro1">
          <table:table-cell office:value-type="float" office:value="3.81" calcext:value-type="float">
            <text:p>3,81</text:p>
          </table:table-cell>
          <table:table-cell office:value-type="float" office:value="0.000574508" calcext:value-type="float">
            <text:p>0,000574508</text:p>
          </table:table-cell>
          <table:table-cell office:value-type="float" office:value="0.000733455" calcext:value-type="float">
            <text:p>0,000733455</text:p>
          </table:table-cell>
        </table:table-row>
        <table:table-row table:style-name="ro1">
          <table:table-cell office:value-type="float" office:value="3.82" calcext:value-type="float">
            <text:p>3,82</text:p>
          </table:table-cell>
          <table:table-cell office:value-type="float" office:value="0.000577524" calcext:value-type="float">
            <text:p>0,000577524</text:p>
          </table:table-cell>
          <table:table-cell office:value-type="float" office:value="0.00073923" calcext:value-type="float">
            <text:p>0,00073923</text:p>
          </table:table-cell>
        </table:table-row>
        <table:table-row table:style-name="ro1">
          <table:table-cell office:value-type="float" office:value="3.83" calcext:value-type="float">
            <text:p>3,83</text:p>
          </table:table-cell>
          <table:table-cell office:value-type="float" office:value="0.000580547" calcext:value-type="float">
            <text:p>0,000580547</text:p>
          </table:table-cell>
          <table:table-cell office:value-type="float" office:value="0.000745036" calcext:value-type="float">
            <text:p>0,000745036</text:p>
          </table:table-cell>
        </table:table-row>
        <table:table-row table:style-name="ro1">
          <table:table-cell office:value-type="float" office:value="3.84" calcext:value-type="float">
            <text:p>3,84</text:p>
          </table:table-cell>
          <table:table-cell office:value-type="float" office:value="0.000583579" calcext:value-type="float">
            <text:p>0,000583579</text:p>
          </table:table-cell>
          <table:table-cell office:value-type="float" office:value="0.000750872" calcext:value-type="float">
            <text:p>0,000750872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0.000586618" calcext:value-type="float">
            <text:p>0,000586618</text:p>
          </table:table-cell>
          <table:table-cell office:value-type="float" office:value="0.000756738" calcext:value-type="float">
            <text:p>0,000756738</text:p>
          </table:table-cell>
        </table:table-row>
        <table:table-row table:style-name="ro1">
          <table:table-cell office:value-type="float" office:value="3.86" calcext:value-type="float">
            <text:p>3,86</text:p>
          </table:table-cell>
          <table:table-cell office:value-type="float" office:value="0.000589666" calcext:value-type="float">
            <text:p>0,000589666</text:p>
          </table:table-cell>
          <table:table-cell office:value-type="float" office:value="0.000762634" calcext:value-type="float">
            <text:p>0,000762634</text:p>
          </table:table-cell>
        </table:table-row>
        <table:table-row table:style-name="ro1">
          <table:table-cell office:value-type="float" office:value="3.87" calcext:value-type="float">
            <text:p>3,87</text:p>
          </table:table-cell>
          <table:table-cell office:value-type="float" office:value="0.000592721" calcext:value-type="float">
            <text:p>0,000592721</text:p>
          </table:table-cell>
          <table:table-cell office:value-type="float" office:value="0.000768562" calcext:value-type="float">
            <text:p>0,000768562</text:p>
          </table:table-cell>
        </table:table-row>
        <table:table-row table:style-name="ro1">
          <table:table-cell office:value-type="float" office:value="3.88" calcext:value-type="float">
            <text:p>3,88</text:p>
          </table:table-cell>
          <table:table-cell office:value-type="float" office:value="0.000595784" calcext:value-type="float">
            <text:p>0,000595784</text:p>
          </table:table-cell>
          <table:table-cell office:value-type="float" office:value="0.000774519" calcext:value-type="float">
            <text:p>0,000774519</text:p>
          </table:table-cell>
        </table:table-row>
        <table:table-row table:style-name="ro1">
          <table:table-cell office:value-type="float" office:value="3.89" calcext:value-type="float">
            <text:p>3,89</text:p>
          </table:table-cell>
          <table:table-cell office:value-type="float" office:value="0.000598855" calcext:value-type="float">
            <text:p>0,000598855</text:p>
          </table:table-cell>
          <table:table-cell office:value-type="float" office:value="0.000780508" calcext:value-type="float">
            <text:p>0,000780508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0.000601934" calcext:value-type="float">
            <text:p>0,000601934</text:p>
          </table:table-cell>
          <table:table-cell office:value-type="float" office:value="0.000786527" calcext:value-type="float">
            <text:p>0,000786527</text:p>
          </table:table-cell>
        </table:table-row>
        <table:table-row table:style-name="ro1">
          <table:table-cell office:value-type="float" office:value="3.91" calcext:value-type="float">
            <text:p>3,91</text:p>
          </table:table-cell>
          <table:table-cell office:value-type="float" office:value="0.000605021" calcext:value-type="float">
            <text:p>0,000605021</text:p>
          </table:table-cell>
          <table:table-cell office:value-type="float" office:value="0.000792578" calcext:value-type="float">
            <text:p>0,000792578</text:p>
          </table:table-cell>
        </table:table-row>
        <table:table-row table:style-name="ro1">
          <table:table-cell office:value-type="float" office:value="3.92" calcext:value-type="float">
            <text:p>3,92</text:p>
          </table:table-cell>
          <table:table-cell office:value-type="float" office:value="0.000608116" calcext:value-type="float">
            <text:p>0,000608116</text:p>
          </table:table-cell>
          <table:table-cell office:value-type="float" office:value="0.000798659" calcext:value-type="float">
            <text:p>0,000798659</text:p>
          </table:table-cell>
        </table:table-row>
        <table:table-row table:style-name="ro1">
          <table:table-cell office:value-type="float" office:value="3.93" calcext:value-type="float">
            <text:p>3,93</text:p>
          </table:table-cell>
          <table:table-cell office:value-type="float" office:value="0.000611218" calcext:value-type="float">
            <text:p>0,000611218</text:p>
          </table:table-cell>
          <table:table-cell office:value-type="float" office:value="0.000804771" calcext:value-type="float">
            <text:p>0,000804771</text:p>
          </table:table-cell>
        </table:table-row>
        <table:table-row table:style-name="ro1">
          <table:table-cell office:value-type="float" office:value="3.94" calcext:value-type="float">
            <text:p>3,94</text:p>
          </table:table-cell>
          <table:table-cell office:value-type="float" office:value="0.000614329" calcext:value-type="float">
            <text:p>0,000614329</text:p>
          </table:table-cell>
          <table:table-cell office:value-type="float" office:value="0.000810914" calcext:value-type="float">
            <text:p>0,000810914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0.000617447" calcext:value-type="float">
            <text:p>0,000617447</text:p>
          </table:table-cell>
          <table:table-cell office:value-type="float" office:value="0.000817089" calcext:value-type="float">
            <text:p>0,000817089</text:p>
          </table:table-cell>
        </table:table-row>
        <table:table-row table:style-name="ro1">
          <table:table-cell office:value-type="float" office:value="3.96" calcext:value-type="float">
            <text:p>3,96</text:p>
          </table:table-cell>
          <table:table-cell office:value-type="float" office:value="0.000620574" calcext:value-type="float">
            <text:p>0,000620574</text:p>
          </table:table-cell>
          <table:table-cell office:value-type="float" office:value="0.000823294" calcext:value-type="float">
            <text:p>0,000823294</text:p>
          </table:table-cell>
        </table:table-row>
        <table:table-row table:style-name="ro1">
          <table:table-cell office:value-type="float" office:value="3.97" calcext:value-type="float">
            <text:p>3,97</text:p>
          </table:table-cell>
          <table:table-cell office:value-type="float" office:value="0.000623708" calcext:value-type="float">
            <text:p>0,000623708</text:p>
          </table:table-cell>
          <table:table-cell office:value-type="float" office:value="0.000829531" calcext:value-type="float">
            <text:p>0,000829531</text:p>
          </table:table-cell>
        </table:table-row>
        <table:table-row table:style-name="ro1">
          <table:table-cell office:value-type="float" office:value="3.98" calcext:value-type="float">
            <text:p>3,98</text:p>
          </table:table-cell>
          <table:table-cell office:value-type="float" office:value="0.00062685" calcext:value-type="float">
            <text:p>0,00062685</text:p>
          </table:table-cell>
          <table:table-cell office:value-type="float" office:value="0.0008358" calcext:value-type="float">
            <text:p>0,0008358</text:p>
          </table:table-cell>
        </table:table-row>
        <table:table-row table:style-name="ro1">
          <table:table-cell office:value-type="float" office:value="3.99" calcext:value-type="float">
            <text:p>3,99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8421" calcext:value-type="float">
            <text:p>0,00084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633158" calcext:value-type="float">
            <text:p>0,000633158</text:p>
          </table:table-cell>
          <table:table-cell office:value-type="float" office:value="0.000848432" calcext:value-type="float">
            <text:p>0,000848432</text:p>
          </table:table-cell>
        </table:table-row>
        <table:table-row table:style-name="ro1">
          <table:table-cell office:value-type="float" office:value="4.01" calcext:value-type="float">
            <text:p>4,01</text:p>
          </table:table-cell>
          <table:table-cell office:value-type="float" office:value="0.000636324" calcext:value-type="float">
            <text:p>0,000636324</text:p>
          </table:table-cell>
          <table:table-cell office:value-type="float" office:value="0.000854795" calcext:value-type="float">
            <text:p>0,000854795</text:p>
          </table:table-cell>
        </table:table-row>
        <table:table-row table:style-name="ro1">
          <table:table-cell office:value-type="float" office:value="4.02" calcext:value-type="float">
            <text:p>4,02</text:p>
          </table:table-cell>
          <table:table-cell office:value-type="float" office:value="0.000639497" calcext:value-type="float">
            <text:p>0,000639497</text:p>
          </table:table-cell>
          <table:table-cell office:value-type="float" office:value="0.00086119" calcext:value-type="float">
            <text:p>0,00086119</text:p>
          </table:table-cell>
        </table:table-row>
        <table:table-row table:style-name="ro1">
          <table:table-cell office:value-type="float" office:value="4.03" calcext:value-type="float">
            <text:p>4,03</text:p>
          </table:table-cell>
          <table:table-cell office:value-type="float" office:value="0.000642679" calcext:value-type="float">
            <text:p>0,000642679</text:p>
          </table:table-cell>
          <table:table-cell office:value-type="float" office:value="0.000867617" calcext:value-type="float">
            <text:p>0,000867617</text:p>
          </table:table-cell>
        </table:table-row>
        <table:table-row table:style-name="ro1">
          <table:table-cell office:value-type="float" office:value="4.04" calcext:value-type="float">
            <text:p>4,04</text:p>
          </table:table-cell>
          <table:table-cell office:value-type="float" office:value="0.000645868" calcext:value-type="float">
            <text:p>0,000645868</text:p>
          </table:table-cell>
          <table:table-cell office:value-type="float" office:value="0.000874075" calcext:value-type="float">
            <text:p>0,000874075</text:p>
          </table:table-cell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0.000649066" calcext:value-type="float">
            <text:p>0,000649066</text:p>
          </table:table-cell>
          <table:table-cell office:value-type="float" office:value="0.000880566" calcext:value-type="float">
            <text:p>0,000880566</text:p>
          </table:table-cell>
        </table:table-row>
        <table:table-row table:style-name="ro1">
          <table:table-cell office:value-type="float" office:value="4.06" calcext:value-type="float">
            <text:p>4,06</text:p>
          </table:table-cell>
          <table:table-cell office:value-type="float" office:value="0.000652271" calcext:value-type="float">
            <text:p>0,000652271</text:p>
          </table:table-cell>
          <table:table-cell office:value-type="float" office:value="0.000887089" calcext:value-type="float">
            <text:p>0,000887089</text:p>
          </table:table-cell>
        </table:table-row>
        <table:table-row table:style-name="ro1">
          <table:table-cell office:value-type="float" office:value="4.07" calcext:value-type="float">
            <text:p>4,07</text:p>
          </table:table-cell>
          <table:table-cell office:value-type="float" office:value="0.000655484" calcext:value-type="float">
            <text:p>0,000655484</text:p>
          </table:table-cell>
          <table:table-cell office:value-type="float" office:value="0.000893643" calcext:value-type="float">
            <text:p>0,000893643</text:p>
          </table:table-cell>
        </table:table-row>
        <table:table-row table:style-name="ro1">
          <table:table-cell office:value-type="float" office:value="4.08" calcext:value-type="float">
            <text:p>4,08</text:p>
          </table:table-cell>
          <table:table-cell office:value-type="float" office:value="0.000658705" calcext:value-type="float">
            <text:p>0,000658705</text:p>
          </table:table-cell>
          <table:table-cell office:value-type="float" office:value="0.000900231" calcext:value-type="float">
            <text:p>0,000900231</text:p>
          </table:table-cell>
        </table:table-row>
        <table:table-row table:style-name="ro1">
          <table:table-cell office:value-type="float" office:value="4.09" calcext:value-type="float">
            <text:p>4,09</text:p>
          </table:table-cell>
          <table:table-cell office:value-type="float" office:value="0.000661934" calcext:value-type="float">
            <text:p>0,000661934</text:p>
          </table:table-cell>
          <table:table-cell office:value-type="float" office:value="0.00090685" calcext:value-type="float">
            <text:p>0,00090685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0.000665171" calcext:value-type="float">
            <text:p>0,000665171</text:p>
          </table:table-cell>
          <table:table-cell office:value-type="float" office:value="0.000913502" calcext:value-type="float">
            <text:p>0,000913502</text:p>
          </table:table-cell>
        </table:table-row>
        <table:table-row table:style-name="ro1">
          <table:table-cell office:value-type="float" office:value="4.11" calcext:value-type="float">
            <text:p>4,11</text:p>
          </table:table-cell>
          <table:table-cell office:value-type="float" office:value="0.000668416" calcext:value-type="float">
            <text:p>0,000668416</text:p>
          </table:table-cell>
          <table:table-cell office:value-type="float" office:value="0.000920186" calcext:value-type="float">
            <text:p>0,000920186</text:p>
          </table:table-cell>
        </table:table-row>
        <table:table-row table:style-name="ro1">
          <table:table-cell office:value-type="float" office:value="4.12" calcext:value-type="float">
            <text:p>4,12</text:p>
          </table:table-cell>
          <table:table-cell office:value-type="float" office:value="0.000671668" calcext:value-type="float">
            <text:p>0,000671668</text:p>
          </table:table-cell>
          <table:table-cell office:value-type="float" office:value="0.000926902" calcext:value-type="float">
            <text:p>0,000926902</text:p>
          </table:table-cell>
        </table:table-row>
        <table:table-row table:style-name="ro1">
          <table:table-cell office:value-type="float" office:value="4.13" calcext:value-type="float">
            <text:p>4,13</text:p>
          </table:table-cell>
          <table:table-cell office:value-type="float" office:value="0.000674929" calcext:value-type="float">
            <text:p>0,000674929</text:p>
          </table:table-cell>
          <table:table-cell office:value-type="float" office:value="0.000933652" calcext:value-type="float">
            <text:p>0,000933652</text:p>
          </table:table-cell>
        </table:table-row>
        <table:table-row table:style-name="ro1">
          <table:table-cell office:value-type="float" office:value="4.14" calcext:value-type="float">
            <text:p>4,14</text:p>
          </table:table-cell>
          <table:table-cell office:value-type="float" office:value="0.000678197" calcext:value-type="float">
            <text:p>0,000678197</text:p>
          </table:table-cell>
          <table:table-cell office:value-type="float" office:value="0.000940434" calcext:value-type="float">
            <text:p>0,000940434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0.000681474" calcext:value-type="float">
            <text:p>0,000681474</text:p>
          </table:table-cell>
          <table:table-cell office:value-type="float" office:value="0.000947248" calcext:value-type="float">
            <text:p>0,000947248</text:p>
          </table:table-cell>
        </table:table-row>
        <table:table-row table:style-name="ro1">
          <table:table-cell office:value-type="float" office:value="4.16" calcext:value-type="float">
            <text:p>4,16</text:p>
          </table:table-cell>
          <table:table-cell office:value-type="float" office:value="0.000684758" calcext:value-type="float">
            <text:p>0,000684758</text:p>
          </table:table-cell>
          <table:table-cell office:value-type="float" office:value="0.000954096" calcext:value-type="float">
            <text:p>0,000954096</text:p>
          </table:table-cell>
        </table:table-row>
        <table:table-row table:style-name="ro1">
          <table:table-cell office:value-type="float" office:value="4.17" calcext:value-type="float">
            <text:p>4,17</text:p>
          </table:table-cell>
          <table:table-cell office:value-type="float" office:value="0.00068805" calcext:value-type="float">
            <text:p>0,00068805</text:p>
          </table:table-cell>
          <table:table-cell office:value-type="float" office:value="0.000960976" calcext:value-type="float">
            <text:p>0,000960976</text:p>
          </table:table-cell>
        </table:table-row>
        <table:table-row table:style-name="ro1">
          <table:table-cell office:value-type="float" office:value="4.18" calcext:value-type="float">
            <text:p>4,18</text:p>
          </table:table-cell>
          <table:table-cell office:value-type="float" office:value="0.00069135" calcext:value-type="float">
            <text:p>0,00069135</text:p>
          </table:table-cell>
          <table:table-cell office:value-type="float" office:value="0.00096789" calcext:value-type="float">
            <text:p>0,00096789</text:p>
          </table:table-cell>
        </table:table-row>
        <table:table-row table:style-name="ro1">
          <table:table-cell office:value-type="float" office:value="4.19" calcext:value-type="float">
            <text:p>4,19</text:p>
          </table:table-cell>
          <table:table-cell office:value-type="float" office:value="0.000694658" calcext:value-type="float">
            <text:p>0,000694658</text:p>
          </table:table-cell>
          <table:table-cell office:value-type="float" office:value="0.000974837" calcext:value-type="float">
            <text:p>0,000974837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0.000697974" calcext:value-type="float">
            <text:p>0,000697974</text:p>
          </table:table-cell>
          <table:table-cell office:value-type="float" office:value="0.000981816" calcext:value-type="float">
            <text:p>0,000981816</text:p>
          </table:table-cell>
        </table:table-row>
        <table:table-row table:style-name="ro1">
          <table:table-cell office:value-type="float" office:value="4.21" calcext:value-type="float">
            <text:p>4,21</text:p>
          </table:table-cell>
          <table:table-cell office:value-type="float" office:value="0.000701297" calcext:value-type="float">
            <text:p>0,000701297</text:p>
          </table:table-cell>
          <table:table-cell office:value-type="float" office:value="0.000988829" calcext:value-type="float">
            <text:p>0,000988829</text:p>
          </table:table-cell>
        </table:table-row>
        <table:table-row table:style-name="ro1">
          <table:table-cell office:value-type="float" office:value="4.22" calcext:value-type="float">
            <text:p>4,22</text:p>
          </table:table-cell>
          <table:table-cell office:value-type="float" office:value="0.000704629" calcext:value-type="float">
            <text:p>0,000704629</text:p>
          </table:table-cell>
          <table:table-cell office:value-type="float" office:value="0.000995876" calcext:value-type="float">
            <text:p>0,000995876</text:p>
          </table:table-cell>
        </table:table-row>
        <table:table-row table:style-name="ro1">
          <table:table-cell office:value-type="float" office:value="4.23" calcext:value-type="float">
            <text:p>4,23</text:p>
          </table:table-cell>
          <table:table-cell office:value-type="float" office:value="0.000707968" calcext:value-type="float">
            <text:p>0,000707968</text:p>
          </table:table-cell>
          <table:table-cell office:value-type="float" office:value="0.00100296" calcext:value-type="float">
            <text:p>0,00100296</text:p>
          </table:table-cell>
        </table:table-row>
        <table:table-row table:style-name="ro1">
          <table:table-cell office:value-type="float" office:value="4.24" calcext:value-type="float">
            <text:p>4,24</text:p>
          </table:table-cell>
          <table:table-cell office:value-type="float" office:value="0.000711316" calcext:value-type="float">
            <text:p>0,000711316</text:p>
          </table:table-cell>
          <table:table-cell office:value-type="float" office:value="0.00101007" calcext:value-type="float">
            <text:p>0,00101007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0.000714671" calcext:value-type="float">
            <text:p>0,000714671</text:p>
          </table:table-cell>
          <table:table-cell office:value-type="float" office:value="0.00101722" calcext:value-type="float">
            <text:p>0,00101722</text:p>
          </table:table-cell>
        </table:table-row>
        <table:table-row table:style-name="ro1">
          <table:table-cell office:value-type="float" office:value="4.26" calcext:value-type="float">
            <text:p>4,26</text:p>
          </table:table-cell>
          <table:table-cell office:value-type="float" office:value="0.000718034" calcext:value-type="float">
            <text:p>0,000718034</text:p>
          </table:table-cell>
          <table:table-cell office:value-type="float" office:value="0.0010244" calcext:value-type="float">
            <text:p>0,0010244</text:p>
          </table:table-cell>
        </table:table-row>
        <table:table-row table:style-name="ro1">
          <table:table-cell office:value-type="float" office:value="4.27" calcext:value-type="float">
            <text:p>4,27</text:p>
          </table:table-cell>
          <table:table-cell office:value-type="float" office:value="0.000721405" calcext:value-type="float">
            <text:p>0,000721405</text:p>
          </table:table-cell>
          <table:table-cell office:value-type="float" office:value="0.00103161" calcext:value-type="float">
            <text:p>0,00103161</text:p>
          </table:table-cell>
        </table:table-row>
        <table:table-row table:style-name="ro1">
          <table:table-cell office:value-type="float" office:value="4.28" calcext:value-type="float">
            <text:p>4,28</text:p>
          </table:table-cell>
          <table:table-cell office:value-type="float" office:value="0.000724784" calcext:value-type="float">
            <text:p>0,000724784</text:p>
          </table:table-cell>
          <table:table-cell office:value-type="float" office:value="0.00103886" calcext:value-type="float">
            <text:p>0,00103886</text:p>
          </table:table-cell>
        </table:table-row>
        <table:table-row table:style-name="ro1">
          <table:table-cell office:value-type="float" office:value="4.29" calcext:value-type="float">
            <text:p>4,29</text:p>
          </table:table-cell>
          <table:table-cell office:value-type="float" office:value="0.000728171" calcext:value-type="float">
            <text:p>0,000728171</text:p>
          </table:table-cell>
          <table:table-cell office:value-type="float" office:value="0.00104614" calcext:value-type="float">
            <text:p>0,00104614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0.000731566" calcext:value-type="float">
            <text:p>0,000731566</text:p>
          </table:table-cell>
          <table:table-cell office:value-type="float" office:value="0.00105345" calcext:value-type="float">
            <text:p>0,00105345</text:p>
          </table:table-cell>
        </table:table-row>
        <table:table-row table:style-name="ro1">
          <table:table-cell office:value-type="float" office:value="4.31" calcext:value-type="float">
            <text:p>4,31</text:p>
          </table:table-cell>
          <table:table-cell office:value-type="float" office:value="0.000734968" calcext:value-type="float">
            <text:p>0,000734968</text:p>
          </table:table-cell>
          <table:table-cell office:value-type="float" office:value="0.0010608" calcext:value-type="float">
            <text:p>0,0010608</text:p>
          </table:table-cell>
        </table:table-row>
        <table:table-row table:style-name="ro1">
          <table:table-cell office:value-type="float" office:value="4.32" calcext:value-type="float">
            <text:p>4,32</text:p>
          </table:table-cell>
          <table:table-cell office:value-type="float" office:value="0.000738379" calcext:value-type="float">
            <text:p>0,000738379</text:p>
          </table:table-cell>
          <table:table-cell office:value-type="float" office:value="0.00106819" calcext:value-type="float">
            <text:p>0,00106819</text:p>
          </table:table-cell>
        </table:table-row>
        <table:table-row table:style-name="ro1">
          <table:table-cell office:value-type="float" office:value="4.33" calcext:value-type="float">
            <text:p>4,33</text:p>
          </table:table-cell>
          <table:table-cell office:value-type="float" office:value="0.000741797" calcext:value-type="float">
            <text:p>0,000741797</text:p>
          </table:table-cell>
          <table:table-cell office:value-type="float" office:value="0.00107561" calcext:value-type="float">
            <text:p>0,00107561</text:p>
          </table:table-cell>
        </table:table-row>
        <table:table-row table:style-name="ro1">
          <table:table-cell office:value-type="float" office:value="4.34" calcext:value-type="float">
            <text:p>4,34</text:p>
          </table:table-cell>
          <table:table-cell office:value-type="float" office:value="0.000745224" calcext:value-type="float">
            <text:p>0,000745224</text:p>
          </table:table-cell>
          <table:table-cell office:value-type="float" office:value="0.00108306" calcext:value-type="float">
            <text:p>0,00108306</text:p>
          </table:table-cell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0.000748658" calcext:value-type="float">
            <text:p>0,000748658</text:p>
          </table:table-cell>
          <table:table-cell office:value-type="float" office:value="0.00109054" calcext:value-type="float">
            <text:p>0,00109054</text:p>
          </table:table-cell>
        </table:table-row>
        <table:table-row table:style-name="ro1">
          <table:table-cell office:value-type="float" office:value="4.36" calcext:value-type="float">
            <text:p>4,36</text:p>
          </table:table-cell>
          <table:table-cell office:value-type="float" office:value="0.0007521" calcext:value-type="float">
            <text:p>0,0007521</text:p>
          </table:table-cell>
          <table:table-cell office:value-type="float" office:value="0.00109807" calcext:value-type="float">
            <text:p>0,00109807</text:p>
          </table:table-cell>
        </table:table-row>
        <table:table-row table:style-name="ro1">
          <table:table-cell office:value-type="float" office:value="4.37" calcext:value-type="float">
            <text:p>4,37</text:p>
          </table:table-cell>
          <table:table-cell office:value-type="float" office:value="0.00075555" calcext:value-type="float">
            <text:p>0,00075555</text:p>
          </table:table-cell>
          <table:table-cell office:value-type="float" office:value="0.00110562" calcext:value-type="float">
            <text:p>0,00110562</text:p>
          </table:table-cell>
        </table:table-row>
        <table:table-row table:style-name="ro1">
          <table:table-cell office:value-type="float" office:value="4.38" calcext:value-type="float">
            <text:p>4,38</text:p>
          </table:table-cell>
          <table:table-cell office:value-type="float" office:value="0.000759008" calcext:value-type="float">
            <text:p>0,000759008</text:p>
          </table:table-cell>
          <table:table-cell office:value-type="float" office:value="0.00111321" calcext:value-type="float">
            <text:p>0,00111321</text:p>
          </table:table-cell>
        </table:table-row>
        <table:table-row table:style-name="ro1">
          <table:table-cell office:value-type="float" office:value="4.39" calcext:value-type="float">
            <text:p>4,39</text:p>
          </table:table-cell>
          <table:table-cell office:value-type="float" office:value="0.000762474" calcext:value-type="float">
            <text:p>0,000762474</text:p>
          </table:table-cell>
          <table:table-cell office:value-type="float" office:value="0.00112084" calcext:value-type="float">
            <text:p>0,00112084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0.000765947" calcext:value-type="float">
            <text:p>0,000765947</text:p>
          </table:table-cell>
          <table:table-cell office:value-type="float" office:value="0.0011285" calcext:value-type="float">
            <text:p>0,0011285</text:p>
          </table:table-cell>
        </table:table-row>
        <table:table-row table:style-name="ro1">
          <table:table-cell office:value-type="float" office:value="4.41" calcext:value-type="float">
            <text:p>4,41</text:p>
          </table:table-cell>
          <table:table-cell office:value-type="float" office:value="0.000769429" calcext:value-type="float">
            <text:p>0,000769429</text:p>
          </table:table-cell>
          <table:table-cell office:value-type="float" office:value="0.00113619" calcext:value-type="float">
            <text:p>0,00113619</text:p>
          </table:table-cell>
        </table:table-row>
        <table:table-row table:style-name="ro1">
          <table:table-cell office:value-type="float" office:value="4.42" calcext:value-type="float">
            <text:p>4,42</text:p>
          </table:table-cell>
          <table:table-cell office:value-type="float" office:value="0.000772918" calcext:value-type="float">
            <text:p>0,000772918</text:p>
          </table:table-cell>
          <table:table-cell office:value-type="float" office:value="0.00114392" calcext:value-type="float">
            <text:p>0,00114392</text:p>
          </table:table-cell>
        </table:table-row>
        <table:table-row table:style-name="ro1">
          <table:table-cell office:value-type="float" office:value="4.43" calcext:value-type="float">
            <text:p>4,43</text:p>
          </table:table-cell>
          <table:table-cell office:value-type="float" office:value="0.000776416" calcext:value-type="float">
            <text:p>0,000776416</text:p>
          </table:table-cell>
          <table:table-cell office:value-type="float" office:value="0.00115168" calcext:value-type="float">
            <text:p>0,00115168</text:p>
          </table:table-cell>
        </table:table-row>
        <table:table-row table:style-name="ro1">
          <table:table-cell office:value-type="float" office:value="4.44" calcext:value-type="float">
            <text:p>4,44</text:p>
          </table:table-cell>
          <table:table-cell office:value-type="float" office:value="0.000779921" calcext:value-type="float">
            <text:p>0,000779921</text:p>
          </table:table-cell>
          <table:table-cell office:value-type="float" office:value="0.00115948" calcext:value-type="float">
            <text:p>0,00115948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0.000783434" calcext:value-type="float">
            <text:p>0,000783434</text:p>
          </table:table-cell>
          <table:table-cell office:value-type="float" office:value="0.00116732" calcext:value-type="float">
            <text:p>0,00116732</text:p>
          </table:table-cell>
        </table:table-row>
        <table:table-row table:style-name="ro1">
          <table:table-cell office:value-type="float" office:value="4.46" calcext:value-type="float">
            <text:p>4,46</text:p>
          </table:table-cell>
          <table:table-cell office:value-type="float" office:value="0.000786955" calcext:value-type="float">
            <text:p>0,000786955</text:p>
          </table:table-cell>
          <table:table-cell office:value-type="float" office:value="0.00117519" calcext:value-type="float">
            <text:p>0,00117519</text:p>
          </table:table-cell>
        </table:table-row>
        <table:table-row table:style-name="ro1">
          <table:table-cell office:value-type="float" office:value="4.47" calcext:value-type="float">
            <text:p>4,47</text:p>
          </table:table-cell>
          <table:table-cell office:value-type="float" office:value="0.000790484" calcext:value-type="float">
            <text:p>0,000790484</text:p>
          </table:table-cell>
          <table:table-cell office:value-type="float" office:value="0.00118309" calcext:value-type="float">
            <text:p>0,00118309</text:p>
          </table:table-cell>
        </table:table-row>
        <table:table-row table:style-name="ro1">
          <table:table-cell office:value-type="float" office:value="4.48" calcext:value-type="float">
            <text:p>4,48</text:p>
          </table:table-cell>
          <table:table-cell office:value-type="float" office:value="0.000794021" calcext:value-type="float">
            <text:p>0,000794021</text:p>
          </table:table-cell>
          <table:table-cell office:value-type="float" office:value="0.00119103" calcext:value-type="float">
            <text:p>0,00119103</text:p>
          </table:table-cell>
        </table:table-row>
        <table:table-row table:style-name="ro1">
          <table:table-cell office:value-type="float" office:value="4.49" calcext:value-type="float">
            <text:p>4,49</text:p>
          </table:table-cell>
          <table:table-cell office:value-type="float" office:value="0.000797566" calcext:value-type="float">
            <text:p>0,000797566</text:p>
          </table:table-cell>
          <table:table-cell office:value-type="float" office:value="0.00119901" calcext:value-type="float">
            <text:p>0,0011990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000801118" calcext:value-type="float">
            <text:p>0,000801118</text:p>
          </table:table-cell>
          <table:table-cell office:value-type="float" office:value="0.00120702" calcext:value-type="float">
            <text:p>0,00120702</text:p>
          </table:table-cell>
        </table:table-row>
        <table:table-row table:style-name="ro1">
          <table:table-cell office:value-type="float" office:value="4.51" calcext:value-type="float">
            <text:p>4,51</text:p>
          </table:table-cell>
          <table:table-cell office:value-type="float" office:value="0.000804679" calcext:value-type="float">
            <text:p>0,000804679</text:p>
          </table:table-cell>
          <table:table-cell office:value-type="float" office:value="0.00121507" calcext:value-type="float">
            <text:p>0,00121507</text:p>
          </table:table-cell>
        </table:table-row>
        <table:table-row table:style-name="ro1">
          <table:table-cell office:value-type="float" office:value="4.52" calcext:value-type="float">
            <text:p>4,52</text:p>
          </table:table-cell>
          <table:table-cell office:value-type="float" office:value="0.000808247" calcext:value-type="float">
            <text:p>0,000808247</text:p>
          </table:table-cell>
          <table:table-cell office:value-type="float" office:value="0.00122315" calcext:value-type="float">
            <text:p>0,00122315</text:p>
          </table:table-cell>
        </table:table-row>
        <table:table-row table:style-name="ro1">
          <table:table-cell office:value-type="float" office:value="4.53" calcext:value-type="float">
            <text:p>4,53</text:p>
          </table:table-cell>
          <table:table-cell office:value-type="float" office:value="0.000811824" calcext:value-type="float">
            <text:p>0,000811824</text:p>
          </table:table-cell>
          <table:table-cell office:value-type="float" office:value="0.00123127" calcext:value-type="float">
            <text:p>0,00123127</text:p>
          </table:table-cell>
        </table:table-row>
        <table:table-row table:style-name="ro1">
          <table:table-cell office:value-type="float" office:value="4.54" calcext:value-type="float">
            <text:p>4,54</text:p>
          </table:table-cell>
          <table:table-cell office:value-type="float" office:value="0.000815408" calcext:value-type="float">
            <text:p>0,000815408</text:p>
          </table:table-cell>
          <table:table-cell office:value-type="float" office:value="0.00123942" calcext:value-type="float">
            <text:p>0,00123942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0.000819" calcext:value-type="float">
            <text:p>0,000819</text:p>
          </table:table-cell>
          <table:table-cell office:value-type="float" office:value="0.00124761" calcext:value-type="float">
            <text:p>0,00124761</text:p>
          </table:table-cell>
        </table:table-row>
        <table:table-row table:style-name="ro1">
          <table:table-cell office:value-type="float" office:value="4.56" calcext:value-type="float">
            <text:p>4,56</text:p>
          </table:table-cell>
          <table:table-cell office:value-type="float" office:value="0.0008226" calcext:value-type="float">
            <text:p>0,0008226</text:p>
          </table:table-cell>
          <table:table-cell office:value-type="float" office:value="0.00125584" calcext:value-type="float">
            <text:p>0,00125584</text:p>
          </table:table-cell>
        </table:table-row>
        <table:table-row table:style-name="ro1">
          <table:table-cell office:value-type="float" office:value="4.57" calcext:value-type="float">
            <text:p>4,57</text:p>
          </table:table-cell>
          <table:table-cell office:value-type="float" office:value="0.000826208" calcext:value-type="float">
            <text:p>0,000826208</text:p>
          </table:table-cell>
          <table:table-cell office:value-type="float" office:value="0.0012641" calcext:value-type="float">
            <text:p>0,0012641</text:p>
          </table:table-cell>
        </table:table-row>
        <table:table-row table:style-name="ro1">
          <table:table-cell office:value-type="float" office:value="4.58" calcext:value-type="float">
            <text:p>4,58</text:p>
          </table:table-cell>
          <table:table-cell office:value-type="float" office:value="0.000829824" calcext:value-type="float">
            <text:p>0,000829824</text:p>
          </table:table-cell>
          <table:table-cell office:value-type="float" office:value="0.0012724" calcext:value-type="float">
            <text:p>0,0012724</text:p>
          </table:table-cell>
        </table:table-row>
        <table:table-row table:style-name="ro1">
          <table:table-cell office:value-type="float" office:value="4.59" calcext:value-type="float">
            <text:p>4,59</text:p>
          </table:table-cell>
          <table:table-cell office:value-type="float" office:value="0.000833447" calcext:value-type="float">
            <text:p>0,000833447</text:p>
          </table:table-cell>
          <table:table-cell office:value-type="float" office:value="0.00128073" calcext:value-type="float">
            <text:p>0,00128073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000837079" calcext:value-type="float">
            <text:p>0,000837079</text:p>
          </table:table-cell>
          <table:table-cell office:value-type="float" office:value="0.0012891" calcext:value-type="float">
            <text:p>0,0012891</text:p>
          </table:table-cell>
        </table:table-row>
        <table:table-row table:style-name="ro1">
          <table:table-cell office:value-type="float" office:value="4.61" calcext:value-type="float">
            <text:p>4,61</text:p>
          </table:table-cell>
          <table:table-cell office:value-type="float" office:value="0.000840718" calcext:value-type="float">
            <text:p>0,000840718</text:p>
          </table:table-cell>
          <table:table-cell office:value-type="float" office:value="0.00129751" calcext:value-type="float">
            <text:p>0,00129751</text:p>
          </table:table-cell>
        </table:table-row>
        <table:table-row table:style-name="ro1">
          <table:table-cell office:value-type="float" office:value="4.62" calcext:value-type="float">
            <text:p>4,62</text:p>
          </table:table-cell>
          <table:table-cell office:value-type="float" office:value="0.000844366" calcext:value-type="float">
            <text:p>0,000844366</text:p>
          </table:table-cell>
          <table:table-cell office:value-type="float" office:value="0.00130595" calcext:value-type="float">
            <text:p>0,00130595</text:p>
          </table:table-cell>
        </table:table-row>
        <table:table-row table:style-name="ro1">
          <table:table-cell office:value-type="float" office:value="4.63" calcext:value-type="float">
            <text:p>4,63</text:p>
          </table:table-cell>
          <table:table-cell office:value-type="float" office:value="0.000848021" calcext:value-type="float">
            <text:p>0,000848021</text:p>
          </table:table-cell>
          <table:table-cell office:value-type="float" office:value="0.00131443" calcext:value-type="float">
            <text:p>0,00131443</text:p>
          </table:table-cell>
        </table:table-row>
        <table:table-row table:style-name="ro1">
          <table:table-cell office:value-type="float" office:value="4.64" calcext:value-type="float">
            <text:p>4,64</text:p>
          </table:table-cell>
          <table:table-cell office:value-type="float" office:value="0.000851684" calcext:value-type="float">
            <text:p>0,000851684</text:p>
          </table:table-cell>
          <table:table-cell office:value-type="float" office:value="0.00132295" calcext:value-type="float">
            <text:p>0,00132295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0.000855355" calcext:value-type="float">
            <text:p>0,000855355</text:p>
          </table:table-cell>
          <table:table-cell office:value-type="float" office:value="0.0013315" calcext:value-type="float">
            <text:p>0,0013315</text:p>
          </table:table-cell>
        </table:table-row>
        <table:table-row table:style-name="ro1">
          <table:table-cell office:value-type="float" office:value="4.66" calcext:value-type="float">
            <text:p>4,66</text:p>
          </table:table-cell>
          <table:table-cell office:value-type="float" office:value="0.000859034" calcext:value-type="float">
            <text:p>0,000859034</text:p>
          </table:table-cell>
          <table:table-cell office:value-type="float" office:value="0.00134009" calcext:value-type="float">
            <text:p>0,00134009</text:p>
          </table:table-cell>
        </table:table-row>
        <table:table-row table:style-name="ro1">
          <table:table-cell office:value-type="float" office:value="4.67" calcext:value-type="float">
            <text:p>4,67</text:p>
          </table:table-cell>
          <table:table-cell office:value-type="float" office:value="0.000862721" calcext:value-type="float">
            <text:p>0,000862721</text:p>
          </table:table-cell>
          <table:table-cell office:value-type="float" office:value="0.00134872" calcext:value-type="float">
            <text:p>0,00134872</text:p>
          </table:table-cell>
        </table:table-row>
        <table:table-row table:style-name="ro1">
          <table:table-cell office:value-type="float" office:value="4.68" calcext:value-type="float">
            <text:p>4,68</text:p>
          </table:table-cell>
          <table:table-cell office:value-type="float" office:value="0.000866416" calcext:value-type="float">
            <text:p>0,000866416</text:p>
          </table:table-cell>
          <table:table-cell office:value-type="float" office:value="0.00135738" calcext:value-type="float">
            <text:p>0,00135738</text:p>
          </table:table-cell>
        </table:table-row>
        <table:table-row table:style-name="ro1">
          <table:table-cell office:value-type="float" office:value="4.69" calcext:value-type="float">
            <text:p>4,69</text:p>
          </table:table-cell>
          <table:table-cell office:value-type="float" office:value="0.000870118" calcext:value-type="float">
            <text:p>0,000870118</text:p>
          </table:table-cell>
          <table:table-cell office:value-type="float" office:value="0.00136609" calcext:value-type="float">
            <text:p>0,00136609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0.000873829" calcext:value-type="float">
            <text:p>0,000873829</text:p>
          </table:table-cell>
          <table:table-cell office:value-type="float" office:value="0.00137482" calcext:value-type="float">
            <text:p>0,00137482</text:p>
          </table:table-cell>
        </table:table-row>
        <table:table-row table:style-name="ro1">
          <table:table-cell office:value-type="float" office:value="4.71" calcext:value-type="float">
            <text:p>4,71</text:p>
          </table:table-cell>
          <table:table-cell office:value-type="float" office:value="0.000877547" calcext:value-type="float">
            <text:p>0,000877547</text:p>
          </table:table-cell>
          <table:table-cell office:value-type="float" office:value="0.0013836" calcext:value-type="float">
            <text:p>0,0013836</text:p>
          </table:table-cell>
        </table:table-row>
        <table:table-row table:style-name="ro1">
          <table:table-cell office:value-type="float" office:value="4.72" calcext:value-type="float">
            <text:p>4,72</text:p>
          </table:table-cell>
          <table:table-cell office:value-type="float" office:value="0.000881274" calcext:value-type="float">
            <text:p>0,000881274</text:p>
          </table:table-cell>
          <table:table-cell office:value-type="float" office:value="0.00139241" calcext:value-type="float">
            <text:p>0,00139241</text:p>
          </table:table-cell>
        </table:table-row>
        <table:table-row table:style-name="ro1">
          <table:table-cell office:value-type="float" office:value="4.73" calcext:value-type="float">
            <text:p>4,73</text:p>
          </table:table-cell>
          <table:table-cell office:value-type="float" office:value="0.000885008" calcext:value-type="float">
            <text:p>0,000885008</text:p>
          </table:table-cell>
          <table:table-cell office:value-type="float" office:value="0.00140126" calcext:value-type="float">
            <text:p>0,00140126</text:p>
          </table:table-cell>
        </table:table-row>
        <table:table-row table:style-name="ro1">
          <table:table-cell office:value-type="float" office:value="4.74" calcext:value-type="float">
            <text:p>4,74</text:p>
          </table:table-cell>
          <table:table-cell office:value-type="float" office:value="0.00088875" calcext:value-type="float">
            <text:p>0,00088875</text:p>
          </table:table-cell>
          <table:table-cell office:value-type="float" office:value="0.00141015" calcext:value-type="float">
            <text:p>0,0014101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0.0008925" calcext:value-type="float">
            <text:p>0,0008925</text:p>
          </table:table-cell>
          <table:table-cell office:value-type="float" office:value="0.00141907" calcext:value-type="float">
            <text:p>0,00141907</text:p>
          </table:table-cell>
        </table:table-row>
        <table:table-row table:style-name="ro1">
          <table:table-cell office:value-type="float" office:value="4.76" calcext:value-type="float">
            <text:p>4,76</text:p>
          </table:table-cell>
          <table:table-cell office:value-type="float" office:value="0.000896258" calcext:value-type="float">
            <text:p>0,000896258</text:p>
          </table:table-cell>
          <table:table-cell office:value-type="float" office:value="0.00142804" calcext:value-type="float">
            <text:p>0,00142804</text:p>
          </table:table-cell>
        </table:table-row>
        <table:table-row table:style-name="ro1">
          <table:table-cell office:value-type="float" office:value="4.77" calcext:value-type="float">
            <text:p>4,77</text:p>
          </table:table-cell>
          <table:table-cell office:value-type="float" office:value="0.000900024" calcext:value-type="float">
            <text:p>0,000900024</text:p>
          </table:table-cell>
          <table:table-cell office:value-type="float" office:value="0.00143704" calcext:value-type="float">
            <text:p>0,00143704</text:p>
          </table:table-cell>
        </table:table-row>
        <table:table-row table:style-name="ro1">
          <table:table-cell office:value-type="float" office:value="4.78" calcext:value-type="float">
            <text:p>4,78</text:p>
          </table:table-cell>
          <table:table-cell office:value-type="float" office:value="0.000903797" calcext:value-type="float">
            <text:p>0,000903797</text:p>
          </table:table-cell>
          <table:table-cell office:value-type="float" office:value="0.00144608" calcext:value-type="float">
            <text:p>0,00144608</text:p>
          </table:table-cell>
        </table:table-row>
        <table:table-row table:style-name="ro1">
          <table:table-cell office:value-type="float" office:value="4.79" calcext:value-type="float">
            <text:p>4,79</text:p>
          </table:table-cell>
          <table:table-cell office:value-type="float" office:value="0.000907579" calcext:value-type="float">
            <text:p>0,000907579</text:p>
          </table:table-cell>
          <table:table-cell office:value-type="float" office:value="0.00145515" calcext:value-type="float">
            <text:p>0,00145515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0.000911368" calcext:value-type="float">
            <text:p>0,000911368</text:p>
          </table:table-cell>
          <table:table-cell office:value-type="float" office:value="0.00146427" calcext:value-type="float">
            <text:p>0,00146427</text:p>
          </table:table-cell>
        </table:table-row>
        <table:table-row table:style-name="ro1">
          <table:table-cell office:value-type="float" office:value="4.81" calcext:value-type="float">
            <text:p>4,81</text:p>
          </table:table-cell>
          <table:table-cell office:value-type="float" office:value="0.000915166" calcext:value-type="float">
            <text:p>0,000915166</text:p>
          </table:table-cell>
          <table:table-cell office:value-type="float" office:value="0.00147342" calcext:value-type="float">
            <text:p>0,00147342</text:p>
          </table:table-cell>
        </table:table-row>
        <table:table-row table:style-name="ro1">
          <table:table-cell office:value-type="float" office:value="4.82" calcext:value-type="float">
            <text:p>4,82</text:p>
          </table:table-cell>
          <table:table-cell office:value-type="float" office:value="0.000918971" calcext:value-type="float">
            <text:p>0,000918971</text:p>
          </table:table-cell>
          <table:table-cell office:value-type="float" office:value="0.00148261" calcext:value-type="float">
            <text:p>0,00148261</text:p>
          </table:table-cell>
        </table:table-row>
        <table:table-row table:style-name="ro1">
          <table:table-cell office:value-type="float" office:value="4.83" calcext:value-type="float">
            <text:p>4,83</text:p>
          </table:table-cell>
          <table:table-cell office:value-type="float" office:value="0.000922784" calcext:value-type="float">
            <text:p>0,000922784</text:p>
          </table:table-cell>
          <table:table-cell office:value-type="float" office:value="0.00149183" calcext:value-type="float">
            <text:p>0,00149183</text:p>
          </table:table-cell>
        </table:table-row>
        <table:table-row table:style-name="ro1">
          <table:table-cell office:value-type="float" office:value="4.84" calcext:value-type="float">
            <text:p>4,84</text:p>
          </table:table-cell>
          <table:table-cell office:value-type="float" office:value="0.000926605" calcext:value-type="float">
            <text:p>0,000926605</text:p>
          </table:table-cell>
          <table:table-cell office:value-type="float" office:value="0.0015011" calcext:value-type="float">
            <text:p>0,0015011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0.000930434" calcext:value-type="float">
            <text:p>0,000930434</text:p>
          </table:table-cell>
          <table:table-cell office:value-type="float" office:value="0.0015104" calcext:value-type="float">
            <text:p>0,0015104</text:p>
          </table:table-cell>
        </table:table-row>
        <table:table-row table:style-name="ro1">
          <table:table-cell office:value-type="float" office:value="4.86" calcext:value-type="float">
            <text:p>4,86</text:p>
          </table:table-cell>
          <table:table-cell office:value-type="float" office:value="0.000934271" calcext:value-type="float">
            <text:p>0,000934271</text:p>
          </table:table-cell>
          <table:table-cell office:value-type="float" office:value="0.00151975" calcext:value-type="float">
            <text:p>0,00151975</text:p>
          </table:table-cell>
        </table:table-row>
        <table:table-row table:style-name="ro1">
          <table:table-cell office:value-type="float" office:value="4.87" calcext:value-type="float">
            <text:p>4,87</text:p>
          </table:table-cell>
          <table:table-cell office:value-type="float" office:value="0.000938116" calcext:value-type="float">
            <text:p>0,000938116</text:p>
          </table:table-cell>
          <table:table-cell office:value-type="float" office:value="0.00152913" calcext:value-type="float">
            <text:p>0,00152913</text:p>
          </table:table-cell>
        </table:table-row>
        <table:table-row table:style-name="ro1">
          <table:table-cell office:value-type="float" office:value="4.88" calcext:value-type="float">
            <text:p>4,88</text:p>
          </table:table-cell>
          <table:table-cell office:value-type="float" office:value="0.000941968" calcext:value-type="float">
            <text:p>0,000941968</text:p>
          </table:table-cell>
          <table:table-cell office:value-type="float" office:value="0.00153855" calcext:value-type="float">
            <text:p>0,00153855</text:p>
          </table:table-cell>
        </table:table-row>
        <table:table-row table:style-name="ro1">
          <table:table-cell office:value-type="float" office:value="4.89" calcext:value-type="float">
            <text:p>4,89</text:p>
          </table:table-cell>
          <table:table-cell office:value-type="float" office:value="0.000945829" calcext:value-type="float">
            <text:p>0,000945829</text:p>
          </table:table-cell>
          <table:table-cell office:value-type="float" office:value="0.00154801" calcext:value-type="float">
            <text:p>0,00154801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0.000949697" calcext:value-type="float">
            <text:p>0,000949697</text:p>
          </table:table-cell>
          <table:table-cell office:value-type="float" office:value="0.0015575" calcext:value-type="float">
            <text:p>0,0015575</text:p>
          </table:table-cell>
        </table:table-row>
        <table:table-row table:style-name="ro1">
          <table:table-cell office:value-type="float" office:value="4.91" calcext:value-type="float">
            <text:p>4,91</text:p>
          </table:table-cell>
          <table:table-cell office:value-type="float" office:value="0.000953574" calcext:value-type="float">
            <text:p>0,000953574</text:p>
          </table:table-cell>
          <table:table-cell office:value-type="float" office:value="0.00156704" calcext:value-type="float">
            <text:p>0,00156704</text:p>
          </table:table-cell>
        </table:table-row>
        <table:table-row table:style-name="ro1">
          <table:table-cell office:value-type="float" office:value="4.92" calcext:value-type="float">
            <text:p>4,92</text:p>
          </table:table-cell>
          <table:table-cell office:value-type="float" office:value="0.000957458" calcext:value-type="float">
            <text:p>0,000957458</text:p>
          </table:table-cell>
          <table:table-cell office:value-type="float" office:value="0.00157661" calcext:value-type="float">
            <text:p>0,00157661</text:p>
          </table:table-cell>
        </table:table-row>
        <table:table-row table:style-name="ro1">
          <table:table-cell office:value-type="float" office:value="4.93" calcext:value-type="float">
            <text:p>4,93</text:p>
          </table:table-cell>
          <table:table-cell office:value-type="float" office:value="0.00096135" calcext:value-type="float">
            <text:p>0,00096135</text:p>
          </table:table-cell>
          <table:table-cell office:value-type="float" office:value="0.00158623" calcext:value-type="float">
            <text:p>0,00158623</text:p>
          </table:table-cell>
        </table:table-row>
        <table:table-row table:style-name="ro1">
          <table:table-cell office:value-type="float" office:value="4.94" calcext:value-type="float">
            <text:p>4,94</text:p>
          </table:table-cell>
          <table:table-cell office:value-type="float" office:value="0.00096525" calcext:value-type="float">
            <text:p>0,00096525</text:p>
          </table:table-cell>
          <table:table-cell office:value-type="float" office:value="0.00159588" calcext:value-type="float">
            <text:p>0,00159588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0.000969158" calcext:value-type="float">
            <text:p>0,000969158</text:p>
          </table:table-cell>
          <table:table-cell office:value-type="float" office:value="0.00160557" calcext:value-type="float">
            <text:p>0,00160557</text:p>
          </table:table-cell>
        </table:table-row>
        <table:table-row table:style-name="ro1">
          <table:table-cell office:value-type="float" office:value="4.96" calcext:value-type="float">
            <text:p>4,96</text:p>
          </table:table-cell>
          <table:table-cell office:value-type="float" office:value="0.000973074" calcext:value-type="float">
            <text:p>0,000973074</text:p>
          </table:table-cell>
          <table:table-cell office:value-type="float" office:value="0.0016153" calcext:value-type="float">
            <text:p>0,0016153</text:p>
          </table:table-cell>
        </table:table-row>
        <table:table-row table:style-name="ro1">
          <table:table-cell office:value-type="float" office:value="4.97" calcext:value-type="float">
            <text:p>4,97</text:p>
          </table:table-cell>
          <table:table-cell office:value-type="float" office:value="0.000976997" calcext:value-type="float">
            <text:p>0,000976997</text:p>
          </table:table-cell>
          <table:table-cell office:value-type="float" office:value="0.00162507" calcext:value-type="float">
            <text:p>0,00162507</text:p>
          </table:table-cell>
        </table:table-row>
        <table:table-row table:style-name="ro1">
          <table:table-cell office:value-type="float" office:value="4.98" calcext:value-type="float">
            <text:p>4,98</text:p>
          </table:table-cell>
          <table:table-cell office:value-type="float" office:value="0.000980929" calcext:value-type="float">
            <text:p>0,000980929</text:p>
          </table:table-cell>
          <table:table-cell office:value-type="float" office:value="0.00163488" calcext:value-type="float">
            <text:p>0,00163488</text:p>
          </table:table-cell>
        </table:table-row>
        <table:table-row table:style-name="ro1">
          <table:table-cell office:value-type="float" office:value="4.99" calcext:value-type="float">
            <text:p>4,99</text:p>
          </table:table-cell>
          <table:table-cell office:value-type="float" office:value="0.000984868" calcext:value-type="float">
            <text:p>0,000984868</text:p>
          </table:table-cell>
          <table:table-cell office:value-type="float" office:value="0.00164473" calcext:value-type="float">
            <text:p>0,001644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988816" calcext:value-type="float">
            <text:p>0,000988816</text:p>
          </table:table-cell>
          <table:table-cell office:value-type="float" office:value="0.00165462" calcext:value-type="float">
            <text:p>0,00165462</text:p>
          </table:table-cell>
        </table:table-row>
        <table:table-row table:style-name="ro1">
          <table:table-cell office:value-type="float" office:value="5.01" calcext:value-type="float">
            <text:p>5,01</text:p>
          </table:table-cell>
          <table:table-cell office:value-type="float" office:value="0.000992771" calcext:value-type="float">
            <text:p>0,000992771</text:p>
          </table:table-cell>
          <table:table-cell office:value-type="float" office:value="0.00166455" calcext:value-type="float">
            <text:p>0,00166455</text:p>
          </table:table-cell>
        </table:table-row>
        <table:table-row table:style-name="ro1">
          <table:table-cell office:value-type="float" office:value="5.02" calcext:value-type="float">
            <text:p>5,02</text:p>
          </table:table-cell>
          <table:table-cell office:value-type="float" office:value="0.000996734" calcext:value-type="float">
            <text:p>0,000996734</text:p>
          </table:table-cell>
          <table:table-cell office:value-type="float" office:value="0.00167451" calcext:value-type="float">
            <text:p>0,00167451</text:p>
          </table:table-cell>
        </table:table-row>
        <table:table-row table:style-name="ro1">
          <table:table-cell office:value-type="float" office:value="5.03" calcext:value-type="float">
            <text:p>5,03</text:p>
          </table:table-cell>
          <table:table-cell office:value-type="float" office:value="0.00100071" calcext:value-type="float">
            <text:p>0,00100071</text:p>
          </table:table-cell>
          <table:table-cell office:value-type="float" office:value="0.00168452" calcext:value-type="float">
            <text:p>0,00168452</text:p>
          </table:table-cell>
        </table:table-row>
        <table:table-row table:style-name="ro1">
          <table:table-cell office:value-type="float" office:value="5.04" calcext:value-type="float">
            <text:p>5,04</text:p>
          </table:table-cell>
          <table:table-cell office:value-type="float" office:value="0.00100468" calcext:value-type="float">
            <text:p>0,00100468</text:p>
          </table:table-cell>
          <table:table-cell office:value-type="float" office:value="0.00169457" calcext:value-type="float">
            <text:p>0,00169457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0.00100867" calcext:value-type="float">
            <text:p>0,00100867</text:p>
          </table:table-cell>
          <table:table-cell office:value-type="float" office:value="0.00170465" calcext:value-type="float">
            <text:p>0,00170465</text:p>
          </table:table-cell>
        </table:table-row>
        <table:table-row table:style-name="ro1">
          <table:table-cell office:value-type="float" office:value="5.06" calcext:value-type="float">
            <text:p>5,06</text:p>
          </table:table-cell>
          <table:table-cell office:value-type="float" office:value="0.00101267" calcext:value-type="float">
            <text:p>0,00101267</text:p>
          </table:table-cell>
          <table:table-cell office:value-type="float" office:value="0.00171478" calcext:value-type="float">
            <text:p>0,00171478</text:p>
          </table:table-cell>
        </table:table-row>
        <table:table-row table:style-name="ro1">
          <table:table-cell office:value-type="float" office:value="5.07" calcext:value-type="float">
            <text:p>5,07</text:p>
          </table:table-cell>
          <table:table-cell office:value-type="float" office:value="0.00101667" calcext:value-type="float">
            <text:p>0,00101667</text:p>
          </table:table-cell>
          <table:table-cell office:value-type="float" office:value="0.00172495" calcext:value-type="float">
            <text:p>0,00172495</text:p>
          </table:table-cell>
        </table:table-row>
        <table:table-row table:style-name="ro1">
          <table:table-cell office:value-type="float" office:value="5.08" calcext:value-type="float">
            <text:p>5,08</text:p>
          </table:table-cell>
          <table:table-cell office:value-type="float" office:value="0.00102068" calcext:value-type="float">
            <text:p>0,00102068</text:p>
          </table:table-cell>
          <table:table-cell office:value-type="float" office:value="0.00173515" calcext:value-type="float">
            <text:p>0,00173515</text:p>
          </table:table-cell>
        </table:table-row>
        <table:table-row table:style-name="ro1">
          <table:table-cell office:value-type="float" office:value="5.09" calcext:value-type="float">
            <text:p>5,09</text:p>
          </table:table-cell>
          <table:table-cell office:value-type="float" office:value="0.0010247" calcext:value-type="float">
            <text:p>0,0010247</text:p>
          </table:table-cell>
          <table:table-cell office:value-type="float" office:value="0.0017454" calcext:value-type="float">
            <text:p>0,0017454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00102872" calcext:value-type="float">
            <text:p>0,00102872</text:p>
          </table:table-cell>
          <table:table-cell office:value-type="float" office:value="0.00175569" calcext:value-type="float">
            <text:p>0,00175569</text:p>
          </table:table-cell>
        </table:table-row>
        <table:table-row table:style-name="ro1">
          <table:table-cell office:value-type="float" office:value="5.11" calcext:value-type="float">
            <text:p>5,11</text:p>
          </table:table-cell>
          <table:table-cell office:value-type="float" office:value="0.00103276" calcext:value-type="float">
            <text:p>0,00103276</text:p>
          </table:table-cell>
          <table:table-cell office:value-type="float" office:value="0.00176602" calcext:value-type="float">
            <text:p>0,00176602</text:p>
          </table:table-cell>
        </table:table-row>
        <table:table-row table:style-name="ro1">
          <table:table-cell office:value-type="float" office:value="5.12" calcext:value-type="float">
            <text:p>5,12</text:p>
          </table:table-cell>
          <table:table-cell office:value-type="float" office:value="0.0010368" calcext:value-type="float">
            <text:p>0,0010368</text:p>
          </table:table-cell>
          <table:table-cell office:value-type="float" office:value="0.00177638" calcext:value-type="float">
            <text:p>0,00177638</text:p>
          </table:table-cell>
        </table:table-row>
        <table:table-row table:style-name="ro1">
          <table:table-cell office:value-type="float" office:value="5.13" calcext:value-type="float">
            <text:p>5,13</text:p>
          </table:table-cell>
          <table:table-cell office:value-type="float" office:value="0.00104085" calcext:value-type="float">
            <text:p>0,00104085</text:p>
          </table:table-cell>
          <table:table-cell office:value-type="float" office:value="0.00178679" calcext:value-type="float">
            <text:p>0,00178679</text:p>
          </table:table-cell>
        </table:table-row>
        <table:table-row table:style-name="ro1">
          <table:table-cell office:value-type="float" office:value="5.14" calcext:value-type="float">
            <text:p>5,14</text:p>
          </table:table-cell>
          <table:table-cell office:value-type="float" office:value="0.00104491" calcext:value-type="float">
            <text:p>0,00104491</text:p>
          </table:table-cell>
          <table:table-cell office:value-type="float" office:value="0.00179724" calcext:value-type="float">
            <text:p>0,00179724</text:p>
          </table:table-cell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0.00104897" calcext:value-type="float">
            <text:p>0,00104897</text:p>
          </table:table-cell>
          <table:table-cell office:value-type="float" office:value="0.00180773" calcext:value-type="float">
            <text:p>0,00180773</text:p>
          </table:table-cell>
        </table:table-row>
        <table:table-row table:style-name="ro1">
          <table:table-cell office:value-type="float" office:value="5.16" calcext:value-type="float">
            <text:p>5,16</text:p>
          </table:table-cell>
          <table:table-cell office:value-type="float" office:value="0.00105305" calcext:value-type="float">
            <text:p>0,00105305</text:p>
          </table:table-cell>
          <table:table-cell office:value-type="float" office:value="0.00181826" calcext:value-type="float">
            <text:p>0,00181826</text:p>
          </table:table-cell>
        </table:table-row>
        <table:table-row table:style-name="ro1">
          <table:table-cell office:value-type="float" office:value="5.17" calcext:value-type="float">
            <text:p>5,17</text:p>
          </table:table-cell>
          <table:table-cell office:value-type="float" office:value="0.00105713" calcext:value-type="float">
            <text:p>0,00105713</text:p>
          </table:table-cell>
          <table:table-cell office:value-type="float" office:value="0.00182883" calcext:value-type="float">
            <text:p>0,00182883</text:p>
          </table:table-cell>
        </table:table-row>
        <table:table-row table:style-name="ro1">
          <table:table-cell office:value-type="float" office:value="5.18" calcext:value-type="float">
            <text:p>5,18</text:p>
          </table:table-cell>
          <table:table-cell office:value-type="float" office:value="0.00106122" calcext:value-type="float">
            <text:p>0,00106122</text:p>
          </table:table-cell>
          <table:table-cell office:value-type="float" office:value="0.00183945" calcext:value-type="float">
            <text:p>0,00183945</text:p>
          </table:table-cell>
        </table:table-row>
        <table:table-row table:style-name="ro1">
          <table:table-cell office:value-type="float" office:value="5.19" calcext:value-type="float">
            <text:p>5,19</text:p>
          </table:table-cell>
          <table:table-cell office:value-type="float" office:value="0.00106532" calcext:value-type="float">
            <text:p>0,00106532</text:p>
          </table:table-cell>
          <table:table-cell office:value-type="float" office:value="0.0018501" calcext:value-type="float">
            <text:p>0,0018501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00106942" calcext:value-type="float">
            <text:p>0,00106942</text:p>
          </table:table-cell>
          <table:table-cell office:value-type="float" office:value="0.00186079" calcext:value-type="float">
            <text:p>0,00186079</text:p>
          </table:table-cell>
        </table:table-row>
        <table:table-row table:style-name="ro1">
          <table:table-cell office:value-type="float" office:value="5.21" calcext:value-type="float">
            <text:p>5,21</text:p>
          </table:table-cell>
          <table:table-cell office:value-type="float" office:value="0.00107353" calcext:value-type="float">
            <text:p>0,00107353</text:p>
          </table:table-cell>
          <table:table-cell office:value-type="float" office:value="0.00187153" calcext:value-type="float">
            <text:p>0,00187153</text:p>
          </table:table-cell>
        </table:table-row>
        <table:table-row table:style-name="ro1">
          <table:table-cell office:value-type="float" office:value="5.22" calcext:value-type="float">
            <text:p>5,22</text:p>
          </table:table-cell>
          <table:table-cell office:value-type="float" office:value="0.00107766" calcext:value-type="float">
            <text:p>0,00107766</text:p>
          </table:table-cell>
          <table:table-cell office:value-type="float" office:value="0.0018823" calcext:value-type="float">
            <text:p>0,0018823</text:p>
          </table:table-cell>
        </table:table-row>
        <table:table-row table:style-name="ro1">
          <table:table-cell office:value-type="float" office:value="5.23" calcext:value-type="float">
            <text:p>5,23</text:p>
          </table:table-cell>
          <table:table-cell office:value-type="float" office:value="0.00108178" calcext:value-type="float">
            <text:p>0,00108178</text:p>
          </table:table-cell>
          <table:table-cell office:value-type="float" office:value="0.00189312" calcext:value-type="float">
            <text:p>0,00189312</text:p>
          </table:table-cell>
        </table:table-row>
        <table:table-row table:style-name="ro1">
          <table:table-cell office:value-type="float" office:value="5.24" calcext:value-type="float">
            <text:p>5,24</text:p>
          </table:table-cell>
          <table:table-cell office:value-type="float" office:value="0.00108592" calcext:value-type="float">
            <text:p>0,00108592</text:p>
          </table:table-cell>
          <table:table-cell office:value-type="float" office:value="0.00190398" calcext:value-type="float">
            <text:p>0,00190398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0.00109007" calcext:value-type="float">
            <text:p>0,00109007</text:p>
          </table:table-cell>
          <table:table-cell office:value-type="float" office:value="0.00191488" calcext:value-type="float">
            <text:p>0,00191488</text:p>
          </table:table-cell>
        </table:table-row>
        <table:table-row table:style-name="ro1">
          <table:table-cell office:value-type="float" office:value="5.26" calcext:value-type="float">
            <text:p>5,26</text:p>
          </table:table-cell>
          <table:table-cell office:value-type="float" office:value="0.00109422" calcext:value-type="float">
            <text:p>0,00109422</text:p>
          </table:table-cell>
          <table:table-cell office:value-type="float" office:value="0.00192582" calcext:value-type="float">
            <text:p>0,00192582</text:p>
          </table:table-cell>
        </table:table-row>
        <table:table-row table:style-name="ro1">
          <table:table-cell office:value-type="float" office:value="5.27" calcext:value-type="float">
            <text:p>5,27</text:p>
          </table:table-cell>
          <table:table-cell office:value-type="float" office:value="0.00109838" calcext:value-type="float">
            <text:p>0,00109838</text:p>
          </table:table-cell>
          <table:table-cell office:value-type="float" office:value="0.00193681" calcext:value-type="float">
            <text:p>0,00193681</text:p>
          </table:table-cell>
        </table:table-row>
        <table:table-row table:style-name="ro1">
          <table:table-cell office:value-type="float" office:value="5.28" calcext:value-type="float">
            <text:p>5,28</text:p>
          </table:table-cell>
          <table:table-cell office:value-type="float" office:value="0.00110255" calcext:value-type="float">
            <text:p>0,00110255</text:p>
          </table:table-cell>
          <table:table-cell office:value-type="float" office:value="0.00194783" calcext:value-type="float">
            <text:p>0,00194783</text:p>
          </table:table-cell>
        </table:table-row>
        <table:table-row table:style-name="ro1">
          <table:table-cell office:value-type="float" office:value="5.29" calcext:value-type="float">
            <text:p>5,29</text:p>
          </table:table-cell>
          <table:table-cell office:value-type="float" office:value="0.00110672" calcext:value-type="float">
            <text:p>0,00110672</text:p>
          </table:table-cell>
          <table:table-cell office:value-type="float" office:value="0.0019589" calcext:value-type="float">
            <text:p>0,0019589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00111091" calcext:value-type="float">
            <text:p>0,00111091</text:p>
          </table:table-cell>
          <table:table-cell office:value-type="float" office:value="0.00197001" calcext:value-type="float">
            <text:p>0,00197001</text:p>
          </table:table-cell>
        </table:table-row>
        <table:table-row table:style-name="ro1">
          <table:table-cell office:value-type="float" office:value="5.31" calcext:value-type="float">
            <text:p>5,31</text:p>
          </table:table-cell>
          <table:table-cell office:value-type="float" office:value="0.0011151" calcext:value-type="float">
            <text:p>0,0011151</text:p>
          </table:table-cell>
          <table:table-cell office:value-type="float" office:value="0.00198116" calcext:value-type="float">
            <text:p>0,00198116</text:p>
          </table:table-cell>
        </table:table-row>
        <table:table-row table:style-name="ro1">
          <table:table-cell office:value-type="float" office:value="5.32" calcext:value-type="float">
            <text:p>5,32</text:p>
          </table:table-cell>
          <table:table-cell office:value-type="float" office:value="0.0011193" calcext:value-type="float">
            <text:p>0,0011193</text:p>
          </table:table-cell>
          <table:table-cell office:value-type="float" office:value="0.00199235" calcext:value-type="float">
            <text:p>0,00199235</text:p>
          </table:table-cell>
        </table:table-row>
        <table:table-row table:style-name="ro1">
          <table:table-cell office:value-type="float" office:value="5.33" calcext:value-type="float">
            <text:p>5,33</text:p>
          </table:table-cell>
          <table:table-cell office:value-type="float" office:value="0.00112351" calcext:value-type="float">
            <text:p>0,00112351</text:p>
          </table:table-cell>
          <table:table-cell office:value-type="float" office:value="0.00200359" calcext:value-type="float">
            <text:p>0,00200359</text:p>
          </table:table-cell>
        </table:table-row>
        <table:table-row table:style-name="ro1">
          <table:table-cell office:value-type="float" office:value="5.34" calcext:value-type="float">
            <text:p>5,34</text:p>
          </table:table-cell>
          <table:table-cell office:value-type="float" office:value="0.00112772" calcext:value-type="float">
            <text:p>0,00112772</text:p>
          </table:table-cell>
          <table:table-cell office:value-type="float" office:value="0.00201487" calcext:value-type="float">
            <text:p>0,00201487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0.00113195" calcext:value-type="float">
            <text:p>0,00113195</text:p>
          </table:table-cell>
          <table:table-cell office:value-type="float" office:value="0.00202619" calcext:value-type="float">
            <text:p>0,00202619</text:p>
          </table:table-cell>
        </table:table-row>
        <table:table-row table:style-name="ro1">
          <table:table-cell office:value-type="float" office:value="5.36" calcext:value-type="float">
            <text:p>5,36</text:p>
          </table:table-cell>
          <table:table-cell office:value-type="float" office:value="0.00113618" calcext:value-type="float">
            <text:p>0,00113618</text:p>
          </table:table-cell>
          <table:table-cell office:value-type="float" office:value="0.00203755" calcext:value-type="float">
            <text:p>0,00203755</text:p>
          </table:table-cell>
        </table:table-row>
        <table:table-row table:style-name="ro1">
          <table:table-cell office:value-type="float" office:value="5.37" calcext:value-type="float">
            <text:p>5,37</text:p>
          </table:table-cell>
          <table:table-cell office:value-type="float" office:value="0.00114042" calcext:value-type="float">
            <text:p>0,00114042</text:p>
          </table:table-cell>
          <table:table-cell office:value-type="float" office:value="0.00204895" calcext:value-type="float">
            <text:p>0,00204895</text:p>
          </table:table-cell>
        </table:table-row>
        <table:table-row table:style-name="ro1">
          <table:table-cell office:value-type="float" office:value="5.38" calcext:value-type="float">
            <text:p>5,38</text:p>
          </table:table-cell>
          <table:table-cell office:value-type="float" office:value="0.00114467" calcext:value-type="float">
            <text:p>0,00114467</text:p>
          </table:table-cell>
          <table:table-cell office:value-type="float" office:value="0.0020604" calcext:value-type="float">
            <text:p>0,0020604</text:p>
          </table:table-cell>
        </table:table-row>
        <table:table-row table:style-name="ro1">
          <table:table-cell office:value-type="float" office:value="5.39" calcext:value-type="float">
            <text:p>5,39</text:p>
          </table:table-cell>
          <table:table-cell office:value-type="float" office:value="0.00114892" calcext:value-type="float">
            <text:p>0,00114892</text:p>
          </table:table-cell>
          <table:table-cell office:value-type="float" office:value="0.00207189" calcext:value-type="float">
            <text:p>0,00207189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00115318" calcext:value-type="float">
            <text:p>0,00115318</text:p>
          </table:table-cell>
          <table:table-cell office:value-type="float" office:value="0.00208342" calcext:value-type="float">
            <text:p>0,00208342</text:p>
          </table:table-cell>
        </table:table-row>
        <table:table-row table:style-name="ro1">
          <table:table-cell office:value-type="float" office:value="5.41" calcext:value-type="float">
            <text:p>5,41</text:p>
          </table:table-cell>
          <table:table-cell office:value-type="float" office:value="0.00115746" calcext:value-type="float">
            <text:p>0,00115746</text:p>
          </table:table-cell>
          <table:table-cell office:value-type="float" office:value="0.00209499" calcext:value-type="float">
            <text:p>0,00209499</text:p>
          </table:table-cell>
        </table:table-row>
        <table:table-row table:style-name="ro1">
          <table:table-cell office:value-type="float" office:value="5.42" calcext:value-type="float">
            <text:p>5,42</text:p>
          </table:table-cell>
          <table:table-cell office:value-type="float" office:value="0.00116173" calcext:value-type="float">
            <text:p>0,00116173</text:p>
          </table:table-cell>
          <table:table-cell office:value-type="float" office:value="0.00210661" calcext:value-type="float">
            <text:p>0,00210661</text:p>
          </table:table-cell>
        </table:table-row>
        <table:table-row table:style-name="ro1">
          <table:table-cell office:value-type="float" office:value="5.43" calcext:value-type="float">
            <text:p>5,43</text:p>
          </table:table-cell>
          <table:table-cell office:value-type="float" office:value="0.00116602" calcext:value-type="float">
            <text:p>0,00116602</text:p>
          </table:table-cell>
          <table:table-cell office:value-type="float" office:value="0.00211827" calcext:value-type="float">
            <text:p>0,00211827</text:p>
          </table:table-cell>
        </table:table-row>
        <table:table-row table:style-name="ro1">
          <table:table-cell office:value-type="float" office:value="5.44" calcext:value-type="float">
            <text:p>5,44</text:p>
          </table:table-cell>
          <table:table-cell office:value-type="float" office:value="0.00117032" calcext:value-type="float">
            <text:p>0,00117032</text:p>
          </table:table-cell>
          <table:table-cell office:value-type="float" office:value="0.00212997" calcext:value-type="float">
            <text:p>0,00212997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0.00117462" calcext:value-type="float">
            <text:p>0,00117462</text:p>
          </table:table-cell>
          <table:table-cell office:value-type="float" office:value="0.00214172" calcext:value-type="float">
            <text:p>0,00214172</text:p>
          </table:table-cell>
        </table:table-row>
        <table:table-row table:style-name="ro1">
          <table:table-cell office:value-type="float" office:value="5.46" calcext:value-type="float">
            <text:p>5,46</text:p>
          </table:table-cell>
          <table:table-cell office:value-type="float" office:value="0.00117893" calcext:value-type="float">
            <text:p>0,00117893</text:p>
          </table:table-cell>
          <table:table-cell office:value-type="float" office:value="0.00215351" calcext:value-type="float">
            <text:p>0,00215351</text:p>
          </table:table-cell>
        </table:table-row>
        <table:table-row table:style-name="ro1">
          <table:table-cell office:value-type="float" office:value="5.47" calcext:value-type="float">
            <text:p>5,47</text:p>
          </table:table-cell>
          <table:table-cell office:value-type="float" office:value="0.00118325" calcext:value-type="float">
            <text:p>0,00118325</text:p>
          </table:table-cell>
          <table:table-cell office:value-type="float" office:value="0.00216534" calcext:value-type="float">
            <text:p>0,00216534</text:p>
          </table:table-cell>
        </table:table-row>
        <table:table-row table:style-name="ro1">
          <table:table-cell office:value-type="float" office:value="5.48" calcext:value-type="float">
            <text:p>5,48</text:p>
          </table:table-cell>
          <table:table-cell office:value-type="float" office:value="0.00118757" calcext:value-type="float">
            <text:p>0,00118757</text:p>
          </table:table-cell>
          <table:table-cell office:value-type="float" office:value="0.00217722" calcext:value-type="float">
            <text:p>0,00217722</text:p>
          </table:table-cell>
        </table:table-row>
        <table:table-row table:style-name="ro1">
          <table:table-cell office:value-type="float" office:value="5.49" calcext:value-type="float">
            <text:p>5,49</text:p>
          </table:table-cell>
          <table:table-cell office:value-type="float" office:value="0.00119191" calcext:value-type="float">
            <text:p>0,00119191</text:p>
          </table:table-cell>
          <table:table-cell office:value-type="float" office:value="0.00218914" calcext:value-type="float">
            <text:p>0,0021891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00119625" calcext:value-type="float">
            <text:p>0,00119625</text:p>
          </table:table-cell>
          <table:table-cell office:value-type="float" office:value="0.0022011" calcext:value-type="float">
            <text:p>0,0022011</text:p>
          </table:table-cell>
        </table:table-row>
        <table:table-row table:style-name="ro1">
          <table:table-cell office:value-type="float" office:value="5.51" calcext:value-type="float">
            <text:p>5,51</text:p>
          </table:table-cell>
          <table:table-cell office:value-type="float" office:value="0.0012006" calcext:value-type="float">
            <text:p>0,0012006</text:p>
          </table:table-cell>
          <table:table-cell office:value-type="float" office:value="0.00221311" calcext:value-type="float">
            <text:p>0,00221311</text:p>
          </table:table-cell>
        </table:table-row>
        <table:table-row table:style-name="ro1">
          <table:table-cell office:value-type="float" office:value="5.52" calcext:value-type="float">
            <text:p>5,52</text:p>
          </table:table-cell>
          <table:table-cell office:value-type="float" office:value="0.00120496" calcext:value-type="float">
            <text:p>0,00120496</text:p>
          </table:table-cell>
          <table:table-cell office:value-type="float" office:value="0.00222516" calcext:value-type="float">
            <text:p>0,00222516</text:p>
          </table:table-cell>
        </table:table-row>
        <table:table-row table:style-name="ro1">
          <table:table-cell office:value-type="float" office:value="5.53" calcext:value-type="float">
            <text:p>5,53</text:p>
          </table:table-cell>
          <table:table-cell office:value-type="float" office:value="0.00120932" calcext:value-type="float">
            <text:p>0,00120932</text:p>
          </table:table-cell>
          <table:table-cell office:value-type="float" office:value="0.00223725" calcext:value-type="float">
            <text:p>0,00223725</text:p>
          </table:table-cell>
        </table:table-row>
        <table:table-row table:style-name="ro1">
          <table:table-cell office:value-type="float" office:value="5.54" calcext:value-type="float">
            <text:p>5,54</text:p>
          </table:table-cell>
          <table:table-cell office:value-type="float" office:value="0.0012137" calcext:value-type="float">
            <text:p>0,0012137</text:p>
          </table:table-cell>
          <table:table-cell office:value-type="float" office:value="0.00224939" calcext:value-type="float">
            <text:p>0,00224939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0.00121808" calcext:value-type="float">
            <text:p>0,00121808</text:p>
          </table:table-cell>
          <table:table-cell office:value-type="float" office:value="0.00226157" calcext:value-type="float">
            <text:p>0,00226157</text:p>
          </table:table-cell>
        </table:table-row>
        <table:table-row table:style-name="ro1">
          <table:table-cell office:value-type="float" office:value="5.56" calcext:value-type="float">
            <text:p>5,56</text:p>
          </table:table-cell>
          <table:table-cell office:value-type="float" office:value="0.00122247" calcext:value-type="float">
            <text:p>0,00122247</text:p>
          </table:table-cell>
          <table:table-cell office:value-type="float" office:value="0.00227379" calcext:value-type="float">
            <text:p>0,00227379</text:p>
          </table:table-cell>
        </table:table-row>
        <table:table-row table:style-name="ro1">
          <table:table-cell office:value-type="float" office:value="5.57" calcext:value-type="float">
            <text:p>5,57</text:p>
          </table:table-cell>
          <table:table-cell office:value-type="float" office:value="0.00122687" calcext:value-type="float">
            <text:p>0,00122687</text:p>
          </table:table-cell>
          <table:table-cell office:value-type="float" office:value="0.00228606" calcext:value-type="float">
            <text:p>0,00228606</text:p>
          </table:table-cell>
        </table:table-row>
        <table:table-row table:style-name="ro1">
          <table:table-cell office:value-type="float" office:value="5.58" calcext:value-type="float">
            <text:p>5,58</text:p>
          </table:table-cell>
          <table:table-cell office:value-type="float" office:value="0.00123127" calcext:value-type="float">
            <text:p>0,00123127</text:p>
          </table:table-cell>
          <table:table-cell office:value-type="float" office:value="0.00229837" calcext:value-type="float">
            <text:p>0,00229837</text:p>
          </table:table-cell>
        </table:table-row>
        <table:table-row table:style-name="ro1">
          <table:table-cell office:value-type="float" office:value="5.59" calcext:value-type="float">
            <text:p>5,59</text:p>
          </table:table-cell>
          <table:table-cell office:value-type="float" office:value="0.00123568" calcext:value-type="float">
            <text:p>0,00123568</text:p>
          </table:table-cell>
          <table:table-cell office:value-type="float" office:value="0.00231073" calcext:value-type="float">
            <text:p>0,00231073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00124011" calcext:value-type="float">
            <text:p>0,00124011</text:p>
          </table:table-cell>
          <table:table-cell office:value-type="float" office:value="0.00232313" calcext:value-type="float">
            <text:p>0,00232313</text:p>
          </table:table-cell>
        </table:table-row>
        <table:table-row table:style-name="ro1">
          <table:table-cell office:value-type="float" office:value="5.61" calcext:value-type="float">
            <text:p>5,61</text:p>
          </table:table-cell>
          <table:table-cell office:value-type="float" office:value="0.00124453" calcext:value-type="float">
            <text:p>0,00124453</text:p>
          </table:table-cell>
          <table:table-cell office:value-type="float" office:value="0.00233558" calcext:value-type="float">
            <text:p>0,00233558</text:p>
          </table:table-cell>
        </table:table-row>
        <table:table-row table:style-name="ro1">
          <table:table-cell office:value-type="float" office:value="5.62" calcext:value-type="float">
            <text:p>5,62</text:p>
          </table:table-cell>
          <table:table-cell office:value-type="float" office:value="0.00124897" calcext:value-type="float">
            <text:p>0,00124897</text:p>
          </table:table-cell>
          <table:table-cell office:value-type="float" office:value="0.00234807" calcext:value-type="float">
            <text:p>0,00234807</text:p>
          </table:table-cell>
        </table:table-row>
        <table:table-row table:style-name="ro1">
          <table:table-cell office:value-type="float" office:value="5.63" calcext:value-type="float">
            <text:p>5,63</text:p>
          </table:table-cell>
          <table:table-cell office:value-type="float" office:value="0.00125342" calcext:value-type="float">
            <text:p>0,00125342</text:p>
          </table:table-cell>
          <table:table-cell office:value-type="float" office:value="0.0023606" calcext:value-type="float">
            <text:p>0,0023606</text:p>
          </table:table-cell>
        </table:table-row>
        <table:table-row table:style-name="ro1">
          <table:table-cell office:value-type="float" office:value="5.64" calcext:value-type="float">
            <text:p>5,64</text:p>
          </table:table-cell>
          <table:table-cell office:value-type="float" office:value="0.00125787" calcext:value-type="float">
            <text:p>0,00125787</text:p>
          </table:table-cell>
          <table:table-cell office:value-type="float" office:value="0.00237318" calcext:value-type="float">
            <text:p>0,00237318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0.00126233" calcext:value-type="float">
            <text:p>0,00126233</text:p>
          </table:table-cell>
          <table:table-cell office:value-type="float" office:value="0.0023858" calcext:value-type="float">
            <text:p>0,0023858</text:p>
          </table:table-cell>
        </table:table-row>
        <table:table-row table:style-name="ro1">
          <table:table-cell office:value-type="float" office:value="5.66" calcext:value-type="float">
            <text:p>5,66</text:p>
          </table:table-cell>
          <table:table-cell office:value-type="float" office:value="0.0012668" calcext:value-type="float">
            <text:p>0,0012668</text:p>
          </table:table-cell>
          <table:table-cell office:value-type="float" office:value="0.00239847" calcext:value-type="float">
            <text:p>0,00239847</text:p>
          </table:table-cell>
        </table:table-row>
        <table:table-row table:style-name="ro1">
          <table:table-cell office:value-type="float" office:value="5.67" calcext:value-type="float">
            <text:p>5,67</text:p>
          </table:table-cell>
          <table:table-cell office:value-type="float" office:value="0.00127127" calcext:value-type="float">
            <text:p>0,00127127</text:p>
          </table:table-cell>
          <table:table-cell office:value-type="float" office:value="0.00241118" calcext:value-type="float">
            <text:p>0,00241118</text:p>
          </table:table-cell>
        </table:table-row>
        <table:table-row table:style-name="ro1">
          <table:table-cell office:value-type="float" office:value="5.68" calcext:value-type="float">
            <text:p>5,68</text:p>
          </table:table-cell>
          <table:table-cell office:value-type="float" office:value="0.00127576" calcext:value-type="float">
            <text:p>0,00127576</text:p>
          </table:table-cell>
          <table:table-cell office:value-type="float" office:value="0.00242394" calcext:value-type="float">
            <text:p>0,00242394</text:p>
          </table:table-cell>
        </table:table-row>
        <table:table-row table:style-name="ro1">
          <table:table-cell office:value-type="float" office:value="5.69" calcext:value-type="float">
            <text:p>5,69</text:p>
          </table:table-cell>
          <table:table-cell office:value-type="float" office:value="0.00128025" calcext:value-type="float">
            <text:p>0,00128025</text:p>
          </table:table-cell>
          <table:table-cell office:value-type="float" office:value="0.00243674" calcext:value-type="float">
            <text:p>0,00243674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.00128475" calcext:value-type="float">
            <text:p>0,00128475</text:p>
          </table:table-cell>
          <table:table-cell office:value-type="float" office:value="0.00244959" calcext:value-type="float">
            <text:p>0,00244959</text:p>
          </table:table-cell>
        </table:table-row>
        <table:table-row table:style-name="ro1">
          <table:table-cell office:value-type="float" office:value="5.71" calcext:value-type="float">
            <text:p>5,71</text:p>
          </table:table-cell>
          <table:table-cell office:value-type="float" office:value="0.00128926" calcext:value-type="float">
            <text:p>0,00128926</text:p>
          </table:table-cell>
          <table:table-cell office:value-type="float" office:value="0.00246248" calcext:value-type="float">
            <text:p>0,00246248</text:p>
          </table:table-cell>
        </table:table-row>
        <table:table-row table:style-name="ro1">
          <table:table-cell office:value-type="float" office:value="5.72" calcext:value-type="float">
            <text:p>5,72</text:p>
          </table:table-cell>
          <table:table-cell office:value-type="float" office:value="0.00129377" calcext:value-type="float">
            <text:p>0,00129377</text:p>
          </table:table-cell>
          <table:table-cell office:value-type="float" office:value="0.00247542" calcext:value-type="float">
            <text:p>0,00247542</text:p>
          </table:table-cell>
        </table:table-row>
        <table:table-row table:style-name="ro1">
          <table:table-cell office:value-type="float" office:value="5.73" calcext:value-type="float">
            <text:p>5,73</text:p>
          </table:table-cell>
          <table:table-cell office:value-type="float" office:value="0.0012983" calcext:value-type="float">
            <text:p>0,0012983</text:p>
          </table:table-cell>
          <table:table-cell office:value-type="float" office:value="0.0024884" calcext:value-type="float">
            <text:p>0,0024884</text:p>
          </table:table-cell>
        </table:table-row>
        <table:table-row table:style-name="ro1">
          <table:table-cell office:value-type="float" office:value="5.74" calcext:value-type="float">
            <text:p>5,74</text:p>
          </table:table-cell>
          <table:table-cell office:value-type="float" office:value="0.00130283" calcext:value-type="float">
            <text:p>0,00130283</text:p>
          </table:table-cell>
          <table:table-cell office:value-type="float" office:value="0.00250143" calcext:value-type="float">
            <text:p>0,00250143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0.00130737" calcext:value-type="float">
            <text:p>0,00130737</text:p>
          </table:table-cell>
          <table:table-cell office:value-type="float" office:value="0.00251451" calcext:value-type="float">
            <text:p>0,00251451</text:p>
          </table:table-cell>
        </table:table-row>
        <table:table-row table:style-name="ro1">
          <table:table-cell office:value-type="float" office:value="5.76" calcext:value-type="float">
            <text:p>5,76</text:p>
          </table:table-cell>
          <table:table-cell office:value-type="float" office:value="0.00131192" calcext:value-type="float">
            <text:p>0,00131192</text:p>
          </table:table-cell>
          <table:table-cell office:value-type="float" office:value="0.00252762" calcext:value-type="float">
            <text:p>0,00252762</text:p>
          </table:table-cell>
        </table:table-row>
        <table:table-row table:style-name="ro1">
          <table:table-cell office:value-type="float" office:value="5.77" calcext:value-type="float">
            <text:p>5,77</text:p>
          </table:table-cell>
          <table:table-cell office:value-type="float" office:value="0.00131647" calcext:value-type="float">
            <text:p>0,00131647</text:p>
          </table:table-cell>
          <table:table-cell office:value-type="float" office:value="0.00254079" calcext:value-type="float">
            <text:p>0,00254079</text:p>
          </table:table-cell>
        </table:table-row>
        <table:table-row table:style-name="ro1">
          <table:table-cell office:value-type="float" office:value="5.78" calcext:value-type="float">
            <text:p>5,78</text:p>
          </table:table-cell>
          <table:table-cell office:value-type="float" office:value="0.00132103" calcext:value-type="float">
            <text:p>0,00132103</text:p>
          </table:table-cell>
          <table:table-cell office:value-type="float" office:value="0.002554" calcext:value-type="float">
            <text:p>0,002554</text:p>
          </table:table-cell>
        </table:table-row>
        <table:table-row table:style-name="ro1">
          <table:table-cell office:value-type="float" office:value="5.79" calcext:value-type="float">
            <text:p>5,79</text:p>
          </table:table-cell>
          <table:table-cell office:value-type="float" office:value="0.00132561" calcext:value-type="float">
            <text:p>0,00132561</text:p>
          </table:table-cell>
          <table:table-cell office:value-type="float" office:value="0.00256726" calcext:value-type="float">
            <text:p>0,00256726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.00133018" calcext:value-type="float">
            <text:p>0,00133018</text:p>
          </table:table-cell>
          <table:table-cell office:value-type="float" office:value="0.00258056" calcext:value-type="float">
            <text:p>0,00258056</text:p>
          </table:table-cell>
        </table:table-row>
        <table:table-row table:style-name="ro1">
          <table:table-cell office:value-type="float" office:value="5.81" calcext:value-type="float">
            <text:p>5,81</text:p>
          </table:table-cell>
          <table:table-cell office:value-type="float" office:value="0.00133477" calcext:value-type="float">
            <text:p>0,00133477</text:p>
          </table:table-cell>
          <table:table-cell office:value-type="float" office:value="0.00259391" calcext:value-type="float">
            <text:p>0,00259391</text:p>
          </table:table-cell>
        </table:table-row>
        <table:table-row table:style-name="ro1">
          <table:table-cell office:value-type="float" office:value="5.82" calcext:value-type="float">
            <text:p>5,82</text:p>
          </table:table-cell>
          <table:table-cell office:value-type="float" office:value="0.00133937" calcext:value-type="float">
            <text:p>0,00133937</text:p>
          </table:table-cell>
          <table:table-cell office:value-type="float" office:value="0.0026073" calcext:value-type="float">
            <text:p>0,0026073</text:p>
          </table:table-cell>
        </table:table-row>
        <table:table-row table:style-name="ro1">
          <table:table-cell office:value-type="float" office:value="5.83" calcext:value-type="float">
            <text:p>5,83</text:p>
          </table:table-cell>
          <table:table-cell office:value-type="float" office:value="0.00134397" calcext:value-type="float">
            <text:p>0,00134397</text:p>
          </table:table-cell>
          <table:table-cell office:value-type="float" office:value="0.00262074" calcext:value-type="float">
            <text:p>0,00262074</text:p>
          </table:table-cell>
        </table:table-row>
        <table:table-row table:style-name="ro1">
          <table:table-cell office:value-type="float" office:value="5.84" calcext:value-type="float">
            <text:p>5,84</text:p>
          </table:table-cell>
          <table:table-cell office:value-type="float" office:value="0.00134858" calcext:value-type="float">
            <text:p>0,00134858</text:p>
          </table:table-cell>
          <table:table-cell office:value-type="float" office:value="0.00263422" calcext:value-type="float">
            <text:p>0,00263422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0.0013532" calcext:value-type="float">
            <text:p>0,0013532</text:p>
          </table:table-cell>
          <table:table-cell office:value-type="float" office:value="0.00264776" calcext:value-type="float">
            <text:p>0,00264776</text:p>
          </table:table-cell>
        </table:table-row>
        <table:table-row table:style-name="ro1">
          <table:table-cell office:value-type="float" office:value="5.86" calcext:value-type="float">
            <text:p>5,86</text:p>
          </table:table-cell>
          <table:table-cell office:value-type="float" office:value="0.00135782" calcext:value-type="float">
            <text:p>0,00135782</text:p>
          </table:table-cell>
          <table:table-cell office:value-type="float" office:value="0.00266133" calcext:value-type="float">
            <text:p>0,00266133</text:p>
          </table:table-cell>
        </table:table-row>
        <table:table-row table:style-name="ro1">
          <table:table-cell office:value-type="float" office:value="5.87" calcext:value-type="float">
            <text:p>5,87</text:p>
          </table:table-cell>
          <table:table-cell office:value-type="float" office:value="0.00136246" calcext:value-type="float">
            <text:p>0,00136246</text:p>
          </table:table-cell>
          <table:table-cell office:value-type="float" office:value="0.00267496" calcext:value-type="float">
            <text:p>0,00267496</text:p>
          </table:table-cell>
        </table:table-row>
        <table:table-row table:style-name="ro1">
          <table:table-cell office:value-type="float" office:value="5.88" calcext:value-type="float">
            <text:p>5,88</text:p>
          </table:table-cell>
          <table:table-cell office:value-type="float" office:value="0.0013671" calcext:value-type="float">
            <text:p>0,0013671</text:p>
          </table:table-cell>
          <table:table-cell office:value-type="float" office:value="0.00268863" calcext:value-type="float">
            <text:p>0,00268863</text:p>
          </table:table-cell>
        </table:table-row>
        <table:table-row table:style-name="ro1">
          <table:table-cell office:value-type="float" office:value="5.89" calcext:value-type="float">
            <text:p>5,89</text:p>
          </table:table-cell>
          <table:table-cell office:value-type="float" office:value="0.00137175" calcext:value-type="float">
            <text:p>0,00137175</text:p>
          </table:table-cell>
          <table:table-cell office:value-type="float" office:value="0.00270235" calcext:value-type="float">
            <text:p>0,00270235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00137641" calcext:value-type="float">
            <text:p>0,00137641</text:p>
          </table:table-cell>
          <table:table-cell office:value-type="float" office:value="0.00271611" calcext:value-type="float">
            <text:p>0,00271611</text:p>
          </table:table-cell>
        </table:table-row>
        <table:table-row table:style-name="ro1">
          <table:table-cell office:value-type="float" office:value="5.91" calcext:value-type="float">
            <text:p>5,91</text:p>
          </table:table-cell>
          <table:table-cell office:value-type="float" office:value="0.00138107" calcext:value-type="float">
            <text:p>0,00138107</text:p>
          </table:table-cell>
          <table:table-cell office:value-type="float" office:value="0.00272992" calcext:value-type="float">
            <text:p>0,00272992</text:p>
          </table:table-cell>
        </table:table-row>
        <table:table-row table:style-name="ro1">
          <table:table-cell office:value-type="float" office:value="5.92" calcext:value-type="float">
            <text:p>5,92</text:p>
          </table:table-cell>
          <table:table-cell office:value-type="float" office:value="0.00138575" calcext:value-type="float">
            <text:p>0,00138575</text:p>
          </table:table-cell>
          <table:table-cell office:value-type="float" office:value="0.00274378" calcext:value-type="float">
            <text:p>0,00274378</text:p>
          </table:table-cell>
        </table:table-row>
        <table:table-row table:style-name="ro1">
          <table:table-cell office:value-type="float" office:value="5.93" calcext:value-type="float">
            <text:p>5,93</text:p>
          </table:table-cell>
          <table:table-cell office:value-type="float" office:value="0.00139043" calcext:value-type="float">
            <text:p>0,00139043</text:p>
          </table:table-cell>
          <table:table-cell office:value-type="float" office:value="0.00275768" calcext:value-type="float">
            <text:p>0,00275768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0.00139512" calcext:value-type="float">
            <text:p>0,00139512</text:p>
          </table:table-cell>
          <table:table-cell office:value-type="float" office:value="0.00277164" calcext:value-type="float">
            <text:p>0,00277164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0.00139982" calcext:value-type="float">
            <text:p>0,00139982</text:p>
          </table:table-cell>
          <table:table-cell office:value-type="float" office:value="0.00278563" calcext:value-type="float">
            <text:p>0,00278563</text:p>
          </table:table-cell>
        </table:table-row>
        <table:table-row table:style-name="ro1">
          <table:table-cell office:value-type="float" office:value="5.96" calcext:value-type="float">
            <text:p>5,96</text:p>
          </table:table-cell>
          <table:table-cell office:value-type="float" office:value="0.00140452" calcext:value-type="float">
            <text:p>0,00140452</text:p>
          </table:table-cell>
          <table:table-cell office:value-type="float" office:value="0.00279968" calcext:value-type="float">
            <text:p>0,00279968</text:p>
          </table:table-cell>
        </table:table-row>
        <table:table-row table:style-name="ro1">
          <table:table-cell office:value-type="float" office:value="5.97" calcext:value-type="float">
            <text:p>5,97</text:p>
          </table:table-cell>
          <table:table-cell office:value-type="float" office:value="0.00140923" calcext:value-type="float">
            <text:p>0,00140923</text:p>
          </table:table-cell>
          <table:table-cell office:value-type="float" office:value="0.00281377" calcext:value-type="float">
            <text:p>0,00281377</text:p>
          </table:table-cell>
        </table:table-row>
        <table:table-row table:style-name="ro1">
          <table:table-cell office:value-type="float" office:value="5.98" calcext:value-type="float">
            <text:p>5,98</text:p>
          </table:table-cell>
          <table:table-cell office:value-type="float" office:value="0.00141396" calcext:value-type="float">
            <text:p>0,00141396</text:p>
          </table:table-cell>
          <table:table-cell office:value-type="float" office:value="0.00282791" calcext:value-type="float">
            <text:p>0,00282791</text:p>
          </table:table-cell>
        </table:table-row>
        <table:table-row table:style-name="ro1">
          <table:table-cell office:value-type="float" office:value="5.99" calcext:value-type="float">
            <text:p>5,99</text:p>
          </table:table-cell>
          <table:table-cell office:value-type="float" office:value="0.00141868" calcext:value-type="float">
            <text:p>0,00141868</text:p>
          </table:table-cell>
          <table:table-cell office:value-type="float" office:value="0.0028421" calcext:value-type="float">
            <text:p>0,0028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42342" calcext:value-type="float">
            <text:p>0,00142342</text:p>
          </table:table-cell>
          <table:table-cell office:value-type="float" office:value="0.00285633" calcext:value-type="float">
            <text:p>0,00285633</text:p>
          </table:table-cell>
        </table:table-row>
        <table:table-row table:style-name="ro1">
          <table:table-cell office:value-type="float" office:value="6.01" calcext:value-type="float">
            <text:p>6,01</text:p>
          </table:table-cell>
          <table:table-cell office:value-type="float" office:value="0.00142817" calcext:value-type="float">
            <text:p>0,00142817</text:p>
          </table:table-cell>
          <table:table-cell office:value-type="float" office:value="0.00287061" calcext:value-type="float">
            <text:p>0,00287061</text:p>
          </table:table-cell>
        </table:table-row>
        <table:table-row table:style-name="ro1">
          <table:table-cell office:value-type="float" office:value="6.02" calcext:value-type="float">
            <text:p>6,02</text:p>
          </table:table-cell>
          <table:table-cell office:value-type="float" office:value="0.00143292" calcext:value-type="float">
            <text:p>0,00143292</text:p>
          </table:table-cell>
          <table:table-cell office:value-type="float" office:value="0.00288494" calcext:value-type="float">
            <text:p>0,00288494</text:p>
          </table:table-cell>
        </table:table-row>
        <table:table-row table:style-name="ro1">
          <table:table-cell office:value-type="float" office:value="6.03" calcext:value-type="float">
            <text:p>6,03</text:p>
          </table:table-cell>
          <table:table-cell office:value-type="float" office:value="0.00143768" calcext:value-type="float">
            <text:p>0,00143768</text:p>
          </table:table-cell>
          <table:table-cell office:value-type="float" office:value="0.00289932" calcext:value-type="float">
            <text:p>0,00289932</text:p>
          </table:table-cell>
        </table:table-row>
        <table:table-row table:style-name="ro1">
          <table:table-cell office:value-type="float" office:value="6.04" calcext:value-type="float">
            <text:p>6,04</text:p>
          </table:table-cell>
          <table:table-cell office:value-type="float" office:value="0.00144245" calcext:value-type="float">
            <text:p>0,00144245</text:p>
          </table:table-cell>
          <table:table-cell office:value-type="float" office:value="0.00291374" calcext:value-type="float">
            <text:p>0,00291374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0.00144722" calcext:value-type="float">
            <text:p>0,00144722</text:p>
          </table:table-cell>
          <table:table-cell office:value-type="float" office:value="0.00292822" calcext:value-type="float">
            <text:p>0,00292822</text:p>
          </table:table-cell>
        </table:table-row>
        <table:table-row table:style-name="ro1">
          <table:table-cell office:value-type="float" office:value="6.06" calcext:value-type="float">
            <text:p>6,06</text:p>
          </table:table-cell>
          <table:table-cell office:value-type="float" office:value="0.00145201" calcext:value-type="float">
            <text:p>0,00145201</text:p>
          </table:table-cell>
          <table:table-cell office:value-type="float" office:value="0.00294274" calcext:value-type="float">
            <text:p>0,00294274</text:p>
          </table:table-cell>
        </table:table-row>
        <table:table-row table:style-name="ro1">
          <table:table-cell office:value-type="float" office:value="6.07" calcext:value-type="float">
            <text:p>6,07</text:p>
          </table:table-cell>
          <table:table-cell office:value-type="float" office:value="0.0014568" calcext:value-type="float">
            <text:p>0,0014568</text:p>
          </table:table-cell>
          <table:table-cell office:value-type="float" office:value="0.0029573" calcext:value-type="float">
            <text:p>0,0029573</text:p>
          </table:table-cell>
        </table:table-row>
        <table:table-row table:style-name="ro1">
          <table:table-cell office:value-type="float" office:value="6.08" calcext:value-type="float">
            <text:p>6,08</text:p>
          </table:table-cell>
          <table:table-cell office:value-type="float" office:value="0.0014616" calcext:value-type="float">
            <text:p>0,0014616</text:p>
          </table:table-cell>
          <table:table-cell office:value-type="float" office:value="0.00297192" calcext:value-type="float">
            <text:p>0,00297192</text:p>
          </table:table-cell>
        </table:table-row>
        <table:table-row table:style-name="ro1">
          <table:table-cell office:value-type="float" office:value="6.09" calcext:value-type="float">
            <text:p>6,09</text:p>
          </table:table-cell>
          <table:table-cell office:value-type="float" office:value="0.00146641" calcext:value-type="float">
            <text:p>0,00146641</text:p>
          </table:table-cell>
          <table:table-cell office:value-type="float" office:value="0.00298658" calcext:value-type="float">
            <text:p>0,00298658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00147122" calcext:value-type="float">
            <text:p>0,00147122</text:p>
          </table:table-cell>
          <table:table-cell office:value-type="float" office:value="0.0030013" calcext:value-type="float">
            <text:p>0,0030013</text:p>
          </table:table-cell>
        </table:table-row>
        <table:table-row table:style-name="ro1">
          <table:table-cell office:value-type="float" office:value="6.11" calcext:value-type="float">
            <text:p>6,11</text:p>
          </table:table-cell>
          <table:table-cell office:value-type="float" office:value="0.00147605" calcext:value-type="float">
            <text:p>0,00147605</text:p>
          </table:table-cell>
          <table:table-cell office:value-type="float" office:value="0.00301606" calcext:value-type="float">
            <text:p>0,00301606</text:p>
          </table:table-cell>
        </table:table-row>
        <table:table-row table:style-name="ro1">
          <table:table-cell office:value-type="float" office:value="6.12" calcext:value-type="float">
            <text:p>6,12</text:p>
          </table:table-cell>
          <table:table-cell office:value-type="float" office:value="0.00148088" calcext:value-type="float">
            <text:p>0,00148088</text:p>
          </table:table-cell>
          <table:table-cell office:value-type="float" office:value="0.00303087" calcext:value-type="float">
            <text:p>0,00303087</text:p>
          </table:table-cell>
        </table:table-row>
        <table:table-row table:style-name="ro1">
          <table:table-cell office:value-type="float" office:value="6.13" calcext:value-type="float">
            <text:p>6,13</text:p>
          </table:table-cell>
          <table:table-cell office:value-type="float" office:value="0.00148572" calcext:value-type="float">
            <text:p>0,00148572</text:p>
          </table:table-cell>
          <table:table-cell office:value-type="float" office:value="0.00304572" calcext:value-type="float">
            <text:p>0,00304572</text:p>
          </table:table-cell>
        </table:table-row>
        <table:table-row table:style-name="ro1">
          <table:table-cell office:value-type="float" office:value="6.14" calcext:value-type="float">
            <text:p>6,14</text:p>
          </table:table-cell>
          <table:table-cell office:value-type="float" office:value="0.00149057" calcext:value-type="float">
            <text:p>0,00149057</text:p>
          </table:table-cell>
          <table:table-cell office:value-type="float" office:value="0.00306063" calcext:value-type="float">
            <text:p>0,00306063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00149542" calcext:value-type="float">
            <text:p>0,00149542</text:p>
          </table:table-cell>
          <table:table-cell office:value-type="float" office:value="0.00307558" calcext:value-type="float">
            <text:p>0,00307558</text:p>
          </table:table-cell>
        </table:table-row>
        <table:table-row table:style-name="ro1">
          <table:table-cell office:value-type="float" office:value="6.16" calcext:value-type="float">
            <text:p>6,16</text:p>
          </table:table-cell>
          <table:table-cell office:value-type="float" office:value="0.00150028" calcext:value-type="float">
            <text:p>0,00150028</text:p>
          </table:table-cell>
          <table:table-cell office:value-type="float" office:value="0.00309059" calcext:value-type="float">
            <text:p>0,00309059</text:p>
          </table:table-cell>
        </table:table-row>
        <table:table-row table:style-name="ro1">
          <table:table-cell office:value-type="float" office:value="6.17" calcext:value-type="float">
            <text:p>6,17</text:p>
          </table:table-cell>
          <table:table-cell office:value-type="float" office:value="0.00150516" calcext:value-type="float">
            <text:p>0,00150516</text:p>
          </table:table-cell>
          <table:table-cell office:value-type="float" office:value="0.00310564" calcext:value-type="float">
            <text:p>0,00310564</text:p>
          </table:table-cell>
        </table:table-row>
        <table:table-row table:style-name="ro1">
          <table:table-cell office:value-type="float" office:value="6.18" calcext:value-type="float">
            <text:p>6,18</text:p>
          </table:table-cell>
          <table:table-cell office:value-type="float" office:value="0.00151003" calcext:value-type="float">
            <text:p>0,00151003</text:p>
          </table:table-cell>
          <table:table-cell office:value-type="float" office:value="0.00312074" calcext:value-type="float">
            <text:p>0,00312074</text:p>
          </table:table-cell>
        </table:table-row>
        <table:table-row table:style-name="ro1">
          <table:table-cell office:value-type="float" office:value="6.19" calcext:value-type="float">
            <text:p>6,19</text:p>
          </table:table-cell>
          <table:table-cell office:value-type="float" office:value="0.00151492" calcext:value-type="float">
            <text:p>0,00151492</text:p>
          </table:table-cell>
          <table:table-cell office:value-type="float" office:value="0.00313589" calcext:value-type="float">
            <text:p>0,00313589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00151982" calcext:value-type="float">
            <text:p>0,00151982</text:p>
          </table:table-cell>
          <table:table-cell office:value-type="float" office:value="0.00315108" calcext:value-type="float">
            <text:p>0,00315108</text:p>
          </table:table-cell>
        </table:table-row>
        <table:table-row table:style-name="ro1">
          <table:table-cell office:value-type="float" office:value="6.21" calcext:value-type="float">
            <text:p>6,21</text:p>
          </table:table-cell>
          <table:table-cell office:value-type="float" office:value="0.00152472" calcext:value-type="float">
            <text:p>0,00152472</text:p>
          </table:table-cell>
          <table:table-cell office:value-type="float" office:value="0.00316633" calcext:value-type="float">
            <text:p>0,00316633</text:p>
          </table:table-cell>
        </table:table-row>
        <table:table-row table:style-name="ro1">
          <table:table-cell office:value-type="float" office:value="6.22" calcext:value-type="float">
            <text:p>6,22</text:p>
          </table:table-cell>
          <table:table-cell office:value-type="float" office:value="0.00152963" calcext:value-type="float">
            <text:p>0,00152963</text:p>
          </table:table-cell>
          <table:table-cell office:value-type="float" office:value="0.00318163" calcext:value-type="float">
            <text:p>0,00318163</text:p>
          </table:table-cell>
        </table:table-row>
        <table:table-row table:style-name="ro1">
          <table:table-cell office:value-type="float" office:value="6.23" calcext:value-type="float">
            <text:p>6,23</text:p>
          </table:table-cell>
          <table:table-cell office:value-type="float" office:value="0.00153455" calcext:value-type="float">
            <text:p>0,00153455</text:p>
          </table:table-cell>
          <table:table-cell office:value-type="float" office:value="0.00319697" calcext:value-type="float">
            <text:p>0,00319697</text:p>
          </table:table-cell>
        </table:table-row>
        <table:table-row table:style-name="ro1">
          <table:table-cell office:value-type="float" office:value="6.24" calcext:value-type="float">
            <text:p>6,24</text:p>
          </table:table-cell>
          <table:table-cell office:value-type="float" office:value="0.00153947" calcext:value-type="float">
            <text:p>0,00153947</text:p>
          </table:table-cell>
          <table:table-cell office:value-type="float" office:value="0.00321237" calcext:value-type="float">
            <text:p>0,00321237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0.00154441" calcext:value-type="float">
            <text:p>0,00154441</text:p>
          </table:table-cell>
          <table:table-cell office:value-type="float" office:value="0.00322781" calcext:value-type="float">
            <text:p>0,00322781</text:p>
          </table:table-cell>
        </table:table-row>
        <table:table-row table:style-name="ro1">
          <table:table-cell office:value-type="float" office:value="6.26" calcext:value-type="float">
            <text:p>6,26</text:p>
          </table:table-cell>
          <table:table-cell office:value-type="float" office:value="0.00154935" calcext:value-type="float">
            <text:p>0,00154935</text:p>
          </table:table-cell>
          <table:table-cell office:value-type="float" office:value="0.00324331" calcext:value-type="float">
            <text:p>0,00324331</text:p>
          </table:table-cell>
        </table:table-row>
        <table:table-row table:style-name="ro1">
          <table:table-cell office:value-type="float" office:value="6.27" calcext:value-type="float">
            <text:p>6,27</text:p>
          </table:table-cell>
          <table:table-cell office:value-type="float" office:value="0.0015543" calcext:value-type="float">
            <text:p>0,0015543</text:p>
          </table:table-cell>
          <table:table-cell office:value-type="float" office:value="0.00325885" calcext:value-type="float">
            <text:p>0,00325885</text:p>
          </table:table-cell>
        </table:table-row>
        <table:table-row table:style-name="ro1">
          <table:table-cell office:value-type="float" office:value="6.28" calcext:value-type="float">
            <text:p>6,28</text:p>
          </table:table-cell>
          <table:table-cell office:value-type="float" office:value="0.00155926" calcext:value-type="float">
            <text:p>0,00155926</text:p>
          </table:table-cell>
          <table:table-cell office:value-type="float" office:value="0.00327444" calcext:value-type="float">
            <text:p>0,00327444</text:p>
          </table:table-cell>
        </table:table-row>
        <table:table-row table:style-name="ro1">
          <table:table-cell office:value-type="float" office:value="6.29" calcext:value-type="float">
            <text:p>6,29</text:p>
          </table:table-cell>
          <table:table-cell office:value-type="float" office:value="0.00156422" calcext:value-type="float">
            <text:p>0,00156422</text:p>
          </table:table-cell>
          <table:table-cell office:value-type="float" office:value="0.00329008" calcext:value-type="float">
            <text:p>0,00329008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0015692" calcext:value-type="float">
            <text:p>0,0015692</text:p>
          </table:table-cell>
          <table:table-cell office:value-type="float" office:value="0.00330578" calcext:value-type="float">
            <text:p>0,00330578</text:p>
          </table:table-cell>
        </table:table-row>
        <table:table-row table:style-name="ro1">
          <table:table-cell office:value-type="float" office:value="6.31" calcext:value-type="float">
            <text:p>6,31</text:p>
          </table:table-cell>
          <table:table-cell office:value-type="float" office:value="0.00157418" calcext:value-type="float">
            <text:p>0,00157418</text:p>
          </table:table-cell>
          <table:table-cell office:value-type="float" office:value="0.00332152" calcext:value-type="float">
            <text:p>0,00332152</text:p>
          </table:table-cell>
        </table:table-row>
        <table:table-row table:style-name="ro1">
          <table:table-cell office:value-type="float" office:value="6.32" calcext:value-type="float">
            <text:p>6,32</text:p>
          </table:table-cell>
          <table:table-cell office:value-type="float" office:value="0.00157917" calcext:value-type="float">
            <text:p>0,00157917</text:p>
          </table:table-cell>
          <table:table-cell office:value-type="float" office:value="0.00333731" calcext:value-type="float">
            <text:p>0,00333731</text:p>
          </table:table-cell>
        </table:table-row>
        <table:table-row table:style-name="ro1">
          <table:table-cell office:value-type="float" office:value="6.33" calcext:value-type="float">
            <text:p>6,33</text:p>
          </table:table-cell>
          <table:table-cell office:value-type="float" office:value="0.00158417" calcext:value-type="float">
            <text:p>0,00158417</text:p>
          </table:table-cell>
          <table:table-cell office:value-type="float" office:value="0.00335315" calcext:value-type="float">
            <text:p>0,00335315</text:p>
          </table:table-cell>
        </table:table-row>
        <table:table-row table:style-name="ro1">
          <table:table-cell office:value-type="float" office:value="6.34" calcext:value-type="float">
            <text:p>6,34</text:p>
          </table:table-cell>
          <table:table-cell office:value-type="float" office:value="0.00158917" calcext:value-type="float">
            <text:p>0,00158917</text:p>
          </table:table-cell>
          <table:table-cell office:value-type="float" office:value="0.00336904" calcext:value-type="float">
            <text:p>0,00336904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0.00159418" calcext:value-type="float">
            <text:p>0,00159418</text:p>
          </table:table-cell>
          <table:table-cell office:value-type="float" office:value="0.00338498" calcext:value-type="float">
            <text:p>0,00338498</text:p>
          </table:table-cell>
        </table:table-row>
        <table:table-row table:style-name="ro1">
          <table:table-cell office:value-type="float" office:value="6.36" calcext:value-type="float">
            <text:p>6,36</text:p>
          </table:table-cell>
          <table:table-cell office:value-type="float" office:value="0.00159921" calcext:value-type="float">
            <text:p>0,00159921</text:p>
          </table:table-cell>
          <table:table-cell office:value-type="float" office:value="0.00340098" calcext:value-type="float">
            <text:p>0,00340098</text:p>
          </table:table-cell>
        </table:table-row>
        <table:table-row table:style-name="ro1">
          <table:table-cell office:value-type="float" office:value="6.37" calcext:value-type="float">
            <text:p>6,37</text:p>
          </table:table-cell>
          <table:table-cell office:value-type="float" office:value="0.00160423" calcext:value-type="float">
            <text:p>0,00160423</text:p>
          </table:table-cell>
          <table:table-cell office:value-type="float" office:value="0.00341702" calcext:value-type="float">
            <text:p>0,00341702</text:p>
          </table:table-cell>
        </table:table-row>
        <table:table-row table:style-name="ro1">
          <table:table-cell office:value-type="float" office:value="6.38" calcext:value-type="float">
            <text:p>6,38</text:p>
          </table:table-cell>
          <table:table-cell office:value-type="float" office:value="0.00160927" calcext:value-type="float">
            <text:p>0,00160927</text:p>
          </table:table-cell>
          <table:table-cell office:value-type="float" office:value="0.00343311" calcext:value-type="float">
            <text:p>0,00343311</text:p>
          </table:table-cell>
        </table:table-row>
        <table:table-row table:style-name="ro1">
          <table:table-cell office:value-type="float" office:value="6.39" calcext:value-type="float">
            <text:p>6,39</text:p>
          </table:table-cell>
          <table:table-cell office:value-type="float" office:value="0.00161432" calcext:value-type="float">
            <text:p>0,00161432</text:p>
          </table:table-cell>
          <table:table-cell office:value-type="float" office:value="0.00344925" calcext:value-type="float">
            <text:p>0,0034492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00161937" calcext:value-type="float">
            <text:p>0,00161937</text:p>
          </table:table-cell>
          <table:table-cell office:value-type="float" office:value="0.00346545" calcext:value-type="float">
            <text:p>0,00346545</text:p>
          </table:table-cell>
        </table:table-row>
        <table:table-row table:style-name="ro1">
          <table:table-cell office:value-type="float" office:value="6.41" calcext:value-type="float">
            <text:p>6,41</text:p>
          </table:table-cell>
          <table:table-cell office:value-type="float" office:value="0.00162443" calcext:value-type="float">
            <text:p>0,00162443</text:p>
          </table:table-cell>
          <table:table-cell office:value-type="float" office:value="0.00348169" calcext:value-type="float">
            <text:p>0,00348169</text:p>
          </table:table-cell>
        </table:table-row>
        <table:table-row table:style-name="ro1">
          <table:table-cell office:value-type="float" office:value="6.42" calcext:value-type="float">
            <text:p>6,42</text:p>
          </table:table-cell>
          <table:table-cell office:value-type="float" office:value="0.0016295" calcext:value-type="float">
            <text:p>0,0016295</text:p>
          </table:table-cell>
          <table:table-cell office:value-type="float" office:value="0.00349799" calcext:value-type="float">
            <text:p>0,00349799</text:p>
          </table:table-cell>
        </table:table-row>
        <table:table-row table:style-name="ro1">
          <table:table-cell office:value-type="float" office:value="6.43" calcext:value-type="float">
            <text:p>6,43</text:p>
          </table:table-cell>
          <table:table-cell office:value-type="float" office:value="0.00163457" calcext:value-type="float">
            <text:p>0,00163457</text:p>
          </table:table-cell>
          <table:table-cell office:value-type="float" office:value="0.00351433" calcext:value-type="float">
            <text:p>0,00351433</text:p>
          </table:table-cell>
        </table:table-row>
        <table:table-row table:style-name="ro1">
          <table:table-cell office:value-type="float" office:value="6.44" calcext:value-type="float">
            <text:p>6,44</text:p>
          </table:table-cell>
          <table:table-cell office:value-type="float" office:value="0.00163966" calcext:value-type="float">
            <text:p>0,00163966</text:p>
          </table:table-cell>
          <table:table-cell office:value-type="float" office:value="0.00353073" calcext:value-type="float">
            <text:p>0,00353073</text:p>
          </table:table-cell>
        </table:table-row>
        <table:table-row table:style-name="ro1">
          <table:table-cell office:value-type="float" office:value="6.45" calcext:value-type="float">
            <text:p>6,45</text:p>
          </table:table-cell>
          <table:table-cell office:value-type="float" office:value="0.00164475" calcext:value-type="float">
            <text:p>0,00164475</text:p>
          </table:table-cell>
          <table:table-cell office:value-type="float" office:value="0.00354718" calcext:value-type="float">
            <text:p>0,00354718</text:p>
          </table:table-cell>
        </table:table-row>
        <table:table-row table:style-name="ro1">
          <table:table-cell office:value-type="float" office:value="6.46" calcext:value-type="float">
            <text:p>6,46</text:p>
          </table:table-cell>
          <table:table-cell office:value-type="float" office:value="0.00164985" calcext:value-type="float">
            <text:p>0,00164985</text:p>
          </table:table-cell>
          <table:table-cell office:value-type="float" office:value="0.00356368" calcext:value-type="float">
            <text:p>0,00356368</text:p>
          </table:table-cell>
        </table:table-row>
        <table:table-row table:style-name="ro1">
          <table:table-cell office:value-type="float" office:value="6.47" calcext:value-type="float">
            <text:p>6,47</text:p>
          </table:table-cell>
          <table:table-cell office:value-type="float" office:value="0.00165496" calcext:value-type="float">
            <text:p>0,00165496</text:p>
          </table:table-cell>
          <table:table-cell office:value-type="float" office:value="0.00358023" calcext:value-type="float">
            <text:p>0,00358023</text:p>
          </table:table-cell>
        </table:table-row>
        <table:table-row table:style-name="ro1">
          <table:table-cell office:value-type="float" office:value="6.48" calcext:value-type="float">
            <text:p>6,48</text:p>
          </table:table-cell>
          <table:table-cell office:value-type="float" office:value="0.00166007" calcext:value-type="float">
            <text:p>0,00166007</text:p>
          </table:table-cell>
          <table:table-cell office:value-type="float" office:value="0.00359683" calcext:value-type="float">
            <text:p>0,00359683</text:p>
          </table:table-cell>
        </table:table-row>
        <table:table-row table:style-name="ro1">
          <table:table-cell office:value-type="float" office:value="6.49" calcext:value-type="float">
            <text:p>6,49</text:p>
          </table:table-cell>
          <table:table-cell office:value-type="float" office:value="0.0016652" calcext:value-type="float">
            <text:p>0,0016652</text:p>
          </table:table-cell>
          <table:table-cell office:value-type="float" office:value="0.00361348" calcext:value-type="float">
            <text:p>0,00361348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00167033" calcext:value-type="float">
            <text:p>0,00167033</text:p>
          </table:table-cell>
          <table:table-cell office:value-type="float" office:value="0.00363018" calcext:value-type="float">
            <text:p>0,00363018</text:p>
          </table:table-cell>
        </table:table-row>
        <table:table-row table:style-name="ro1">
          <table:table-cell office:value-type="float" office:value="6.51" calcext:value-type="float">
            <text:p>6,51</text:p>
          </table:table-cell>
          <table:table-cell office:value-type="float" office:value="0.00167547" calcext:value-type="float">
            <text:p>0,00167547</text:p>
          </table:table-cell>
          <table:table-cell office:value-type="float" office:value="0.00364694" calcext:value-type="float">
            <text:p>0,00364694</text:p>
          </table:table-cell>
        </table:table-row>
        <table:table-row table:style-name="ro1">
          <table:table-cell office:value-type="float" office:value="6.52" calcext:value-type="float">
            <text:p>6,52</text:p>
          </table:table-cell>
          <table:table-cell office:value-type="float" office:value="0.00168062" calcext:value-type="float">
            <text:p>0,00168062</text:p>
          </table:table-cell>
          <table:table-cell office:value-type="float" office:value="0.00366374" calcext:value-type="float">
            <text:p>0,00366374</text:p>
          </table:table-cell>
        </table:table-row>
        <table:table-row table:style-name="ro1">
          <table:table-cell office:value-type="float" office:value="6.53" calcext:value-type="float">
            <text:p>6,53</text:p>
          </table:table-cell>
          <table:table-cell office:value-type="float" office:value="0.00168577" calcext:value-type="float">
            <text:p>0,00168577</text:p>
          </table:table-cell>
          <table:table-cell office:value-type="float" office:value="0.0036806" calcext:value-type="float">
            <text:p>0,0036806</text:p>
          </table:table-cell>
        </table:table-row>
        <table:table-row table:style-name="ro1">
          <table:table-cell office:value-type="float" office:value="6.54" calcext:value-type="float">
            <text:p>6,54</text:p>
          </table:table-cell>
          <table:table-cell office:value-type="float" office:value="0.00169093" calcext:value-type="float">
            <text:p>0,00169093</text:p>
          </table:table-cell>
          <table:table-cell office:value-type="float" office:value="0.00369751" calcext:value-type="float">
            <text:p>0,00369751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0.00169611" calcext:value-type="float">
            <text:p>0,00169611</text:p>
          </table:table-cell>
          <table:table-cell office:value-type="float" office:value="0.00371447" calcext:value-type="float">
            <text:p>0,00371447</text:p>
          </table:table-cell>
        </table:table-row>
        <table:table-row table:style-name="ro1">
          <table:table-cell office:value-type="float" office:value="6.56" calcext:value-type="float">
            <text:p>6,56</text:p>
          </table:table-cell>
          <table:table-cell office:value-type="float" office:value="0.00170128" calcext:value-type="float">
            <text:p>0,00170128</text:p>
          </table:table-cell>
          <table:table-cell office:value-type="float" office:value="0.00373148" calcext:value-type="float">
            <text:p>0,00373148</text:p>
          </table:table-cell>
        </table:table-row>
        <table:table-row table:style-name="ro1">
          <table:table-cell office:value-type="float" office:value="6.57" calcext:value-type="float">
            <text:p>6,57</text:p>
          </table:table-cell>
          <table:table-cell office:value-type="float" office:value="0.00170647" calcext:value-type="float">
            <text:p>0,00170647</text:p>
          </table:table-cell>
          <table:table-cell office:value-type="float" office:value="0.00374855" calcext:value-type="float">
            <text:p>0,00374855</text:p>
          </table:table-cell>
        </table:table-row>
        <table:table-row table:style-name="ro1">
          <table:table-cell office:value-type="float" office:value="6.58" calcext:value-type="float">
            <text:p>6,58</text:p>
          </table:table-cell>
          <table:table-cell office:value-type="float" office:value="0.00171167" calcext:value-type="float">
            <text:p>0,00171167</text:p>
          </table:table-cell>
          <table:table-cell office:value-type="float" office:value="0.00376566" calcext:value-type="float">
            <text:p>0,00376566</text:p>
          </table:table-cell>
        </table:table-row>
        <table:table-row table:style-name="ro1">
          <table:table-cell office:value-type="float" office:value="6.59" calcext:value-type="float">
            <text:p>6,59</text:p>
          </table:table-cell>
          <table:table-cell office:value-type="float" office:value="0.00171687" calcext:value-type="float">
            <text:p>0,00171687</text:p>
          </table:table-cell>
          <table:table-cell office:value-type="float" office:value="0.00378283" calcext:value-type="float">
            <text:p>0,00378283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00172208" calcext:value-type="float">
            <text:p>0,00172208</text:p>
          </table:table-cell>
          <table:table-cell office:value-type="float" office:value="0.00380005" calcext:value-type="float">
            <text:p>0,00380005</text:p>
          </table:table-cell>
        </table:table-row>
        <table:table-row table:style-name="ro1">
          <table:table-cell office:value-type="float" office:value="6.61" calcext:value-type="float">
            <text:p>6,61</text:p>
          </table:table-cell>
          <table:table-cell office:value-type="float" office:value="0.0017273" calcext:value-type="float">
            <text:p>0,0017273</text:p>
          </table:table-cell>
          <table:table-cell office:value-type="float" office:value="0.00381733" calcext:value-type="float">
            <text:p>0,00381733</text:p>
          </table:table-cell>
        </table:table-row>
        <table:table-row table:style-name="ro1">
          <table:table-cell office:value-type="float" office:value="6.62" calcext:value-type="float">
            <text:p>6,62</text:p>
          </table:table-cell>
          <table:table-cell office:value-type="float" office:value="0.00173252" calcext:value-type="float">
            <text:p>0,00173252</text:p>
          </table:table-cell>
          <table:table-cell office:value-type="float" office:value="0.00383465" calcext:value-type="float">
            <text:p>0,00383465</text:p>
          </table:table-cell>
        </table:table-row>
        <table:table-row table:style-name="ro1">
          <table:table-cell office:value-type="float" office:value="6.63" calcext:value-type="float">
            <text:p>6,63</text:p>
          </table:table-cell>
          <table:table-cell office:value-type="float" office:value="0.00173776" calcext:value-type="float">
            <text:p>0,00173776</text:p>
          </table:table-cell>
          <table:table-cell office:value-type="float" office:value="0.00385203" calcext:value-type="float">
            <text:p>0,00385203</text:p>
          </table:table-cell>
        </table:table-row>
        <table:table-row table:style-name="ro1">
          <table:table-cell office:value-type="float" office:value="6.64" calcext:value-type="float">
            <text:p>6,64</text:p>
          </table:table-cell>
          <table:table-cell office:value-type="float" office:value="0.001743" calcext:value-type="float">
            <text:p>0,001743</text:p>
          </table:table-cell>
          <table:table-cell office:value-type="float" office:value="0.00386946" calcext:value-type="float">
            <text:p>0,00386946</text:p>
          </table:table-cell>
        </table:table-row>
        <table:table-row table:style-name="ro1">
          <table:table-cell office:value-type="float" office:value="6.65" calcext:value-type="float">
            <text:p>6,65</text:p>
          </table:table-cell>
          <table:table-cell office:value-type="float" office:value="0.00174825" calcext:value-type="float">
            <text:p>0,00174825</text:p>
          </table:table-cell>
          <table:table-cell office:value-type="float" office:value="0.00388694" calcext:value-type="float">
            <text:p>0,00388694</text:p>
          </table:table-cell>
        </table:table-row>
        <table:table-row table:style-name="ro1">
          <table:table-cell office:value-type="float" office:value="6.66" calcext:value-type="float">
            <text:p>6,66</text:p>
          </table:table-cell>
          <table:table-cell office:value-type="float" office:value="0.00175351" calcext:value-type="float">
            <text:p>0,00175351</text:p>
          </table:table-cell>
          <table:table-cell office:value-type="float" office:value="0.00390448" calcext:value-type="float">
            <text:p>0,00390448</text:p>
          </table:table-cell>
        </table:table-row>
        <table:table-row table:style-name="ro1">
          <table:table-cell office:value-type="float" office:value="6.67" calcext:value-type="float">
            <text:p>6,67</text:p>
          </table:table-cell>
          <table:table-cell office:value-type="float" office:value="0.00175877" calcext:value-type="float">
            <text:p>0,00175877</text:p>
          </table:table-cell>
          <table:table-cell office:value-type="float" office:value="0.00392207" calcext:value-type="float">
            <text:p>0,00392207</text:p>
          </table:table-cell>
        </table:table-row>
        <table:table-row table:style-name="ro1">
          <table:table-cell office:value-type="float" office:value="6.68" calcext:value-type="float">
            <text:p>6,68</text:p>
          </table:table-cell>
          <table:table-cell office:value-type="float" office:value="0.00176405" calcext:value-type="float">
            <text:p>0,00176405</text:p>
          </table:table-cell>
          <table:table-cell office:value-type="float" office:value="0.00393971" calcext:value-type="float">
            <text:p>0,00393971</text:p>
          </table:table-cell>
        </table:table-row>
        <table:table-row table:style-name="ro1">
          <table:table-cell office:value-type="float" office:value="6.69" calcext:value-type="float">
            <text:p>6,69</text:p>
          </table:table-cell>
          <table:table-cell office:value-type="float" office:value="0.00176933" calcext:value-type="float">
            <text:p>0,00176933</text:p>
          </table:table-cell>
          <table:table-cell office:value-type="float" office:value="0.0039574" calcext:value-type="float">
            <text:p>0,0039574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00177462" calcext:value-type="float">
            <text:p>0,00177462</text:p>
          </table:table-cell>
          <table:table-cell office:value-type="float" office:value="0.00397515" calcext:value-type="float">
            <text:p>0,00397515</text:p>
          </table:table-cell>
        </table:table-row>
        <table:table-row table:style-name="ro1">
          <table:table-cell office:value-type="float" office:value="6.71" calcext:value-type="float">
            <text:p>6,71</text:p>
          </table:table-cell>
          <table:table-cell office:value-type="float" office:value="0.00177992" calcext:value-type="float">
            <text:p>0,00177992</text:p>
          </table:table-cell>
          <table:table-cell office:value-type="float" office:value="0.00399294" calcext:value-type="float">
            <text:p>0,00399294</text:p>
          </table:table-cell>
        </table:table-row>
        <table:table-row table:style-name="ro1">
          <table:table-cell office:value-type="float" office:value="6.72" calcext:value-type="float">
            <text:p>6,72</text:p>
          </table:table-cell>
          <table:table-cell office:value-type="float" office:value="0.00178522" calcext:value-type="float">
            <text:p>0,00178522</text:p>
          </table:table-cell>
          <table:table-cell office:value-type="float" office:value="0.0040108" calcext:value-type="float">
            <text:p>0,0040108</text:p>
          </table:table-cell>
        </table:table-row>
        <table:table-row table:style-name="ro1">
          <table:table-cell office:value-type="float" office:value="6.73" calcext:value-type="float">
            <text:p>6,73</text:p>
          </table:table-cell>
          <table:table-cell office:value-type="float" office:value="0.00179053" calcext:value-type="float">
            <text:p>0,00179053</text:p>
          </table:table-cell>
          <table:table-cell office:value-type="float" office:value="0.0040287" calcext:value-type="float">
            <text:p>0,0040287</text:p>
          </table:table-cell>
        </table:table-row>
        <table:table-row table:style-name="ro1">
          <table:table-cell office:value-type="float" office:value="6.74" calcext:value-type="float">
            <text:p>6,74</text:p>
          </table:table-cell>
          <table:table-cell office:value-type="float" office:value="0.00179586" calcext:value-type="float">
            <text:p>0,00179586</text:p>
          </table:table-cell>
          <table:table-cell office:value-type="float" office:value="0.00404666" calcext:value-type="float">
            <text:p>0,00404666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0.00180118" calcext:value-type="float">
            <text:p>0,00180118</text:p>
          </table:table-cell>
          <table:table-cell office:value-type="float" office:value="0.00406467" calcext:value-type="float">
            <text:p>0,00406467</text:p>
          </table:table-cell>
        </table:table-row>
        <table:table-row table:style-name="ro1">
          <table:table-cell office:value-type="float" office:value="6.76" calcext:value-type="float">
            <text:p>6,76</text:p>
          </table:table-cell>
          <table:table-cell office:value-type="float" office:value="0.00180652" calcext:value-type="float">
            <text:p>0,00180652</text:p>
          </table:table-cell>
          <table:table-cell office:value-type="float" office:value="0.00408274" calcext:value-type="float">
            <text:p>0,00408274</text:p>
          </table:table-cell>
        </table:table-row>
        <table:table-row table:style-name="ro1">
          <table:table-cell office:value-type="float" office:value="6.77" calcext:value-type="float">
            <text:p>6,77</text:p>
          </table:table-cell>
          <table:table-cell office:value-type="float" office:value="0.00181187" calcext:value-type="float">
            <text:p>0,00181187</text:p>
          </table:table-cell>
          <table:table-cell office:value-type="float" office:value="0.00410086" calcext:value-type="float">
            <text:p>0,00410086</text:p>
          </table:table-cell>
        </table:table-row>
        <table:table-row table:style-name="ro1">
          <table:table-cell office:value-type="float" office:value="6.78" calcext:value-type="float">
            <text:p>6,78</text:p>
          </table:table-cell>
          <table:table-cell office:value-type="float" office:value="0.00181722" calcext:value-type="float">
            <text:p>0,00181722</text:p>
          </table:table-cell>
          <table:table-cell office:value-type="float" office:value="0.00411903" calcext:value-type="float">
            <text:p>0,00411903</text:p>
          </table:table-cell>
        </table:table-row>
        <table:table-row table:style-name="ro1">
          <table:table-cell office:value-type="float" office:value="6.79" calcext:value-type="float">
            <text:p>6,79</text:p>
          </table:table-cell>
          <table:table-cell office:value-type="float" office:value="0.00182258" calcext:value-type="float">
            <text:p>0,00182258</text:p>
          </table:table-cell>
          <table:table-cell office:value-type="float" office:value="0.00413725" calcext:value-type="float">
            <text:p>0,0041372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00182795" calcext:value-type="float">
            <text:p>0,00182795</text:p>
          </table:table-cell>
          <table:table-cell office:value-type="float" office:value="0.00415553" calcext:value-type="float">
            <text:p>0,00415553</text:p>
          </table:table-cell>
        </table:table-row>
        <table:table-row table:style-name="ro1">
          <table:table-cell office:value-type="float" office:value="6.81" calcext:value-type="float">
            <text:p>6,81</text:p>
          </table:table-cell>
          <table:table-cell office:value-type="float" office:value="0.00183332" calcext:value-type="float">
            <text:p>0,00183332</text:p>
          </table:table-cell>
          <table:table-cell office:value-type="float" office:value="0.00417387" calcext:value-type="float">
            <text:p>0,00417387</text:p>
          </table:table-cell>
        </table:table-row>
        <table:table-row table:style-name="ro1">
          <table:table-cell office:value-type="float" office:value="6.82" calcext:value-type="float">
            <text:p>6,82</text:p>
          </table:table-cell>
          <table:table-cell office:value-type="float" office:value="0.00183871" calcext:value-type="float">
            <text:p>0,00183871</text:p>
          </table:table-cell>
          <table:table-cell office:value-type="float" office:value="0.00419225" calcext:value-type="float">
            <text:p>0,00419225</text:p>
          </table:table-cell>
        </table:table-row>
        <table:table-row table:style-name="ro1">
          <table:table-cell office:value-type="float" office:value="6.83" calcext:value-type="float">
            <text:p>6,83</text:p>
          </table:table-cell>
          <table:table-cell office:value-type="float" office:value="0.0018441" calcext:value-type="float">
            <text:p>0,0018441</text:p>
          </table:table-cell>
          <table:table-cell office:value-type="float" office:value="0.00421069" calcext:value-type="float">
            <text:p>0,00421069</text:p>
          </table:table-cell>
        </table:table-row>
        <table:table-row table:style-name="ro1">
          <table:table-cell office:value-type="float" office:value="6.84" calcext:value-type="float">
            <text:p>6,84</text:p>
          </table:table-cell>
          <table:table-cell office:value-type="float" office:value="0.0018495" calcext:value-type="float">
            <text:p>0,0018495</text:p>
          </table:table-cell>
          <table:table-cell office:value-type="float" office:value="0.00422919" calcext:value-type="float">
            <text:p>0,00422919</text:p>
          </table:table-cell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0.00185491" calcext:value-type="float">
            <text:p>0,00185491</text:p>
          </table:table-cell>
          <table:table-cell office:value-type="float" office:value="0.00424774" calcext:value-type="float">
            <text:p>0,00424774</text:p>
          </table:table-cell>
        </table:table-row>
        <table:table-row table:style-name="ro1">
          <table:table-cell office:value-type="float" office:value="6.86" calcext:value-type="float">
            <text:p>6,86</text:p>
          </table:table-cell>
          <table:table-cell office:value-type="float" office:value="0.00186032" calcext:value-type="float">
            <text:p>0,00186032</text:p>
          </table:table-cell>
          <table:table-cell office:value-type="float" office:value="0.00426634" calcext:value-type="float">
            <text:p>0,00426634</text:p>
          </table:table-cell>
        </table:table-row>
        <table:table-row table:style-name="ro1">
          <table:table-cell office:value-type="float" office:value="6.87" calcext:value-type="float">
            <text:p>6,87</text:p>
          </table:table-cell>
          <table:table-cell office:value-type="float" office:value="0.00186575" calcext:value-type="float">
            <text:p>0,00186575</text:p>
          </table:table-cell>
          <table:table-cell office:value-type="float" office:value="0.004285" calcext:value-type="float">
            <text:p>0,004285</text:p>
          </table:table-cell>
        </table:table-row>
        <table:table-row table:style-name="ro1">
          <table:table-cell office:value-type="float" office:value="6.88" calcext:value-type="float">
            <text:p>6,88</text:p>
          </table:table-cell>
          <table:table-cell office:value-type="float" office:value="0.00187118" calcext:value-type="float">
            <text:p>0,00187118</text:p>
          </table:table-cell>
          <table:table-cell office:value-type="float" office:value="0.00430371" calcext:value-type="float">
            <text:p>0,00430371</text:p>
          </table:table-cell>
        </table:table-row>
        <table:table-row table:style-name="ro1">
          <table:table-cell office:value-type="float" office:value="6.89" calcext:value-type="float">
            <text:p>6,89</text:p>
          </table:table-cell>
          <table:table-cell office:value-type="float" office:value="0.00187662" calcext:value-type="float">
            <text:p>0,00187662</text:p>
          </table:table-cell>
          <table:table-cell office:value-type="float" office:value="0.00432248" calcext:value-type="float">
            <text:p>0,00432248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00188207" calcext:value-type="float">
            <text:p>0,00188207</text:p>
          </table:table-cell>
          <table:table-cell office:value-type="float" office:value="0.0043413" calcext:value-type="float">
            <text:p>0,0043413</text:p>
          </table:table-cell>
        </table:table-row>
        <table:table-row table:style-name="ro1">
          <table:table-cell office:value-type="float" office:value="6.91" calcext:value-type="float">
            <text:p>6,91</text:p>
          </table:table-cell>
          <table:table-cell office:value-type="float" office:value="0.00188752" calcext:value-type="float">
            <text:p>0,00188752</text:p>
          </table:table-cell>
          <table:table-cell office:value-type="float" office:value="0.00436017" calcext:value-type="float">
            <text:p>0,00436017</text:p>
          </table:table-cell>
        </table:table-row>
        <table:table-row table:style-name="ro1">
          <table:table-cell office:value-type="float" office:value="6.92" calcext:value-type="float">
            <text:p>6,92</text:p>
          </table:table-cell>
          <table:table-cell office:value-type="float" office:value="0.00189298" calcext:value-type="float">
            <text:p>0,00189298</text:p>
          </table:table-cell>
          <table:table-cell office:value-type="float" office:value="0.0043791" calcext:value-type="float">
            <text:p>0,0043791</text:p>
          </table:table-cell>
        </table:table-row>
        <table:table-row table:style-name="ro1">
          <table:table-cell office:value-type="float" office:value="6.93" calcext:value-type="float">
            <text:p>6,93</text:p>
          </table:table-cell>
          <table:table-cell office:value-type="float" office:value="0.00189846" calcext:value-type="float">
            <text:p>0,00189846</text:p>
          </table:table-cell>
          <table:table-cell office:value-type="float" office:value="0.00439809" calcext:value-type="float">
            <text:p>0,00439809</text:p>
          </table:table-cell>
        </table:table-row>
        <table:table-row table:style-name="ro1">
          <table:table-cell office:value-type="float" office:value="6.94" calcext:value-type="float">
            <text:p>6,94</text:p>
          </table:table-cell>
          <table:table-cell office:value-type="float" office:value="0.00190393" calcext:value-type="float">
            <text:p>0,00190393</text:p>
          </table:table-cell>
          <table:table-cell office:value-type="float" office:value="0.00441713" calcext:value-type="float">
            <text:p>0,00441713</text:p>
          </table:table-cell>
        </table:table-row>
        <table:table-row table:style-name="ro1">
          <table:table-cell office:value-type="float" office:value="6.95" calcext:value-type="float">
            <text:p>6,95</text:p>
          </table:table-cell>
          <table:table-cell office:value-type="float" office:value="0.00190942" calcext:value-type="float">
            <text:p>0,00190942</text:p>
          </table:table-cell>
          <table:table-cell office:value-type="float" office:value="0.00443622" calcext:value-type="float">
            <text:p>0,00443622</text:p>
          </table:table-cell>
        </table:table-row>
        <table:table-row table:style-name="ro1">
          <table:table-cell office:value-type="float" office:value="6.96" calcext:value-type="float">
            <text:p>6,96</text:p>
          </table:table-cell>
          <table:table-cell office:value-type="float" office:value="0.00191492" calcext:value-type="float">
            <text:p>0,00191492</text:p>
          </table:table-cell>
          <table:table-cell office:value-type="float" office:value="0.00445537" calcext:value-type="float">
            <text:p>0,00445537</text:p>
          </table:table-cell>
        </table:table-row>
        <table:table-row table:style-name="ro1">
          <table:table-cell office:value-type="float" office:value="6.97" calcext:value-type="float">
            <text:p>6,97</text:p>
          </table:table-cell>
          <table:table-cell office:value-type="float" office:value="0.00192042" calcext:value-type="float">
            <text:p>0,00192042</text:p>
          </table:table-cell>
          <table:table-cell office:value-type="float" office:value="0.00447457" calcext:value-type="float">
            <text:p>0,00447457</text:p>
          </table:table-cell>
        </table:table-row>
        <table:table-row table:style-name="ro1">
          <table:table-cell office:value-type="float" office:value="6.98" calcext:value-type="float">
            <text:p>6,98</text:p>
          </table:table-cell>
          <table:table-cell office:value-type="float" office:value="0.00192593" calcext:value-type="float">
            <text:p>0,00192593</text:p>
          </table:table-cell>
          <table:table-cell office:value-type="float" office:value="0.00449383" calcext:value-type="float">
            <text:p>0,00449383</text:p>
          </table:table-cell>
        </table:table-row>
        <table:table-row table:style-name="ro1">
          <table:table-cell office:value-type="float" office:value="6.99" calcext:value-type="float">
            <text:p>6,99</text:p>
          </table:table-cell>
          <table:table-cell office:value-type="float" office:value="0.00193145" calcext:value-type="float">
            <text:p>0,00193145</text:p>
          </table:table-cell>
          <table:table-cell office:value-type="float" office:value="0.00451315" calcext:value-type="float">
            <text:p>0,004513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93697" calcext:value-type="float">
            <text:p>0,00193697</text:p>
          </table:table-cell>
          <table:table-cell office:value-type="float" office:value="0.00453252" calcext:value-type="float">
            <text:p>0,00453252</text:p>
          </table:table-cell>
        </table:table-row>
        <table:table-row table:style-name="ro1">
          <table:table-cell office:value-type="float" office:value="7.01" calcext:value-type="float">
            <text:p>7,01</text:p>
          </table:table-cell>
          <table:table-cell office:value-type="float" office:value="0.00194251" calcext:value-type="float">
            <text:p>0,00194251</text:p>
          </table:table-cell>
          <table:table-cell office:value-type="float" office:value="0.00455194" calcext:value-type="float">
            <text:p>0,00455194</text:p>
          </table:table-cell>
        </table:table-row>
        <table:table-row table:style-name="ro1">
          <table:table-cell office:value-type="float" office:value="7.02" calcext:value-type="float">
            <text:p>7,02</text:p>
          </table:table-cell>
          <table:table-cell office:value-type="float" office:value="0.00194805" calcext:value-type="float">
            <text:p>0,00194805</text:p>
          </table:table-cell>
          <table:table-cell office:value-type="float" office:value="0.00457142" calcext:value-type="float">
            <text:p>0,00457142</text:p>
          </table:table-cell>
        </table:table-row>
        <table:table-row table:style-name="ro1">
          <table:table-cell office:value-type="float" office:value="7.03" calcext:value-type="float">
            <text:p>7,03</text:p>
          </table:table-cell>
          <table:table-cell office:value-type="float" office:value="0.0019536" calcext:value-type="float">
            <text:p>0,0019536</text:p>
          </table:table-cell>
          <table:table-cell office:value-type="float" office:value="0.00459096" calcext:value-type="float">
            <text:p>0,00459096</text:p>
          </table:table-cell>
        </table:table-row>
        <table:table-row table:style-name="ro1">
          <table:table-cell office:value-type="float" office:value="7.04" calcext:value-type="float">
            <text:p>7,04</text:p>
          </table:table-cell>
          <table:table-cell office:value-type="float" office:value="0.00195916" calcext:value-type="float">
            <text:p>0,00195916</text:p>
          </table:table-cell>
          <table:table-cell office:value-type="float" office:value="0.00461055" calcext:value-type="float">
            <text:p>0,00461055</text:p>
          </table:table-cell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0.00196472" calcext:value-type="float">
            <text:p>0,00196472</text:p>
          </table:table-cell>
          <table:table-cell office:value-type="float" office:value="0.0046302" calcext:value-type="float">
            <text:p>0,0046302</text:p>
          </table:table-cell>
        </table:table-row>
        <table:table-row table:style-name="ro1">
          <table:table-cell office:value-type="float" office:value="7.06" calcext:value-type="float">
            <text:p>7,06</text:p>
          </table:table-cell>
          <table:table-cell office:value-type="float" office:value="0.0019703" calcext:value-type="float">
            <text:p>0,0019703</text:p>
          </table:table-cell>
          <table:table-cell office:value-type="float" office:value="0.0046499" calcext:value-type="float">
            <text:p>0,0046499</text:p>
          </table:table-cell>
        </table:table-row>
        <table:table-row table:style-name="ro1">
          <table:table-cell office:value-type="float" office:value="7.07" calcext:value-type="float">
            <text:p>7,07</text:p>
          </table:table-cell>
          <table:table-cell office:value-type="float" office:value="0.00197588" calcext:value-type="float">
            <text:p>0,00197588</text:p>
          </table:table-cell>
          <table:table-cell office:value-type="float" office:value="0.00466966" calcext:value-type="float">
            <text:p>0,00466966</text:p>
          </table:table-cell>
        </table:table-row>
        <table:table-row table:style-name="ro1">
          <table:table-cell office:value-type="float" office:value="7.08" calcext:value-type="float">
            <text:p>7,08</text:p>
          </table:table-cell>
          <table:table-cell office:value-type="float" office:value="0.00198147" calcext:value-type="float">
            <text:p>0,00198147</text:p>
          </table:table-cell>
          <table:table-cell office:value-type="float" office:value="0.00468948" calcext:value-type="float">
            <text:p>0,00468948</text:p>
          </table:table-cell>
        </table:table-row>
        <table:table-row table:style-name="ro1">
          <table:table-cell office:value-type="float" office:value="7.09" calcext:value-type="float">
            <text:p>7,09</text:p>
          </table:table-cell>
          <table:table-cell office:value-type="float" office:value="0.00198707" calcext:value-type="float">
            <text:p>0,00198707</text:p>
          </table:table-cell>
          <table:table-cell office:value-type="float" office:value="0.00470935" calcext:value-type="float">
            <text:p>0,0047093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00199267" calcext:value-type="float">
            <text:p>0,00199267</text:p>
          </table:table-cell>
          <table:table-cell office:value-type="float" office:value="0.00472927" calcext:value-type="float">
            <text:p>0,00472927</text:p>
          </table:table-cell>
        </table:table-row>
        <table:table-row table:style-name="ro1">
          <table:table-cell office:value-type="float" office:value="7.11" calcext:value-type="float">
            <text:p>7,11</text:p>
          </table:table-cell>
          <table:table-cell office:value-type="float" office:value="0.00199828" calcext:value-type="float">
            <text:p>0,00199828</text:p>
          </table:table-cell>
          <table:table-cell office:value-type="float" office:value="0.00474926" calcext:value-type="float">
            <text:p>0,00474926</text:p>
          </table:table-cell>
        </table:table-row>
        <table:table-row table:style-name="ro1">
          <table:table-cell office:value-type="float" office:value="7.12" calcext:value-type="float">
            <text:p>7,12</text:p>
          </table:table-cell>
          <table:table-cell office:value-type="float" office:value="0.00200391" calcext:value-type="float">
            <text:p>0,00200391</text:p>
          </table:table-cell>
          <table:table-cell office:value-type="float" office:value="0.00476929" calcext:value-type="float">
            <text:p>0,00476929</text:p>
          </table:table-cell>
        </table:table-row>
        <table:table-row table:style-name="ro1">
          <table:table-cell office:value-type="float" office:value="7.13" calcext:value-type="float">
            <text:p>7,13</text:p>
          </table:table-cell>
          <table:table-cell office:value-type="float" office:value="0.00200953" calcext:value-type="float">
            <text:p>0,00200953</text:p>
          </table:table-cell>
          <table:table-cell office:value-type="float" office:value="0.00478939" calcext:value-type="float">
            <text:p>0,00478939</text:p>
          </table:table-cell>
        </table:table-row>
        <table:table-row table:style-name="ro1">
          <table:table-cell office:value-type="float" office:value="7.14" calcext:value-type="float">
            <text:p>7,14</text:p>
          </table:table-cell>
          <table:table-cell office:value-type="float" office:value="0.00201517" calcext:value-type="float">
            <text:p>0,00201517</text:p>
          </table:table-cell>
          <table:table-cell office:value-type="float" office:value="0.00480954" calcext:value-type="float">
            <text:p>0,00480954</text:p>
          </table:table-cell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0.00202082" calcext:value-type="float">
            <text:p>0,00202082</text:p>
          </table:table-cell>
          <table:table-cell office:value-type="float" office:value="0.00482975" calcext:value-type="float">
            <text:p>0,00482975</text:p>
          </table:table-cell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0.00202647" calcext:value-type="float">
            <text:p>0,00202647</text:p>
          </table:table-cell>
          <table:table-cell office:value-type="float" office:value="0.00485001" calcext:value-type="float">
            <text:p>0,00485001</text:p>
          </table:table-cell>
        </table:table-row>
        <table:table-row table:style-name="ro1">
          <table:table-cell office:value-type="float" office:value="7.17" calcext:value-type="float">
            <text:p>7,17</text:p>
          </table:table-cell>
          <table:table-cell office:value-type="float" office:value="0.00203213" calcext:value-type="float">
            <text:p>0,00203213</text:p>
          </table:table-cell>
          <table:table-cell office:value-type="float" office:value="0.00487034" calcext:value-type="float">
            <text:p>0,00487034</text:p>
          </table:table-cell>
        </table:table-row>
        <table:table-row table:style-name="ro1">
          <table:table-cell office:value-type="float" office:value="7.18" calcext:value-type="float">
            <text:p>7,18</text:p>
          </table:table-cell>
          <table:table-cell office:value-type="float" office:value="0.0020378" calcext:value-type="float">
            <text:p>0,0020378</text:p>
          </table:table-cell>
          <table:table-cell office:value-type="float" office:value="0.00489071" calcext:value-type="float">
            <text:p>0,00489071</text:p>
          </table:table-cell>
        </table:table-row>
        <table:table-row table:style-name="ro1">
          <table:table-cell office:value-type="float" office:value="7.19" calcext:value-type="float">
            <text:p>7,19</text:p>
          </table:table-cell>
          <table:table-cell office:value-type="float" office:value="0.00204347" calcext:value-type="float">
            <text:p>0,00204347</text:p>
          </table:table-cell>
          <table:table-cell office:value-type="float" office:value="0.00491115" calcext:value-type="float">
            <text:p>0,0049111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00204916" calcext:value-type="float">
            <text:p>0,00204916</text:p>
          </table:table-cell>
          <table:table-cell office:value-type="float" office:value="0.00493164" calcext:value-type="float">
            <text:p>0,00493164</text:p>
          </table:table-cell>
        </table:table-row>
        <table:table-row table:style-name="ro1">
          <table:table-cell office:value-type="float" office:value="7.21" calcext:value-type="float">
            <text:p>7,21</text:p>
          </table:table-cell>
          <table:table-cell office:value-type="float" office:value="0.00205485" calcext:value-type="float">
            <text:p>0,00205485</text:p>
          </table:table-cell>
          <table:table-cell office:value-type="float" office:value="0.00495219" calcext:value-type="float">
            <text:p>0,00495219</text:p>
          </table:table-cell>
        </table:table-row>
        <table:table-row table:style-name="ro1">
          <table:table-cell office:value-type="float" office:value="7.22" calcext:value-type="float">
            <text:p>7,22</text:p>
          </table:table-cell>
          <table:table-cell office:value-type="float" office:value="0.00206055" calcext:value-type="float">
            <text:p>0,00206055</text:p>
          </table:table-cell>
          <table:table-cell office:value-type="float" office:value="0.00497279" calcext:value-type="float">
            <text:p>0,00497279</text:p>
          </table:table-cell>
        </table:table-row>
        <table:table-row table:style-name="ro1">
          <table:table-cell office:value-type="float" office:value="7.23" calcext:value-type="float">
            <text:p>7,23</text:p>
          </table:table-cell>
          <table:table-cell office:value-type="float" office:value="0.00206626" calcext:value-type="float">
            <text:p>0,00206626</text:p>
          </table:table-cell>
          <table:table-cell office:value-type="float" office:value="0.00499346" calcext:value-type="float">
            <text:p>0,00499346</text:p>
          </table:table-cell>
        </table:table-row>
        <table:table-row table:style-name="ro1">
          <table:table-cell office:value-type="float" office:value="7.24" calcext:value-type="float">
            <text:p>7,24</text:p>
          </table:table-cell>
          <table:table-cell office:value-type="float" office:value="0.00207197" calcext:value-type="float">
            <text:p>0,00207197</text:p>
          </table:table-cell>
          <table:table-cell office:value-type="float" office:value="0.00501418" calcext:value-type="float">
            <text:p>0,00501418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0.0020777" calcext:value-type="float">
            <text:p>0,0020777</text:p>
          </table:table-cell>
          <table:table-cell office:value-type="float" office:value="0.00503495" calcext:value-type="float">
            <text:p>0,00503495</text:p>
          </table:table-cell>
        </table:table-row>
        <table:table-row table:style-name="ro1">
          <table:table-cell office:value-type="float" office:value="7.26" calcext:value-type="float">
            <text:p>7,26</text:p>
          </table:table-cell>
          <table:table-cell office:value-type="float" office:value="0.00208343" calcext:value-type="float">
            <text:p>0,00208343</text:p>
          </table:table-cell>
          <table:table-cell office:value-type="float" office:value="0.00505579" calcext:value-type="float">
            <text:p>0,00505579</text:p>
          </table:table-cell>
        </table:table-row>
        <table:table-row table:style-name="ro1">
          <table:table-cell office:value-type="float" office:value="7.27" calcext:value-type="float">
            <text:p>7,27</text:p>
          </table:table-cell>
          <table:table-cell office:value-type="float" office:value="0.00208917" calcext:value-type="float">
            <text:p>0,00208917</text:p>
          </table:table-cell>
          <table:table-cell office:value-type="float" office:value="0.00507668" calcext:value-type="float">
            <text:p>0,00507668</text:p>
          </table:table-cell>
        </table:table-row>
        <table:table-row table:style-name="ro1">
          <table:table-cell office:value-type="float" office:value="7.28" calcext:value-type="float">
            <text:p>7,28</text:p>
          </table:table-cell>
          <table:table-cell office:value-type="float" office:value="0.00209492" calcext:value-type="float">
            <text:p>0,00209492</text:p>
          </table:table-cell>
          <table:table-cell office:value-type="float" office:value="0.00509763" calcext:value-type="float">
            <text:p>0,00509763</text:p>
          </table:table-cell>
        </table:table-row>
        <table:table-row table:style-name="ro1">
          <table:table-cell office:value-type="float" office:value="7.29" calcext:value-type="float">
            <text:p>7,29</text:p>
          </table:table-cell>
          <table:table-cell office:value-type="float" office:value="0.00210067" calcext:value-type="float">
            <text:p>0,00210067</text:p>
          </table:table-cell>
          <table:table-cell office:value-type="float" office:value="0.00511864" calcext:value-type="float">
            <text:p>0,00511864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00210643" calcext:value-type="float">
            <text:p>0,00210643</text:p>
          </table:table-cell>
          <table:table-cell office:value-type="float" office:value="0.0051397" calcext:value-type="float">
            <text:p>0,0051397</text:p>
          </table:table-cell>
        </table:table-row>
        <table:table-row table:style-name="ro1">
          <table:table-cell office:value-type="float" office:value="7.31" calcext:value-type="float">
            <text:p>7,31</text:p>
          </table:table-cell>
          <table:table-cell office:value-type="float" office:value="0.00211221" calcext:value-type="float">
            <text:p>0,00211221</text:p>
          </table:table-cell>
          <table:table-cell office:value-type="float" office:value="0.00516082" calcext:value-type="float">
            <text:p>0,00516082</text:p>
          </table:table-cell>
        </table:table-row>
        <table:table-row table:style-name="ro1">
          <table:table-cell office:value-type="float" office:value="7.32" calcext:value-type="float">
            <text:p>7,32</text:p>
          </table:table-cell>
          <table:table-cell office:value-type="float" office:value="0.00211798" calcext:value-type="float">
            <text:p>0,00211798</text:p>
          </table:table-cell>
          <table:table-cell office:value-type="float" office:value="0.005182" calcext:value-type="float">
            <text:p>0,005182</text:p>
          </table:table-cell>
        </table:table-row>
        <table:table-row table:style-name="ro1">
          <table:table-cell office:value-type="float" office:value="7.33" calcext:value-type="float">
            <text:p>7,33</text:p>
          </table:table-cell>
          <table:table-cell office:value-type="float" office:value="0.00212377" calcext:value-type="float">
            <text:p>0,00212377</text:p>
          </table:table-cell>
          <table:table-cell office:value-type="float" office:value="0.00520324" calcext:value-type="float">
            <text:p>0,00520324</text:p>
          </table:table-cell>
        </table:table-row>
        <table:table-row table:style-name="ro1">
          <table:table-cell office:value-type="float" office:value="7.34" calcext:value-type="float">
            <text:p>7,34</text:p>
          </table:table-cell>
          <table:table-cell office:value-type="float" office:value="0.00212957" calcext:value-type="float">
            <text:p>0,00212957</text:p>
          </table:table-cell>
          <table:table-cell office:value-type="float" office:value="0.00522453" calcext:value-type="float">
            <text:p>0,00522453</text:p>
          </table:table-cell>
        </table:table-row>
        <table:table-row table:style-name="ro1">
          <table:table-cell office:value-type="float" office:value="7.35" calcext:value-type="float">
            <text:p>7,35</text:p>
          </table:table-cell>
          <table:table-cell office:value-type="float" office:value="0.00213537" calcext:value-type="float">
            <text:p>0,00213537</text:p>
          </table:table-cell>
          <table:table-cell office:value-type="float" office:value="0.00524589" calcext:value-type="float">
            <text:p>0,00524589</text:p>
          </table:table-cell>
        </table:table-row>
        <table:table-row table:style-name="ro1">
          <table:table-cell office:value-type="float" office:value="7.36" calcext:value-type="float">
            <text:p>7,36</text:p>
          </table:table-cell>
          <table:table-cell office:value-type="float" office:value="0.00214118" calcext:value-type="float">
            <text:p>0,00214118</text:p>
          </table:table-cell>
          <table:table-cell office:value-type="float" office:value="0.0052673" calcext:value-type="float">
            <text:p>0,0052673</text:p>
          </table:table-cell>
        </table:table-row>
        <table:table-row table:style-name="ro1">
          <table:table-cell office:value-type="float" office:value="7.37" calcext:value-type="float">
            <text:p>7,37</text:p>
          </table:table-cell>
          <table:table-cell office:value-type="float" office:value="0.002147" calcext:value-type="float">
            <text:p>0,002147</text:p>
          </table:table-cell>
          <table:table-cell office:value-type="float" office:value="0.00528877" calcext:value-type="float">
            <text:p>0,00528877</text:p>
          </table:table-cell>
        </table:table-row>
        <table:table-row table:style-name="ro1">
          <table:table-cell office:value-type="float" office:value="7.38" calcext:value-type="float">
            <text:p>7,38</text:p>
          </table:table-cell>
          <table:table-cell office:value-type="float" office:value="0.00215282" calcext:value-type="float">
            <text:p>0,00215282</text:p>
          </table:table-cell>
          <table:table-cell office:value-type="float" office:value="0.0053103" calcext:value-type="float">
            <text:p>0,0053103</text:p>
          </table:table-cell>
        </table:table-row>
        <table:table-row table:style-name="ro1">
          <table:table-cell office:value-type="float" office:value="7.39" calcext:value-type="float">
            <text:p>7,39</text:p>
          </table:table-cell>
          <table:table-cell office:value-type="float" office:value="0.00215866" calcext:value-type="float">
            <text:p>0,00215866</text:p>
          </table:table-cell>
          <table:table-cell office:value-type="float" office:value="0.00533188" calcext:value-type="float">
            <text:p>0,00533188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0021645" calcext:value-type="float">
            <text:p>0,0021645</text:p>
          </table:table-cell>
          <table:table-cell office:value-type="float" office:value="0.00535353" calcext:value-type="float">
            <text:p>0,00535353</text:p>
          </table:table-cell>
        </table:table-row>
        <table:table-row table:style-name="ro1">
          <table:table-cell office:value-type="float" office:value="7.41" calcext:value-type="float">
            <text:p>7,41</text:p>
          </table:table-cell>
          <table:table-cell office:value-type="float" office:value="0.00217035" calcext:value-type="float">
            <text:p>0,00217035</text:p>
          </table:table-cell>
          <table:table-cell office:value-type="float" office:value="0.00537523" calcext:value-type="float">
            <text:p>0,00537523</text:p>
          </table:table-cell>
        </table:table-row>
        <table:table-row table:style-name="ro1">
          <table:table-cell office:value-type="float" office:value="7.42" calcext:value-type="float">
            <text:p>7,42</text:p>
          </table:table-cell>
          <table:table-cell office:value-type="float" office:value="0.00217621" calcext:value-type="float">
            <text:p>0,00217621</text:p>
          </table:table-cell>
          <table:table-cell office:value-type="float" office:value="0.005397" calcext:value-type="float">
            <text:p>0,005397</text:p>
          </table:table-cell>
        </table:table-row>
        <table:table-row table:style-name="ro1">
          <table:table-cell office:value-type="float" office:value="7.43" calcext:value-type="float">
            <text:p>7,43</text:p>
          </table:table-cell>
          <table:table-cell office:value-type="float" office:value="0.00218207" calcext:value-type="float">
            <text:p>0,00218207</text:p>
          </table:table-cell>
          <table:table-cell office:value-type="float" office:value="0.00541882" calcext:value-type="float">
            <text:p>0,00541882</text:p>
          </table:table-cell>
        </table:table-row>
        <table:table-row table:style-name="ro1">
          <table:table-cell office:value-type="float" office:value="7.44" calcext:value-type="float">
            <text:p>7,44</text:p>
          </table:table-cell>
          <table:table-cell office:value-type="float" office:value="0.00218795" calcext:value-type="float">
            <text:p>0,00218795</text:p>
          </table:table-cell>
          <table:table-cell office:value-type="float" office:value="0.0054407" calcext:value-type="float">
            <text:p>0,0054407</text:p>
          </table:table-cell>
        </table:table-row>
        <table:table-row table:style-name="ro1">
          <table:table-cell office:value-type="float" office:value="7.45" calcext:value-type="float">
            <text:p>7,45</text:p>
          </table:table-cell>
          <table:table-cell office:value-type="float" office:value="0.00219383" calcext:value-type="float">
            <text:p>0,00219383</text:p>
          </table:table-cell>
          <table:table-cell office:value-type="float" office:value="0.00546263" calcext:value-type="float">
            <text:p>0,00546263</text:p>
          </table:table-cell>
        </table:table-row>
        <table:table-row table:style-name="ro1">
          <table:table-cell office:value-type="float" office:value="7.46" calcext:value-type="float">
            <text:p>7,46</text:p>
          </table:table-cell>
          <table:table-cell office:value-type="float" office:value="0.00219972" calcext:value-type="float">
            <text:p>0,00219972</text:p>
          </table:table-cell>
          <table:table-cell office:value-type="float" office:value="0.00548463" calcext:value-type="float">
            <text:p>0,00548463</text:p>
          </table:table-cell>
        </table:table-row>
        <table:table-row table:style-name="ro1">
          <table:table-cell office:value-type="float" office:value="7.47" calcext:value-type="float">
            <text:p>7,47</text:p>
          </table:table-cell>
          <table:table-cell office:value-type="float" office:value="0.00220562" calcext:value-type="float">
            <text:p>0,00220562</text:p>
          </table:table-cell>
          <table:table-cell office:value-type="float" office:value="0.00550669" calcext:value-type="float">
            <text:p>0,00550669</text:p>
          </table:table-cell>
        </table:table-row>
        <table:table-row table:style-name="ro1">
          <table:table-cell office:value-type="float" office:value="7.48" calcext:value-type="float">
            <text:p>7,48</text:p>
          </table:table-cell>
          <table:table-cell office:value-type="float" office:value="0.00221152" calcext:value-type="float">
            <text:p>0,00221152</text:p>
          </table:table-cell>
          <table:table-cell office:value-type="float" office:value="0.0055288" calcext:value-type="float">
            <text:p>0,0055288</text:p>
          </table:table-cell>
        </table:table-row>
        <table:table-row table:style-name="ro1">
          <table:table-cell office:value-type="float" office:value="7.49" calcext:value-type="float">
            <text:p>7,49</text:p>
          </table:table-cell>
          <table:table-cell office:value-type="float" office:value="0.00221743" calcext:value-type="float">
            <text:p>0,00221743</text:p>
          </table:table-cell>
          <table:table-cell office:value-type="float" office:value="0.00555098" calcext:value-type="float">
            <text:p>0,00555098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00222336" calcext:value-type="float">
            <text:p>0,00222336</text:p>
          </table:table-cell>
          <table:table-cell office:value-type="float" office:value="0.00557321" calcext:value-type="float">
            <text:p>0,00557321</text:p>
          </table:table-cell>
        </table:table-row>
        <table:table-row table:style-name="ro1">
          <table:table-cell office:value-type="float" office:value="7.51" calcext:value-type="float">
            <text:p>7,51</text:p>
          </table:table-cell>
          <table:table-cell office:value-type="float" office:value="0.00222928" calcext:value-type="float">
            <text:p>0,00222928</text:p>
          </table:table-cell>
          <table:table-cell office:value-type="float" office:value="0.0055955" calcext:value-type="float">
            <text:p>0,0055955</text:p>
          </table:table-cell>
        </table:table-row>
        <table:table-row table:style-name="ro1">
          <table:table-cell office:value-type="float" office:value="7.52" calcext:value-type="float">
            <text:p>7,52</text:p>
          </table:table-cell>
          <table:table-cell office:value-type="float" office:value="0.00223522" calcext:value-type="float">
            <text:p>0,00223522</text:p>
          </table:table-cell>
          <table:table-cell office:value-type="float" office:value="0.00561786" calcext:value-type="float">
            <text:p>0,00561786</text:p>
          </table:table-cell>
        </table:table-row>
        <table:table-row table:style-name="ro1">
          <table:table-cell office:value-type="float" office:value="7.53" calcext:value-type="float">
            <text:p>7,53</text:p>
          </table:table-cell>
          <table:table-cell office:value-type="float" office:value="0.00224117" calcext:value-type="float">
            <text:p>0,00224117</text:p>
          </table:table-cell>
          <table:table-cell office:value-type="float" office:value="0.00564027" calcext:value-type="float">
            <text:p>0,00564027</text:p>
          </table:table-cell>
        </table:table-row>
        <table:table-row table:style-name="ro1">
          <table:table-cell office:value-type="float" office:value="7.54" calcext:value-type="float">
            <text:p>7,54</text:p>
          </table:table-cell>
          <table:table-cell office:value-type="float" office:value="0.00224712" calcext:value-type="float">
            <text:p>0,00224712</text:p>
          </table:table-cell>
          <table:table-cell office:value-type="float" office:value="0.00566274" calcext:value-type="float">
            <text:p>0,00566274</text:p>
          </table:table-cell>
        </table:table-row>
        <table:table-row table:style-name="ro1">
          <table:table-cell office:value-type="float" office:value="7.55" calcext:value-type="float">
            <text:p>7,55</text:p>
          </table:table-cell>
          <table:table-cell office:value-type="float" office:value="0.00225308" calcext:value-type="float">
            <text:p>0,00225308</text:p>
          </table:table-cell>
          <table:table-cell office:value-type="float" office:value="0.00568527" calcext:value-type="float">
            <text:p>0,00568527</text:p>
          </table:table-cell>
        </table:table-row>
        <table:table-row table:style-name="ro1">
          <table:table-cell office:value-type="float" office:value="7.56" calcext:value-type="float">
            <text:p>7,56</text:p>
          </table:table-cell>
          <table:table-cell office:value-type="float" office:value="0.00225905" calcext:value-type="float">
            <text:p>0,00225905</text:p>
          </table:table-cell>
          <table:table-cell office:value-type="float" office:value="0.00570786" calcext:value-type="float">
            <text:p>0,00570786</text:p>
          </table:table-cell>
        </table:table-row>
        <table:table-row table:style-name="ro1">
          <table:table-cell office:value-type="float" office:value="7.57" calcext:value-type="float">
            <text:p>7,57</text:p>
          </table:table-cell>
          <table:table-cell office:value-type="float" office:value="0.00226502" calcext:value-type="float">
            <text:p>0,00226502</text:p>
          </table:table-cell>
          <table:table-cell office:value-type="float" office:value="0.00573051" calcext:value-type="float">
            <text:p>0,00573051</text:p>
          </table:table-cell>
        </table:table-row>
        <table:table-row table:style-name="ro1">
          <table:table-cell office:value-type="float" office:value="7.58" calcext:value-type="float">
            <text:p>7,58</text:p>
          </table:table-cell>
          <table:table-cell office:value-type="float" office:value="0.00227101" calcext:value-type="float">
            <text:p>0,00227101</text:p>
          </table:table-cell>
          <table:table-cell office:value-type="float" office:value="0.00575322" calcext:value-type="float">
            <text:p>0,00575322</text:p>
          </table:table-cell>
        </table:table-row>
        <table:table-row table:style-name="ro1">
          <table:table-cell office:value-type="float" office:value="7.59" calcext:value-type="float">
            <text:p>7,59</text:p>
          </table:table-cell>
          <table:table-cell office:value-type="float" office:value="0.002277" calcext:value-type="float">
            <text:p>0,002277</text:p>
          </table:table-cell>
          <table:table-cell office:value-type="float" office:value="0.00577599" calcext:value-type="float">
            <text:p>0,00577599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002283" calcext:value-type="float">
            <text:p>0,002283</text:p>
          </table:table-cell>
          <table:table-cell office:value-type="float" office:value="0.00579882" calcext:value-type="float">
            <text:p>0,00579882</text:p>
          </table:table-cell>
        </table:table-row>
        <table:table-row table:style-name="ro1">
          <table:table-cell office:value-type="float" office:value="7.61" calcext:value-type="float">
            <text:p>7,61</text:p>
          </table:table-cell>
          <table:table-cell office:value-type="float" office:value="0.00228901" calcext:value-type="float">
            <text:p>0,00228901</text:p>
          </table:table-cell>
          <table:table-cell office:value-type="float" office:value="0.00582171" calcext:value-type="float">
            <text:p>0,00582171</text:p>
          </table:table-cell>
        </table:table-row>
        <table:table-row table:style-name="ro1">
          <table:table-cell office:value-type="float" office:value="7.62" calcext:value-type="float">
            <text:p>7,62</text:p>
          </table:table-cell>
          <table:table-cell office:value-type="float" office:value="0.00229502" calcext:value-type="float">
            <text:p>0,00229502</text:p>
          </table:table-cell>
          <table:table-cell office:value-type="float" office:value="0.00584466" calcext:value-type="float">
            <text:p>0,00584466</text:p>
          </table:table-cell>
        </table:table-row>
        <table:table-row table:style-name="ro1">
          <table:table-cell office:value-type="float" office:value="7.63" calcext:value-type="float">
            <text:p>7,63</text:p>
          </table:table-cell>
          <table:table-cell office:value-type="float" office:value="0.00230105" calcext:value-type="float">
            <text:p>0,00230105</text:p>
          </table:table-cell>
          <table:table-cell office:value-type="float" office:value="0.00586767" calcext:value-type="float">
            <text:p>0,00586767</text:p>
          </table:table-cell>
        </table:table-row>
        <table:table-row table:style-name="ro1">
          <table:table-cell office:value-type="float" office:value="7.64" calcext:value-type="float">
            <text:p>7,64</text:p>
          </table:table-cell>
          <table:table-cell office:value-type="float" office:value="0.00230708" calcext:value-type="float">
            <text:p>0,00230708</text:p>
          </table:table-cell>
          <table:table-cell office:value-type="float" office:value="0.00589074" calcext:value-type="float">
            <text:p>0,00589074</text:p>
          </table:table-cell>
        </table:table-row>
        <table:table-row table:style-name="ro1">
          <table:table-cell office:value-type="float" office:value="7.65" calcext:value-type="float">
            <text:p>7,65</text:p>
          </table:table-cell>
          <table:table-cell office:value-type="float" office:value="0.00231312" calcext:value-type="float">
            <text:p>0,00231312</text:p>
          </table:table-cell>
          <table:table-cell office:value-type="float" office:value="0.00591387" calcext:value-type="float">
            <text:p>0,00591387</text:p>
          </table:table-cell>
        </table:table-row>
        <table:table-row table:style-name="ro1">
          <table:table-cell office:value-type="float" office:value="7.66" calcext:value-type="float">
            <text:p>7,66</text:p>
          </table:table-cell>
          <table:table-cell office:value-type="float" office:value="0.00231917" calcext:value-type="float">
            <text:p>0,00231917</text:p>
          </table:table-cell>
          <table:table-cell office:value-type="float" office:value="0.00593706" calcext:value-type="float">
            <text:p>0,00593706</text:p>
          </table:table-cell>
        </table:table-row>
        <table:table-row table:style-name="ro1">
          <table:table-cell office:value-type="float" office:value="7.67" calcext:value-type="float">
            <text:p>7,67</text:p>
          </table:table-cell>
          <table:table-cell office:value-type="float" office:value="0.00232522" calcext:value-type="float">
            <text:p>0,00232522</text:p>
          </table:table-cell>
          <table:table-cell office:value-type="float" office:value="0.00596032" calcext:value-type="float">
            <text:p>0,00596032</text:p>
          </table:table-cell>
        </table:table-row>
        <table:table-row table:style-name="ro1">
          <table:table-cell office:value-type="float" office:value="7.68" calcext:value-type="float">
            <text:p>7,68</text:p>
          </table:table-cell>
          <table:table-cell office:value-type="float" office:value="0.00233128" calcext:value-type="float">
            <text:p>0,00233128</text:p>
          </table:table-cell>
          <table:table-cell office:value-type="float" office:value="0.00598363" calcext:value-type="float">
            <text:p>0,00598363</text:p>
          </table:table-cell>
        </table:table-row>
        <table:table-row table:style-name="ro1">
          <table:table-cell office:value-type="float" office:value="7.69" calcext:value-type="float">
            <text:p>7,69</text:p>
          </table:table-cell>
          <table:table-cell office:value-type="float" office:value="0.00233736" calcext:value-type="float">
            <text:p>0,00233736</text:p>
          </table:table-cell>
          <table:table-cell office:value-type="float" office:value="0.006007" calcext:value-type="float">
            <text:p>0,006007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00234343" calcext:value-type="float">
            <text:p>0,00234343</text:p>
          </table:table-cell>
          <table:table-cell office:value-type="float" office:value="0.00603044" calcext:value-type="float">
            <text:p>0,00603044</text:p>
          </table:table-cell>
        </table:table-row>
        <table:table-row table:style-name="ro1">
          <table:table-cell office:value-type="float" office:value="7.71" calcext:value-type="float">
            <text:p>7,71</text:p>
          </table:table-cell>
          <table:table-cell office:value-type="float" office:value="0.00234952" calcext:value-type="float">
            <text:p>0,00234952</text:p>
          </table:table-cell>
          <table:table-cell office:value-type="float" office:value="0.00605393" calcext:value-type="float">
            <text:p>0,00605393</text:p>
          </table:table-cell>
        </table:table-row>
        <table:table-row table:style-name="ro1">
          <table:table-cell office:value-type="float" office:value="7.72" calcext:value-type="float">
            <text:p>7,72</text:p>
          </table:table-cell>
          <table:table-cell office:value-type="float" office:value="0.00235562" calcext:value-type="float">
            <text:p>0,00235562</text:p>
          </table:table-cell>
          <table:table-cell office:value-type="float" office:value="0.00607749" calcext:value-type="float">
            <text:p>0,00607749</text:p>
          </table:table-cell>
        </table:table-row>
        <table:table-row table:style-name="ro1">
          <table:table-cell office:value-type="float" office:value="7.73" calcext:value-type="float">
            <text:p>7,73</text:p>
          </table:table-cell>
          <table:table-cell office:value-type="float" office:value="0.00236172" calcext:value-type="float">
            <text:p>0,00236172</text:p>
          </table:table-cell>
          <table:table-cell office:value-type="float" office:value="0.00610111" calcext:value-type="float">
            <text:p>0,00610111</text:p>
          </table:table-cell>
        </table:table-row>
        <table:table-row table:style-name="ro1">
          <table:table-cell office:value-type="float" office:value="7.74" calcext:value-type="float">
            <text:p>7,74</text:p>
          </table:table-cell>
          <table:table-cell office:value-type="float" office:value="0.00236783" calcext:value-type="float">
            <text:p>0,00236783</text:p>
          </table:table-cell>
          <table:table-cell office:value-type="float" office:value="0.00612478" calcext:value-type="float">
            <text:p>0,00612478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0.00237395" calcext:value-type="float">
            <text:p>0,00237395</text:p>
          </table:table-cell>
          <table:table-cell office:value-type="float" office:value="0.00614852" calcext:value-type="float">
            <text:p>0,00614852</text:p>
          </table:table-cell>
        </table:table-row>
        <table:table-row table:style-name="ro1">
          <table:table-cell office:value-type="float" office:value="7.76" calcext:value-type="float">
            <text:p>7,76</text:p>
          </table:table-cell>
          <table:table-cell office:value-type="float" office:value="0.00238007" calcext:value-type="float">
            <text:p>0,00238007</text:p>
          </table:table-cell>
          <table:table-cell office:value-type="float" office:value="0.00617232" calcext:value-type="float">
            <text:p>0,00617232</text:p>
          </table:table-cell>
        </table:table-row>
        <table:table-row table:style-name="ro1">
          <table:table-cell office:value-type="float" office:value="7.77" calcext:value-type="float">
            <text:p>7,77</text:p>
          </table:table-cell>
          <table:table-cell office:value-type="float" office:value="0.00238621" calcext:value-type="float">
            <text:p>0,00238621</text:p>
          </table:table-cell>
          <table:table-cell office:value-type="float" office:value="0.00619619" calcext:value-type="float">
            <text:p>0,00619619</text:p>
          </table:table-cell>
        </table:table-row>
        <table:table-row table:style-name="ro1">
          <table:table-cell office:value-type="float" office:value="7.78" calcext:value-type="float">
            <text:p>7,78</text:p>
          </table:table-cell>
          <table:table-cell office:value-type="float" office:value="0.00239235" calcext:value-type="float">
            <text:p>0,00239235</text:p>
          </table:table-cell>
          <table:table-cell office:value-type="float" office:value="0.00622011" calcext:value-type="float">
            <text:p>0,00622011</text:p>
          </table:table-cell>
        </table:table-row>
        <table:table-row table:style-name="ro1">
          <table:table-cell office:value-type="float" office:value="7.79" calcext:value-type="float">
            <text:p>7,79</text:p>
          </table:table-cell>
          <table:table-cell office:value-type="float" office:value="0.0023985" calcext:value-type="float">
            <text:p>0,0023985</text:p>
          </table:table-cell>
          <table:table-cell office:value-type="float" office:value="0.00624409" calcext:value-type="float">
            <text:p>0,00624409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00240466" calcext:value-type="float">
            <text:p>0,00240466</text:p>
          </table:table-cell>
          <table:table-cell office:value-type="float" office:value="0.00626814" calcext:value-type="float">
            <text:p>0,00626814</text:p>
          </table:table-cell>
        </table:table-row>
        <table:table-row table:style-name="ro1">
          <table:table-cell office:value-type="float" office:value="7.81" calcext:value-type="float">
            <text:p>7,81</text:p>
          </table:table-cell>
          <table:table-cell office:value-type="float" office:value="0.00241082" calcext:value-type="float">
            <text:p>0,00241082</text:p>
          </table:table-cell>
          <table:table-cell office:value-type="float" office:value="0.00629225" calcext:value-type="float">
            <text:p>0,00629225</text:p>
          </table:table-cell>
        </table:table-row>
        <table:table-row table:style-name="ro1">
          <table:table-cell office:value-type="float" office:value="7.82" calcext:value-type="float">
            <text:p>7,82</text:p>
          </table:table-cell>
          <table:table-cell office:value-type="float" office:value="0.002417" calcext:value-type="float">
            <text:p>0,002417</text:p>
          </table:table-cell>
          <table:table-cell office:value-type="float" office:value="0.00631642" calcext:value-type="float">
            <text:p>0,00631642</text:p>
          </table:table-cell>
        </table:table-row>
        <table:table-row table:style-name="ro1">
          <table:table-cell office:value-type="float" office:value="7.83" calcext:value-type="float">
            <text:p>7,83</text:p>
          </table:table-cell>
          <table:table-cell office:value-type="float" office:value="0.00242318" calcext:value-type="float">
            <text:p>0,00242318</text:p>
          </table:table-cell>
          <table:table-cell office:value-type="float" office:value="0.00634065" calcext:value-type="float">
            <text:p>0,00634065</text:p>
          </table:table-cell>
        </table:table-row>
        <table:table-row table:style-name="ro1">
          <table:table-cell office:value-type="float" office:value="7.84" calcext:value-type="float">
            <text:p>7,84</text:p>
          </table:table-cell>
          <table:table-cell office:value-type="float" office:value="0.00242937" calcext:value-type="float">
            <text:p>0,00242937</text:p>
          </table:table-cell>
          <table:table-cell office:value-type="float" office:value="0.00636495" calcext:value-type="float">
            <text:p>0,00636495</text:p>
          </table:table-cell>
        </table:table-row>
        <table:table-row table:style-name="ro1">
          <table:table-cell office:value-type="float" office:value="7.85" calcext:value-type="float">
            <text:p>7,85</text:p>
          </table:table-cell>
          <table:table-cell office:value-type="float" office:value="0.00243557" calcext:value-type="float">
            <text:p>0,00243557</text:p>
          </table:table-cell>
          <table:table-cell office:value-type="float" office:value="0.0063893" calcext:value-type="float">
            <text:p>0,0063893</text:p>
          </table:table-cell>
        </table:table-row>
        <table:table-row table:style-name="ro1">
          <table:table-cell office:value-type="float" office:value="7.86" calcext:value-type="float">
            <text:p>7,86</text:p>
          </table:table-cell>
          <table:table-cell office:value-type="float" office:value="0.00244177" calcext:value-type="float">
            <text:p>0,00244177</text:p>
          </table:table-cell>
          <table:table-cell office:value-type="float" office:value="0.00641372" calcext:value-type="float">
            <text:p>0,00641372</text:p>
          </table:table-cell>
        </table:table-row>
        <table:table-row table:style-name="ro1">
          <table:table-cell office:value-type="float" office:value="7.87" calcext:value-type="float">
            <text:p>7,87</text:p>
          </table:table-cell>
          <table:table-cell office:value-type="float" office:value="0.00244798" calcext:value-type="float">
            <text:p>0,00244798</text:p>
          </table:table-cell>
          <table:table-cell office:value-type="float" office:value="0.0064382" calcext:value-type="float">
            <text:p>0,0064382</text:p>
          </table:table-cell>
        </table:table-row>
        <table:table-row table:style-name="ro1">
          <table:table-cell office:value-type="float" office:value="7.88" calcext:value-type="float">
            <text:p>7,88</text:p>
          </table:table-cell>
          <table:table-cell office:value-type="float" office:value="0.00245421" calcext:value-type="float">
            <text:p>0,00245421</text:p>
          </table:table-cell>
          <table:table-cell office:value-type="float" office:value="0.00646274" calcext:value-type="float">
            <text:p>0,00646274</text:p>
          </table:table-cell>
        </table:table-row>
        <table:table-row table:style-name="ro1">
          <table:table-cell office:value-type="float" office:value="7.89" calcext:value-type="float">
            <text:p>7,89</text:p>
          </table:table-cell>
          <table:table-cell office:value-type="float" office:value="0.00246043" calcext:value-type="float">
            <text:p>0,00246043</text:p>
          </table:table-cell>
          <table:table-cell office:value-type="float" office:value="0.00648734" calcext:value-type="float">
            <text:p>0,00648734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00246667" calcext:value-type="float">
            <text:p>0,00246667</text:p>
          </table:table-cell>
          <table:table-cell office:value-type="float" office:value="0.00651201" calcext:value-type="float">
            <text:p>0,00651201</text:p>
          </table:table-cell>
        </table:table-row>
        <table:table-row table:style-name="ro1">
          <table:table-cell office:value-type="float" office:value="7.91" calcext:value-type="float">
            <text:p>7,91</text:p>
          </table:table-cell>
          <table:table-cell office:value-type="float" office:value="0.00247292" calcext:value-type="float">
            <text:p>0,00247292</text:p>
          </table:table-cell>
          <table:table-cell office:value-type="float" office:value="0.00653674" calcext:value-type="float">
            <text:p>0,00653674</text:p>
          </table:table-cell>
        </table:table-row>
        <table:table-row table:style-name="ro1">
          <table:table-cell office:value-type="float" office:value="7.92" calcext:value-type="float">
            <text:p>7,92</text:p>
          </table:table-cell>
          <table:table-cell office:value-type="float" office:value="0.00247917" calcext:value-type="float">
            <text:p>0,00247917</text:p>
          </table:table-cell>
          <table:table-cell office:value-type="float" office:value="0.00656153" calcext:value-type="float">
            <text:p>0,00656153</text:p>
          </table:table-cell>
        </table:table-row>
        <table:table-row table:style-name="ro1">
          <table:table-cell office:value-type="float" office:value="7.93" calcext:value-type="float">
            <text:p>7,93</text:p>
          </table:table-cell>
          <table:table-cell office:value-type="float" office:value="0.00248543" calcext:value-type="float">
            <text:p>0,00248543</text:p>
          </table:table-cell>
          <table:table-cell office:value-type="float" office:value="0.00658639" calcext:value-type="float">
            <text:p>0,00658639</text:p>
          </table:table-cell>
        </table:table-row>
        <table:table-row table:style-name="ro1">
          <table:table-cell office:value-type="float" office:value="7.94" calcext:value-type="float">
            <text:p>7,94</text:p>
          </table:table-cell>
          <table:table-cell office:value-type="float" office:value="0.0024917" calcext:value-type="float">
            <text:p>0,0024917</text:p>
          </table:table-cell>
          <table:table-cell office:value-type="float" office:value="0.0066113" calcext:value-type="float">
            <text:p>0,0066113</text:p>
          </table:table-cell>
        </table:table-row>
        <table:table-row table:style-name="ro1">
          <table:table-cell office:value-type="float" office:value="7.95" calcext:value-type="float">
            <text:p>7,95</text:p>
          </table:table-cell>
          <table:table-cell office:value-type="float" office:value="0.00249797" calcext:value-type="float">
            <text:p>0,00249797</text:p>
          </table:table-cell>
          <table:table-cell office:value-type="float" office:value="0.00663628" calcext:value-type="float">
            <text:p>0,00663628</text:p>
          </table:table-cell>
        </table:table-row>
        <table:table-row table:style-name="ro1">
          <table:table-cell office:value-type="float" office:value="7.96" calcext:value-type="float">
            <text:p>7,96</text:p>
          </table:table-cell>
          <table:table-cell office:value-type="float" office:value="0.00250426" calcext:value-type="float">
            <text:p>0,00250426</text:p>
          </table:table-cell>
          <table:table-cell office:value-type="float" office:value="0.00666133" calcext:value-type="float">
            <text:p>0,00666133</text:p>
          </table:table-cell>
        </table:table-row>
        <table:table-row table:style-name="ro1">
          <table:table-cell office:value-type="float" office:value="7.97" calcext:value-type="float">
            <text:p>7,97</text:p>
          </table:table-cell>
          <table:table-cell office:value-type="float" office:value="0.00251055" calcext:value-type="float">
            <text:p>0,00251055</text:p>
          </table:table-cell>
          <table:table-cell office:value-type="float" office:value="0.00668643" calcext:value-type="float">
            <text:p>0,00668643</text:p>
          </table:table-cell>
        </table:table-row>
        <table:table-row table:style-name="ro1">
          <table:table-cell office:value-type="float" office:value="7.98" calcext:value-type="float">
            <text:p>7,98</text:p>
          </table:table-cell>
          <table:table-cell office:value-type="float" office:value="0.00251685" calcext:value-type="float">
            <text:p>0,00251685</text:p>
          </table:table-cell>
          <table:table-cell office:value-type="float" office:value="0.0067116" calcext:value-type="float">
            <text:p>0,0067116</text:p>
          </table:table-cell>
        </table:table-row>
        <table:table-row table:style-name="ro1">
          <table:table-cell office:value-type="float" office:value="7.99" calcext:value-type="float">
            <text:p>7,99</text:p>
          </table:table-cell>
          <table:table-cell office:value-type="float" office:value="0.00252316" calcext:value-type="float">
            <text:p>0,00252316</text:p>
          </table:table-cell>
          <table:table-cell office:value-type="float" office:value="0.00673683" calcext:value-type="float">
            <text:p>0,006736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52947" calcext:value-type="float">
            <text:p>0,00252947</text:p>
          </table:table-cell>
          <table:table-cell office:value-type="float" office:value="0.00676213" calcext:value-type="float">
            <text:p>0,00676213</text:p>
          </table:table-cell>
        </table:table-row>
        <table:table-row table:style-name="ro1">
          <table:table-cell office:value-type="float" office:value="8.01" calcext:value-type="float">
            <text:p>8,01</text:p>
          </table:table-cell>
          <table:table-cell office:value-type="float" office:value="0.0025358" calcext:value-type="float">
            <text:p>0,0025358</text:p>
          </table:table-cell>
          <table:table-cell office:value-type="float" office:value="0.00678748" calcext:value-type="float">
            <text:p>0,00678748</text:p>
          </table:table-cell>
        </table:table-row>
        <table:table-row table:style-name="ro1">
          <table:table-cell office:value-type="float" office:value="8.02" calcext:value-type="float">
            <text:p>8,02</text:p>
          </table:table-cell>
          <table:table-cell office:value-type="float" office:value="0.00254213" calcext:value-type="float">
            <text:p>0,00254213</text:p>
          </table:table-cell>
          <table:table-cell office:value-type="float" office:value="0.00681291" calcext:value-type="float">
            <text:p>0,0068129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0.00254847" calcext:value-type="float">
            <text:p>0,00254847</text:p>
          </table:table-cell>
          <table:table-cell office:value-type="float" office:value="0.00683839" calcext:value-type="float">
            <text:p>0,00683839</text:p>
          </table:table-cell>
        </table:table-row>
        <table:table-row table:style-name="ro1">
          <table:table-cell office:value-type="float" office:value="8.04" calcext:value-type="float">
            <text:p>8,04</text:p>
          </table:table-cell>
          <table:table-cell office:value-type="float" office:value="0.00255482" calcext:value-type="float">
            <text:p>0,00255482</text:p>
          </table:table-cell>
          <table:table-cell office:value-type="float" office:value="0.00686394" calcext:value-type="float">
            <text:p>0,00686394</text:p>
          </table:table-cell>
        </table:table-row>
        <table:table-row table:style-name="ro1">
          <table:table-cell office:value-type="float" office:value="8.05" calcext:value-type="float">
            <text:p>8,05</text:p>
          </table:table-cell>
          <table:table-cell office:value-type="float" office:value="0.00256117" calcext:value-type="float">
            <text:p>0,00256117</text:p>
          </table:table-cell>
          <table:table-cell office:value-type="float" office:value="0.00688955" calcext:value-type="float">
            <text:p>0,00688955</text:p>
          </table:table-cell>
        </table:table-row>
        <table:table-row table:style-name="ro1">
          <table:table-cell office:value-type="float" office:value="8.06" calcext:value-type="float">
            <text:p>8,06</text:p>
          </table:table-cell>
          <table:table-cell office:value-type="float" office:value="0.00256753" calcext:value-type="float">
            <text:p>0,00256753</text:p>
          </table:table-cell>
          <table:table-cell office:value-type="float" office:value="0.00691523" calcext:value-type="float">
            <text:p>0,00691523</text:p>
          </table:table-cell>
        </table:table-row>
        <table:table-row table:style-name="ro1">
          <table:table-cell office:value-type="float" office:value="8.07" calcext:value-type="float">
            <text:p>8,07</text:p>
          </table:table-cell>
          <table:table-cell office:value-type="float" office:value="0.00257391" calcext:value-type="float">
            <text:p>0,00257391</text:p>
          </table:table-cell>
          <table:table-cell office:value-type="float" office:value="0.00694096" calcext:value-type="float">
            <text:p>0,00694096</text:p>
          </table:table-cell>
        </table:table-row>
        <table:table-row table:style-name="ro1">
          <table:table-cell office:value-type="float" office:value="8.08" calcext:value-type="float">
            <text:p>8,08</text:p>
          </table:table-cell>
          <table:table-cell office:value-type="float" office:value="0.00258028" calcext:value-type="float">
            <text:p>0,00258028</text:p>
          </table:table-cell>
          <table:table-cell office:value-type="float" office:value="0.00696677" calcext:value-type="float">
            <text:p>0,00696677</text:p>
          </table:table-cell>
        </table:table-row>
        <table:table-row table:style-name="ro1">
          <table:table-cell office:value-type="float" office:value="8.09" calcext:value-type="float">
            <text:p>8,09</text:p>
          </table:table-cell>
          <table:table-cell office:value-type="float" office:value="0.00258667" calcext:value-type="float">
            <text:p>0,00258667</text:p>
          </table:table-cell>
          <table:table-cell office:value-type="float" office:value="0.00699263" calcext:value-type="float">
            <text:p>0,00699263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00259307" calcext:value-type="float">
            <text:p>0,00259307</text:p>
          </table:table-cell>
          <table:table-cell office:value-type="float" office:value="0.00701856" calcext:value-type="float">
            <text:p>0,00701856</text:p>
          </table:table-cell>
        </table:table-row>
        <table:table-row table:style-name="ro1">
          <table:table-cell office:value-type="float" office:value="8.11" calcext:value-type="float">
            <text:p>8,11</text:p>
          </table:table-cell>
          <table:table-cell office:value-type="float" office:value="0.00259947" calcext:value-type="float">
            <text:p>0,00259947</text:p>
          </table:table-cell>
          <table:table-cell office:value-type="float" office:value="0.00704456" calcext:value-type="float">
            <text:p>0,00704456</text:p>
          </table:table-cell>
        </table:table-row>
        <table:table-row table:style-name="ro1">
          <table:table-cell office:value-type="float" office:value="8.12" calcext:value-type="float">
            <text:p>8,12</text:p>
          </table:table-cell>
          <table:table-cell office:value-type="float" office:value="0.00260588" calcext:value-type="float">
            <text:p>0,00260588</text:p>
          </table:table-cell>
          <table:table-cell office:value-type="float" office:value="0.00707062" calcext:value-type="float">
            <text:p>0,00707062</text:p>
          </table:table-cell>
        </table:table-row>
        <table:table-row table:style-name="ro1">
          <table:table-cell office:value-type="float" office:value="8.13" calcext:value-type="float">
            <text:p>8,13</text:p>
          </table:table-cell>
          <table:table-cell office:value-type="float" office:value="0.0026123" calcext:value-type="float">
            <text:p>0,0026123</text:p>
          </table:table-cell>
          <table:table-cell office:value-type="float" office:value="0.00709674" calcext:value-type="float">
            <text:p>0,00709674</text:p>
          </table:table-cell>
        </table:table-row>
        <table:table-row table:style-name="ro1">
          <table:table-cell office:value-type="float" office:value="8.14" calcext:value-type="float">
            <text:p>8,14</text:p>
          </table:table-cell>
          <table:table-cell office:value-type="float" office:value="0.00261872" calcext:value-type="float">
            <text:p>0,00261872</text:p>
          </table:table-cell>
          <table:table-cell office:value-type="float" office:value="0.00712293" calcext:value-type="float">
            <text:p>0,00712293</text:p>
          </table:table-cell>
        </table:table-row>
        <table:table-row table:style-name="ro1">
          <table:table-cell office:value-type="float" office:value="8.15" calcext:value-type="float">
            <text:p>8,15</text:p>
          </table:table-cell>
          <table:table-cell office:value-type="float" office:value="0.00262516" calcext:value-type="float">
            <text:p>0,00262516</text:p>
          </table:table-cell>
          <table:table-cell office:value-type="float" office:value="0.00714918" calcext:value-type="float">
            <text:p>0,00714918</text:p>
          </table:table-cell>
        </table:table-row>
        <table:table-row table:style-name="ro1">
          <table:table-cell office:value-type="float" office:value="8.16" calcext:value-type="float">
            <text:p>8,16</text:p>
          </table:table-cell>
          <table:table-cell office:value-type="float" office:value="0.0026316" calcext:value-type="float">
            <text:p>0,0026316</text:p>
          </table:table-cell>
          <table:table-cell office:value-type="float" office:value="0.0071755" calcext:value-type="float">
            <text:p>0,0071755</text:p>
          </table:table-cell>
        </table:table-row>
        <table:table-row table:style-name="ro1">
          <table:table-cell office:value-type="float" office:value="8.17" calcext:value-type="float">
            <text:p>8,17</text:p>
          </table:table-cell>
          <table:table-cell office:value-type="float" office:value="0.00263805" calcext:value-type="float">
            <text:p>0,00263805</text:p>
          </table:table-cell>
          <table:table-cell office:value-type="float" office:value="0.00720188" calcext:value-type="float">
            <text:p>0,00720188</text:p>
          </table:table-cell>
        </table:table-row>
        <table:table-row table:style-name="ro1">
          <table:table-cell office:value-type="float" office:value="8.18" calcext:value-type="float">
            <text:p>8,18</text:p>
          </table:table-cell>
          <table:table-cell office:value-type="float" office:value="0.00264451" calcext:value-type="float">
            <text:p>0,00264451</text:p>
          </table:table-cell>
          <table:table-cell office:value-type="float" office:value="0.00722832" calcext:value-type="float">
            <text:p>0,00722832</text:p>
          </table:table-cell>
        </table:table-row>
        <table:table-row table:style-name="ro1">
          <table:table-cell office:value-type="float" office:value="8.19" calcext:value-type="float">
            <text:p>8,19</text:p>
          </table:table-cell>
          <table:table-cell office:value-type="float" office:value="0.00265097" calcext:value-type="float">
            <text:p>0,00265097</text:p>
          </table:table-cell>
          <table:table-cell office:value-type="float" office:value="0.00725483" calcext:value-type="float">
            <text:p>0,00725483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00265745" calcext:value-type="float">
            <text:p>0,00265745</text:p>
          </table:table-cell>
          <table:table-cell office:value-type="float" office:value="0.00728141" calcext:value-type="float">
            <text:p>0,00728141</text:p>
          </table:table-cell>
        </table:table-row>
        <table:table-row table:style-name="ro1">
          <table:table-cell office:value-type="float" office:value="8.21" calcext:value-type="float">
            <text:p>8,21</text:p>
          </table:table-cell>
          <table:table-cell office:value-type="float" office:value="0.00266393" calcext:value-type="float">
            <text:p>0,00266393</text:p>
          </table:table-cell>
          <table:table-cell office:value-type="float" office:value="0.00730805" calcext:value-type="float">
            <text:p>0,00730805</text:p>
          </table:table-cell>
        </table:table-row>
        <table:table-row table:style-name="ro1">
          <table:table-cell office:value-type="float" office:value="8.22" calcext:value-type="float">
            <text:p>8,22</text:p>
          </table:table-cell>
          <table:table-cell office:value-type="float" office:value="0.00267042" calcext:value-type="float">
            <text:p>0,00267042</text:p>
          </table:table-cell>
          <table:table-cell office:value-type="float" office:value="0.00733475" calcext:value-type="float">
            <text:p>0,00733475</text:p>
          </table:table-cell>
        </table:table-row>
        <table:table-row table:style-name="ro1">
          <table:table-cell office:value-type="float" office:value="8.23" calcext:value-type="float">
            <text:p>8,23</text:p>
          </table:table-cell>
          <table:table-cell office:value-type="float" office:value="0.00267692" calcext:value-type="float">
            <text:p>0,00267692</text:p>
          </table:table-cell>
          <table:table-cell office:value-type="float" office:value="0.00736152" calcext:value-type="float">
            <text:p>0,00736152</text:p>
          </table:table-cell>
        </table:table-row>
        <table:table-row table:style-name="ro1">
          <table:table-cell office:value-type="float" office:value="8.24" calcext:value-type="float">
            <text:p>8,24</text:p>
          </table:table-cell>
          <table:table-cell office:value-type="float" office:value="0.00268342" calcext:value-type="float">
            <text:p>0,00268342</text:p>
          </table:table-cell>
          <table:table-cell office:value-type="float" office:value="0.00738835" calcext:value-type="float">
            <text:p>0,00738835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0.00268993" calcext:value-type="float">
            <text:p>0,00268993</text:p>
          </table:table-cell>
          <table:table-cell office:value-type="float" office:value="0.00741525" calcext:value-type="float">
            <text:p>0,00741525</text:p>
          </table:table-cell>
        </table:table-row>
        <table:table-row table:style-name="ro1">
          <table:table-cell office:value-type="float" office:value="8.26" calcext:value-type="float">
            <text:p>8,26</text:p>
          </table:table-cell>
          <table:table-cell office:value-type="float" office:value="0.00269646" calcext:value-type="float">
            <text:p>0,00269646</text:p>
          </table:table-cell>
          <table:table-cell office:value-type="float" office:value="0.00744222" calcext:value-type="float">
            <text:p>0,00744222</text:p>
          </table:table-cell>
        </table:table-row>
        <table:table-row table:style-name="ro1">
          <table:table-cell office:value-type="float" office:value="8.27" calcext:value-type="float">
            <text:p>8,27</text:p>
          </table:table-cell>
          <table:table-cell office:value-type="float" office:value="0.00270298" calcext:value-type="float">
            <text:p>0,00270298</text:p>
          </table:table-cell>
          <table:table-cell office:value-type="float" office:value="0.00746925" calcext:value-type="float">
            <text:p>0,00746925</text:p>
          </table:table-cell>
        </table:table-row>
        <table:table-row table:style-name="ro1">
          <table:table-cell office:value-type="float" office:value="8.28" calcext:value-type="float">
            <text:p>8,28</text:p>
          </table:table-cell>
          <table:table-cell office:value-type="float" office:value="0.00270952" calcext:value-type="float">
            <text:p>0,00270952</text:p>
          </table:table-cell>
          <table:table-cell office:value-type="float" office:value="0.00749634" calcext:value-type="float">
            <text:p>0,00749634</text:p>
          </table:table-cell>
        </table:table-row>
        <table:table-row table:style-name="ro1">
          <table:table-cell office:value-type="float" office:value="8.29" calcext:value-type="float">
            <text:p>8,29</text:p>
          </table:table-cell>
          <table:table-cell office:value-type="float" office:value="0.00271607" calcext:value-type="float">
            <text:p>0,00271607</text:p>
          </table:table-cell>
          <table:table-cell office:value-type="float" office:value="0.0075235" calcext:value-type="float">
            <text:p>0,007523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00272262" calcext:value-type="float">
            <text:p>0,00272262</text:p>
          </table:table-cell>
          <table:table-cell office:value-type="float" office:value="0.00755073" calcext:value-type="float">
            <text:p>0,00755073</text:p>
          </table:table-cell>
        </table:table-row>
        <table:table-row table:style-name="ro1">
          <table:table-cell office:value-type="float" office:value="8.31" calcext:value-type="float">
            <text:p>8,31</text:p>
          </table:table-cell>
          <table:table-cell office:value-type="float" office:value="0.00272918" calcext:value-type="float">
            <text:p>0,00272918</text:p>
          </table:table-cell>
          <table:table-cell office:value-type="float" office:value="0.00757802" calcext:value-type="float">
            <text:p>0,00757802</text:p>
          </table:table-cell>
        </table:table-row>
        <table:table-row table:style-name="ro1">
          <table:table-cell office:value-type="float" office:value="8.32" calcext:value-type="float">
            <text:p>8,32</text:p>
          </table:table-cell>
          <table:table-cell office:value-type="float" office:value="0.00273575" calcext:value-type="float">
            <text:p>0,00273575</text:p>
          </table:table-cell>
          <table:table-cell office:value-type="float" office:value="0.00760538" calcext:value-type="float">
            <text:p>0,00760538</text:p>
          </table:table-cell>
        </table:table-row>
        <table:table-row table:style-name="ro1">
          <table:table-cell office:value-type="float" office:value="8.33" calcext:value-type="float">
            <text:p>8,33</text:p>
          </table:table-cell>
          <table:table-cell office:value-type="float" office:value="0.00274232" calcext:value-type="float">
            <text:p>0,00274232</text:p>
          </table:table-cell>
          <table:table-cell office:value-type="float" office:value="0.0076328" calcext:value-type="float">
            <text:p>0,0076328</text:p>
          </table:table-cell>
        </table:table-row>
        <table:table-row table:style-name="ro1">
          <table:table-cell office:value-type="float" office:value="8.34" calcext:value-type="float">
            <text:p>8,34</text:p>
          </table:table-cell>
          <table:table-cell office:value-type="float" office:value="0.00274891" calcext:value-type="float">
            <text:p>0,00274891</text:p>
          </table:table-cell>
          <table:table-cell office:value-type="float" office:value="0.00766029" calcext:value-type="float">
            <text:p>0,00766029</text:p>
          </table:table-cell>
        </table:table-row>
        <table:table-row table:style-name="ro1">
          <table:table-cell office:value-type="float" office:value="8.35" calcext:value-type="float">
            <text:p>8,35</text:p>
          </table:table-cell>
          <table:table-cell office:value-type="float" office:value="0.0027555" calcext:value-type="float">
            <text:p>0,0027555</text:p>
          </table:table-cell>
          <table:table-cell office:value-type="float" office:value="0.00768784" calcext:value-type="float">
            <text:p>0,00768784</text:p>
          </table:table-cell>
        </table:table-row>
        <table:table-row table:style-name="ro1">
          <table:table-cell office:value-type="float" office:value="8.36" calcext:value-type="float">
            <text:p>8,36</text:p>
          </table:table-cell>
          <table:table-cell office:value-type="float" office:value="0.0027621" calcext:value-type="float">
            <text:p>0,0027621</text:p>
          </table:table-cell>
          <table:table-cell office:value-type="float" office:value="0.00771547" calcext:value-type="float">
            <text:p>0,00771547</text:p>
          </table:table-cell>
        </table:table-row>
        <table:table-row table:style-name="ro1">
          <table:table-cell office:value-type="float" office:value="8.37" calcext:value-type="float">
            <text:p>8,37</text:p>
          </table:table-cell>
          <table:table-cell office:value-type="float" office:value="0.00276871" calcext:value-type="float">
            <text:p>0,00276871</text:p>
          </table:table-cell>
          <table:table-cell office:value-type="float" office:value="0.00774315" calcext:value-type="float">
            <text:p>0,00774315</text:p>
          </table:table-cell>
        </table:table-row>
        <table:table-row table:style-name="ro1">
          <table:table-cell office:value-type="float" office:value="8.38" calcext:value-type="float">
            <text:p>8,38</text:p>
          </table:table-cell>
          <table:table-cell office:value-type="float" office:value="0.00277532" calcext:value-type="float">
            <text:p>0,00277532</text:p>
          </table:table-cell>
          <table:table-cell office:value-type="float" office:value="0.00777091" calcext:value-type="float">
            <text:p>0,00777091</text:p>
          </table:table-cell>
        </table:table-row>
        <table:table-row table:style-name="ro1">
          <table:table-cell office:value-type="float" office:value="8.39" calcext:value-type="float">
            <text:p>8,39</text:p>
          </table:table-cell>
          <table:table-cell office:value-type="float" office:value="0.00278195" calcext:value-type="float">
            <text:p>0,00278195</text:p>
          </table:table-cell>
          <table:table-cell office:value-type="float" office:value="0.00779873" calcext:value-type="float">
            <text:p>0,00779873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00278858" calcext:value-type="float">
            <text:p>0,00278858</text:p>
          </table:table-cell>
          <table:table-cell office:value-type="float" office:value="0.00782661" calcext:value-type="float">
            <text:p>0,00782661</text:p>
          </table:table-cell>
        </table:table-row>
        <table:table-row table:style-name="ro1">
          <table:table-cell office:value-type="float" office:value="8.41" calcext:value-type="float">
            <text:p>8,41</text:p>
          </table:table-cell>
          <table:table-cell office:value-type="float" office:value="0.00279522" calcext:value-type="float">
            <text:p>0,00279522</text:p>
          </table:table-cell>
          <table:table-cell office:value-type="float" office:value="0.00785456" calcext:value-type="float">
            <text:p>0,00785456</text:p>
          </table:table-cell>
        </table:table-row>
        <table:table-row table:style-name="ro1">
          <table:table-cell office:value-type="float" office:value="8.42" calcext:value-type="float">
            <text:p>8,42</text:p>
          </table:table-cell>
          <table:table-cell office:value-type="float" office:value="0.00280187" calcext:value-type="float">
            <text:p>0,00280187</text:p>
          </table:table-cell>
          <table:table-cell office:value-type="float" office:value="0.00788258" calcext:value-type="float">
            <text:p>0,00788258</text:p>
          </table:table-cell>
        </table:table-row>
        <table:table-row table:style-name="ro1">
          <table:table-cell office:value-type="float" office:value="8.43" calcext:value-type="float">
            <text:p>8,43</text:p>
          </table:table-cell>
          <table:table-cell office:value-type="float" office:value="0.00280852" calcext:value-type="float">
            <text:p>0,00280852</text:p>
          </table:table-cell>
          <table:table-cell office:value-type="float" office:value="0.00791067" calcext:value-type="float">
            <text:p>0,00791067</text:p>
          </table:table-cell>
        </table:table-row>
        <table:table-row table:style-name="ro1">
          <table:table-cell office:value-type="float" office:value="8.44" calcext:value-type="float">
            <text:p>8,44</text:p>
          </table:table-cell>
          <table:table-cell office:value-type="float" office:value="0.00281518" calcext:value-type="float">
            <text:p>0,00281518</text:p>
          </table:table-cell>
          <table:table-cell office:value-type="float" office:value="0.00793882" calcext:value-type="float">
            <text:p>0,00793882</text:p>
          </table:table-cell>
        </table:table-row>
        <table:table-row table:style-name="ro1">
          <table:table-cell office:value-type="float" office:value="8.45" calcext:value-type="float">
            <text:p>8,45</text:p>
          </table:table-cell>
          <table:table-cell office:value-type="float" office:value="0.00282186" calcext:value-type="float">
            <text:p>0,00282186</text:p>
          </table:table-cell>
          <table:table-cell office:value-type="float" office:value="0.00796704" calcext:value-type="float">
            <text:p>0,00796704</text:p>
          </table:table-cell>
        </table:table-row>
        <table:table-row table:style-name="ro1">
          <table:table-cell office:value-type="float" office:value="8.46" calcext:value-type="float">
            <text:p>8,46</text:p>
          </table:table-cell>
          <table:table-cell office:value-type="float" office:value="0.00282853" calcext:value-type="float">
            <text:p>0,00282853</text:p>
          </table:table-cell>
          <table:table-cell office:value-type="float" office:value="0.00799532" calcext:value-type="float">
            <text:p>0,00799532</text:p>
          </table:table-cell>
        </table:table-row>
        <table:table-row table:style-name="ro1">
          <table:table-cell office:value-type="float" office:value="8.47" calcext:value-type="float">
            <text:p>8,47</text:p>
          </table:table-cell>
          <table:table-cell office:value-type="float" office:value="0.00283522" calcext:value-type="float">
            <text:p>0,00283522</text:p>
          </table:table-cell>
          <table:table-cell office:value-type="float" office:value="0.00802368" calcext:value-type="float">
            <text:p>0,00802368</text:p>
          </table:table-cell>
        </table:table-row>
        <table:table-row table:style-name="ro1">
          <table:table-cell office:value-type="float" office:value="8.48" calcext:value-type="float">
            <text:p>8,48</text:p>
          </table:table-cell>
          <table:table-cell office:value-type="float" office:value="0.00284192" calcext:value-type="float">
            <text:p>0,00284192</text:p>
          </table:table-cell>
          <table:table-cell office:value-type="float" office:value="0.00805209" calcext:value-type="float">
            <text:p>0,00805209</text:p>
          </table:table-cell>
        </table:table-row>
        <table:table-row table:style-name="ro1">
          <table:table-cell office:value-type="float" office:value="8.49" calcext:value-type="float">
            <text:p>8,49</text:p>
          </table:table-cell>
          <table:table-cell office:value-type="float" office:value="0.00284862" calcext:value-type="float">
            <text:p>0,00284862</text:p>
          </table:table-cell>
          <table:table-cell office:value-type="float" office:value="0.00808058" calcext:value-type="float">
            <text:p>0,00808058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00285533" calcext:value-type="float">
            <text:p>0,00285533</text:p>
          </table:table-cell>
          <table:table-cell office:value-type="float" office:value="0.00810913" calcext:value-type="float">
            <text:p>0,00810913</text:p>
          </table:table-cell>
        </table:table-row>
        <table:table-row table:style-name="ro1">
          <table:table-cell office:value-type="float" office:value="8.51" calcext:value-type="float">
            <text:p>8,51</text:p>
          </table:table-cell>
          <table:table-cell office:value-type="float" office:value="0.00286205" calcext:value-type="float">
            <text:p>0,00286205</text:p>
          </table:table-cell>
          <table:table-cell office:value-type="float" office:value="0.00813775" calcext:value-type="float">
            <text:p>0,00813775</text:p>
          </table:table-cell>
        </table:table-row>
        <table:table-row table:style-name="ro1">
          <table:table-cell office:value-type="float" office:value="8.52" calcext:value-type="float">
            <text:p>8,52</text:p>
          </table:table-cell>
          <table:table-cell office:value-type="float" office:value="0.00286877" calcext:value-type="float">
            <text:p>0,00286877</text:p>
          </table:table-cell>
          <table:table-cell office:value-type="float" office:value="0.00816644" calcext:value-type="float">
            <text:p>0,00816644</text:p>
          </table:table-cell>
        </table:table-row>
        <table:table-row table:style-name="ro1">
          <table:table-cell office:value-type="float" office:value="8.53" calcext:value-type="float">
            <text:p>8,53</text:p>
          </table:table-cell>
          <table:table-cell office:value-type="float" office:value="0.00287551" calcext:value-type="float">
            <text:p>0,00287551</text:p>
          </table:table-cell>
          <table:table-cell office:value-type="float" office:value="0.0081952" calcext:value-type="float">
            <text:p>0,0081952</text:p>
          </table:table-cell>
        </table:table-row>
        <table:table-row table:style-name="ro1">
          <table:table-cell office:value-type="float" office:value="8.54" calcext:value-type="float">
            <text:p>8,54</text:p>
          </table:table-cell>
          <table:table-cell office:value-type="float" office:value="0.00288225" calcext:value-type="float">
            <text:p>0,00288225</text:p>
          </table:table-cell>
          <table:table-cell office:value-type="float" office:value="0.00822402" calcext:value-type="float">
            <text:p>0,00822402</text:p>
          </table:table-cell>
        </table:table-row>
        <table:table-row table:style-name="ro1">
          <table:table-cell office:value-type="float" office:value="8.55" calcext:value-type="float">
            <text:p>8,55</text:p>
          </table:table-cell>
          <table:table-cell office:value-type="float" office:value="0.002889" calcext:value-type="float">
            <text:p>0,002889</text:p>
          </table:table-cell>
          <table:table-cell office:value-type="float" office:value="0.00825291" calcext:value-type="float">
            <text:p>0,00825291</text:p>
          </table:table-cell>
        </table:table-row>
        <table:table-row table:style-name="ro1">
          <table:table-cell office:value-type="float" office:value="8.56" calcext:value-type="float">
            <text:p>8,56</text:p>
          </table:table-cell>
          <table:table-cell office:value-type="float" office:value="0.00289576" calcext:value-type="float">
            <text:p>0,00289576</text:p>
          </table:table-cell>
          <table:table-cell office:value-type="float" office:value="0.00828187" calcext:value-type="float">
            <text:p>0,00828187</text:p>
          </table:table-cell>
        </table:table-row>
        <table:table-row table:style-name="ro1">
          <table:table-cell office:value-type="float" office:value="8.57" calcext:value-type="float">
            <text:p>8,57</text:p>
          </table:table-cell>
          <table:table-cell office:value-type="float" office:value="0.00290252" calcext:value-type="float">
            <text:p>0,00290252</text:p>
          </table:table-cell>
          <table:table-cell office:value-type="float" office:value="0.00831089" calcext:value-type="float">
            <text:p>0,00831089</text:p>
          </table:table-cell>
        </table:table-row>
        <table:table-row table:style-name="ro1">
          <table:table-cell office:value-type="float" office:value="8.58" calcext:value-type="float">
            <text:p>8,58</text:p>
          </table:table-cell>
          <table:table-cell office:value-type="float" office:value="0.0029093" calcext:value-type="float">
            <text:p>0,0029093</text:p>
          </table:table-cell>
          <table:table-cell office:value-type="float" office:value="0.00833999" calcext:value-type="float">
            <text:p>0,00833999</text:p>
          </table:table-cell>
        </table:table-row>
        <table:table-row table:style-name="ro1">
          <table:table-cell office:value-type="float" office:value="8.59" calcext:value-type="float">
            <text:p>8,59</text:p>
          </table:table-cell>
          <table:table-cell office:value-type="float" office:value="0.00291608" calcext:value-type="float">
            <text:p>0,00291608</text:p>
          </table:table-cell>
          <table:table-cell office:value-type="float" office:value="0.00836915" calcext:value-type="float">
            <text:p>0,0083691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00292287" calcext:value-type="float">
            <text:p>0,00292287</text:p>
          </table:table-cell>
          <table:table-cell office:value-type="float" office:value="0.00839838" calcext:value-type="float">
            <text:p>0,00839838</text:p>
          </table:table-cell>
        </table:table-row>
        <table:table-row table:style-name="ro1">
          <table:table-cell office:value-type="float" office:value="8.61" calcext:value-type="float">
            <text:p>8,61</text:p>
          </table:table-cell>
          <table:table-cell office:value-type="float" office:value="0.00292967" calcext:value-type="float">
            <text:p>0,00292967</text:p>
          </table:table-cell>
          <table:table-cell office:value-type="float" office:value="0.00842767" calcext:value-type="float">
            <text:p>0,00842767</text:p>
          </table:table-cell>
        </table:table-row>
        <table:table-row table:style-name="ro1">
          <table:table-cell office:value-type="float" office:value="8.62" calcext:value-type="float">
            <text:p>8,62</text:p>
          </table:table-cell>
          <table:table-cell office:value-type="float" office:value="0.00293647" calcext:value-type="float">
            <text:p>0,00293647</text:p>
          </table:table-cell>
          <table:table-cell office:value-type="float" office:value="0.00845704" calcext:value-type="float">
            <text:p>0,00845704</text:p>
          </table:table-cell>
        </table:table-row>
        <table:table-row table:style-name="ro1">
          <table:table-cell office:value-type="float" office:value="8.63" calcext:value-type="float">
            <text:p>8,63</text:p>
          </table:table-cell>
          <table:table-cell office:value-type="float" office:value="0.00294328" calcext:value-type="float">
            <text:p>0,00294328</text:p>
          </table:table-cell>
          <table:table-cell office:value-type="float" office:value="0.00848647" calcext:value-type="float">
            <text:p>0,00848647</text:p>
          </table:table-cell>
        </table:table-row>
        <table:table-row table:style-name="ro1">
          <table:table-cell office:value-type="float" office:value="8.64" calcext:value-type="float">
            <text:p>8,64</text:p>
          </table:table-cell>
          <table:table-cell office:value-type="float" office:value="0.00295011" calcext:value-type="float">
            <text:p>0,00295011</text:p>
          </table:table-cell>
          <table:table-cell office:value-type="float" office:value="0.00851597" calcext:value-type="float">
            <text:p>0,00851597</text:p>
          </table:table-cell>
        </table:table-row>
        <table:table-row table:style-name="ro1">
          <table:table-cell office:value-type="float" office:value="8.65" calcext:value-type="float">
            <text:p>8,65</text:p>
          </table:table-cell>
          <table:table-cell office:value-type="float" office:value="0.00295693" calcext:value-type="float">
            <text:p>0,00295693</text:p>
          </table:table-cell>
          <table:table-cell office:value-type="float" office:value="0.00854554" calcext:value-type="float">
            <text:p>0,00854554</text:p>
          </table:table-cell>
        </table:table-row>
        <table:table-row table:style-name="ro1">
          <table:table-cell office:value-type="float" office:value="8.66" calcext:value-type="float">
            <text:p>8,66</text:p>
          </table:table-cell>
          <table:table-cell office:value-type="float" office:value="0.00296377" calcext:value-type="float">
            <text:p>0,00296377</text:p>
          </table:table-cell>
          <table:table-cell office:value-type="float" office:value="0.00857518" calcext:value-type="float">
            <text:p>0,00857518</text:p>
          </table:table-cell>
        </table:table-row>
        <table:table-row table:style-name="ro1">
          <table:table-cell office:value-type="float" office:value="8.67" calcext:value-type="float">
            <text:p>8,67</text:p>
          </table:table-cell>
          <table:table-cell office:value-type="float" office:value="0.00297062" calcext:value-type="float">
            <text:p>0,00297062</text:p>
          </table:table-cell>
          <table:table-cell office:value-type="float" office:value="0.00860488" calcext:value-type="float">
            <text:p>0,00860488</text:p>
          </table:table-cell>
        </table:table-row>
        <table:table-row table:style-name="ro1">
          <table:table-cell office:value-type="float" office:value="8.68" calcext:value-type="float">
            <text:p>8,68</text:p>
          </table:table-cell>
          <table:table-cell office:value-type="float" office:value="0.00297747" calcext:value-type="float">
            <text:p>0,00297747</text:p>
          </table:table-cell>
          <table:table-cell office:value-type="float" office:value="0.00863466" calcext:value-type="float">
            <text:p>0,00863466</text:p>
          </table:table-cell>
        </table:table-row>
        <table:table-row table:style-name="ro1">
          <table:table-cell office:value-type="float" office:value="8.69" calcext:value-type="float">
            <text:p>8,69</text:p>
          </table:table-cell>
          <table:table-cell office:value-type="float" office:value="0.00298433" calcext:value-type="float">
            <text:p>0,00298433</text:p>
          </table:table-cell>
          <table:table-cell office:value-type="float" office:value="0.0086645" calcext:value-type="float">
            <text:p>0,008664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0029912" calcext:value-type="float">
            <text:p>0,0029912</text:p>
          </table:table-cell>
          <table:table-cell office:value-type="float" office:value="0.00869441" calcext:value-type="float">
            <text:p>0,00869441</text:p>
          </table:table-cell>
        </table:table-row>
        <table:table-row table:style-name="ro1">
          <table:table-cell office:value-type="float" office:value="8.71" calcext:value-type="float">
            <text:p>8,71</text:p>
          </table:table-cell>
          <table:table-cell office:value-type="float" office:value="0.00299807" calcext:value-type="float">
            <text:p>0,00299807</text:p>
          </table:table-cell>
          <table:table-cell office:value-type="float" office:value="0.00872439" calcext:value-type="float">
            <text:p>0,00872439</text:p>
          </table:table-cell>
        </table:table-row>
        <table:table-row table:style-name="ro1">
          <table:table-cell office:value-type="float" office:value="8.72" calcext:value-type="float">
            <text:p>8,72</text:p>
          </table:table-cell>
          <table:table-cell office:value-type="float" office:value="0.00300496" calcext:value-type="float">
            <text:p>0,00300496</text:p>
          </table:table-cell>
          <table:table-cell office:value-type="float" office:value="0.00875444" calcext:value-type="float">
            <text:p>0,00875444</text:p>
          </table:table-cell>
        </table:table-row>
        <table:table-row table:style-name="ro1">
          <table:table-cell office:value-type="float" office:value="8.73" calcext:value-type="float">
            <text:p>8,73</text:p>
          </table:table-cell>
          <table:table-cell office:value-type="float" office:value="0.00301185" calcext:value-type="float">
            <text:p>0,00301185</text:p>
          </table:table-cell>
          <table:table-cell office:value-type="float" office:value="0.00878456" calcext:value-type="float">
            <text:p>0,00878456</text:p>
          </table:table-cell>
        </table:table-row>
        <table:table-row table:style-name="ro1">
          <table:table-cell office:value-type="float" office:value="8.74" calcext:value-type="float">
            <text:p>8,74</text:p>
          </table:table-cell>
          <table:table-cell office:value-type="float" office:value="0.00301875" calcext:value-type="float">
            <text:p>0,00301875</text:p>
          </table:table-cell>
          <table:table-cell office:value-type="float" office:value="0.00881475" calcext:value-type="float">
            <text:p>0,00881475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0.00302566" calcext:value-type="float">
            <text:p>0,00302566</text:p>
          </table:table-cell>
          <table:table-cell office:value-type="float" office:value="0.00884501" calcext:value-type="float">
            <text:p>0,00884501</text:p>
          </table:table-cell>
        </table:table-row>
        <table:table-row table:style-name="ro1">
          <table:table-cell office:value-type="float" office:value="8.76" calcext:value-type="float">
            <text:p>8,76</text:p>
          </table:table-cell>
          <table:table-cell office:value-type="float" office:value="0.00303257" calcext:value-type="float">
            <text:p>0,00303257</text:p>
          </table:table-cell>
          <table:table-cell office:value-type="float" office:value="0.00887533" calcext:value-type="float">
            <text:p>0,00887533</text:p>
          </table:table-cell>
        </table:table-row>
        <table:table-row table:style-name="ro1">
          <table:table-cell office:value-type="float" office:value="8.77" calcext:value-type="float">
            <text:p>8,77</text:p>
          </table:table-cell>
          <table:table-cell office:value-type="float" office:value="0.0030395" calcext:value-type="float">
            <text:p>0,0030395</text:p>
          </table:table-cell>
          <table:table-cell office:value-type="float" office:value="0.00890573" calcext:value-type="float">
            <text:p>0,00890573</text:p>
          </table:table-cell>
        </table:table-row>
        <table:table-row table:style-name="ro1">
          <table:table-cell office:value-type="float" office:value="8.78" calcext:value-type="float">
            <text:p>8,78</text:p>
          </table:table-cell>
          <table:table-cell office:value-type="float" office:value="0.00304643" calcext:value-type="float">
            <text:p>0,00304643</text:p>
          </table:table-cell>
          <table:table-cell office:value-type="float" office:value="0.00893619" calcext:value-type="float">
            <text:p>0,00893619</text:p>
          </table:table-cell>
        </table:table-row>
        <table:table-row table:style-name="ro1">
          <table:table-cell office:value-type="float" office:value="8.79" calcext:value-type="float">
            <text:p>8,79</text:p>
          </table:table-cell>
          <table:table-cell office:value-type="float" office:value="0.00305337" calcext:value-type="float">
            <text:p>0,00305337</text:p>
          </table:table-cell>
          <table:table-cell office:value-type="float" office:value="0.00896673" calcext:value-type="float">
            <text:p>0,00896673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00306032" calcext:value-type="float">
            <text:p>0,00306032</text:p>
          </table:table-cell>
          <table:table-cell office:value-type="float" office:value="0.00899733" calcext:value-type="float">
            <text:p>0,00899733</text:p>
          </table:table-cell>
        </table:table-row>
        <table:table-row table:style-name="ro1">
          <table:table-cell office:value-type="float" office:value="8.81" calcext:value-type="float">
            <text:p>8,81</text:p>
          </table:table-cell>
          <table:table-cell office:value-type="float" office:value="0.00306727" calcext:value-type="float">
            <text:p>0,00306727</text:p>
          </table:table-cell>
          <table:table-cell office:value-type="float" office:value="0.009028" calcext:value-type="float">
            <text:p>0,009028</text:p>
          </table:table-cell>
        </table:table-row>
        <table:table-row table:style-name="ro1">
          <table:table-cell office:value-type="float" office:value="8.82" calcext:value-type="float">
            <text:p>8,82</text:p>
          </table:table-cell>
          <table:table-cell office:value-type="float" office:value="0.00307423" calcext:value-type="float">
            <text:p>0,00307423</text:p>
          </table:table-cell>
          <table:table-cell office:value-type="float" office:value="0.00905874" calcext:value-type="float">
            <text:p>0,00905874</text:p>
          </table:table-cell>
        </table:table-row>
        <table:table-row table:style-name="ro1">
          <table:table-cell office:value-type="float" office:value="8.83" calcext:value-type="float">
            <text:p>8,83</text:p>
          </table:table-cell>
          <table:table-cell office:value-type="float" office:value="0.00308121" calcext:value-type="float">
            <text:p>0,00308121</text:p>
          </table:table-cell>
          <table:table-cell office:value-type="float" office:value="0.00908956" calcext:value-type="float">
            <text:p>0,00908956</text:p>
          </table:table-cell>
        </table:table-row>
        <table:table-row table:style-name="ro1">
          <table:table-cell office:value-type="float" office:value="8.84" calcext:value-type="float">
            <text:p>8,84</text:p>
          </table:table-cell>
          <table:table-cell office:value-type="float" office:value="0.00308818" calcext:value-type="float">
            <text:p>0,00308818</text:p>
          </table:table-cell>
          <table:table-cell office:value-type="float" office:value="0.00912044" calcext:value-type="float">
            <text:p>0,00912044</text:p>
          </table:table-cell>
        </table:table-row>
        <table:table-row table:style-name="ro1">
          <table:table-cell office:value-type="float" office:value="8.85" calcext:value-type="float">
            <text:p>8,85</text:p>
          </table:table-cell>
          <table:table-cell office:value-type="float" office:value="0.00309517" calcext:value-type="float">
            <text:p>0,00309517</text:p>
          </table:table-cell>
          <table:table-cell office:value-type="float" office:value="0.00915139" calcext:value-type="float">
            <text:p>0,00915139</text:p>
          </table:table-cell>
        </table:table-row>
        <table:table-row table:style-name="ro1">
          <table:table-cell office:value-type="float" office:value="8.86" calcext:value-type="float">
            <text:p>8,86</text:p>
          </table:table-cell>
          <table:table-cell office:value-type="float" office:value="0.00310217" calcext:value-type="float">
            <text:p>0,00310217</text:p>
          </table:table-cell>
          <table:table-cell office:value-type="float" office:value="0.00918241" calcext:value-type="float">
            <text:p>0,00918241</text:p>
          </table:table-cell>
        </table:table-row>
        <table:table-row table:style-name="ro1">
          <table:table-cell office:value-type="float" office:value="8.87" calcext:value-type="float">
            <text:p>8,87</text:p>
          </table:table-cell>
          <table:table-cell office:value-type="float" office:value="0.00310917" calcext:value-type="float">
            <text:p>0,00310917</text:p>
          </table:table-cell>
          <table:table-cell office:value-type="float" office:value="0.0092135" calcext:value-type="float">
            <text:p>0,0092135</text:p>
          </table:table-cell>
        </table:table-row>
        <table:table-row table:style-name="ro1">
          <table:table-cell office:value-type="float" office:value="8.88" calcext:value-type="float">
            <text:p>8,88</text:p>
          </table:table-cell>
          <table:table-cell office:value-type="float" office:value="0.00311618" calcext:value-type="float">
            <text:p>0,00311618</text:p>
          </table:table-cell>
          <table:table-cell office:value-type="float" office:value="0.00924466" calcext:value-type="float">
            <text:p>0,00924466</text:p>
          </table:table-cell>
        </table:table-row>
        <table:table-row table:style-name="ro1">
          <table:table-cell office:value-type="float" office:value="8.89" calcext:value-type="float">
            <text:p>8,89</text:p>
          </table:table-cell>
          <table:table-cell office:value-type="float" office:value="0.0031232" calcext:value-type="float">
            <text:p>0,0031232</text:p>
          </table:table-cell>
          <table:table-cell office:value-type="float" office:value="0.0092759" calcext:value-type="float">
            <text:p>0,0092759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00313022" calcext:value-type="float">
            <text:p>0,00313022</text:p>
          </table:table-cell>
          <table:table-cell office:value-type="float" office:value="0.0093072" calcext:value-type="float">
            <text:p>0,0093072</text:p>
          </table:table-cell>
        </table:table-row>
        <table:table-row table:style-name="ro1">
          <table:table-cell office:value-type="float" office:value="8.91" calcext:value-type="float">
            <text:p>8,91</text:p>
          </table:table-cell>
          <table:table-cell office:value-type="float" office:value="0.00313726" calcext:value-type="float">
            <text:p>0,00313726</text:p>
          </table:table-cell>
          <table:table-cell office:value-type="float" office:value="0.00933857" calcext:value-type="float">
            <text:p>0,00933857</text:p>
          </table:table-cell>
        </table:table-row>
        <table:table-row table:style-name="ro1">
          <table:table-cell office:value-type="float" office:value="8.92" calcext:value-type="float">
            <text:p>8,92</text:p>
          </table:table-cell>
          <table:table-cell office:value-type="float" office:value="0.0031443" calcext:value-type="float">
            <text:p>0,0031443</text:p>
          </table:table-cell>
          <table:table-cell office:value-type="float" office:value="0.00937001" calcext:value-type="float">
            <text:p>0,00937001</text:p>
          </table:table-cell>
        </table:table-row>
        <table:table-row table:style-name="ro1">
          <table:table-cell office:value-type="float" office:value="8.93" calcext:value-type="float">
            <text:p>8,93</text:p>
          </table:table-cell>
          <table:table-cell office:value-type="float" office:value="0.00315135" calcext:value-type="float">
            <text:p>0,00315135</text:p>
          </table:table-cell>
          <table:table-cell office:value-type="float" office:value="0.00940153" calcext:value-type="float">
            <text:p>0,00940153</text:p>
          </table:table-cell>
        </table:table-row>
        <table:table-row table:style-name="ro1">
          <table:table-cell office:value-type="float" office:value="8.94" calcext:value-type="float">
            <text:p>8,94</text:p>
          </table:table-cell>
          <table:table-cell office:value-type="float" office:value="0.00315841" calcext:value-type="float">
            <text:p>0,00315841</text:p>
          </table:table-cell>
          <table:table-cell office:value-type="float" office:value="0.00943311" calcext:value-type="float">
            <text:p>0,00943311</text:p>
          </table:table-cell>
        </table:table-row>
        <table:table-row table:style-name="ro1">
          <table:table-cell office:value-type="float" office:value="8.95" calcext:value-type="float">
            <text:p>8,95</text:p>
          </table:table-cell>
          <table:table-cell office:value-type="float" office:value="0.00316547" calcext:value-type="float">
            <text:p>0,00316547</text:p>
          </table:table-cell>
          <table:table-cell office:value-type="float" office:value="0.00946477" calcext:value-type="float">
            <text:p>0,00946477</text:p>
          </table:table-cell>
        </table:table-row>
        <table:table-row table:style-name="ro1">
          <table:table-cell office:value-type="float" office:value="8.96" calcext:value-type="float">
            <text:p>8,96</text:p>
          </table:table-cell>
          <table:table-cell office:value-type="float" office:value="0.00317255" calcext:value-type="float">
            <text:p>0,00317255</text:p>
          </table:table-cell>
          <table:table-cell office:value-type="float" office:value="0.00949649" calcext:value-type="float">
            <text:p>0,00949649</text:p>
          </table:table-cell>
        </table:table-row>
        <table:table-row table:style-name="ro1">
          <table:table-cell office:value-type="float" office:value="8.97" calcext:value-type="float">
            <text:p>8,97</text:p>
          </table:table-cell>
          <table:table-cell office:value-type="float" office:value="0.00317963" calcext:value-type="float">
            <text:p>0,00317963</text:p>
          </table:table-cell>
          <table:table-cell office:value-type="float" office:value="0.00952829" calcext:value-type="float">
            <text:p>0,00952829</text:p>
          </table:table-cell>
        </table:table-row>
        <table:table-row table:style-name="ro1">
          <table:table-cell office:value-type="float" office:value="8.98" calcext:value-type="float">
            <text:p>8,98</text:p>
          </table:table-cell>
          <table:table-cell office:value-type="float" office:value="0.00318672" calcext:value-type="float">
            <text:p>0,00318672</text:p>
          </table:table-cell>
          <table:table-cell office:value-type="float" office:value="0.00956016" calcext:value-type="float">
            <text:p>0,00956016</text:p>
          </table:table-cell>
        </table:table-row>
        <table:table-row table:style-name="ro1">
          <table:table-cell office:value-type="float" office:value="8.99" calcext:value-type="float">
            <text:p>8,99</text:p>
          </table:table-cell>
          <table:table-cell office:value-type="float" office:value="0.00319382" calcext:value-type="float">
            <text:p>0,00319382</text:p>
          </table:table-cell>
          <table:table-cell office:value-type="float" office:value="0.00959209" calcext:value-type="float">
            <text:p>0,009592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20092" calcext:value-type="float">
            <text:p>0,00320092</text:p>
          </table:table-cell>
          <table:table-cell office:value-type="float" office:value="0.0096241" calcext:value-type="float">
            <text:p>0,0096241</text:p>
          </table:table-cell>
        </table:table-row>
        <table:table-row table:style-name="ro1">
          <table:table-cell office:value-type="float" office:value="9.01" calcext:value-type="float">
            <text:p>9,01</text:p>
          </table:table-cell>
          <table:table-cell office:value-type="float" office:value="0.00320803" calcext:value-type="float">
            <text:p>0,00320803</text:p>
          </table:table-cell>
          <table:table-cell office:value-type="float" office:value="0.00965618" calcext:value-type="float">
            <text:p>0,00965618</text:p>
          </table:table-cell>
        </table:table-row>
        <table:table-row table:style-name="ro1">
          <table:table-cell office:value-type="float" office:value="9.02" calcext:value-type="float">
            <text:p>9,02</text:p>
          </table:table-cell>
          <table:table-cell office:value-type="float" office:value="0.00321516" calcext:value-type="float">
            <text:p>0,00321516</text:p>
          </table:table-cell>
          <table:table-cell office:value-type="float" office:value="0.00968833" calcext:value-type="float">
            <text:p>0,00968833</text:p>
          </table:table-cell>
        </table:table-row>
        <table:table-row table:style-name="ro1">
          <table:table-cell office:value-type="float" office:value="9.03" calcext:value-type="float">
            <text:p>9,03</text:p>
          </table:table-cell>
          <table:table-cell office:value-type="float" office:value="0.00322228" calcext:value-type="float">
            <text:p>0,00322228</text:p>
          </table:table-cell>
          <table:table-cell office:value-type="float" office:value="0.00972056" calcext:value-type="float">
            <text:p>0,00972056</text:p>
          </table:table-cell>
        </table:table-row>
        <table:table-row table:style-name="ro1">
          <table:table-cell office:value-type="float" office:value="9.04" calcext:value-type="float">
            <text:p>9,04</text:p>
          </table:table-cell>
          <table:table-cell office:value-type="float" office:value="0.00322942" calcext:value-type="float">
            <text:p>0,00322942</text:p>
          </table:table-cell>
          <table:table-cell office:value-type="float" office:value="0.00975285" calcext:value-type="float">
            <text:p>0,00975285</text:p>
          </table:table-cell>
        </table:table-row>
        <table:table-row table:style-name="ro1">
          <table:table-cell office:value-type="float" office:value="9.05" calcext:value-type="float">
            <text:p>9,05</text:p>
          </table:table-cell>
          <table:table-cell office:value-type="float" office:value="0.00323657" calcext:value-type="float">
            <text:p>0,00323657</text:p>
          </table:table-cell>
          <table:table-cell office:value-type="float" office:value="0.00978522" calcext:value-type="float">
            <text:p>0,00978522</text:p>
          </table:table-cell>
        </table:table-row>
        <table:table-row table:style-name="ro1">
          <table:table-cell office:value-type="float" office:value="9.06" calcext:value-type="float">
            <text:p>9,06</text:p>
          </table:table-cell>
          <table:table-cell office:value-type="float" office:value="0.00324372" calcext:value-type="float">
            <text:p>0,00324372</text:p>
          </table:table-cell>
          <table:table-cell office:value-type="float" office:value="0.00981765" calcext:value-type="float">
            <text:p>0,00981765</text:p>
          </table:table-cell>
        </table:table-row>
        <table:table-row table:style-name="ro1">
          <table:table-cell office:value-type="float" office:value="9.07" calcext:value-type="float">
            <text:p>9,07</text:p>
          </table:table-cell>
          <table:table-cell office:value-type="float" office:value="0.00325088" calcext:value-type="float">
            <text:p>0,00325088</text:p>
          </table:table-cell>
          <table:table-cell office:value-type="float" office:value="0.00985016" calcext:value-type="float">
            <text:p>0,00985016</text:p>
          </table:table-cell>
        </table:table-row>
        <table:table-row table:style-name="ro1">
          <table:table-cell office:value-type="float" office:value="9.08" calcext:value-type="float">
            <text:p>9,08</text:p>
          </table:table-cell>
          <table:table-cell office:value-type="float" office:value="0.00325805" calcext:value-type="float">
            <text:p>0,00325805</text:p>
          </table:table-cell>
          <table:table-cell office:value-type="float" office:value="0.00988274" calcext:value-type="float">
            <text:p>0,00988274</text:p>
          </table:table-cell>
        </table:table-row>
        <table:table-row table:style-name="ro1">
          <table:table-cell office:value-type="float" office:value="9.09" calcext:value-type="float">
            <text:p>9,09</text:p>
          </table:table-cell>
          <table:table-cell office:value-type="float" office:value="0.00326522" calcext:value-type="float">
            <text:p>0,00326522</text:p>
          </table:table-cell>
          <table:table-cell office:value-type="float" office:value="0.0099154" calcext:value-type="float">
            <text:p>0,0099154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00327241" calcext:value-type="float">
            <text:p>0,00327241</text:p>
          </table:table-cell>
          <table:table-cell office:value-type="float" office:value="0.00994812" calcext:value-type="float">
            <text:p>0,00994812</text:p>
          </table:table-cell>
        </table:table-row>
        <table:table-row table:style-name="ro1">
          <table:table-cell office:value-type="float" office:value="9.11" calcext:value-type="float">
            <text:p>9,11</text:p>
          </table:table-cell>
          <table:table-cell office:value-type="float" office:value="0.0032796" calcext:value-type="float">
            <text:p>0,0032796</text:p>
          </table:table-cell>
          <table:table-cell office:value-type="float" office:value="0.00998092" calcext:value-type="float">
            <text:p>0,00998092</text:p>
          </table:table-cell>
        </table:table-row>
        <table:table-row table:style-name="ro1">
          <table:table-cell office:value-type="float" office:value="9.12" calcext:value-type="float">
            <text:p>9,12</text:p>
          </table:table-cell>
          <table:table-cell office:value-type="float" office:value="0.0032868" calcext:value-type="float">
            <text:p>0,0032868</text:p>
          </table:table-cell>
          <table:table-cell office:value-type="float" office:value="0.0100138" calcext:value-type="float">
            <text:p>0,0100138</text:p>
          </table:table-cell>
        </table:table-row>
        <table:table-row table:style-name="ro1">
          <table:table-cell office:value-type="float" office:value="9.13" calcext:value-type="float">
            <text:p>9,13</text:p>
          </table:table-cell>
          <table:table-cell office:value-type="float" office:value="0.00329401" calcext:value-type="float">
            <text:p>0,00329401</text:p>
          </table:table-cell>
          <table:table-cell office:value-type="float" office:value="0.0100467" calcext:value-type="float">
            <text:p>0,0100467</text:p>
          </table:table-cell>
        </table:table-row>
        <table:table-row table:style-name="ro1">
          <table:table-cell office:value-type="float" office:value="9.14" calcext:value-type="float">
            <text:p>9,14</text:p>
          </table:table-cell>
          <table:table-cell office:value-type="float" office:value="0.00330122" calcext:value-type="float">
            <text:p>0,00330122</text:p>
          </table:table-cell>
          <table:table-cell office:value-type="float" office:value="0.0100797" calcext:value-type="float">
            <text:p>0,0100797</text:p>
          </table:table-cell>
        </table:table-row>
        <table:table-row table:style-name="ro1">
          <table:table-cell office:value-type="float" office:value="9.15" calcext:value-type="float">
            <text:p>9,15</text:p>
          </table:table-cell>
          <table:table-cell office:value-type="float" office:value="0.00330845" calcext:value-type="float">
            <text:p>0,00330845</text:p>
          </table:table-cell>
          <table:table-cell office:value-type="float" office:value="0.0101128" calcext:value-type="float">
            <text:p>0,0101128</text:p>
          </table:table-cell>
        </table:table-row>
        <table:table-row table:style-name="ro1">
          <table:table-cell office:value-type="float" office:value="9.16" calcext:value-type="float">
            <text:p>9,16</text:p>
          </table:table-cell>
          <table:table-cell office:value-type="float" office:value="0.00331568" calcext:value-type="float">
            <text:p>0,00331568</text:p>
          </table:table-cell>
          <table:table-cell office:value-type="float" office:value="0.010146" calcext:value-type="float">
            <text:p>0,010146</text:p>
          </table:table-cell>
        </table:table-row>
        <table:table-row table:style-name="ro1">
          <table:table-cell office:value-type="float" office:value="9.17" calcext:value-type="float">
            <text:p>9,17</text:p>
          </table:table-cell>
          <table:table-cell office:value-type="float" office:value="0.00332292" calcext:value-type="float">
            <text:p>0,00332292</text:p>
          </table:table-cell>
          <table:table-cell office:value-type="float" office:value="0.0101792" calcext:value-type="float">
            <text:p>0,0101792</text:p>
          </table:table-cell>
        </table:table-row>
        <table:table-row table:style-name="ro1">
          <table:table-cell office:value-type="float" office:value="9.18" calcext:value-type="float">
            <text:p>9,18</text:p>
          </table:table-cell>
          <table:table-cell office:value-type="float" office:value="0.00333017" calcext:value-type="float">
            <text:p>0,00333017</text:p>
          </table:table-cell>
          <table:table-cell office:value-type="float" office:value="0.0102125" calcext:value-type="float">
            <text:p>0,0102125</text:p>
          </table:table-cell>
        </table:table-row>
        <table:table-row table:style-name="ro1">
          <table:table-cell office:value-type="float" office:value="9.19" calcext:value-type="float">
            <text:p>9,19</text:p>
          </table:table-cell>
          <table:table-cell office:value-type="float" office:value="0.00333742" calcext:value-type="float">
            <text:p>0,00333742</text:p>
          </table:table-cell>
          <table:table-cell office:value-type="float" office:value="0.0102459" calcext:value-type="float">
            <text:p>0,0102459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00334468" calcext:value-type="float">
            <text:p>0,00334468</text:p>
          </table:table-cell>
          <table:table-cell office:value-type="float" office:value="0.0102793" calcext:value-type="float">
            <text:p>0,0102793</text:p>
          </table:table-cell>
        </table:table-row>
        <table:table-row table:style-name="ro1">
          <table:table-cell office:value-type="float" office:value="9.21" calcext:value-type="float">
            <text:p>9,21</text:p>
          </table:table-cell>
          <table:table-cell office:value-type="float" office:value="0.00335196" calcext:value-type="float">
            <text:p>0,00335196</text:p>
          </table:table-cell>
          <table:table-cell office:value-type="float" office:value="0.0103128" calcext:value-type="float">
            <text:p>0,0103128</text:p>
          </table:table-cell>
        </table:table-row>
        <table:table-row table:style-name="ro1">
          <table:table-cell office:value-type="float" office:value="9.22" calcext:value-type="float">
            <text:p>9,22</text:p>
          </table:table-cell>
          <table:table-cell office:value-type="float" office:value="0.00335923" calcext:value-type="float">
            <text:p>0,00335923</text:p>
          </table:table-cell>
          <table:table-cell office:value-type="float" office:value="0.0103464" calcext:value-type="float">
            <text:p>0,0103464</text:p>
          </table:table-cell>
        </table:table-row>
        <table:table-row table:style-name="ro1">
          <table:table-cell office:value-type="float" office:value="9.23" calcext:value-type="float">
            <text:p>9,23</text:p>
          </table:table-cell>
          <table:table-cell office:value-type="float" office:value="0.00336652" calcext:value-type="float">
            <text:p>0,00336652</text:p>
          </table:table-cell>
          <table:table-cell office:value-type="float" office:value="0.0103801" calcext:value-type="float">
            <text:p>0,0103801</text:p>
          </table:table-cell>
        </table:table-row>
        <table:table-row table:style-name="ro1">
          <table:table-cell office:value-type="float" office:value="9.24" calcext:value-type="float">
            <text:p>9,24</text:p>
          </table:table-cell>
          <table:table-cell office:value-type="float" office:value="0.00337382" calcext:value-type="float">
            <text:p>0,00337382</text:p>
          </table:table-cell>
          <table:table-cell office:value-type="float" office:value="0.0104138" calcext:value-type="float">
            <text:p>0,0104138</text:p>
          </table:table-cell>
        </table:table-row>
        <table:table-row table:style-name="ro1">
          <table:table-cell office:value-type="float" office:value="9.25" calcext:value-type="float">
            <text:p>9,25</text:p>
          </table:table-cell>
          <table:table-cell office:value-type="float" office:value="0.00338112" calcext:value-type="float">
            <text:p>0,00338112</text:p>
          </table:table-cell>
          <table:table-cell office:value-type="float" office:value="0.0104477" calcext:value-type="float">
            <text:p>0,0104477</text:p>
          </table:table-cell>
        </table:table-row>
        <table:table-row table:style-name="ro1">
          <table:table-cell office:value-type="float" office:value="9.26" calcext:value-type="float">
            <text:p>9,26</text:p>
          </table:table-cell>
          <table:table-cell office:value-type="float" office:value="0.00338843" calcext:value-type="float">
            <text:p>0,00338843</text:p>
          </table:table-cell>
          <table:table-cell office:value-type="float" office:value="0.0104815" calcext:value-type="float">
            <text:p>0,0104815</text:p>
          </table:table-cell>
        </table:table-row>
        <table:table-row table:style-name="ro1">
          <table:table-cell office:value-type="float" office:value="9.27" calcext:value-type="float">
            <text:p>9,27</text:p>
          </table:table-cell>
          <table:table-cell office:value-type="float" office:value="0.00339575" calcext:value-type="float">
            <text:p>0,00339575</text:p>
          </table:table-cell>
          <table:table-cell office:value-type="float" office:value="0.0105155" calcext:value-type="float">
            <text:p>0,0105155</text:p>
          </table:table-cell>
        </table:table-row>
        <table:table-row table:style-name="ro1">
          <table:table-cell office:value-type="float" office:value="9.28" calcext:value-type="float">
            <text:p>9,28</text:p>
          </table:table-cell>
          <table:table-cell office:value-type="float" office:value="0.00340307" calcext:value-type="float">
            <text:p>0,00340307</text:p>
          </table:table-cell>
          <table:table-cell office:value-type="float" office:value="0.0105495" calcext:value-type="float">
            <text:p>0,0105495</text:p>
          </table:table-cell>
        </table:table-row>
        <table:table-row table:style-name="ro1">
          <table:table-cell office:value-type="float" office:value="9.29" calcext:value-type="float">
            <text:p>9,29</text:p>
          </table:table-cell>
          <table:table-cell office:value-type="float" office:value="0.00341041" calcext:value-type="float">
            <text:p>0,00341041</text:p>
          </table:table-cell>
          <table:table-cell office:value-type="float" office:value="0.0105836" calcext:value-type="float">
            <text:p>0,0105836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00341775" calcext:value-type="float">
            <text:p>0,00341775</text:p>
          </table:table-cell>
          <table:table-cell office:value-type="float" office:value="0.0106178" calcext:value-type="float">
            <text:p>0,0106178</text:p>
          </table:table-cell>
        </table:table-row>
        <table:table-row table:style-name="ro1">
          <table:table-cell office:value-type="float" office:value="9.31" calcext:value-type="float">
            <text:p>9,31</text:p>
          </table:table-cell>
          <table:table-cell office:value-type="float" office:value="0.0034251" calcext:value-type="float">
            <text:p>0,0034251</text:p>
          </table:table-cell>
          <table:table-cell office:value-type="float" office:value="0.0106521" calcext:value-type="float">
            <text:p>0,0106521</text:p>
          </table:table-cell>
        </table:table-row>
        <table:table-row table:style-name="ro1">
          <table:table-cell office:value-type="float" office:value="9.32" calcext:value-type="float">
            <text:p>9,32</text:p>
          </table:table-cell>
          <table:table-cell office:value-type="float" office:value="0.00343246" calcext:value-type="float">
            <text:p>0,00343246</text:p>
          </table:table-cell>
          <table:table-cell office:value-type="float" office:value="0.0106864" calcext:value-type="float">
            <text:p>0,0106864</text:p>
          </table:table-cell>
        </table:table-row>
        <table:table-row table:style-name="ro1">
          <table:table-cell office:value-type="float" office:value="9.33" calcext:value-type="float">
            <text:p>9,33</text:p>
          </table:table-cell>
          <table:table-cell office:value-type="float" office:value="0.00343982" calcext:value-type="float">
            <text:p>0,00343982</text:p>
          </table:table-cell>
          <table:table-cell office:value-type="float" office:value="0.0107208" calcext:value-type="float">
            <text:p>0,0107208</text:p>
          </table:table-cell>
        </table:table-row>
        <table:table-row table:style-name="ro1">
          <table:table-cell office:value-type="float" office:value="9.34" calcext:value-type="float">
            <text:p>9,34</text:p>
          </table:table-cell>
          <table:table-cell office:value-type="float" office:value="0.0034472" calcext:value-type="float">
            <text:p>0,0034472</text:p>
          </table:table-cell>
          <table:table-cell office:value-type="float" office:value="0.0107553" calcext:value-type="float">
            <text:p>0,0107553</text:p>
          </table:table-cell>
        </table:table-row>
        <table:table-row table:style-name="ro1">
          <table:table-cell office:value-type="float" office:value="9.35" calcext:value-type="float">
            <text:p>9,35</text:p>
          </table:table-cell>
          <table:table-cell office:value-type="float" office:value="0.00345458" calcext:value-type="float">
            <text:p>0,00345458</text:p>
          </table:table-cell>
          <table:table-cell office:value-type="float" office:value="0.0107898" calcext:value-type="float">
            <text:p>0,0107898</text:p>
          </table:table-cell>
        </table:table-row>
        <table:table-row table:style-name="ro1">
          <table:table-cell office:value-type="float" office:value="9.36" calcext:value-type="float">
            <text:p>9,36</text:p>
          </table:table-cell>
          <table:table-cell office:value-type="float" office:value="0.00346197" calcext:value-type="float">
            <text:p>0,00346197</text:p>
          </table:table-cell>
          <table:table-cell office:value-type="float" office:value="0.0108244" calcext:value-type="float">
            <text:p>0,0108244</text:p>
          </table:table-cell>
        </table:table-row>
        <table:table-row table:style-name="ro1">
          <table:table-cell office:value-type="float" office:value="9.37" calcext:value-type="float">
            <text:p>9,37</text:p>
          </table:table-cell>
          <table:table-cell office:value-type="float" office:value="0.00346937" calcext:value-type="float">
            <text:p>0,00346937</text:p>
          </table:table-cell>
          <table:table-cell office:value-type="float" office:value="0.0108591" calcext:value-type="float">
            <text:p>0,0108591</text:p>
          </table:table-cell>
        </table:table-row>
        <table:table-row table:style-name="ro1">
          <table:table-cell office:value-type="float" office:value="9.38" calcext:value-type="float">
            <text:p>9,38</text:p>
          </table:table-cell>
          <table:table-cell office:value-type="float" office:value="0.00347677" calcext:value-type="float">
            <text:p>0,00347677</text:p>
          </table:table-cell>
          <table:table-cell office:value-type="float" office:value="0.0108939" calcext:value-type="float">
            <text:p>0,0108939</text:p>
          </table:table-cell>
        </table:table-row>
        <table:table-row table:style-name="ro1">
          <table:table-cell office:value-type="float" office:value="9.39" calcext:value-type="float">
            <text:p>9,39</text:p>
          </table:table-cell>
          <table:table-cell office:value-type="float" office:value="0.00348418" calcext:value-type="float">
            <text:p>0,00348418</text:p>
          </table:table-cell>
          <table:table-cell office:value-type="float" office:value="0.0109287" calcext:value-type="float">
            <text:p>0,0109287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00349161" calcext:value-type="float">
            <text:p>0,00349161</text:p>
          </table:table-cell>
          <table:table-cell office:value-type="float" office:value="0.0109636" calcext:value-type="float">
            <text:p>0,0109636</text:p>
          </table:table-cell>
        </table:table-row>
        <table:table-row table:style-name="ro1">
          <table:table-cell office:value-type="float" office:value="9.41" calcext:value-type="float">
            <text:p>9,41</text:p>
          </table:table-cell>
          <table:table-cell office:value-type="float" office:value="0.00349903" calcext:value-type="float">
            <text:p>0,00349903</text:p>
          </table:table-cell>
          <table:table-cell office:value-type="float" office:value="0.0109986" calcext:value-type="float">
            <text:p>0,0109986</text:p>
          </table:table-cell>
        </table:table-row>
        <table:table-row table:style-name="ro1">
          <table:table-cell office:value-type="float" office:value="9.42" calcext:value-type="float">
            <text:p>9,42</text:p>
          </table:table-cell>
          <table:table-cell office:value-type="float" office:value="0.00350647" calcext:value-type="float">
            <text:p>0,00350647</text:p>
          </table:table-cell>
          <table:table-cell office:value-type="float" office:value="0.0110337" calcext:value-type="float">
            <text:p>0,0110337</text:p>
          </table:table-cell>
        </table:table-row>
        <table:table-row table:style-name="ro1">
          <table:table-cell office:value-type="float" office:value="9.43" calcext:value-type="float">
            <text:p>9,43</text:p>
          </table:table-cell>
          <table:table-cell office:value-type="float" office:value="0.00351392" calcext:value-type="float">
            <text:p>0,00351392</text:p>
          </table:table-cell>
          <table:table-cell office:value-type="float" office:value="0.0110688" calcext:value-type="float">
            <text:p>0,0110688</text:p>
          </table:table-cell>
        </table:table-row>
        <table:table-row table:style-name="ro1">
          <table:table-cell office:value-type="float" office:value="9.44" calcext:value-type="float">
            <text:p>9,44</text:p>
          </table:table-cell>
          <table:table-cell office:value-type="float" office:value="0.00352137" calcext:value-type="float">
            <text:p>0,00352137</text:p>
          </table:table-cell>
          <table:table-cell office:value-type="float" office:value="0.011104" calcext:value-type="float">
            <text:p>0,011104</text:p>
          </table:table-cell>
        </table:table-row>
        <table:table-row table:style-name="ro1">
          <table:table-cell office:value-type="float" office:value="9.45" calcext:value-type="float">
            <text:p>9,45</text:p>
          </table:table-cell>
          <table:table-cell office:value-type="float" office:value="0.00352883" calcext:value-type="float">
            <text:p>0,00352883</text:p>
          </table:table-cell>
          <table:table-cell office:value-type="float" office:value="0.0111393" calcext:value-type="float">
            <text:p>0,0111393</text:p>
          </table:table-cell>
        </table:table-row>
        <table:table-row table:style-name="ro1">
          <table:table-cell office:value-type="float" office:value="9.46" calcext:value-type="float">
            <text:p>9,46</text:p>
          </table:table-cell>
          <table:table-cell office:value-type="float" office:value="0.0035363" calcext:value-type="float">
            <text:p>0,0035363</text:p>
          </table:table-cell>
          <table:table-cell office:value-type="float" office:value="0.0111747" calcext:value-type="float">
            <text:p>0,0111747</text:p>
          </table:table-cell>
        </table:table-row>
        <table:table-row table:style-name="ro1">
          <table:table-cell office:value-type="float" office:value="9.47" calcext:value-type="float">
            <text:p>9,47</text:p>
          </table:table-cell>
          <table:table-cell office:value-type="float" office:value="0.00354377" calcext:value-type="float">
            <text:p>0,00354377</text:p>
          </table:table-cell>
          <table:table-cell office:value-type="float" office:value="0.0112101" calcext:value-type="float">
            <text:p>0,0112101</text:p>
          </table:table-cell>
        </table:table-row>
        <table:table-row table:style-name="ro1">
          <table:table-cell office:value-type="float" office:value="9.48" calcext:value-type="float">
            <text:p>9,48</text:p>
          </table:table-cell>
          <table:table-cell office:value-type="float" office:value="0.00355126" calcext:value-type="float">
            <text:p>0,00355126</text:p>
          </table:table-cell>
          <table:table-cell office:value-type="float" office:value="0.0112456" calcext:value-type="float">
            <text:p>0,0112456</text:p>
          </table:table-cell>
        </table:table-row>
        <table:table-row table:style-name="ro1">
          <table:table-cell office:value-type="float" office:value="9.49" calcext:value-type="float">
            <text:p>9,49</text:p>
          </table:table-cell>
          <table:table-cell office:value-type="float" office:value="0.00355875" calcext:value-type="float">
            <text:p>0,00355875</text:p>
          </table:table-cell>
          <table:table-cell office:value-type="float" office:value="0.0112812" calcext:value-type="float">
            <text:p>0,0112812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00356625" calcext:value-type="float">
            <text:p>0,00356625</text:p>
          </table:table-cell>
          <table:table-cell office:value-type="float" office:value="0.0113169" calcext:value-type="float">
            <text:p>0,0113169</text:p>
          </table:table-cell>
        </table:table-row>
        <table:table-row table:style-name="ro1">
          <table:table-cell office:value-type="float" office:value="9.51" calcext:value-type="float">
            <text:p>9,51</text:p>
          </table:table-cell>
          <table:table-cell office:value-type="float" office:value="0.00357376" calcext:value-type="float">
            <text:p>0,00357376</text:p>
          </table:table-cell>
          <table:table-cell office:value-type="float" office:value="0.0113526" calcext:value-type="float">
            <text:p>0,0113526</text:p>
          </table:table-cell>
        </table:table-row>
        <table:table-row table:style-name="ro1">
          <table:table-cell office:value-type="float" office:value="9.52" calcext:value-type="float">
            <text:p>9,52</text:p>
          </table:table-cell>
          <table:table-cell office:value-type="float" office:value="0.00358127" calcext:value-type="float">
            <text:p>0,00358127</text:p>
          </table:table-cell>
          <table:table-cell office:value-type="float" office:value="0.0113885" calcext:value-type="float">
            <text:p>0,0113885</text:p>
          </table:table-cell>
        </table:table-row>
        <table:table-row table:style-name="ro1">
          <table:table-cell office:value-type="float" office:value="9.53" calcext:value-type="float">
            <text:p>9,53</text:p>
          </table:table-cell>
          <table:table-cell office:value-type="float" office:value="0.0035888" calcext:value-type="float">
            <text:p>0,0035888</text:p>
          </table:table-cell>
          <table:table-cell office:value-type="float" office:value="0.0114243" calcext:value-type="float">
            <text:p>0,0114243</text:p>
          </table:table-cell>
        </table:table-row>
        <table:table-row table:style-name="ro1">
          <table:table-cell office:value-type="float" office:value="9.54" calcext:value-type="float">
            <text:p>9,54</text:p>
          </table:table-cell>
          <table:table-cell office:value-type="float" office:value="0.00359633" calcext:value-type="float">
            <text:p>0,00359633</text:p>
          </table:table-cell>
          <table:table-cell office:value-type="float" office:value="0.0114603" calcext:value-type="float">
            <text:p>0,0114603</text:p>
          </table:table-cell>
        </table:table-row>
        <table:table-row table:style-name="ro1">
          <table:table-cell office:value-type="float" office:value="9.55" calcext:value-type="float">
            <text:p>9,55</text:p>
          </table:table-cell>
          <table:table-cell office:value-type="float" office:value="0.00360387" calcext:value-type="float">
            <text:p>0,00360387</text:p>
          </table:table-cell>
          <table:table-cell office:value-type="float" office:value="0.0114963" calcext:value-type="float">
            <text:p>0,0114963</text:p>
          </table:table-cell>
        </table:table-row>
        <table:table-row table:style-name="ro1">
          <table:table-cell office:value-type="float" office:value="9.56" calcext:value-type="float">
            <text:p>9,56</text:p>
          </table:table-cell>
          <table:table-cell office:value-type="float" office:value="0.00361142" calcext:value-type="float">
            <text:p>0,00361142</text:p>
          </table:table-cell>
          <table:table-cell office:value-type="float" office:value="0.0115325" calcext:value-type="float">
            <text:p>0,0115325</text:p>
          </table:table-cell>
        </table:table-row>
        <table:table-row table:style-name="ro1">
          <table:table-cell office:value-type="float" office:value="9.57" calcext:value-type="float">
            <text:p>9,57</text:p>
          </table:table-cell>
          <table:table-cell office:value-type="float" office:value="0.00361897" calcext:value-type="float">
            <text:p>0,00361897</text:p>
          </table:table-cell>
          <table:table-cell office:value-type="float" office:value="0.0115686" calcext:value-type="float">
            <text:p>0,0115686</text:p>
          </table:table-cell>
        </table:table-row>
        <table:table-row table:style-name="ro1">
          <table:table-cell office:value-type="float" office:value="9.58" calcext:value-type="float">
            <text:p>9,58</text:p>
          </table:table-cell>
          <table:table-cell office:value-type="float" office:value="0.00362653" calcext:value-type="float">
            <text:p>0,00362653</text:p>
          </table:table-cell>
          <table:table-cell office:value-type="float" office:value="0.0116049" calcext:value-type="float">
            <text:p>0,0116049</text:p>
          </table:table-cell>
        </table:table-row>
        <table:table-row table:style-name="ro1">
          <table:table-cell office:value-type="float" office:value="9.59" calcext:value-type="float">
            <text:p>9,59</text:p>
          </table:table-cell>
          <table:table-cell office:value-type="float" office:value="0.00363411" calcext:value-type="float">
            <text:p>0,00363411</text:p>
          </table:table-cell>
          <table:table-cell office:value-type="float" office:value="0.0116413" calcext:value-type="float">
            <text:p>0,0116413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00364168" calcext:value-type="float">
            <text:p>0,00364168</text:p>
          </table:table-cell>
          <table:table-cell office:value-type="float" office:value="0.0116777" calcext:value-type="float">
            <text:p>0,0116777</text:p>
          </table:table-cell>
        </table:table-row>
        <table:table-row table:style-name="ro1">
          <table:table-cell office:value-type="float" office:value="9.61" calcext:value-type="float">
            <text:p>9,61</text:p>
          </table:table-cell>
          <table:table-cell office:value-type="float" office:value="0.00364927" calcext:value-type="float">
            <text:p>0,00364927</text:p>
          </table:table-cell>
          <table:table-cell office:value-type="float" office:value="0.0117142" calcext:value-type="float">
            <text:p>0,0117142</text:p>
          </table:table-cell>
        </table:table-row>
        <table:table-row table:style-name="ro1">
          <table:table-cell office:value-type="float" office:value="9.62" calcext:value-type="float">
            <text:p>9,62</text:p>
          </table:table-cell>
          <table:table-cell office:value-type="float" office:value="0.00365687" calcext:value-type="float">
            <text:p>0,00365687</text:p>
          </table:table-cell>
          <table:table-cell office:value-type="float" office:value="0.0117507" calcext:value-type="float">
            <text:p>0,0117507</text:p>
          </table:table-cell>
        </table:table-row>
        <table:table-row table:style-name="ro1">
          <table:table-cell office:value-type="float" office:value="9.63" calcext:value-type="float">
            <text:p>9,63</text:p>
          </table:table-cell>
          <table:table-cell office:value-type="float" office:value="0.00366447" calcext:value-type="float">
            <text:p>0,00366447</text:p>
          </table:table-cell>
          <table:table-cell office:value-type="float" office:value="0.0117874" calcext:value-type="float">
            <text:p>0,0117874</text:p>
          </table:table-cell>
        </table:table-row>
        <table:table-row table:style-name="ro1">
          <table:table-cell office:value-type="float" office:value="9.64" calcext:value-type="float">
            <text:p>9,64</text:p>
          </table:table-cell>
          <table:table-cell office:value-type="float" office:value="0.00367208" calcext:value-type="float">
            <text:p>0,00367208</text:p>
          </table:table-cell>
          <table:table-cell office:value-type="float" office:value="0.0118241" calcext:value-type="float">
            <text:p>0,0118241</text:p>
          </table:table-cell>
        </table:table-row>
        <table:table-row table:style-name="ro1">
          <table:table-cell office:value-type="float" office:value="9.65" calcext:value-type="float">
            <text:p>9,65</text:p>
          </table:table-cell>
          <table:table-cell office:value-type="float" office:value="0.0036797" calcext:value-type="float">
            <text:p>0,0036797</text:p>
          </table:table-cell>
          <table:table-cell office:value-type="float" office:value="0.0118609" calcext:value-type="float">
            <text:p>0,0118609</text:p>
          </table:table-cell>
        </table:table-row>
        <table:table-row table:style-name="ro1">
          <table:table-cell office:value-type="float" office:value="9.66" calcext:value-type="float">
            <text:p>9,66</text:p>
          </table:table-cell>
          <table:table-cell office:value-type="float" office:value="0.00368732" calcext:value-type="float">
            <text:p>0,00368732</text:p>
          </table:table-cell>
          <table:table-cell office:value-type="float" office:value="0.0118978" calcext:value-type="float">
            <text:p>0,0118978</text:p>
          </table:table-cell>
        </table:table-row>
        <table:table-row table:style-name="ro1">
          <table:table-cell office:value-type="float" office:value="9.67" calcext:value-type="float">
            <text:p>9,67</text:p>
          </table:table-cell>
          <table:table-cell office:value-type="float" office:value="0.00369496" calcext:value-type="float">
            <text:p>0,00369496</text:p>
          </table:table-cell>
          <table:table-cell office:value-type="float" office:value="0.0119347" calcext:value-type="float">
            <text:p>0,0119347</text:p>
          </table:table-cell>
        </table:table-row>
        <table:table-row table:style-name="ro1">
          <table:table-cell office:value-type="float" office:value="9.68" calcext:value-type="float">
            <text:p>9,68</text:p>
          </table:table-cell>
          <table:table-cell office:value-type="float" office:value="0.0037026" calcext:value-type="float">
            <text:p>0,0037026</text:p>
          </table:table-cell>
          <table:table-cell office:value-type="float" office:value="0.0119717" calcext:value-type="float">
            <text:p>0,0119717</text:p>
          </table:table-cell>
        </table:table-row>
        <table:table-row table:style-name="ro1">
          <table:table-cell office:value-type="float" office:value="9.69" calcext:value-type="float">
            <text:p>9,69</text:p>
          </table:table-cell>
          <table:table-cell office:value-type="float" office:value="0.00371025" calcext:value-type="float">
            <text:p>0,00371025</text:p>
          </table:table-cell>
          <table:table-cell office:value-type="float" office:value="0.0120088" calcext:value-type="float">
            <text:p>0,0120088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00371791" calcext:value-type="float">
            <text:p>0,00371791</text:p>
          </table:table-cell>
          <table:table-cell office:value-type="float" office:value="0.012046" calcext:value-type="float">
            <text:p>0,012046</text:p>
          </table:table-cell>
        </table:table-row>
        <table:table-row table:style-name="ro1">
          <table:table-cell office:value-type="float" office:value="9.71" calcext:value-type="float">
            <text:p>9,71</text:p>
          </table:table-cell>
          <table:table-cell office:value-type="float" office:value="0.00372557" calcext:value-type="float">
            <text:p>0,00372557</text:p>
          </table:table-cell>
          <table:table-cell office:value-type="float" office:value="0.0120833" calcext:value-type="float">
            <text:p>0,0120833</text:p>
          </table:table-cell>
        </table:table-row>
        <table:table-row table:style-name="ro1">
          <table:table-cell office:value-type="float" office:value="9.72" calcext:value-type="float">
            <text:p>9,72</text:p>
          </table:table-cell>
          <table:table-cell office:value-type="float" office:value="0.00373325" calcext:value-type="float">
            <text:p>0,00373325</text:p>
          </table:table-cell>
          <table:table-cell office:value-type="float" office:value="0.0121206" calcext:value-type="float">
            <text:p>0,0121206</text:p>
          </table:table-cell>
        </table:table-row>
        <table:table-row table:style-name="ro1">
          <table:table-cell office:value-type="float" office:value="9.73" calcext:value-type="float">
            <text:p>9,73</text:p>
          </table:table-cell>
          <table:table-cell office:value-type="float" office:value="0.00374093" calcext:value-type="float">
            <text:p>0,00374093</text:p>
          </table:table-cell>
          <table:table-cell office:value-type="float" office:value="0.012158" calcext:value-type="float">
            <text:p>0,012158</text:p>
          </table:table-cell>
        </table:table-row>
        <table:table-row table:style-name="ro1">
          <table:table-cell office:value-type="float" office:value="9.74" calcext:value-type="float">
            <text:p>9,74</text:p>
          </table:table-cell>
          <table:table-cell office:value-type="float" office:value="0.00374862" calcext:value-type="float">
            <text:p>0,00374862</text:p>
          </table:table-cell>
          <table:table-cell office:value-type="float" office:value="0.0121955" calcext:value-type="float">
            <text:p>0,0121955</text:p>
          </table:table-cell>
        </table:table-row>
        <table:table-row table:style-name="ro1">
          <table:table-cell office:value-type="float" office:value="9.75" calcext:value-type="float">
            <text:p>9,75</text:p>
          </table:table-cell>
          <table:table-cell office:value-type="float" office:value="0.00375632" calcext:value-type="float">
            <text:p>0,00375632</text:p>
          </table:table-cell>
          <table:table-cell office:value-type="float" office:value="0.0122331" calcext:value-type="float">
            <text:p>0,0122331</text:p>
          </table:table-cell>
        </table:table-row>
        <table:table-row table:style-name="ro1">
          <table:table-cell office:value-type="float" office:value="9.76" calcext:value-type="float">
            <text:p>9,76</text:p>
          </table:table-cell>
          <table:table-cell office:value-type="float" office:value="0.00376402" calcext:value-type="float">
            <text:p>0,00376402</text:p>
          </table:table-cell>
          <table:table-cell office:value-type="float" office:value="0.0122707" calcext:value-type="float">
            <text:p>0,0122707</text:p>
          </table:table-cell>
        </table:table-row>
        <table:table-row table:style-name="ro1">
          <table:table-cell office:value-type="float" office:value="9.77" calcext:value-type="float">
            <text:p>9,77</text:p>
          </table:table-cell>
          <table:table-cell office:value-type="float" office:value="0.00377173" calcext:value-type="float">
            <text:p>0,00377173</text:p>
          </table:table-cell>
          <table:table-cell office:value-type="float" office:value="0.0123084" calcext:value-type="float">
            <text:p>0,0123084</text:p>
          </table:table-cell>
        </table:table-row>
        <table:table-row table:style-name="ro1">
          <table:table-cell office:value-type="float" office:value="9.78" calcext:value-type="float">
            <text:p>9,78</text:p>
          </table:table-cell>
          <table:table-cell office:value-type="float" office:value="0.00377946" calcext:value-type="float">
            <text:p>0,00377946</text:p>
          </table:table-cell>
          <table:table-cell office:value-type="float" office:value="0.0123462" calcext:value-type="float">
            <text:p>0,0123462</text:p>
          </table:table-cell>
        </table:table-row>
        <table:table-row table:style-name="ro1">
          <table:table-cell office:value-type="float" office:value="9.79" calcext:value-type="float">
            <text:p>9,79</text:p>
          </table:table-cell>
          <table:table-cell office:value-type="float" office:value="0.00378718" calcext:value-type="float">
            <text:p>0,00378718</text:p>
          </table:table-cell>
          <table:table-cell office:value-type="float" office:value="0.0123841" calcext:value-type="float">
            <text:p>0,0123841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00379492" calcext:value-type="float">
            <text:p>0,00379492</text:p>
          </table:table-cell>
          <table:table-cell office:value-type="float" office:value="0.012422" calcext:value-type="float">
            <text:p>0,012422</text:p>
          </table:table-cell>
        </table:table-row>
        <table:table-row table:style-name="ro1">
          <table:table-cell office:value-type="float" office:value="9.81" calcext:value-type="float">
            <text:p>9,81</text:p>
          </table:table-cell>
          <table:table-cell office:value-type="float" office:value="0.00380267" calcext:value-type="float">
            <text:p>0,00380267</text:p>
          </table:table-cell>
          <table:table-cell office:value-type="float" office:value="0.0124601" calcext:value-type="float">
            <text:p>0,0124601</text:p>
          </table:table-cell>
        </table:table-row>
        <table:table-row table:style-name="ro1">
          <table:table-cell office:value-type="float" office:value="9.82" calcext:value-type="float">
            <text:p>9,82</text:p>
          </table:table-cell>
          <table:table-cell office:value-type="float" office:value="0.00381042" calcext:value-type="float">
            <text:p>0,00381042</text:p>
          </table:table-cell>
          <table:table-cell office:value-type="float" office:value="0.0124982" calcext:value-type="float">
            <text:p>0,0124982</text:p>
          </table:table-cell>
        </table:table-row>
        <table:table-row table:style-name="ro1">
          <table:table-cell office:value-type="float" office:value="9.83" calcext:value-type="float">
            <text:p>9,83</text:p>
          </table:table-cell>
          <table:table-cell office:value-type="float" office:value="0.00381818" calcext:value-type="float">
            <text:p>0,00381818</text:p>
          </table:table-cell>
          <table:table-cell office:value-type="float" office:value="0.0125364" calcext:value-type="float">
            <text:p>0,0125364</text:p>
          </table:table-cell>
        </table:table-row>
        <table:table-row table:style-name="ro1">
          <table:table-cell office:value-type="float" office:value="9.84" calcext:value-type="float">
            <text:p>9,84</text:p>
          </table:table-cell>
          <table:table-cell office:value-type="float" office:value="0.00382595" calcext:value-type="float">
            <text:p>0,00382595</text:p>
          </table:table-cell>
          <table:table-cell office:value-type="float" office:value="0.0125746" calcext:value-type="float">
            <text:p>0,0125746</text:p>
          </table:table-cell>
        </table:table-row>
        <table:table-row table:style-name="ro1">
          <table:table-cell office:value-type="float" office:value="9.85" calcext:value-type="float">
            <text:p>9,85</text:p>
          </table:table-cell>
          <table:table-cell office:value-type="float" office:value="0.00383372" calcext:value-type="float">
            <text:p>0,00383372</text:p>
          </table:table-cell>
          <table:table-cell office:value-type="float" office:value="0.012613" calcext:value-type="float">
            <text:p>0,012613</text:p>
          </table:table-cell>
        </table:table-row>
        <table:table-row table:style-name="ro1">
          <table:table-cell office:value-type="float" office:value="9.86" calcext:value-type="float">
            <text:p>9,86</text:p>
          </table:table-cell>
          <table:table-cell office:value-type="float" office:value="0.00384151" calcext:value-type="float">
            <text:p>0,00384151</text:p>
          </table:table-cell>
          <table:table-cell office:value-type="float" office:value="0.0126514" calcext:value-type="float">
            <text:p>0,0126514</text:p>
          </table:table-cell>
        </table:table-row>
        <table:table-row table:style-name="ro1">
          <table:table-cell office:value-type="float" office:value="9.87" calcext:value-type="float">
            <text:p>9,87</text:p>
          </table:table-cell>
          <table:table-cell office:value-type="float" office:value="0.0038493" calcext:value-type="float">
            <text:p>0,0038493</text:p>
          </table:table-cell>
          <table:table-cell office:value-type="float" office:value="0.0126899" calcext:value-type="float">
            <text:p>0,0126899</text:p>
          </table:table-cell>
        </table:table-row>
        <table:table-row table:style-name="ro1">
          <table:table-cell office:value-type="float" office:value="9.88" calcext:value-type="float">
            <text:p>9,88</text:p>
          </table:table-cell>
          <table:table-cell office:value-type="float" office:value="0.0038571" calcext:value-type="float">
            <text:p>0,0038571</text:p>
          </table:table-cell>
          <table:table-cell office:value-type="float" office:value="0.0127284" calcext:value-type="float">
            <text:p>0,0127284</text:p>
          </table:table-cell>
        </table:table-row>
        <table:table-row table:style-name="ro1">
          <table:table-cell office:value-type="float" office:value="9.89" calcext:value-type="float">
            <text:p>9,89</text:p>
          </table:table-cell>
          <table:table-cell office:value-type="float" office:value="0.00386491" calcext:value-type="float">
            <text:p>0,00386491</text:p>
          </table:table-cell>
          <table:table-cell office:value-type="float" office:value="0.0127671" calcext:value-type="float">
            <text:p>0,0127671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00387272" calcext:value-type="float">
            <text:p>0,00387272</text:p>
          </table:table-cell>
          <table:table-cell office:value-type="float" office:value="0.0128058" calcext:value-type="float">
            <text:p>0,0128058</text:p>
          </table:table-cell>
        </table:table-row>
        <table:table-row table:style-name="ro1">
          <table:table-cell office:value-type="float" office:value="9.91" calcext:value-type="float">
            <text:p>9,91</text:p>
          </table:table-cell>
          <table:table-cell office:value-type="float" office:value="0.00388055" calcext:value-type="float">
            <text:p>0,00388055</text:p>
          </table:table-cell>
          <table:table-cell office:value-type="float" office:value="0.0128446" calcext:value-type="float">
            <text:p>0,0128446</text:p>
          </table:table-cell>
        </table:table-row>
        <table:table-row table:style-name="ro1">
          <table:table-cell office:value-type="float" office:value="9.92" calcext:value-type="float">
            <text:p>9,92</text:p>
          </table:table-cell>
          <table:table-cell office:value-type="float" office:value="0.00388838" calcext:value-type="float">
            <text:p>0,00388838</text:p>
          </table:table-cell>
          <table:table-cell office:value-type="float" office:value="0.0128835" calcext:value-type="float">
            <text:p>0,0128835</text:p>
          </table:table-cell>
        </table:table-row>
        <table:table-row table:style-name="ro1">
          <table:table-cell office:value-type="float" office:value="9.93" calcext:value-type="float">
            <text:p>9,93</text:p>
          </table:table-cell>
          <table:table-cell office:value-type="float" office:value="0.00389622" calcext:value-type="float">
            <text:p>0,00389622</text:p>
          </table:table-cell>
          <table:table-cell office:value-type="float" office:value="0.0129225" calcext:value-type="float">
            <text:p>0,0129225</text:p>
          </table:table-cell>
        </table:table-row>
        <table:table-row table:style-name="ro1">
          <table:table-cell office:value-type="float" office:value="9.94" calcext:value-type="float">
            <text:p>9,94</text:p>
          </table:table-cell>
          <table:table-cell office:value-type="float" office:value="0.00390407" calcext:value-type="float">
            <text:p>0,00390407</text:p>
          </table:table-cell>
          <table:table-cell office:value-type="float" office:value="0.0129615" calcext:value-type="float">
            <text:p>0,0129615</text:p>
          </table:table-cell>
        </table:table-row>
        <table:table-row table:style-name="ro1">
          <table:table-cell office:value-type="float" office:value="9.95" calcext:value-type="float">
            <text:p>9,95</text:p>
          </table:table-cell>
          <table:table-cell office:value-type="float" office:value="0.00391192" calcext:value-type="float">
            <text:p>0,00391192</text:p>
          </table:table-cell>
          <table:table-cell office:value-type="float" office:value="0.0130006" calcext:value-type="float">
            <text:p>0,0130006</text:p>
          </table:table-cell>
        </table:table-row>
        <table:table-row table:style-name="ro1">
          <table:table-cell office:value-type="float" office:value="9.96" calcext:value-type="float">
            <text:p>9,96</text:p>
          </table:table-cell>
          <table:table-cell office:value-type="float" office:value="0.00391978" calcext:value-type="float">
            <text:p>0,00391978</text:p>
          </table:table-cell>
          <table:table-cell office:value-type="float" office:value="0.0130398" calcext:value-type="float">
            <text:p>0,0130398</text:p>
          </table:table-cell>
        </table:table-row>
        <table:table-row table:style-name="ro1">
          <table:table-cell office:value-type="float" office:value="9.97" calcext:value-type="float">
            <text:p>9,97</text:p>
          </table:table-cell>
          <table:table-cell office:value-type="float" office:value="0.00392766" calcext:value-type="float">
            <text:p>0,00392766</text:p>
          </table:table-cell>
          <table:table-cell office:value-type="float" office:value="0.0130791" calcext:value-type="float">
            <text:p>0,0130791</text:p>
          </table:table-cell>
        </table:table-row>
        <table:table-row table:style-name="ro1">
          <table:table-cell office:value-type="float" office:value="9.98" calcext:value-type="float">
            <text:p>9,98</text:p>
          </table:table-cell>
          <table:table-cell office:value-type="float" office:value="0.00393553" calcext:value-type="float">
            <text:p>0,00393553</text:p>
          </table:table-cell>
          <table:table-cell office:value-type="float" office:value="0.0131184" calcext:value-type="float">
            <text:p>0,0131184</text:p>
          </table:table-cell>
        </table:table-row>
        <table:table-row table:style-name="ro1">
          <table:table-cell office:value-type="float" office:value="9.99" calcext:value-type="float">
            <text:p>9,99</text:p>
          </table:table-cell>
          <table:table-cell office:value-type="float" office:value="0.00394342" calcext:value-type="float">
            <text:p>0,00394342</text:p>
          </table:table-cell>
          <table:table-cell office:value-type="float" office:value="0.0131579" calcext:value-type="float">
            <text:p>0,01315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95132" calcext:value-type="float">
            <text:p>0,00395132</text:p>
          </table:table-cell>
          <table:table-cell office:value-type="float" office:value="0.0131974" calcext:value-type="float">
            <text:p>0,01319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.00.0000</text:date>, <text:time style:data-style-name="N2" text:time-value="18:15:17.04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4T18:56:15.736000000</dc:date>
    <meta:editing-duration>PT30M59S</meta:editing-duration>
    <meta:editing-cycles>2</meta:editing-cycles>
    <meta:generator>LibreOffice/7.2.5.2$Windows_X86_64 LibreOffice_project/499f9727c189e6ef3471021d6132d4c694f357e5</meta:generator>
    <meta:document-statistic meta:table-count="1" meta:cell-count="300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7.043cm" svg:y="0.316cm" chart:style-name="ch2">
          <text:p>Yaw rate</text:p>
        </chart:title>
        <chart:plot-area chart:style-name="ch3" table:cell-range-address="'wynik symulacji'.A2:'wynik symulacji'.B1002" svg:x="0.319cm" svg:y="1.275cm" svg:width="15.361cm" svg:height="7.551cm">
          <chart:coordinate-region svg:x="1.602cm" svg:y="1.474cm" svg:width="13.891cm" svg:height="6.70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wynik symulacji'.B2:'wynik symulacji'.B1002" chart:class="chart:scatter">
            <chart:domain table:cell-range-address="'wynik symulacji'.A2:'wynik symulacji'.A1002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wynik symulacji'.A2:'wynik symulacji'.A1002</svg:desc>
                </draw:g>
              </table:table-cell>
              <table:table-cell office:value-type="float" office:value="0">
                <text:p>0</text:p>
                <draw:g>
                  <svg:desc>'wynik symulacji'.B2:'wynik symulacji'.B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789474">
                <text:p>0.00000000789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236842">
                <text:p>0.0000000236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473684">
                <text:p>0.0000000473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789474">
                <text:p>0.0000000789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118421">
                <text:p>0.000000118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165789">
                <text:p>0.000000165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221053">
                <text:p>0.000000221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284211">
                <text:p>0.000000284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355263">
                <text:p>0.0000003552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434211">
                <text:p>0.000000434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521053">
                <text:p>0.000000521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615789">
                <text:p>0.00000061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718421">
                <text:p>0.000000718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828947">
                <text:p>0.000000828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947368">
                <text:p>0.000000947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107368">
                <text:p>0.000001073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120789">
                <text:p>0.00000120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135">
                <text:p>0.00000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15">
                <text:p>0.0000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165789">
                <text:p>0.000001657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182368">
                <text:p>0.000001823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199737">
                <text:p>0.000001997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217895">
                <text:p>0.000002178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236842">
                <text:p>0.00000236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256579">
                <text:p>0.00000256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277105">
                <text:p>0.00000277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298421">
                <text:p>0.000002984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320526">
                <text:p>0.000003205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343421">
                <text:p>0.000003434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367105">
                <text:p>0.00000367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391579">
                <text:p>0.00000391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416842">
                <text:p>0.000004168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442895">
                <text:p>0.000004428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469737">
                <text:p>0.00000469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497368">
                <text:p>0.000004973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525789">
                <text:p>0.000005257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555">
                <text:p>0.00000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585">
                <text:p>0.000005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615789">
                <text:p>0.00000615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647368">
                <text:p>0.00000647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679737">
                <text:p>0.000006797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712895">
                <text:p>0.000007128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746842">
                <text:p>0.000007468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781579">
                <text:p>0.00000781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817105">
                <text:p>0.000008171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853421">
                <text:p>0.000008534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890526">
                <text:p>0.000008905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928421">
                <text:p>0.000009284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967105">
                <text:p>0.000009671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100658">
                <text:p>0.0000100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104684">
                <text:p>0.00001046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08789">
                <text:p>0.00001087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12974">
                <text:p>0.00001129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17237">
                <text:p>0.00001172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121579">
                <text:p>0.00001215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126">
                <text:p>0.00001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1305">
                <text:p>0.00001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135079">
                <text:p>0.00001350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139737">
                <text:p>0.00001397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144474">
                <text:p>0.0000144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149289">
                <text:p>0.00001492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154184">
                <text:p>0.00001541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159158">
                <text:p>0.00001591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164211">
                <text:p>0.0000164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169342">
                <text:p>0.00001693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174553">
                <text:p>0.00001745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179842">
                <text:p>0.00001798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185211">
                <text:p>0.00001852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190658">
                <text:p>0.00001906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196184">
                <text:p>0.00001961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201789">
                <text:p>0.00002017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207474">
                <text:p>0.00002074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213237">
                <text:p>0.00002132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219079">
                <text:p>0.00002190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225">
                <text:p>0.00002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231">
                <text:p>0.00002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237079">
                <text:p>0.00002370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243237">
                <text:p>0.00002432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249474">
                <text:p>0.00002494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255789">
                <text:p>0.00002557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262184">
                <text:p>0.00002621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268658">
                <text:p>0.00002686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275211">
                <text:p>0.00002752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281842">
                <text:p>0.00002818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288553">
                <text:p>0.00002885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295342">
                <text:p>0.00002953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302211">
                <text:p>0.00003022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309158">
                <text:p>0.00003091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316184">
                <text:p>0.00003161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323289">
                <text:p>0.00003232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330474">
                <text:p>0.00003304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337737">
                <text:p>0.00003377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345079">
                <text:p>0.00003450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3525">
                <text:p>0.000035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367579">
                <text:p>0.00003675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375237">
                <text:p>0.00003752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382974">
                <text:p>0.00003829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390789">
                <text:p>0.00003907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398684">
                <text:p>0.00003986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0000406658">
                <text:p>0.00004066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0000414711">
                <text:p>0.00004147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0000422842">
                <text:p>0.00004228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0000431053">
                <text:p>0.00004310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0000439342">
                <text:p>0.00004393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0000447711">
                <text:p>0.00004477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0000456158">
                <text:p>0.0000456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0000464684">
                <text:p>0.00004646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0000473289">
                <text:p>0.00004732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0000481974">
                <text:p>0.00004819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0000490737">
                <text:p>0.00004907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0000499579">
                <text:p>0.00004995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00005085">
                <text:p>0.000050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00005175">
                <text:p>0.000051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0000526579">
                <text:p>0.00005265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0000535737">
                <text:p>0.00005357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0000544974">
                <text:p>0.00005449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0000554289">
                <text:p>0.00005542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0000563684">
                <text:p>0.00005636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0000573158">
                <text:p>0.00005731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0000582711">
                <text:p>0.00005827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0000592342">
                <text:p>0.00005923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0000602053">
                <text:p>0.00006020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0000611842">
                <text:p>0.00006118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0000621711">
                <text:p>0.00006217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0000631658">
                <text:p>0.00006316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0000641684">
                <text:p>0.00006416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0000651789">
                <text:p>0.00006517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0000661974">
                <text:p>0.00006619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0000672237">
                <text:p>0.00006722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0000682579">
                <text:p>0.00006825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0000693">
                <text:p>0.0000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00007035">
                <text:p>0.000070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0000714079">
                <text:p>0.00007140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0000724737">
                <text:p>0.00007247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0000735474">
                <text:p>0.00007354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0000746289">
                <text:p>0.00007462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0000757184">
                <text:p>0.00007571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0000768158">
                <text:p>0.00007681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0000779211">
                <text:p>0.00007792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0000790342">
                <text:p>0.00007903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0000801553">
                <text:p>0.00008015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0000812842">
                <text:p>0.00008128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0000824211">
                <text:p>0.00008242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0000835658">
                <text:p>0.00008356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0000847184">
                <text:p>0.00008471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0000858789">
                <text:p>0.00008587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0000870474">
                <text:p>0.00008704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0000882237">
                <text:p>0.00008822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0000894079">
                <text:p>0.00008940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0000906">
                <text:p>0.00009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0000918">
                <text:p>0.00009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0000930079">
                <text:p>0.00009300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0000942237">
                <text:p>0.00009422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0000954474">
                <text:p>0.00009544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0000966789">
                <text:p>0.00009667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0000979184">
                <text:p>0.00009791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0000991658">
                <text:p>0.00009916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000100421">
                <text:p>0.0001004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000101684">
                <text:p>0.0001016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000102955">
                <text:p>0.0001029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000104234">
                <text:p>0.0001042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000105521">
                <text:p>0.0001055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000106816">
                <text:p>0.0001068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000108118">
                <text:p>0.0001081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000109429">
                <text:p>0.0001094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000110747">
                <text:p>0.0001107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000112074">
                <text:p>0.0001120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000113408">
                <text:p>0.0001134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00011475">
                <text:p>0.000114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0001161">
                <text:p>0.00011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000117458">
                <text:p>0.0001174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000118824">
                <text:p>0.0001188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000120197">
                <text:p>0.0001201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000121579">
                <text:p>0.0001215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000122968">
                <text:p>0.0001229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.000124366">
                <text:p>0.0001243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.000125771">
                <text:p>0.0001257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.000127184">
                <text:p>0.0001271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.000128605">
                <text:p>0.0001286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0.000130034">
                <text:p>0.0001300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0.000131471">
                <text:p>0.0001314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0.000132916">
                <text:p>0.0001329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0.000134368">
                <text:p>0.0001343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0.000135829">
                <text:p>0.0001358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0.000137297">
                <text:p>0.0001372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0.000138774">
                <text:p>0.0001387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0.000140258">
                <text:p>0.0001402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0.00014175">
                <text:p>0.000141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0.00014325">
                <text:p>0.000143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0.000144758">
                <text:p>0.0001447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0.000146274">
                <text:p>0.0001462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0.000147797">
                <text:p>0.0001477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0.000149329">
                <text:p>0.0001493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0.000150868">
                <text:p>0.0001508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0.000152416">
                <text:p>0.0001524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0.000153971">
                <text:p>0.0001539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0.000155534">
                <text:p>0.0001555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0.000157105">
                <text:p>0.0001571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000158684">
                <text:p>0.0001586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0.000160271">
                <text:p>0.0001602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0.000161866">
                <text:p>0.0001618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0.000163468">
                <text:p>0.0001634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0.000165079">
                <text:p>0.0001650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0.000166697">
                <text:p>0.0001666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0.000168324">
                <text:p>0.0001683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0.000169958">
                <text:p>0.0001699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0.0001716">
                <text:p>0.00017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0.00017325">
                <text:p>0.000173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0.000174908">
                <text:p>0.0001749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0.000176574">
                <text:p>0.0001765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0.000178247">
                <text:p>0.0001782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0.000179929">
                <text:p>0.0001799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0.000181618">
                <text:p>0.0001816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0.000183316">
                <text:p>0.0001833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0.000185021">
                <text:p>0.0001850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0.000186734">
                <text:p>0.0001867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0.000188455">
                <text:p>0.0001884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0.000190184">
                <text:p>0.0001901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0.000191921">
                <text:p>0.0001919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0.000193666">
                <text:p>0.0001936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0.000195418">
                <text:p>0.0001954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0.000197179">
                <text:p>0.0001971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0.000198947">
                <text:p>0.0001989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0.000200724">
                <text:p>0.0002007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0.000202508">
                <text:p>0.0002025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0.0002043">
                <text:p>0.00020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0.0002061">
                <text:p>0.00020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0.000207908">
                <text:p>0.0002079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0.000209724">
                <text:p>0.0002097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0.000211547">
                <text:p>0.0002115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0.000213379">
                <text:p>0.0002133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0.000215218">
                <text:p>0.0002152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0.000217066">
                <text:p>0.0002170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0.000218921">
                <text:p>0.0002189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0.000220784">
                <text:p>0.0002207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0.000222655">
                <text:p>0.0002226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0.000224534">
                <text:p>0.0002245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0.000226421">
                <text:p>0.0002264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0.000228316">
                <text:p>0.0002283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0.000230218">
                <text:p>0.0002302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0.000232129">
                <text:p>0.0002321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0.000234047">
                <text:p>0.0002340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0.000235974">
                <text:p>0.0002359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0.000237908">
                <text:p>0.0002379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0.00023985">
                <text:p>0.000239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0.0002418">
                <text:p>0.00024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0.000243758">
                <text:p>0.0002437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0.000245724">
                <text:p>0.0002457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0.000247697">
                <text:p>0.0002476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0.000249679">
                <text:p>0.0002496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0.000251668">
                <text:p>0.0002516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0.000253666">
                <text:p>0.0002536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0.000255671">
                <text:p>0.00025567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0.000257684">
                <text:p>0.0002576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0.000259705">
                <text:p>0.0002597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0.000261734">
                <text:p>0.0002617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0.000263771">
                <text:p>0.0002637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0.000265816">
                <text:p>0.0002658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0.000267868">
                <text:p>0.0002678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0.000269929">
                <text:p>0.0002699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0.000271997">
                <text:p>0.0002719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0.000274074">
                <text:p>0.0002740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0.000276158">
                <text:p>0.0002761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0.00027825">
                <text:p>0.000278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0.00028035">
                <text:p>0.000280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0.000282458">
                <text:p>0.00028245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0.000284574">
                <text:p>0.0002845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0.000286697">
                <text:p>0.0002866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0.000288829">
                <text:p>0.0002888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0.000290968">
                <text:p>0.0002909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0.000293116">
                <text:p>0.0002931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0.000295271">
                <text:p>0.0002952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0.000297434">
                <text:p>0.0002974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0.000299605">
                <text:p>0.0002996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0.000301784">
                <text:p>0.0003017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0.000303971">
                <text:p>0.0003039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0.000306166">
                <text:p>0.0003061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0.000308368">
                <text:p>0.0003083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0.000310579">
                <text:p>0.0003105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0.000312797">
                <text:p>0.0003127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0.000315024">
                <text:p>0.0003150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0.000317258">
                <text:p>0.0003172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0.0003195">
                <text:p>0.00031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0.00032175">
                <text:p>0.000321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0.000324008">
                <text:p>0.0003240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0.000326274">
                <text:p>0.0003262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0.000328547">
                <text:p>0.0003285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0.000330829">
                <text:p>0.0003308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0.000333118">
                <text:p>0.0003331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0.000335416">
                <text:p>0.0003354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0.000337721">
                <text:p>0.0003377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0.000340034">
                <text:p>0.0003400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0.000342355">
                <text:p>0.0003423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0.000344684">
                <text:p>0.0003446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0.000347021">
                <text:p>0.0003470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0.000349366">
                <text:p>0.0003493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0.000351718">
                <text:p>0.0003517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0.000354079">
                <text:p>0.0003540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0.000356447">
                <text:p>0.0003564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0.000358824">
                <text:p>0.0003588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0.000361208">
                <text:p>0.0003612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0.0003636">
                <text:p>0.00036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0.000366">
                <text:p>0.0003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0.000368408">
                <text:p>0.0003684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0.000370824">
                <text:p>0.0003708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0.000373247">
                <text:p>0.0003732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0.000375679">
                <text:p>0.0003756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0.000378118">
                <text:p>0.0003781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0.000380566">
                <text:p>0.0003805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0.000383021">
                <text:p>0.0003830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0.000385484">
                <text:p>0.0003854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0.000387955">
                <text:p>0.0003879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0.000390434">
                <text:p>0.0003904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0.000392921">
                <text:p>0.0003929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0.000395416">
                <text:p>0.0003954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0.000397918">
                <text:p>0.0003979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0.000400429">
                <text:p>0.00040042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0.000402947">
                <text:p>0.0004029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0.000405474">
                <text:p>0.0004054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0.000408008">
                <text:p>0.0004080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0.00041055">
                <text:p>0.000410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0.0004131">
                <text:p>0.00041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0.000415658">
                <text:p>0.0004156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0.000418224">
                <text:p>0.0004182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0.000420797">
                <text:p>0.0004207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0.000423379">
                <text:p>0.0004233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0.000425968">
                <text:p>0.0004259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0.000428566">
                <text:p>0.0004285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0.000431171">
                <text:p>0.0004311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0.000433784">
                <text:p>0.0004337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0.000436405">
                <text:p>0.0004364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0.000439034">
                <text:p>0.0004390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0.000441671">
                <text:p>0.0004416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0.000444316">
                <text:p>0.0004443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0.000446968">
                <text:p>0.0004469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0.000449629">
                <text:p>0.0004496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0.000452297">
                <text:p>0.0004522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0.000454974">
                <text:p>0.0004549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0.000457658">
                <text:p>0.0004576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0.00046035">
                <text:p>0.000460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0.00046305">
                <text:p>0.000463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0.000465758">
                <text:p>0.0004657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0.000468474">
                <text:p>0.0004684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0.000471197">
                <text:p>0.0004711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0.000473929">
                <text:p>0.0004739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0.000476668">
                <text:p>0.0004766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0.000479416">
                <text:p>0.0004794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0.000482171">
                <text:p>0.0004821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0.000484934">
                <text:p>0.0004849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0.000487705">
                <text:p>0.0004877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0.000490484">
                <text:p>0.0004904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0.000493271">
                <text:p>0.0004932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0.000496066">
                <text:p>0.0004960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0.000498868">
                <text:p>0.0004988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0.000501679">
                <text:p>0.00050167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0.000504497">
                <text:p>0.0005044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0.000507324">
                <text:p>0.0005073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0.000510158">
                <text:p>0.0005101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0.000513">
                <text:p>0.0005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0.00051585">
                <text:p>0.000515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0.000518708">
                <text:p>0.0005187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0.000521574">
                <text:p>0.00052157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0.000524447">
                <text:p>0.0005244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0.000527329">
                <text:p>0.0005273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0.000530218">
                <text:p>0.0005302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0.000533116">
                <text:p>0.0005331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0.000536021">
                <text:p>0.0005360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0.000538934">
                <text:p>0.0005389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0.000541855">
                <text:p>0.0005418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0.000544784">
                <text:p>0.0005447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0.000547721">
                <text:p>0.0005477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0.000550666">
                <text:p>0.0005506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0.000553618">
                <text:p>0.0005536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0.000556579">
                <text:p>0.0005565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0.000559547">
                <text:p>0.0005595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0.000562524">
                <text:p>0.0005625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0.000565508">
                <text:p>0.0005655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0.0005685">
                <text:p>0.00056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0.0005715">
                <text:p>0.00057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0.000574508">
                <text:p>0.0005745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0.000577524">
                <text:p>0.0005775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0.000580547">
                <text:p>0.0005805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0.000583579">
                <text:p>0.0005835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0.000586618">
                <text:p>0.0005866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0.000589666">
                <text:p>0.0005896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0.000592721">
                <text:p>0.0005927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0.000595784">
                <text:p>0.0005957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0.000598855">
                <text:p>0.0005988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0.000601934">
                <text:p>0.0006019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0.000605021">
                <text:p>0.0006050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0.000608116">
                <text:p>0.0006081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0.000611218">
                <text:p>0.0006112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0.000614329">
                <text:p>0.0006143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0.000617447">
                <text:p>0.0006174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0.000620574">
                <text:p>0.0006205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0.000623708">
                <text:p>0.0006237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0.00062685">
                <text:p>0.000626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0.000633158">
                <text:p>0.0006331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0.000636324">
                <text:p>0.0006363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0.000639497">
                <text:p>0.00063949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0.000642679">
                <text:p>0.0006426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0.000645868">
                <text:p>0.0006458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0.000649066">
                <text:p>0.0006490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0.000652271">
                <text:p>0.0006522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0.000655484">
                <text:p>0.00065548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0.000658705">
                <text:p>0.0006587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0.000661934">
                <text:p>0.0006619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0.000665171">
                <text:p>0.0006651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0.000668416">
                <text:p>0.0006684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0.000671668">
                <text:p>0.0006716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0.000674929">
                <text:p>0.0006749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0.000678197">
                <text:p>0.0006781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0.000681474">
                <text:p>0.0006814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0.000684758">
                <text:p>0.0006847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0.00068805">
                <text:p>0.000688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0.00069135">
                <text:p>0.000691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0.000694658">
                <text:p>0.0006946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0.000697974">
                <text:p>0.0006979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0.000701297">
                <text:p>0.0007012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0.000704629">
                <text:p>0.0007046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0.000707968">
                <text:p>0.0007079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0.000711316">
                <text:p>0.0007113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0.000714671">
                <text:p>0.00071467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0.000718034">
                <text:p>0.0007180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0.000721405">
                <text:p>0.0007214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0.000724784">
                <text:p>0.0007247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0.000728171">
                <text:p>0.0007281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0.000731566">
                <text:p>0.0007315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0.000734968">
                <text:p>0.0007349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0.000738379">
                <text:p>0.0007383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0.000741797">
                <text:p>0.0007417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0.000745224">
                <text:p>0.0007452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0.000748658">
                <text:p>0.0007486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0.0007521">
                <text:p>0.00075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0.00075555">
                <text:p>0.000755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0.000759008">
                <text:p>0.0007590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0.000762474">
                <text:p>0.0007624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0.000765947">
                <text:p>0.0007659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0.000769429">
                <text:p>0.0007694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0.000772918">
                <text:p>0.0007729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0.000776416">
                <text:p>0.0007764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0.000779921">
                <text:p>0.0007799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0.000783434">
                <text:p>0.00078343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0.000786955">
                <text:p>0.0007869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0.000790484">
                <text:p>0.0007904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0.000794021">
                <text:p>0.0007940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0.000797566">
                <text:p>0.0007975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0.000801118">
                <text:p>0.0008011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0.000804679">
                <text:p>0.0008046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0.000808247">
                <text:p>0.00080824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0.000811824">
                <text:p>0.0008118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0.000815408">
                <text:p>0.0008154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0.0008226">
                <text:p>0.00082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0.000826208">
                <text:p>0.0008262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0.000829824">
                <text:p>0.0008298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0.000833447">
                <text:p>0.00083344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0.000837079">
                <text:p>0.0008370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0.000840718">
                <text:p>0.0008407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0.000844366">
                <text:p>0.0008443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0.000848021">
                <text:p>0.0008480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0.000851684">
                <text:p>0.00085168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0.000855355">
                <text:p>0.0008553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0.000859034">
                <text:p>0.0008590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0.000862721">
                <text:p>0.0008627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0.000866416">
                <text:p>0.0008664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0.000870118">
                <text:p>0.0008701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0.000873829">
                <text:p>0.0008738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0.000877547">
                <text:p>0.00087754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0.000881274">
                <text:p>0.0008812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0.000885008">
                <text:p>0.0008850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0.00088875">
                <text:p>0.000888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0.0008925">
                <text:p>0.00089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0.000896258">
                <text:p>0.0008962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0.000900024">
                <text:p>0.0009000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0.000903797">
                <text:p>0.0009037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0.000907579">
                <text:p>0.0009075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0.000911368">
                <text:p>0.0009113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0.000915166">
                <text:p>0.0009151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0.000918971">
                <text:p>0.00091897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0.000922784">
                <text:p>0.0009227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0.000926605">
                <text:p>0.0009266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0.000930434">
                <text:p>0.0009304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0.000934271">
                <text:p>0.0009342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0.000938116">
                <text:p>0.0009381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0.000941968">
                <text:p>0.0009419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0.000945829">
                <text:p>0.0009458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0.000949697">
                <text:p>0.0009496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0.000953574">
                <text:p>0.0009535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0.000957458">
                <text:p>0.00095745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0.00096135">
                <text:p>0.000961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0.00096525">
                <text:p>0.000965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0.000969158">
                <text:p>0.0009691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0.000973074">
                <text:p>0.0009730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0.000976997">
                <text:p>0.0009769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0.000980929">
                <text:p>0.0009809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0.000984868">
                <text:p>0.00098486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0.000988816">
                <text:p>0.0009888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0.000992771">
                <text:p>0.0009927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0.000996734">
                <text:p>0.0009967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0.00100071">
                <text:p>0.001000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0.00100468">
                <text:p>0.001004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0.00100867">
                <text:p>0.001008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0.00101267">
                <text:p>0.001012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0.00101667">
                <text:p>0.001016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0.00102068">
                <text:p>0.0010206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0.0010247">
                <text:p>0.00102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0.00102872">
                <text:p>0.001028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0.00103276">
                <text:p>0.001032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0.0010368">
                <text:p>0.001036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0.00104085">
                <text:p>0.0010408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0.00104491">
                <text:p>0.001044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0.00104897">
                <text:p>0.001048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0.00105305">
                <text:p>0.001053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0.00105713">
                <text:p>0.001057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0.00106122">
                <text:p>0.0010612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0.00106532">
                <text:p>0.001065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0.00106942">
                <text:p>0.001069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0.00107353">
                <text:p>0.001073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0.00107766">
                <text:p>0.0010776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0.00108178">
                <text:p>0.001081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0.00108592">
                <text:p>0.0010859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0.00109007">
                <text:p>0.0010900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0.00109422">
                <text:p>0.001094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0.00109838">
                <text:p>0.001098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0.00110255">
                <text:p>0.0011025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0.00110672">
                <text:p>0.0011067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0.00111091">
                <text:p>0.001110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0.0011151">
                <text:p>0.001115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0.0011193">
                <text:p>0.001119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0.00112351">
                <text:p>0.001123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0.00112772">
                <text:p>0.0011277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0.00113195">
                <text:p>0.001131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0.00113618">
                <text:p>0.0011361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0.00114042">
                <text:p>0.0011404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0.00114467">
                <text:p>0.001144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0.00114892">
                <text:p>0.001148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0.00115318">
                <text:p>0.001153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0.00115746">
                <text:p>0.001157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0.00116173">
                <text:p>0.0011617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0.00116602">
                <text:p>0.0011660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0.00117032">
                <text:p>0.0011703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0.00117462">
                <text:p>0.0011746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0.00117893">
                <text:p>0.0011789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0.00118325">
                <text:p>0.001183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0.00118757">
                <text:p>0.001187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0.00119191">
                <text:p>0.001191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0.00119625">
                <text:p>0.001196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0.0012006">
                <text:p>0.001200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0.00120496">
                <text:p>0.001204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0.00120932">
                <text:p>0.001209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0.0012137">
                <text:p>0.00121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0.00121808">
                <text:p>0.001218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0.00122247">
                <text:p>0.0012224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0.00122687">
                <text:p>0.0012268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0.00123127">
                <text:p>0.0012312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0.00123568">
                <text:p>0.0012356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0.00124011">
                <text:p>0.001240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0.00124453">
                <text:p>0.0012445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0.00124897">
                <text:p>0.0012489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0.00125342">
                <text:p>0.001253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0.00125787">
                <text:p>0.001257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0.00126233">
                <text:p>0.0012623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0.0012668">
                <text:p>0.00126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0.00127127">
                <text:p>0.001271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0.00127576">
                <text:p>0.0012757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0.00128025">
                <text:p>0.001280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0.00128475">
                <text:p>0.001284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0.00128926">
                <text:p>0.0012892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0.00129377">
                <text:p>0.001293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0.0012983">
                <text:p>0.001298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0.00130283">
                <text:p>0.001302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0.00130737">
                <text:p>0.0013073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0.00131192">
                <text:p>0.001311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0.00131647">
                <text:p>0.0013164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0.00132103">
                <text:p>0.001321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0.00132561">
                <text:p>0.0013256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0.00133018">
                <text:p>0.001330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0.00133477">
                <text:p>0.0013347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0.00133937">
                <text:p>0.001339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0.00134397">
                <text:p>0.001343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0.00134858">
                <text:p>0.0013485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0.0013532">
                <text:p>0.001353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0.00135782">
                <text:p>0.0013578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0.00136246">
                <text:p>0.001362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0.0013671">
                <text:p>0.001367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0.00137175">
                <text:p>0.0013717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0.00137641">
                <text:p>0.001376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0.00138107">
                <text:p>0.001381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0.00138575">
                <text:p>0.001385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0.00139043">
                <text:p>0.001390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0.00139512">
                <text:p>0.001395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0.00139982">
                <text:p>0.0013998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0.00140452">
                <text:p>0.001404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0.00140923">
                <text:p>0.0014092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0.00141396">
                <text:p>0.0014139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0.00141868">
                <text:p>0.0014186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0.00142342">
                <text:p>0.0014234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0.00142817">
                <text:p>0.001428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0.00143292">
                <text:p>0.0014329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0.00143768">
                <text:p>0.0014376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0.00144245">
                <text:p>0.0014424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0.00144722">
                <text:p>0.0014472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0.00145201">
                <text:p>0.001452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0.0014568">
                <text:p>0.001456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0.0014616">
                <text:p>0.00146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0.00146641">
                <text:p>0.0014664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0.00147122">
                <text:p>0.001471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0.00147605">
                <text:p>0.0014760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0.00148088">
                <text:p>0.001480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0.00148572">
                <text:p>0.0014857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0.00149057">
                <text:p>0.0014905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0.00149542">
                <text:p>0.0014954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0.00150028">
                <text:p>0.001500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0.00150516">
                <text:p>0.001505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0.00151003">
                <text:p>0.001510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0.00151492">
                <text:p>0.001514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0.00151982">
                <text:p>0.0015198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0.00152472">
                <text:p>0.001524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0.00152963">
                <text:p>0.001529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0.00153455">
                <text:p>0.001534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0.00153947">
                <text:p>0.0015394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0.00154441">
                <text:p>0.0015444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0.00154935">
                <text:p>0.001549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0.0015543">
                <text:p>0.001554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0.00155926">
                <text:p>0.0015592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0.00156422">
                <text:p>0.0015642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0.0015692">
                <text:p>0.001569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0.00157418">
                <text:p>0.001574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0.00157917">
                <text:p>0.001579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0.00158417">
                <text:p>0.001584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0.00158917">
                <text:p>0.0015891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0.00159418">
                <text:p>0.001594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0.00159921">
                <text:p>0.001599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0.00160423">
                <text:p>0.0016042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0.00160927">
                <text:p>0.001609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0.00161432">
                <text:p>0.001614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0.00161937">
                <text:p>0.0016193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0.00162443">
                <text:p>0.0016244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0.0016295">
                <text:p>0.00162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0.00163457">
                <text:p>0.0016345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0.00163966">
                <text:p>0.0016396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0.00164475">
                <text:p>0.001644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0.00164985">
                <text:p>0.0016498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0.00165496">
                <text:p>0.001654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0.00166007">
                <text:p>0.0016600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0.0016652">
                <text:p>0.001665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0.00167033">
                <text:p>0.0016703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0.00167547">
                <text:p>0.0016754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0.00168062">
                <text:p>0.0016806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0.00168577">
                <text:p>0.0016857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0.00169093">
                <text:p>0.0016909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0.00169611">
                <text:p>0.001696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0.00170128">
                <text:p>0.0017012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0.00170647">
                <text:p>0.0017064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0.00171167">
                <text:p>0.001711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0.00171687">
                <text:p>0.001716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0.00172208">
                <text:p>0.001722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0.0017273">
                <text:p>0.001727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0.00173252">
                <text:p>0.001732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0.00173776">
                <text:p>0.0017377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0.001743">
                <text:p>0.00174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0.00174825">
                <text:p>0.001748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0.00175351">
                <text:p>0.0017535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0.00175877">
                <text:p>0.0017587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0.00176405">
                <text:p>0.0017640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0.00176933">
                <text:p>0.0017693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0.00177462">
                <text:p>0.0017746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0.00177992">
                <text:p>0.0017799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0.00178522">
                <text:p>0.0017852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0.00179053">
                <text:p>0.0017905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0.00179586">
                <text:p>0.0017958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0.00180118">
                <text:p>0.0018011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0.00180652">
                <text:p>0.0018065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0.00181187">
                <text:p>0.001811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0.00181722">
                <text:p>0.0018172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0.00182258">
                <text:p>0.0018225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0.00182795">
                <text:p>0.001827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0.00183332">
                <text:p>0.0018333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0.00183871">
                <text:p>0.0018387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0.0018441">
                <text:p>0.001844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0.0018495">
                <text:p>0.001849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0.00185491">
                <text:p>0.001854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0.00186032">
                <text:p>0.001860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0.00186575">
                <text:p>0.001865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0.00187118">
                <text:p>0.001871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0.00187662">
                <text:p>0.0018766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0.00188207">
                <text:p>0.001882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0.00188752">
                <text:p>0.0018875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0.00189298">
                <text:p>0.001892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0.00189846">
                <text:p>0.0018984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0.00190393">
                <text:p>0.001903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0.00190942">
                <text:p>0.0019094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0.00191492">
                <text:p>0.001914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0.00192042">
                <text:p>0.0019204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0.00192593">
                <text:p>0.0019259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0.00193145">
                <text:p>0.001931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0.00193697">
                <text:p>0.0019369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0.00194251">
                <text:p>0.0019425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0.00194805">
                <text:p>0.001948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0.0019536">
                <text:p>0.001953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0.00195916">
                <text:p>0.001959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0.00196472">
                <text:p>0.0019647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0.0019703">
                <text:p>0.001970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0.00197588">
                <text:p>0.0019758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0.00198147">
                <text:p>0.0019814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0.00198707">
                <text:p>0.001987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0.00199267">
                <text:p>0.001992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0.00199828">
                <text:p>0.0019982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0.00200391">
                <text:p>0.002003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0.00200953">
                <text:p>0.0020095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0.00201517">
                <text:p>0.0020151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0.00202082">
                <text:p>0.0020208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0.00202647">
                <text:p>0.0020264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0.00203213">
                <text:p>0.0020321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0.0020378">
                <text:p>0.002037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0.00204347">
                <text:p>0.0020434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0.00204916">
                <text:p>0.0020491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0.00205485">
                <text:p>0.0020548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0.00206055">
                <text:p>0.002060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0.00206626">
                <text:p>0.0020662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0.00207197">
                <text:p>0.0020719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0.0020777">
                <text:p>0.002077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0.00208343">
                <text:p>0.0020834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0.00208917">
                <text:p>0.002089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0.00209492">
                <text:p>0.0020949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0.00210067">
                <text:p>0.0021006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0.00210643">
                <text:p>0.0021064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0.00211221">
                <text:p>0.0021122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0.00211798">
                <text:p>0.0021179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0.00212377">
                <text:p>0.0021237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0.00212957">
                <text:p>0.0021295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0.00213537">
                <text:p>0.0021353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0.00214118">
                <text:p>0.0021411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0.002147">
                <text:p>0.00214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0.00215282">
                <text:p>0.0021528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0.00215866">
                <text:p>0.0021586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0.0021645">
                <text:p>0.002164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0.00217035">
                <text:p>0.0021703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0.00217621">
                <text:p>0.0021762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0.00218207">
                <text:p>0.0021820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0.00218795">
                <text:p>0.002187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0.00219383">
                <text:p>0.0021938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0.00219972">
                <text:p>0.0021997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0.00220562">
                <text:p>0.002205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0.00221152">
                <text:p>0.0022115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0.00221743">
                <text:p>0.0022174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0.00222336">
                <text:p>0.0022233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0.00222928">
                <text:p>0.0022292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0.00223522">
                <text:p>0.0022352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0.00224117">
                <text:p>0.0022411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0.00224712">
                <text:p>0.0022471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0.00225308">
                <text:p>0.0022530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0.00225905">
                <text:p>0.0022590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0.00226502">
                <text:p>0.0022650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0.00227101">
                <text:p>0.0022710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0.002277">
                <text:p>0.00227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0.002283">
                <text:p>0.00228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0.00228901">
                <text:p>0.0022890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0.00229502">
                <text:p>0.002295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0.00230105">
                <text:p>0.0023010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0.00230708">
                <text:p>0.002307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0.00231312">
                <text:p>0.0023131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0.00231917">
                <text:p>0.002319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0.00232522">
                <text:p>0.0023252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0.00233128">
                <text:p>0.002331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0.00233736">
                <text:p>0.0023373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0.00234343">
                <text:p>0.002343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0.00234952">
                <text:p>0.0023495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0.00235562">
                <text:p>0.0023556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0.00236172">
                <text:p>0.0023617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0.00236783">
                <text:p>0.002367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0.00237395">
                <text:p>0.0023739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0.00238007">
                <text:p>0.0023800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0.00238621">
                <text:p>0.0023862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0.00239235">
                <text:p>0.0023923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0.0023985">
                <text:p>0.002398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0.00240466">
                <text:p>0.0024046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0.00241082">
                <text:p>0.002410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0.002417">
                <text:p>0.0024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0.00242318">
                <text:p>0.0024231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0.00242937">
                <text:p>0.0024293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0.00243557">
                <text:p>0.0024355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0.00244177">
                <text:p>0.0024417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0.00244798">
                <text:p>0.0024479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0.00245421">
                <text:p>0.0024542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0.00246043">
                <text:p>0.0024604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0.00246667">
                <text:p>0.0024666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0.00247292">
                <text:p>0.0024729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0.00247917">
                <text:p>0.0024791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0.00248543">
                <text:p>0.0024854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0.0024917">
                <text:p>0.002491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0.00249797">
                <text:p>0.0024979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0.00250426">
                <text:p>0.0025042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0.00251055">
                <text:p>0.002510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0.00251685">
                <text:p>0.0025168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0.00252316">
                <text:p>0.002523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0.00252947">
                <text:p>0.0025294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0.0025358">
                <text:p>0.002535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0.00254213">
                <text:p>0.0025421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0.00254847">
                <text:p>0.0025484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0.00255482">
                <text:p>0.0025548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0.00256117">
                <text:p>0.0025611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0.00256753">
                <text:p>0.0025675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0.00257391">
                <text:p>0.002573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0.00258028">
                <text:p>0.002580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0.00258667">
                <text:p>0.002586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0.00259307">
                <text:p>0.0025930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0.00259947">
                <text:p>0.0025994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0.00260588">
                <text:p>0.0026058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0.0026123">
                <text:p>0.002612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0.00261872">
                <text:p>0.0026187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0.00262516">
                <text:p>0.002625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0.0026316">
                <text:p>0.002631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0.00263805">
                <text:p>0.002638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0.00264451">
                <text:p>0.0026445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0.00265097">
                <text:p>0.0026509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0.00265745">
                <text:p>0.0026574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0.00266393">
                <text:p>0.0026639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0.00267042">
                <text:p>0.0026704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0.00267692">
                <text:p>0.002676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0.00268342">
                <text:p>0.002683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0.00268993">
                <text:p>0.0026899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0.00269646">
                <text:p>0.0026964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0.00270298">
                <text:p>0.0027029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0.00270952">
                <text:p>0.0027095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0.00271607">
                <text:p>0.0027160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0.00272262">
                <text:p>0.0027226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0.00272918">
                <text:p>0.002729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0.00273575">
                <text:p>0.0027357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0.00274232">
                <text:p>0.002742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0.00274891">
                <text:p>0.002748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0.0027555">
                <text:p>0.00275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0.0027621">
                <text:p>0.00276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0.00276871">
                <text:p>0.0027687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0.00277532">
                <text:p>0.0027753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0.00278195">
                <text:p>0.0027819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0.00278858">
                <text:p>0.0027885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0.00279522">
                <text:p>0.002795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0.00280187">
                <text:p>0.0028018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0.00280852">
                <text:p>0.0028085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0.00281518">
                <text:p>0.002815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0.00282186">
                <text:p>0.0028218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0.00282853">
                <text:p>0.0028285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0.00283522">
                <text:p>0.002835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0.00284192">
                <text:p>0.0028419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0.00284862">
                <text:p>0.0028486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0.00285533">
                <text:p>0.0028553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0.00286205">
                <text:p>0.002862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0.00286877">
                <text:p>0.0028687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0.00287551">
                <text:p>0.0028755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0.00288225">
                <text:p>0.002882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0.002889">
                <text:p>0.00288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0.00289576">
                <text:p>0.0028957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0.00290252">
                <text:p>0.0029025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0.0029093">
                <text:p>0.002909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0.00291608">
                <text:p>0.0029160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0.00292287">
                <text:p>0.0029228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0.00292967">
                <text:p>0.0029296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0.00293647">
                <text:p>0.0029364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0.00294328">
                <text:p>0.0029432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0.00295011">
                <text:p>0.002950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0.00295693">
                <text:p>0.0029569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0.00296377">
                <text:p>0.0029637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0.00297062">
                <text:p>0.0029706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0.00297747">
                <text:p>0.0029774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0.00298433">
                <text:p>0.0029843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0.0029912">
                <text:p>0.002991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0.00299807">
                <text:p>0.0029980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0.00300496">
                <text:p>0.0030049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0.00301185">
                <text:p>0.0030118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0.00301875">
                <text:p>0.003018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0.00302566">
                <text:p>0.003025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0.00303257">
                <text:p>0.0030325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0.0030395">
                <text:p>0.003039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0.00304643">
                <text:p>0.0030464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0.00305337">
                <text:p>0.0030533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0.00306032">
                <text:p>0.0030603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0.00306727">
                <text:p>0.0030672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0.00307423">
                <text:p>0.003074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0.00308121">
                <text:p>0.0030812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0.00308818">
                <text:p>0.0030881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0.00309517">
                <text:p>0.0030951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0.00310217">
                <text:p>0.0031021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0.00310917">
                <text:p>0.0031091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0.00311618">
                <text:p>0.0031161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0.0031232">
                <text:p>0.003123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0.00313022">
                <text:p>0.0031302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0.00313726">
                <text:p>0.003137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0.0031443">
                <text:p>0.003144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0.00315135">
                <text:p>0.0031513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0.00315841">
                <text:p>0.0031584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0.00316547">
                <text:p>0.0031654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0.00317255">
                <text:p>0.0031725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0.00317963">
                <text:p>0.0031796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0.00318672">
                <text:p>0.0031867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0.00319382">
                <text:p>0.0031938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0.00320092">
                <text:p>0.0032009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0.00320803">
                <text:p>0.0032080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0.00321516">
                <text:p>0.003215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0.00322228">
                <text:p>0.0032222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0.00322942">
                <text:p>0.0032294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0.00323657">
                <text:p>0.0032365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0.00324372">
                <text:p>0.0032437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0.00325088">
                <text:p>0.0032508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0.00325805">
                <text:p>0.0032580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0.00326522">
                <text:p>0.0032652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0.00327241">
                <text:p>0.003272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0.0032796">
                <text:p>0.003279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0.0032868">
                <text:p>0.003286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0.00329401">
                <text:p>0.0032940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0.00330122">
                <text:p>0.0033012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0.00330845">
                <text:p>0.0033084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0.00331568">
                <text:p>0.003315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0.00332292">
                <text:p>0.0033229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0.00333017">
                <text:p>0.003330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0.00333742">
                <text:p>0.0033374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0.00334468">
                <text:p>0.0033446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0.00335196">
                <text:p>0.0033519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0.00335923">
                <text:p>0.0033592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0.00336652">
                <text:p>0.003366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0.00337382">
                <text:p>0.0033738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0.00338112">
                <text:p>0.0033811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0.00338843">
                <text:p>0.0033884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0.00339575">
                <text:p>0.0033957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0.00340307">
                <text:p>0.0034030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0.00341041">
                <text:p>0.0034104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0.00341775">
                <text:p>0.0034177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0.0034251">
                <text:p>0.003425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0.00343246">
                <text:p>0.0034324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0.00343982">
                <text:p>0.0034398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0.0034472">
                <text:p>0.003447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0.00345458">
                <text:p>0.0034545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0.00346197">
                <text:p>0.0034619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0.00346937">
                <text:p>0.0034693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0.00347677">
                <text:p>0.0034767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0.00348418">
                <text:p>0.0034841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0.00349161">
                <text:p>0.0034916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0.00349903">
                <text:p>0.0034990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0.00350647">
                <text:p>0.0035064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0.00351392">
                <text:p>0.0035139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0.00352137">
                <text:p>0.0035213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0.00352883">
                <text:p>0.0035288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0.0035363">
                <text:p>0.003536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0.00354377">
                <text:p>0.0035437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0.00355126">
                <text:p>0.0035512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0.00355875">
                <text:p>0.0035587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0.00356625">
                <text:p>0.003566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0.00357376">
                <text:p>0.0035737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0.00358127">
                <text:p>0.0035812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0.0035888">
                <text:p>0.003588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0.00359633">
                <text:p>0.0035963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0.00360387">
                <text:p>0.0036038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0.00361142">
                <text:p>0.0036114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0.00361897">
                <text:p>0.0036189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0.00362653">
                <text:p>0.0036265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0.00363411">
                <text:p>0.0036341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0.00364168">
                <text:p>0.0036416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0.00364927">
                <text:p>0.0036492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0.00365687">
                <text:p>0.0036568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0.00366447">
                <text:p>0.0036644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0.00367208">
                <text:p>0.0036720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0.0036797">
                <text:p>0.003679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0.00368732">
                <text:p>0.003687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0.00369496">
                <text:p>0.0036949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0.0037026">
                <text:p>0.003702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0.00371025">
                <text:p>0.0037102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0.00371791">
                <text:p>0.003717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0.00372557">
                <text:p>0.0037255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0.00373325">
                <text:p>0.0037332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0.00374093">
                <text:p>0.0037409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0.00374862">
                <text:p>0.0037486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0.00375632">
                <text:p>0.0037563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0.00376402">
                <text:p>0.0037640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0.00377173">
                <text:p>0.0037717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0.00377946">
                <text:p>0.0037794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0.00378718">
                <text:p>0.003787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0.00379492">
                <text:p>0.0037949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0.00380267">
                <text:p>0.0038026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0.00381042">
                <text:p>0.0038104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0.00381818">
                <text:p>0.0038181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0.00382595">
                <text:p>0.0038259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0.00383372">
                <text:p>0.0038337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0.00384151">
                <text:p>0.0038415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0.0038493">
                <text:p>0.003849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0.0038571">
                <text:p>0.003857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0.00386491">
                <text:p>0.003864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0.00387272">
                <text:p>0.0038727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0.00388055">
                <text:p>0.0038805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0.00388838">
                <text:p>0.0038883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0.00389622">
                <text:p>0.0038962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0.00390407">
                <text:p>0.0039040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0.00391192">
                <text:p>0.0039119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6">
                <text:p>9.96</text:p>
              </table:table-cell>
              <table:table-cell office:value-type="float" office:value="0.00391978">
                <text:p>0.0039197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7">
                <text:p>9.97</text:p>
              </table:table-cell>
              <table:table-cell office:value-type="float" office:value="0.00392766">
                <text:p>0.0039276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8">
                <text:p>9.98</text:p>
              </table:table-cell>
              <table:table-cell office:value-type="float" office:value="0.00393553">
                <text:p>0.003935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9">
                <text:p>9.99</text:p>
              </table:table-cell>
              <table:table-cell office:value-type="float" office:value="0.00394342">
                <text:p>0.0039434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">
                <text:p>10</text:p>
              </table:table-cell>
              <table:table-cell office:value-type="float" office:value="0.00395132">
                <text:p>0.003951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7.492cm" svg:y="0.316cm" chart:style-name="ch2">
          <text:p>Yaw</text:p>
        </chart:title>
        <chart:plot-area chart:style-name="ch3" table:cell-range-address="'wynik symulacji'.A2:'wynik symulacji'.A1002 'wynik symulacji'.C2:'wynik symulacji'.C1002" svg:x="0.319cm" svg:y="1.275cm" svg:width="15.361cm" svg:height="7.55cm">
          <chart:coordinate-region svg:x="1.417cm" svg:y="1.474cm" svg:width="14.076cm" svg:height="6.70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wynik symulacji'.C2:'wynik symulacji'.C1002" chart:class="chart:scatter">
            <chart:domain table:cell-range-address="'wynik symulacji'.A2:'wynik symulacji'.A1002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wynik symulacji'.A2:'wynik symulacji'.A1002</svg:desc>
                </draw:g>
              </table:table-cell>
              <table:table-cell office:value-type="float" office:value="0">
                <text:p>0</text:p>
                <draw:g>
                  <svg:desc>'wynik symulacji'.C2:'wynik symulacji'.C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789474">
                <text:p>0.0000000000789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0315789">
                <text:p>0.000000000315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789474">
                <text:p>0.000000000789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157895">
                <text:p>0.00000000157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276316">
                <text:p>0.00000000276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442105">
                <text:p>0.00000000442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663158">
                <text:p>0.00000000663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947368">
                <text:p>0.00000000947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130263">
                <text:p>0.00000001302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173684">
                <text:p>0.0000000173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225789">
                <text:p>0.00000002257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287368">
                <text:p>0.0000000287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359211">
                <text:p>0.0000000359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442105">
                <text:p>0.0000000442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536842">
                <text:p>0.0000000536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644211">
                <text:p>0.0000000644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765">
                <text:p>0.0000000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9">
                <text:p>0.00000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105">
                <text:p>0.0000001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121579">
                <text:p>0.000000121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139816">
                <text:p>0.000000139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159789">
                <text:p>0.000000159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181579">
                <text:p>0.0000001815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205263">
                <text:p>0.000000205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230921">
                <text:p>0.000000230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258632">
                <text:p>0.0000002586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288474">
                <text:p>0.0000002884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320526">
                <text:p>0.0000003205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354868">
                <text:p>0.0000003548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391579">
                <text:p>0.000000391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430737">
                <text:p>0.0000004307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472421">
                <text:p>0.0000004724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516711">
                <text:p>0.000000516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563684">
                <text:p>0.0000005636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613421">
                <text:p>0.0000006134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666">
                <text:p>0.000000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07215">
                <text:p>0.00000072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78">
                <text:p>0.000000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841579">
                <text:p>0.0000008415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906316">
                <text:p>0.0000009063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974289">
                <text:p>0.0000009742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104558">
                <text:p>0.00000104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112026">
                <text:p>0.000001120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119842">
                <text:p>0.000001198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128013">
                <text:p>0.000001280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136547">
                <text:p>0.000001365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145453">
                <text:p>0.000001454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154737">
                <text:p>0.000001547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164408">
                <text:p>0.000001644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174474">
                <text:p>0.000001744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184942">
                <text:p>0.000001849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195821">
                <text:p>0.000001958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207118">
                <text:p>0.000002071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218842">
                <text:p>0.000002188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231">
                <text:p>0.000002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2436">
                <text:p>0.0000024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25665">
                <text:p>0.00000256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270158">
                <text:p>0.000002701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284132">
                <text:p>0.000002841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298579">
                <text:p>0.000002985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313508">
                <text:p>0.000003135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328926">
                <text:p>0.000003289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344842">
                <text:p>0.000003448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361263">
                <text:p>0.000003612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378197">
                <text:p>0.000003781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395653">
                <text:p>0.000003956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413637">
                <text:p>0.000004136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432158">
                <text:p>0.000004321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451224">
                <text:p>0.000004512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470842">
                <text:p>0.000004708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491021">
                <text:p>0.000004910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511768">
                <text:p>0.000005117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533092">
                <text:p>0.00000533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555">
                <text:p>0.000005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5775">
                <text:p>0.0000057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6006">
                <text:p>0.0000060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624308">
                <text:p>0.000006243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648632">
                <text:p>0.000006486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673579">
                <text:p>0.000006735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699158">
                <text:p>0.000006991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725376">
                <text:p>0.000007253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752242">
                <text:p>0.000007522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779763">
                <text:p>0.000007797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807947">
                <text:p>0.000008079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836803">
                <text:p>0.000008368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866337">
                <text:p>0.000008663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896558">
                <text:p>0.000008965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927474">
                <text:p>0.000009274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959092">
                <text:p>0.000009590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991421">
                <text:p>0.000009914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102447">
                <text:p>0.00001024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105824">
                <text:p>0.00001058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109275">
                <text:p>0.00001092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1128">
                <text:p>0.00001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1164">
                <text:p>0.000011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120076">
                <text:p>0.00001200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123828">
                <text:p>0.00001238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127658">
                <text:p>0.00001276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131566">
                <text:p>0.00001315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135553">
                <text:p>0.00001355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0000139619">
                <text:p>0.00001396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0000143766">
                <text:p>0.00001437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0000147995">
                <text:p>0.00001479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0000152305">
                <text:p>0.00001523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0000156699">
                <text:p>0.00001566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0000161176">
                <text:p>0.00001611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0000165737">
                <text:p>0.00001657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0000170384">
                <text:p>0.00001703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0000175117">
                <text:p>0.00001751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0000179937">
                <text:p>0.00001799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0000184844">
                <text:p>0.00001848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000018984">
                <text:p>0.0000189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0000194925">
                <text:p>0.00001949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00002001">
                <text:p>0.00002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0000205366">
                <text:p>0.00002053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0000210723">
                <text:p>0.00002107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0000216173">
                <text:p>0.00002161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0000221716">
                <text:p>0.00002217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0000227353">
                <text:p>0.00002273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0000233084">
                <text:p>0.00002330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0000238911">
                <text:p>0.00002389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0000244835">
                <text:p>0.00002448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0000250855">
                <text:p>0.00002508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0000256974">
                <text:p>0.00002569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0000263191">
                <text:p>0.00002631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0000269507">
                <text:p>0.00002695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0000275924">
                <text:p>0.00002759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0000282442">
                <text:p>0.00002824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0000289062">
                <text:p>0.00002890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0000295784">
                <text:p>0.00002957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000030261">
                <text:p>0.0000302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000030954">
                <text:p>0.0000309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0000316575">
                <text:p>0.00003165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0000323716">
                <text:p>0.00003237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0000330963">
                <text:p>0.00003309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0000338318">
                <text:p>0.00003383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0000345781">
                <text:p>0.00003457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0000353353">
                <text:p>0.00003533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0000361034">
                <text:p>0.00003610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0000368826">
                <text:p>0.00003688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000037673">
                <text:p>0.0000376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0000384745">
                <text:p>0.00003847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0000392874">
                <text:p>0.00003928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0000401116">
                <text:p>0.00004011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0000409472">
                <text:p>0.00004094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0000417944">
                <text:p>0.00004179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0000426532">
                <text:p>0.00004265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0000435237">
                <text:p>0.00004352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0000444059">
                <text:p>0.00004440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0000453">
                <text:p>0.00004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000046206">
                <text:p>0.0000462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000047124">
                <text:p>0.0000471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0000480541">
                <text:p>0.00004805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0000489963">
                <text:p>0.00004899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0000499508">
                <text:p>0.00004995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0000509176">
                <text:p>0.00005091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0000518968">
                <text:p>0.00005189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0000528884">
                <text:p>0.00005288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0000538926">
                <text:p>0.00005389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0000549095">
                <text:p>0.00005490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000055939">
                <text:p>0.0000559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0000569814">
                <text:p>0.00005698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0000580366">
                <text:p>0.00005803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0000591047">
                <text:p>0.00005910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0000601859">
                <text:p>0.00006018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0000612802">
                <text:p>0.00006128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0000623877">
                <text:p>0.00006238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0000635084">
                <text:p>0.00006350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0000646425">
                <text:p>0.00006464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00006579">
                <text:p>0.000065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000066951">
                <text:p>0.0000669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0000681256">
                <text:p>0.00006812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0000693138">
                <text:p>0.00006931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0000705158">
                <text:p>0.00007051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0000717316">
                <text:p>0.00007173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0000729613">
                <text:p>0.00007296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.0000742049">
                <text:p>0.00007420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.0000754626">
                <text:p>0.00007546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.0000767345">
                <text:p>0.00007673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.0000780205">
                <text:p>0.00007802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0.0000793209">
                <text:p>0.00007932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0.0000806356">
                <text:p>0.00008063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0.0000819647">
                <text:p>0.00008196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0.0000833084">
                <text:p>0.00008330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0.0000846667">
                <text:p>0.000084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0.0000860397">
                <text:p>0.00008603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0.0000874274">
                <text:p>0.00008742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0.00008883">
                <text:p>0.000088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0.0000902475">
                <text:p>0.00009024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0.00009168">
                <text:p>0.000091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0.0000931276">
                <text:p>0.00009312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0.0000945903">
                <text:p>0.00009459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0.0000960683">
                <text:p>0.00009606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0.0000975616">
                <text:p>0.00009756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0.0000990703">
                <text:p>0.00009907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0.000100594">
                <text:p>0.0001005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0.000102134">
                <text:p>0.0001021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0.000103689">
                <text:p>0.0001036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0.000105261">
                <text:p>0.0001052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000106847">
                <text:p>0.0001068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0.00010845">
                <text:p>0.000108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0.000110069">
                <text:p>0.0001100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0.000111703">
                <text:p>0.0001117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0.000113354">
                <text:p>0.0001133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0.000115021">
                <text:p>0.0001150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0.000116704">
                <text:p>0.0001167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0.000118404">
                <text:p>0.0001184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0.00012012">
                <text:p>0.000120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0.000121853">
                <text:p>0.0001218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0.000123602">
                <text:p>0.0001236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0.000125367">
                <text:p>0.0001253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0.00012715">
                <text:p>0.000127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0.000128949">
                <text:p>0.0001289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0.000130765">
                <text:p>0.0001307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0.000132598">
                <text:p>0.0001325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0.000134449">
                <text:p>0.0001344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0.000136316">
                <text:p>0.0001363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0.000138201">
                <text:p>0.0001382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0.000140102">
                <text:p>0.0001401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0.000142022">
                <text:p>0.0001420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0.000143958">
                <text:p>0.0001439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0.000145912">
                <text:p>0.0001459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0.000147884">
                <text:p>0.0001478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0.000149874">
                <text:p>0.0001498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0.000151881">
                <text:p>0.0001518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0.000153906">
                <text:p>0.0001539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0.000155949">
                <text:p>0.0001559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0.00015801">
                <text:p>0.000158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0.000160089">
                <text:p>0.0001600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0.000162186">
                <text:p>0.0001621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0.000164302">
                <text:p>0.0001643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0.000166436">
                <text:p>0.0001664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0.000168588">
                <text:p>0.0001685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0.000170758">
                <text:p>0.0001707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0.000172948">
                <text:p>0.0001729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0.000175155">
                <text:p>0.0001751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0.000177382">
                <text:p>0.0001773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0.000179627">
                <text:p>0.0001796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0.000181892">
                <text:p>0.0001818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0.000184175">
                <text:p>0.0001841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0.000186477">
                <text:p>0.0001864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0.000188798">
                <text:p>0.0001887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0.000191139">
                <text:p>0.0001911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0.000193498">
                <text:p>0.0001934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0.000195878">
                <text:p>0.0001958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0.000198276">
                <text:p>0.0001982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0.000200694">
                <text:p>0.0002006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0.000203132">
                <text:p>0.0002031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0.000205589">
                <text:p>0.0002055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0.000208066">
                <text:p>0.0002080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0.000210563">
                <text:p>0.0002105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0.000213079">
                <text:p>0.0002130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0.000215616">
                <text:p>0.0002156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0.000218173">
                <text:p>0.0002181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0.000220749">
                <text:p>0.0002207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0.000223347">
                <text:p>0.0002233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0.000225964">
                <text:p>0.0002259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0.000228602">
                <text:p>0.0002286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0.00023126">
                <text:p>0.000231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0.000233938">
                <text:p>0.0002339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0.000236638">
                <text:p>0.0002366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0.000239358">
                <text:p>0.0002393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0.000242098">
                <text:p>0.0002420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0.00024486">
                <text:p>0.000244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0.000247642">
                <text:p>0.0002476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0.000250446">
                <text:p>0.0002504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0.000253271">
                <text:p>0.0002532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0.000256116">
                <text:p>0.0002561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0.000258983">
                <text:p>0.0002589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0.000261872">
                <text:p>0.0002618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0.000264781">
                <text:p>0.0002647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0.000267712">
                <text:p>0.0002677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0.000270665">
                <text:p>0.0002706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0.000273639">
                <text:p>0.0002736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0.000276636">
                <text:p>0.0002766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0.000279653">
                <text:p>0.0002796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0.000282693">
                <text:p>0.0002826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0.000285755">
                <text:p>0.0002857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0.000288838">
                <text:p>0.0002888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0.000291944">
                <text:p>0.0002919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0.000295072">
                <text:p>0.0002950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0.000298222">
                <text:p>0.0002982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0.000301395">
                <text:p>0.0003013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0.00030459">
                <text:p>0.000304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0.000307807">
                <text:p>0.0003078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0.000311048">
                <text:p>0.0003110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0.00031431">
                <text:p>0.000314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0.000317596">
                <text:p>0.0003175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0.000320904">
                <text:p>0.0003209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0.000324235">
                <text:p>0.0003242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0.000327589">
                <text:p>0.0003275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0.000330967">
                <text:p>0.0003309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0.000334367">
                <text:p>0.0003343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0.000337791">
                <text:p>0.0003377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0.000341237">
                <text:p>0.0003412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0.000344708">
                <text:p>0.0003447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0.000348201">
                <text:p>0.0003482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0.000351718">
                <text:p>0.0003517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0.000355259">
                <text:p>0.0003552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0.000358824">
                <text:p>0.0003588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0.000362412">
                <text:p>0.0003624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0.000366024">
                <text:p>0.0003660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0.00036966">
                <text:p>0.000369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0.00037332">
                <text:p>0.000373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0.000377004">
                <text:p>0.0003770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0.000380712">
                <text:p>0.0003807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0.000384445">
                <text:p>0.0003844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0.000388202">
                <text:p>0.0003882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0.000391983">
                <text:p>0.0003919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0.000395788">
                <text:p>0.0003957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0.000399619">
                <text:p>0.0003996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0.000403473">
                <text:p>0.00040347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0.000407353">
                <text:p>0.0004073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0.000411257">
                <text:p>0.0004112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0.000415187">
                <text:p>0.0004151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0.000419141">
                <text:p>0.0004191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0.00042312">
                <text:p>0.000423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0.000427124">
                <text:p>0.0004271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0.000431154">
                <text:p>0.0004311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0.000435208">
                <text:p>0.0004352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0.000439288">
                <text:p>0.0004392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0.000443394">
                <text:p>0.0004433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0.000447525">
                <text:p>0.0004475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0.000451682">
                <text:p>0.0004516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0.000455864">
                <text:p>0.0004558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0.000460072">
                <text:p>0.0004600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0.000464306">
                <text:p>0.0004643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0.000468565">
                <text:p>0.0004685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0.000472851">
                <text:p>0.0004728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0.000477163">
                <text:p>0.0004771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0.0004815">
                <text:p>0.00048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0.000485865">
                <text:p>0.0004858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0.000490255">
                <text:p>0.0004902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0.000494672">
                <text:p>0.0004946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0.000499115">
                <text:p>0.0004991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0.000503584">
                <text:p>0.0005035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0.000508081">
                <text:p>0.0005080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0.000512604">
                <text:p>0.0005126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0.000517153">
                <text:p>0.00051715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0.00052173">
                <text:p>0.000521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0.000526333">
                <text:p>0.000526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0.000530964">
                <text:p>0.0005309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0.000535622">
                <text:p>0.0005356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0.000540306">
                <text:p>0.0005403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0.000545018">
                <text:p>0.0005450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0.000549758">
                <text:p>0.00054975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0.000554524">
                <text:p>0.0005545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0.000559318">
                <text:p>0.0005593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0.00056414">
                <text:p>0.000564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0.000568989">
                <text:p>0.0005689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0.000573867">
                <text:p>0.0005738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0.000578771">
                <text:p>0.0005787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0.000583704">
                <text:p>0.0005837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0.000588665">
                <text:p>0.0005886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0.000593653">
                <text:p>0.0005936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0.00059867">
                <text:p>0.000598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0.000603715">
                <text:p>0.0006037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0.000608788">
                <text:p>0.0006087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0.00061389">
                <text:p>0.000613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0.00061902">
                <text:p>0.000619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0.000624178">
                <text:p>0.0006241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0.000629366">
                <text:p>0.0006293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0.000634581">
                <text:p>0.00063458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0.000639826">
                <text:p>0.0006398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0.000645099">
                <text:p>0.0006450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0.000650401">
                <text:p>0.0006504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0.000655732">
                <text:p>0.0006557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0.000661093">
                <text:p>0.0006610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0.000666482">
                <text:p>0.0006664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0.000671901">
                <text:p>0.0006719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0.000677348">
                <text:p>0.0006773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0.000682826">
                <text:p>0.0006828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0.000688332">
                <text:p>0.00068833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0.000693868">
                <text:p>0.0006938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0.000699434">
                <text:p>0.0006994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0.00070503">
                <text:p>0.000705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0.000710655">
                <text:p>0.0007106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0.00071631">
                <text:p>0.000716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0.000721995">
                <text:p>0.0007219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0.00072771">
                <text:p>0.000727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0.000733455">
                <text:p>0.0007334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0.00073923">
                <text:p>0.000739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0.000745036">
                <text:p>0.0007450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0.000750872">
                <text:p>0.0007508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0.000756738">
                <text:p>0.0007567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0.000762634">
                <text:p>0.0007626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0.000768562">
                <text:p>0.0007685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0.000774519">
                <text:p>0.0007745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0.000780508">
                <text:p>0.0007805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0.000786527">
                <text:p>0.0007865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0.000792578">
                <text:p>0.00079257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0.000798659">
                <text:p>0.0007986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0.000804771">
                <text:p>0.0008047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0.000810914">
                <text:p>0.0008109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0.000817089">
                <text:p>0.0008170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0.000823294">
                <text:p>0.00082329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0.000829531">
                <text:p>0.0008295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0.0008358">
                <text:p>0.00083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0.0008421">
                <text:p>0.00084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0.000848432">
                <text:p>0.0008484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0.000854795">
                <text:p>0.0008547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0.00086119">
                <text:p>0.000861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0.000867617">
                <text:p>0.0008676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0.000874075">
                <text:p>0.0008740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0.000880566">
                <text:p>0.0008805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0.000887089">
                <text:p>0.0008870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0.000893643">
                <text:p>0.0008936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0.000900231">
                <text:p>0.0009002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0.00090685">
                <text:p>0.000906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0.000913502">
                <text:p>0.0009135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0.000920186">
                <text:p>0.0009201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0.000926902">
                <text:p>0.0009269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0.000933652">
                <text:p>0.0009336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0.000940434">
                <text:p>0.0009404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0.000947248">
                <text:p>0.0009472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0.000954096">
                <text:p>0.0009540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0.000960976">
                <text:p>0.0009609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0.00096789">
                <text:p>0.000967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0.000974837">
                <text:p>0.00097483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0.000981816">
                <text:p>0.0009818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0.000988829">
                <text:p>0.0009888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0.000995876">
                <text:p>0.0009958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0.00100296">
                <text:p>0.001002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0.00101007">
                <text:p>0.001010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0.00101722">
                <text:p>0.001017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0.0010244">
                <text:p>0.00102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0.00103161">
                <text:p>0.001031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0.00103886">
                <text:p>0.001038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0.00104614">
                <text:p>0.001046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0.00105345">
                <text:p>0.001053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0.0010608">
                <text:p>0.00106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0.00106819">
                <text:p>0.001068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0.00107561">
                <text:p>0.0010756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0.00108306">
                <text:p>0.001083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0.00109054">
                <text:p>0.001090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0.00109807">
                <text:p>0.001098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0.00110562">
                <text:p>0.0011056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0.00111321">
                <text:p>0.001113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0.00112084">
                <text:p>0.001120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0.0011285">
                <text:p>0.00112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0.00113619">
                <text:p>0.001136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0.00114392">
                <text:p>0.001143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0.00115168">
                <text:p>0.001151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0.00115948">
                <text:p>0.001159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0.00116732">
                <text:p>0.001167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0.00117519">
                <text:p>0.0011751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0.00118309">
                <text:p>0.0011830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0.00119103">
                <text:p>0.001191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0.00119901">
                <text:p>0.0011990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0.00120702">
                <text:p>0.001207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0.00121507">
                <text:p>0.0012150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0.00122315">
                <text:p>0.001223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0.00123127">
                <text:p>0.001231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0.00123942">
                <text:p>0.001239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0.00124761">
                <text:p>0.001247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0.00125584">
                <text:p>0.001255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0.0012641">
                <text:p>0.00126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0.0012724">
                <text:p>0.001272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0.00128073">
                <text:p>0.001280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0.0012891">
                <text:p>0.001289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0.00129751">
                <text:p>0.0012975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0.00130595">
                <text:p>0.001305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0.00131443">
                <text:p>0.0013144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0.00132295">
                <text:p>0.001322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0.0013315">
                <text:p>0.00133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0.00134009">
                <text:p>0.001340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0.00134872">
                <text:p>0.001348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0.00135738">
                <text:p>0.001357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0.00136609">
                <text:p>0.0013660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0.00137482">
                <text:p>0.001374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0.0013836">
                <text:p>0.00138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0.00139241">
                <text:p>0.001392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0.00140126">
                <text:p>0.001401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0.00141015">
                <text:p>0.001410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0.00141907">
                <text:p>0.001419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0.00142804">
                <text:p>0.001428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0.00143704">
                <text:p>0.001437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0.00144608">
                <text:p>0.001446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0.00145515">
                <text:p>0.001455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0.00146427">
                <text:p>0.001464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0.00147342">
                <text:p>0.001473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0.00148261">
                <text:p>0.001482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0.00149183">
                <text:p>0.001491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0.0015011">
                <text:p>0.00150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0.0015104">
                <text:p>0.00151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0.00151975">
                <text:p>0.001519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0.00152913">
                <text:p>0.001529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0.00153855">
                <text:p>0.001538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0.00154801">
                <text:p>0.001548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0.0015575">
                <text:p>0.00155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0.00156704">
                <text:p>0.001567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0.00157661">
                <text:p>0.0015766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0.00158623">
                <text:p>0.001586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0.00159588">
                <text:p>0.001595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0.00160557">
                <text:p>0.001605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0.0016153">
                <text:p>0.00161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0.00162507">
                <text:p>0.001625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0.00163488">
                <text:p>0.001634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0.00164473">
                <text:p>0.001644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0.00165462">
                <text:p>0.001654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0.00166455">
                <text:p>0.001664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0.00167451">
                <text:p>0.001674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0.00168452">
                <text:p>0.0016845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0.00169457">
                <text:p>0.001694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0.00170465">
                <text:p>0.0017046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0.00171478">
                <text:p>0.001714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0.00172495">
                <text:p>0.001724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0.00173515">
                <text:p>0.001735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0.0017454">
                <text:p>0.001745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0.00175569">
                <text:p>0.001755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0.00176602">
                <text:p>0.0017660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0.00177638">
                <text:p>0.0017763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0.00178679">
                <text:p>0.0017867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0.00179724">
                <text:p>0.001797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0.00180773">
                <text:p>0.0018077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0.00181826">
                <text:p>0.0018182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0.00182883">
                <text:p>0.0018288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0.00183945">
                <text:p>0.001839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0.0018501">
                <text:p>0.00185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0.00186079">
                <text:p>0.0018607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0.00187153">
                <text:p>0.001871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0.0018823">
                <text:p>0.00188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0.00189312">
                <text:p>0.001893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0.00190398">
                <text:p>0.001903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0.00191488">
                <text:p>0.0019148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0.00192582">
                <text:p>0.0019258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0.00193681">
                <text:p>0.001936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0.00194783">
                <text:p>0.0019478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0.0019589">
                <text:p>0.00195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0.00197001">
                <text:p>0.0019700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0.00198116">
                <text:p>0.001981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0.00199235">
                <text:p>0.0019923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0.00200359">
                <text:p>0.002003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0.00201487">
                <text:p>0.002014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0.00202619">
                <text:p>0.002026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0.00203755">
                <text:p>0.0020375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0.00204895">
                <text:p>0.002048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0.0020604">
                <text:p>0.00206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0.00207189">
                <text:p>0.0020718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0.00208342">
                <text:p>0.002083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0.00209499">
                <text:p>0.002094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0.00210661">
                <text:p>0.0021066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0.00211827">
                <text:p>0.002118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0.00212997">
                <text:p>0.002129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0.00214172">
                <text:p>0.0021417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0.00215351">
                <text:p>0.0021535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0.00216534">
                <text:p>0.002165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0.00217722">
                <text:p>0.002177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0.00218914">
                <text:p>0.002189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0.0022011">
                <text:p>0.00220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0.00221311">
                <text:p>0.002213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0.00222516">
                <text:p>0.002225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0.00223725">
                <text:p>0.002237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0.00224939">
                <text:p>0.0022493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0.00226157">
                <text:p>0.0022615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0.00227379">
                <text:p>0.0022737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0.00228606">
                <text:p>0.002286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0.00229837">
                <text:p>0.002298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0.00231073">
                <text:p>0.0023107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0.00232313">
                <text:p>0.002323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0.00233558">
                <text:p>0.002335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0.00234807">
                <text:p>0.0023480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0.0023606">
                <text:p>0.002360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0.00237318">
                <text:p>0.002373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0.0023858">
                <text:p>0.00238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0.00239847">
                <text:p>0.0023984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0.00241118">
                <text:p>0.0024111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0.00242394">
                <text:p>0.0024239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0.00243674">
                <text:p>0.002436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0.00244959">
                <text:p>0.0024495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0.00246248">
                <text:p>0.0024624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0.00247542">
                <text:p>0.0024754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0.0024884">
                <text:p>0.002488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0.00250143">
                <text:p>0.0025014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0.00251451">
                <text:p>0.002514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0.00252762">
                <text:p>0.002527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0.00254079">
                <text:p>0.002540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0.002554">
                <text:p>0.00255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0.00256726">
                <text:p>0.0025672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0.00258056">
                <text:p>0.002580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0.00259391">
                <text:p>0.002593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0.0026073">
                <text:p>0.002607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0.00262074">
                <text:p>0.0026207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0.00263422">
                <text:p>0.0026342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0.00264776">
                <text:p>0.0026477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0.00266133">
                <text:p>0.002661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0.00267496">
                <text:p>0.002674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0.00268863">
                <text:p>0.002688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0.00270235">
                <text:p>0.002702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0.00271611">
                <text:p>0.002716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0.00272992">
                <text:p>0.002729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0.00274378">
                <text:p>0.0027437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0.00275768">
                <text:p>0.0027576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0.00277164">
                <text:p>0.002771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0.00278563">
                <text:p>0.002785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0.00279968">
                <text:p>0.0027996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0.00281377">
                <text:p>0.002813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0.00282791">
                <text:p>0.002827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0.0028421">
                <text:p>0.00284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0.00285633">
                <text:p>0.0028563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0.00287061">
                <text:p>0.0028706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0.00288494">
                <text:p>0.0028849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0.00289932">
                <text:p>0.0028993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0.00291374">
                <text:p>0.0029137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0.00292822">
                <text:p>0.0029282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0.00294274">
                <text:p>0.0029427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0.0029573">
                <text:p>0.002957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0.00297192">
                <text:p>0.0029719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0.00298658">
                <text:p>0.002986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0.0030013">
                <text:p>0.00300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0.00301606">
                <text:p>0.0030160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0.00303087">
                <text:p>0.0030308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0.00304572">
                <text:p>0.0030457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0.00306063">
                <text:p>0.0030606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0.00307558">
                <text:p>0.003075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0.00309059">
                <text:p>0.0030905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0.00310564">
                <text:p>0.0031056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0.00312074">
                <text:p>0.0031207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0.00313589">
                <text:p>0.0031358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0.00315108">
                <text:p>0.0031510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0.00316633">
                <text:p>0.003166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0.00318163">
                <text:p>0.003181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0.00319697">
                <text:p>0.0031969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0.00321237">
                <text:p>0.0032123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0.00322781">
                <text:p>0.0032278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0.00324331">
                <text:p>0.0032433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0.00325885">
                <text:p>0.0032588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0.00327444">
                <text:p>0.0032744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0.00329008">
                <text:p>0.003290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0.00330578">
                <text:p>0.0033057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0.00332152">
                <text:p>0.0033215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0.00333731">
                <text:p>0.003337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0.00335315">
                <text:p>0.003353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0.00336904">
                <text:p>0.0033690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0.00338498">
                <text:p>0.003384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0.00340098">
                <text:p>0.003400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0.00341702">
                <text:p>0.0034170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0.00343311">
                <text:p>0.003433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0.00344925">
                <text:p>0.003449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0.00346545">
                <text:p>0.0034654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0.00348169">
                <text:p>0.0034816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0.00349799">
                <text:p>0.0034979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0.00351433">
                <text:p>0.003514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0.00353073">
                <text:p>0.0035307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0.00354718">
                <text:p>0.003547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0.00356368">
                <text:p>0.0035636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0.00358023">
                <text:p>0.0035802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0.00359683">
                <text:p>0.0035968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0.00361348">
                <text:p>0.0036134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0.00363018">
                <text:p>0.003630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0.00364694">
                <text:p>0.0036469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0.00366374">
                <text:p>0.003663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0.0036806">
                <text:p>0.003680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0.00369751">
                <text:p>0.003697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0.00371447">
                <text:p>0.0037144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0.00373148">
                <text:p>0.0037314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0.00374855">
                <text:p>0.003748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0.00376566">
                <text:p>0.0037656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0.00378283">
                <text:p>0.0037828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0.00380005">
                <text:p>0.003800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0.00381733">
                <text:p>0.0038173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0.00383465">
                <text:p>0.0038346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0.00385203">
                <text:p>0.003852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0.00386946">
                <text:p>0.0038694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0.00388694">
                <text:p>0.0038869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0.00390448">
                <text:p>0.003904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0.00392207">
                <text:p>0.0039220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0.00393971">
                <text:p>0.0039397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0.0039574">
                <text:p>0.003957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0.00397515">
                <text:p>0.003975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0.00399294">
                <text:p>0.003992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0.0040108">
                <text:p>0.004010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0.0040287">
                <text:p>0.004028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0.00404666">
                <text:p>0.0040466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0.00406467">
                <text:p>0.0040646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0.00408274">
                <text:p>0.004082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0.00410086">
                <text:p>0.0041008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0.00411903">
                <text:p>0.0041190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0.00413725">
                <text:p>0.004137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0.00415553">
                <text:p>0.0041555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0.00417387">
                <text:p>0.0041738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0.00419225">
                <text:p>0.004192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0.00421069">
                <text:p>0.0042106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0.00422919">
                <text:p>0.004229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0.00424774">
                <text:p>0.0042477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0.00426634">
                <text:p>0.0042663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0.004285">
                <text:p>0.00428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0.00430371">
                <text:p>0.0043037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0.00432248">
                <text:p>0.0043224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0.0043413">
                <text:p>0.004341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0.00436017">
                <text:p>0.004360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0.0043791">
                <text:p>0.00437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0.00439809">
                <text:p>0.0043980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0.00441713">
                <text:p>0.0044171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0.00443622">
                <text:p>0.0044362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0.00445537">
                <text:p>0.004455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0.00447457">
                <text:p>0.004474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0.00449383">
                <text:p>0.0044938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0.00451315">
                <text:p>0.004513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0.00453252">
                <text:p>0.004532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0.00455194">
                <text:p>0.0045519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0.00457142">
                <text:p>0.0045714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0.00459096">
                <text:p>0.0045909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0.00461055">
                <text:p>0.004610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0.0046302">
                <text:p>0.004630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0.0046499">
                <text:p>0.00464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0.00466966">
                <text:p>0.0046696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0.00468948">
                <text:p>0.0046894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0.00470935">
                <text:p>0.0047093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0.00472927">
                <text:p>0.0047292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0.00474926">
                <text:p>0.0047492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0.00476929">
                <text:p>0.0047692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0.00478939">
                <text:p>0.0047893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0.00480954">
                <text:p>0.0048095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0.00482975">
                <text:p>0.004829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0.00485001">
                <text:p>0.0048500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0.00487034">
                <text:p>0.004870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0.00489071">
                <text:p>0.0048907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0.00491115">
                <text:p>0.004911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0.00493164">
                <text:p>0.0049316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0.00495219">
                <text:p>0.004952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0.00497279">
                <text:p>0.0049727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0.00499346">
                <text:p>0.0049934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0.00501418">
                <text:p>0.0050141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0.00503495">
                <text:p>0.0050349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0.00505579">
                <text:p>0.005055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0.00507668">
                <text:p>0.0050766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0.00509763">
                <text:p>0.0050976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0.00511864">
                <text:p>0.0051186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0.0051397">
                <text:p>0.005139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0.00516082">
                <text:p>0.0051608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0.005182">
                <text:p>0.00518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0.00520324">
                <text:p>0.005203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0.00522453">
                <text:p>0.0052245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0.00524589">
                <text:p>0.0052458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0.0052673">
                <text:p>0.005267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0.00528877">
                <text:p>0.0052887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0.0053103">
                <text:p>0.005310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0.00533188">
                <text:p>0.0053318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0.00535353">
                <text:p>0.0053535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0.00537523">
                <text:p>0.0053752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0.005397">
                <text:p>0.00539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0.00541882">
                <text:p>0.0054188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0.0054407">
                <text:p>0.00544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0.00546263">
                <text:p>0.0054626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0.00548463">
                <text:p>0.0054846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0.00550669">
                <text:p>0.0055066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0.0055288">
                <text:p>0.005528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0.00555098">
                <text:p>0.0055509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0.00557321">
                <text:p>0.005573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0.0055955">
                <text:p>0.00559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0.00561786">
                <text:p>0.0056178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0.00564027">
                <text:p>0.005640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0.00566274">
                <text:p>0.0056627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0.00568527">
                <text:p>0.0056852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0.00570786">
                <text:p>0.0057078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0.00573051">
                <text:p>0.005730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0.00575322">
                <text:p>0.005753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0.00577599">
                <text:p>0.0057759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0.00579882">
                <text:p>0.0057988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0.00582171">
                <text:p>0.0058217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0.00584466">
                <text:p>0.0058446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0.00586767">
                <text:p>0.0058676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0.00589074">
                <text:p>0.0058907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0.00591387">
                <text:p>0.0059138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0.00593706">
                <text:p>0.0059370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0.00596032">
                <text:p>0.0059603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0.00598363">
                <text:p>0.0059836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0.006007">
                <text:p>0.0060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0.00603044">
                <text:p>0.0060304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0.00605393">
                <text:p>0.0060539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0.00607749">
                <text:p>0.0060774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0.00610111">
                <text:p>0.0061011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0.00612478">
                <text:p>0.0061247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0.00614852">
                <text:p>0.0061485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0.00617232">
                <text:p>0.006172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0.00619619">
                <text:p>0.006196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0.00622011">
                <text:p>0.006220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0.00624409">
                <text:p>0.0062440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0.00626814">
                <text:p>0.006268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0.00629225">
                <text:p>0.006292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0.00631642">
                <text:p>0.006316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0.00634065">
                <text:p>0.0063406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0.00636495">
                <text:p>0.0063649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0.0063893">
                <text:p>0.006389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0.00641372">
                <text:p>0.0064137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0.0064382">
                <text:p>0.006438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0.00646274">
                <text:p>0.006462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0.00648734">
                <text:p>0.0064873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0.00651201">
                <text:p>0.0065120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0.00653674">
                <text:p>0.006536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0.00656153">
                <text:p>0.0065615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0.00658639">
                <text:p>0.0065863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0.0066113">
                <text:p>0.00661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0.00663628">
                <text:p>0.0066362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0.00666133">
                <text:p>0.0066613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0.00668643">
                <text:p>0.0066864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0.0067116">
                <text:p>0.00671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0.00673683">
                <text:p>0.0067368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0.00676213">
                <text:p>0.0067621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0.00678748">
                <text:p>0.0067874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0.00681291">
                <text:p>0.006812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0.00683839">
                <text:p>0.0068383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0.00686394">
                <text:p>0.0068639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0.00688955">
                <text:p>0.006889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0.00691523">
                <text:p>0.0069152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0.00694096">
                <text:p>0.0069409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0.00696677">
                <text:p>0.0069667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0.00699263">
                <text:p>0.0069926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0.00701856">
                <text:p>0.0070185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0.00704456">
                <text:p>0.007044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0.00707062">
                <text:p>0.007070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0.00709674">
                <text:p>0.0070967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0.00712293">
                <text:p>0.007122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0.00714918">
                <text:p>0.0071491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0.0071755">
                <text:p>0.007175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0.00720188">
                <text:p>0.0072018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0.00722832">
                <text:p>0.0072283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0.00725483">
                <text:p>0.0072548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0.00728141">
                <text:p>0.0072814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0.00730805">
                <text:p>0.007308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0.00733475">
                <text:p>0.0073347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0.00736152">
                <text:p>0.0073615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0.00738835">
                <text:p>0.0073883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0.00741525">
                <text:p>0.0074152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0.00744222">
                <text:p>0.0074422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0.00746925">
                <text:p>0.007469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0.00749634">
                <text:p>0.0074963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0.0075235">
                <text:p>0.007523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0.00755073">
                <text:p>0.0075507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0.00757802">
                <text:p>0.0075780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0.00760538">
                <text:p>0.0076053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0.0076328">
                <text:p>0.007632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0.00766029">
                <text:p>0.0076602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0.00768784">
                <text:p>0.0076878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0.00771547">
                <text:p>0.0077154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0.00774315">
                <text:p>0.007743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0.00777091">
                <text:p>0.0077709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0.00779873">
                <text:p>0.0077987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0.00782661">
                <text:p>0.0078266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0.00785456">
                <text:p>0.0078545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0.00788258">
                <text:p>0.0078825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0.00791067">
                <text:p>0.0079106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0.00793882">
                <text:p>0.0079388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0.00796704">
                <text:p>0.0079670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0.00799532">
                <text:p>0.007995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0.00802368">
                <text:p>0.0080236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0.00805209">
                <text:p>0.0080520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0.00808058">
                <text:p>0.0080805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0.00810913">
                <text:p>0.008109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0.00813775">
                <text:p>0.0081377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0.00816644">
                <text:p>0.0081664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0.0081952">
                <text:p>0.008195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0.00822402">
                <text:p>0.0082240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0.00825291">
                <text:p>0.008252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0.00828187">
                <text:p>0.0082818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0.00831089">
                <text:p>0.0083108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0.00833999">
                <text:p>0.0083399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0.00836915">
                <text:p>0.008369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0.00839838">
                <text:p>0.0083983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0.00842767">
                <text:p>0.0084276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0.00845704">
                <text:p>0.0084570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0.00848647">
                <text:p>0.0084864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0.00851597">
                <text:p>0.0085159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0.00854554">
                <text:p>0.0085455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0.00857518">
                <text:p>0.0085751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0.00860488">
                <text:p>0.0086048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0.00863466">
                <text:p>0.0086346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0.0086645">
                <text:p>0.008664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0.00869441">
                <text:p>0.0086944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0.00872439">
                <text:p>0.0087243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0.00875444">
                <text:p>0.0087544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0.00878456">
                <text:p>0.0087845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0.00881475">
                <text:p>0.008814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0.00884501">
                <text:p>0.0088450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0.00887533">
                <text:p>0.008875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0.00890573">
                <text:p>0.0089057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0.00893619">
                <text:p>0.0089361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0.00896673">
                <text:p>0.0089667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0.00899733">
                <text:p>0.008997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0.009028">
                <text:p>0.00902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0.00905874">
                <text:p>0.0090587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0.00908956">
                <text:p>0.0090895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0.00912044">
                <text:p>0.0091204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0.00915139">
                <text:p>0.0091513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0.00918241">
                <text:p>0.0091824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0.0092135">
                <text:p>0.009213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0.00924466">
                <text:p>0.0092446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0.0092759">
                <text:p>0.009275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0.0093072">
                <text:p>0.009307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0.00933857">
                <text:p>0.0093385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0.00937001">
                <text:p>0.0093700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0.00940153">
                <text:p>0.0094015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0.00943311">
                <text:p>0.0094331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0.00946477">
                <text:p>0.0094647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0.00949649">
                <text:p>0.0094964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0.00952829">
                <text:p>0.0095282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0.00956016">
                <text:p>0.009560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0.00959209">
                <text:p>0.0095920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0.0096241">
                <text:p>0.009624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0.00965618">
                <text:p>0.0096561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0.00968833">
                <text:p>0.009688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0.00972056">
                <text:p>0.0097205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0.00975285">
                <text:p>0.0097528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0.00978522">
                <text:p>0.0097852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0.00981765">
                <text:p>0.0098176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0.00985016">
                <text:p>0.0098501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0.00988274">
                <text:p>0.0098827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0.0099154">
                <text:p>0.009915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0.00994812">
                <text:p>0.0099481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0.00998092">
                <text:p>0.0099809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0.0100138">
                <text:p>0.010013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0.0100467">
                <text:p>0.010046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0.0100797">
                <text:p>0.010079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0.0101128">
                <text:p>0.010112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0.010146">
                <text:p>0.01014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0.0101792">
                <text:p>0.010179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0.0102125">
                <text:p>0.01021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0.0102459">
                <text:p>0.010245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0.0102793">
                <text:p>0.010279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0.0103128">
                <text:p>0.010312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0.0103464">
                <text:p>0.010346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0.0103801">
                <text:p>0.010380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0.0104138">
                <text:p>0.010413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0.0104477">
                <text:p>0.010447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0.0104815">
                <text:p>0.010481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0.0105155">
                <text:p>0.01051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0.0105495">
                <text:p>0.010549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0.0105836">
                <text:p>0.010583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0.0106178">
                <text:p>0.010617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0.0106521">
                <text:p>0.010652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0.0106864">
                <text:p>0.010686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0.0107208">
                <text:p>0.010720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0.0107553">
                <text:p>0.010755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0.0107898">
                <text:p>0.010789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0.0108244">
                <text:p>0.010824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0.0108591">
                <text:p>0.010859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0.0108939">
                <text:p>0.010893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0.0109287">
                <text:p>0.010928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0.0109636">
                <text:p>0.010963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0.0109986">
                <text:p>0.010998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0.0110337">
                <text:p>0.011033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0.0110688">
                <text:p>0.011068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0.011104">
                <text:p>0.01110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0.0111393">
                <text:p>0.011139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0.0111747">
                <text:p>0.011174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0.0112101">
                <text:p>0.011210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0.0112456">
                <text:p>0.011245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0.0112812">
                <text:p>0.011281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0.0113169">
                <text:p>0.011316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0.0113526">
                <text:p>0.011352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0.0113885">
                <text:p>0.011388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0.0114243">
                <text:p>0.011424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0.0114603">
                <text:p>0.011460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0.0114963">
                <text:p>0.011496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0.0115325">
                <text:p>0.011532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0.0115686">
                <text:p>0.011568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0.0116049">
                <text:p>0.011604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0.0116413">
                <text:p>0.011641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0.0116777">
                <text:p>0.011677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0.0117142">
                <text:p>0.011714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0.0117507">
                <text:p>0.011750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0.0117874">
                <text:p>0.011787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0.0118241">
                <text:p>0.011824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0.0118609">
                <text:p>0.011860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0.0118978">
                <text:p>0.011897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0.0119347">
                <text:p>0.011934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0.0119717">
                <text:p>0.01197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0.0120088">
                <text:p>0.012008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0.012046">
                <text:p>0.01204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0.0120833">
                <text:p>0.012083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0.0121206">
                <text:p>0.012120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0.012158">
                <text:p>0.01215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0.0121955">
                <text:p>0.012195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0.0122331">
                <text:p>0.012233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0.0122707">
                <text:p>0.01227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0.0123084">
                <text:p>0.012308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0.0123462">
                <text:p>0.012346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0.0123841">
                <text:p>0.012384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0.012422">
                <text:p>0.01242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0.0124601">
                <text:p>0.012460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0.0124982">
                <text:p>0.012498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0.0125364">
                <text:p>0.012536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0.0125746">
                <text:p>0.012574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0.012613">
                <text:p>0.0126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0.0126514">
                <text:p>0.012651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0.0126899">
                <text:p>0.012689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0.0127284">
                <text:p>0.012728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0.0127671">
                <text:p>0.012767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0.0128058">
                <text:p>0.012805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0.0128446">
                <text:p>0.012844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0.0128835">
                <text:p>0.012883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0.0129225">
                <text:p>0.012922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0.0129615">
                <text:p>0.01296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0.0130006">
                <text:p>0.013000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6">
                <text:p>9.96</text:p>
              </table:table-cell>
              <table:table-cell office:value-type="float" office:value="0.0130398">
                <text:p>0.013039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7">
                <text:p>9.97</text:p>
              </table:table-cell>
              <table:table-cell office:value-type="float" office:value="0.0130791">
                <text:p>0.013079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8">
                <text:p>9.98</text:p>
              </table:table-cell>
              <table:table-cell office:value-type="float" office:value="0.0131184">
                <text:p>0.013118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9">
                <text:p>9.99</text:p>
              </table:table-cell>
              <table:table-cell office:value-type="float" office:value="0.0131579">
                <text:p>0.013157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">
                <text:p>10</text:p>
              </table:table-cell>
              <table:table-cell office:value-type="float" office:value="0.0131974">
                <text:p>0.01319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